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C000002BC6CAD9EEE.png" manifest:media-type="image/png"/>
  <manifest:file-entry manifest:full-path="Pictures/10000001000002BC000002BCE88DDDE2.png" manifest:media-type="image/png"/>
  <manifest:file-entry manifest:full-path="Pictures/10000001000002BC000002BC49983F23.png" manifest:media-type="image/png"/>
  <manifest:file-entry manifest:full-path="Pictures/10000001000001F400000208F769BFA4.png" manifest:media-type="image/png"/>
  <manifest:file-entry manifest:full-path="Pictures/100000010000032000000320DE3E7086.png" manifest:media-type="image/png"/>
  <manifest:file-entry manifest:full-path="Pictures/100000010000032000000320D5C4BDC9.png" manifest:media-type="image/png"/>
  <manifest:file-entry manifest:full-path="Pictures/10000001000001F4000002084BBDEF20.png" manifest:media-type="image/png"/>
  <manifest:file-entry manifest:full-path="Pictures/100000010000032000000320009ADFC7.png" manifest:media-type="image/png"/>
  <manifest:file-entry manifest:full-path="Pictures/1000000100000320000003208009008E.png" manifest:media-type="image/png"/>
  <manifest:file-entry manifest:full-path="Pictures/10000001000001F40000020865E008EF.png" manifest:media-type="image/png"/>
  <manifest:file-entry manifest:full-path="Pictures/100000010000032000000320EFB100C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Helvetica" svg:font-family="Helvetica"/>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none" svg:stroke-width="0cm" draw:marker-start-width="0.57cm" draw:marker-end-width="0.57cm" draw:fill="solid" draw:fill-color="#e4abab"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3" style:family="graphic" style:parent-style-name="standard">
      <style:graphic-properties draw:stroke="none" svg:stroke-width="0cm" draw:marker-start-width="0.57cm" draw:marker-end-width="0.57cm" draw:fill="solid" draw:fill-color="#b8d2b8"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4" style:family="graphic" style:parent-style-name="standard">
      <style:graphic-properties draw:stroke="none" draw:stroke-dash="Dot_20__28_Rounded_29_" svg:stroke-width="0cm" svg:stroke-color="#e4abab" draw:marker-start-width="0.252cm" draw:marker-end-width="0.252cm" svg:stroke-linecap="round" draw:fill="solid" draw:fill-color="#e4abab"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5" style:family="graphic" style:parent-style-name="standard">
      <style:graphic-properties draw:stroke="solid" svg:stroke-width="0.081cm" svg:stroke-color="#ffffff" draw:marker-start-width="0.4cm" draw:marker-end-width="0.4cm" draw:fill="solid" draw:fill-color="#ffffff"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6" style:family="graphic" style:parent-style-name="standard">
      <style:graphic-properties draw:stroke="solid" svg:stroke-width="0.106cm" svg:stroke-color="#ffffff" draw:marker-start-width="0.437cm" draw:marker-end-width="0.437cm" draw:fill="solid" draw:fill-color="#ffffff"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7" style:family="graphic" style:parent-style-name="standard">
      <style:graphic-properties draw:stroke="solid" svg:stroke-width="0.081cm" svg:stroke-color="#ffffff" draw:marker-start-width="0.4cm" draw:marker-end-width="0.4cm" draw:fill="solid" draw:fill-color="#00a933"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8" style:family="graphic" style:parent-style-name="standard">
      <style:graphic-properties draw:stroke="none" draw:stroke-dash="Dot_20__28_Rounded_29_" svg:stroke-width="0cm" svg:stroke-color="#e4abab" draw:marker-start-width="0.252cm" draw:marker-end-width="0.252cm" svg:stroke-linecap="round" draw:fill="solid" draw:fill-color="#b2b2b2"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9" style:family="graphic" style:parent-style-name="standard">
      <style:graphic-properties draw:stroke="solid" svg:stroke-width="0.018cm" svg:stroke-color="#333333" draw:marker-start-width="0.348cm" draw:marker-end="Arrowheads_20_3" draw:marker-end-width="0.216cm" draw:marker-end-center="true" draw:fill="gradient" draw:fill-color="#e4abab"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10" style:family="graphic" style:parent-style-name="standard">
      <style:graphic-properties draw:stroke="solid" svg:stroke-width="0.018cm" svg:stroke-color="#333333" draw:marker-start-width="0.348cm" draw:marker-end="Arrowheads_20_3" draw:marker-end-width="0.216cm" draw:marker-end-center="true" draw:fill="gradient" draw:fill-color="#b8d2b8"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11" style:family="graphic" style:parent-style-name="standard">
      <style:graphic-properties draw:stroke="solid" svg:stroke-width="0.053cm" svg:stroke-color="#e4abab" draw:marker-start-width="0.358cm" draw:marker-end-width="0.358cm" draw:fill="solid" draw:fill-color="#e4abab" loext:fill-use-slide-background="false" draw:opacity="100%" draw:opacity-name="Transparency_20_112"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12" style:family="graphic" style:parent-style-name="standard">
      <style:graphic-properties draw:stroke="none" svg:stroke-width="0cm" draw:marker-start-width="0.57cm" draw:marker-end-width="0.57cm" draw:fill="gradient" draw:fill-color="#3465a4" draw:fill-gradient-name="Gradient_20_186"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13" style:family="graphic" style:parent-style-name="standard">
      <style:graphic-properties draw:stroke="none" svg:stroke-width="0cm" draw:marker-start-width="0.57cm" draw:marker-end-width="0.57cm" draw:fill="solid" draw:fill-color="#b8d2b8"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14" style:family="graphic" style:parent-style-name="standard">
      <style:graphic-properties draw:stroke="solid" svg:stroke-width="0.053cm" svg:stroke-color="#000000" draw:marker-start-width="0.649cm" draw:marker-end-width="0.649cm" draw:fill="none" draw:fill-color="#3465a4" loext:fill-use-slide-background="false" draw:opacity="100%" draw:textarea-horizontal-align="justify" draw:textarea-vertical-align="middle" draw:auto-grow-height="false" fo:min-height="3.748cm" fo:min-width="3.498cm" fo:padding-top="0.274cm" fo:padding-bottom="0.274cm" fo:padding-left="0.399cm" fo:padding-right="0.399cm" fo:wrap-option="wrap" draw:shadow="hidden" loext:decorative="false"/>
    </style:style>
    <style:style style:name="gr15" style:family="graphic" style:parent-style-name="standard">
      <style:graphic-properties draw:stroke="solid" svg:stroke-width="0.053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51cm" fo:padding-bottom="0.151cm" fo:padding-left="0.276cm" fo:padding-right="0.276cm" fo:wrap-option="wrap" draw:shadow="hidden" loext:decorative="false"/>
    </style:style>
    <style:style style:name="gr16" style:family="graphic" style:parent-style-name="standard">
      <style:graphic-properties draw:stroke="solid" svg:stroke-width="0.053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17" style:family="graphic" style:parent-style-name="standard">
      <style:graphic-properties draw:stroke="none" svg:stroke-width="0cm" draw:marker-start-width="0.57cm" draw:marker-end-width="0.57cm" draw:fill="solid" draw:fill-color="#e4abab"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18" style:family="graphic" style:parent-style-name="standard">
      <style:graphic-properties draw:stroke="none" draw:stroke-dash="Dash_20__28_Rounded_29_" svg:stroke-width="0cm" svg:stroke-color="#333333" draw:marker-start-width="0.612cm" draw:marker-end-width="0.612cm" svg:stroke-linecap="round" draw:fill="solid" draw:fill-color="#333333" loext:fill-use-slide-background="false" draw:opacity="100%" draw:textarea-horizontal-align="justify" draw:textarea-vertical-align="middle" draw:auto-grow-height="false" fo:min-height="3.748cm" fo:min-width="3.498cm" fo:padding-top="0.262cm" fo:padding-bottom="0.262cm" fo:padding-left="0.387cm" fo:padding-right="0.387cm" fo:wrap-option="wrap" draw:shadow="hidden" loext:decorative="false"/>
    </style:style>
    <style:style style:name="gr19" style:family="graphic" style:parent-style-name="objectwithoutfill">
      <style:graphic-properties svg:stroke-width="0.088cm" svg:stroke-color="#ffffff" draw:marker-start-width="0.33cm" draw:marker-end-width="0.33cm" draw:fill="none" draw:textarea-horizontal-align="center" draw:textarea-vertical-align="middle" fo:padding-top="0.167cm" fo:padding-bottom="0.167cm" fo:padding-left="0.292cm" fo:padding-right="0.292cm" loext:decorative="false"/>
    </style:style>
    <style:style style:name="gr20" style:family="graphic">
      <style:graphic-properties style:writing-mode="lr-tb" loext:decorative="false"/>
    </style:style>
    <style:style style:name="gr21" style:family="graphic" style:parent-style-name="standard">
      <style:graphic-properties draw:stroke="dash" draw:stroke-dash="Dash_20_Dot_20_6" svg:stroke-width="0.039cm" svg:stroke-color="#b3b3b3" draw:stroke-linejoin="round" svg:stroke-linecap="round" draw:fill="none" fo:padding-top="0.019cm" fo:padding-bottom="0.019cm" fo:padding-left="0.019cm" fo:padding-right="0.019cm" loext:decorative="false"/>
    </style:style>
    <style:style style:name="gr22" style:family="graphic" style:parent-style-name="standard">
      <style:graphic-properties draw:stroke="solid" svg:stroke-width="0.035cm" svg:stroke-color="#333333" draw:marker-start-width="0.213cm" draw:marker-end-width="0.213cm" draw:stroke-linejoin="round" svg:stroke-linecap="round" draw:fill="none" fo:padding-top="0.017cm" fo:padding-bottom="0.017cm" fo:padding-left="0.017cm" fo:padding-right="0.017cm" loext:decorative="false"/>
    </style:style>
    <style:style style:name="gr23" style:family="graphic" style:parent-style-name="standard">
      <style:graphic-properties draw:stroke="solid" svg:stroke-width="0.026cm" svg:stroke-color="#333333" draw:stroke-linejoin="round" svg:stroke-linecap="round" draw:fill="none" fo:padding-top="0.013cm" fo:padding-bottom="0.013cm" fo:padding-left="0.013cm" fo:padding-right="0.013cm" loext:decorative="false"/>
    </style:style>
    <style:style style:name="gr24" style:family="graphic" style:parent-style-name="standard">
      <style:graphic-properties draw:stroke="none" svg:stroke-width="0cm" svg:stroke-color="#bdcdbd" draw:stroke-linejoin="round" svg:stroke-linecap="round" draw:fill="solid" draw:fill-color="#b8d2b8" draw:opacity="100%" draw:textarea-horizontal-align="center" draw:textarea-vertical-align="middle" fo:padding-top="0.033cm" fo:padding-bottom="0.033cm" fo:padding-left="0.033cm" fo:padding-right="0.033cm" loext:decorative="false"/>
    </style:style>
    <style:style style:name="gr25" style:family="graphic" style:parent-style-name="standard">
      <style:graphic-properties draw:stroke="none" svg:stroke-width="0cm" svg:stroke-color="#d9b5b5" draw:stroke-linejoin="round" svg:stroke-linecap="round" draw:fill="solid" draw:fill-color="#e4abab" draw:opacity="100%" draw:textarea-horizontal-align="center" draw:textarea-vertical-align="middle" fo:padding-top="0.033cm" fo:padding-bottom="0.033cm" fo:padding-left="0.033cm" fo:padding-right="0.033cm" loext:decorative="false"/>
    </style:style>
    <style:style style:name="gr26" style:family="graphic" style:parent-style-name="standard">
      <style:graphic-properties draw:stroke="none" draw:fill="none" draw:textarea-horizontal-align="center" draw:textarea-vertical-align="top" draw:auto-grow-height="true" draw:auto-grow-width="true" fo:min-height="0.285cm" fo:min-width="2.729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center" draw:textarea-vertical-align="top" draw:auto-grow-height="true" draw:auto-grow-width="true" fo:min-height="0.285cm" fo:min-width="1.017cm" fo:padding-top="0cm" fo:padding-bottom="0cm" fo:padding-left="0cm" fo:padding-right="0cm" loext:decorative="false"/>
      <style:paragraph-properties style:writing-mode="lr-tb"/>
    </style:style>
    <style:style style:name="gr28" style:family="graphic" style:parent-style-name="objectwithoutfill">
      <style:graphic-properties draw:stroke="dash" draw:stroke-dash="Long_20_Dash_20__28_Rounded_29_" svg:stroke-width="0.035cm" svg:stroke-color="#b2b2b2" draw:marker-start-width="0.253cm" draw:marker-end-width="0.253cm" svg:stroke-linecap="round" draw:fill="none" draw:textarea-horizontal-align="center" draw:textarea-vertical-align="middle" fo:padding-top="0.018cm" fo:padding-bottom="0.018cm" fo:padding-left="0.018cm" fo:padding-right="0.018cm" loext:decorative="false"/>
    </style:style>
    <style:style style:name="gr29" style:family="graphic" style:parent-style-name="objectwithoutfill">
      <style:graphic-properties draw:stroke="solid" draw:stroke-dash="Dash_20__28_Rounded_29_" svg:stroke-width="0.053cm" svg:stroke-color="#b8d2b8" draw:marker-start-width="0.28cm" draw:marker-end-width="0.28cm" svg:stroke-opacity="100%" svg:stroke-linecap="round" draw:fill="none" draw:opacity="43%" draw:textarea-horizontal-align="center" draw:textarea-vertical-align="middle" fo:padding-top="0.027cm" fo:padding-bottom="0.027cm" fo:padding-left="0.027cm" fo:padding-right="0.027cm" loext:decorative="false"/>
    </style:style>
    <style:style style:name="gr30" style:family="graphic" style:parent-style-name="objectwithoutfill">
      <style:graphic-properties draw:stroke="solid" draw:stroke-dash="Dash_20__28_Rounded_29_" svg:stroke-width="0.053cm" svg:stroke-color="#e4abab" draw:marker-start-width="0.28cm" draw:marker-end-width="0.28cm" svg:stroke-opacity="100%" svg:stroke-linecap="round" draw:fill="none" draw:opacity="43%" draw:textarea-horizontal-align="center" draw:textarea-vertical-align="middle" fo:padding-top="0.027cm" fo:padding-bottom="0.027cm" fo:padding-left="0.027cm" fo:padding-right="0.027cm" loext:decorative="false"/>
    </style:style>
    <style:style style:name="gr31" style:family="graphic" style:parent-style-name="standard">
      <style:graphic-properties draw:stroke="none" draw:fill="none" draw:textarea-horizontal-align="left" draw:textarea-vertical-align="top" draw:auto-grow-height="true" draw:auto-grow-width="true" fo:min-height="0.3cm" fo:min-width="2cm" fo:padding-top="0cm" fo:padding-bottom="0cm" fo:padding-left="0cm" fo:padding-right="0cm" loext:decorative="false"/>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3cm" fo:min-width="1.452cm" fo:padding-top="0cm" fo:padding-bottom="0cm" fo:padding-left="0cm" fo:padding-right="0cm" loext:decorative="false"/>
      <style:paragraph-properties style:writing-mode="lr-tb"/>
    </style:style>
    <style:style style:name="gr33" style:family="graphic" style:parent-style-name="objectwithoutfill">
      <style:graphic-properties svg:stroke-width="0.035cm" svg:stroke-color="#333333" draw:marker-start-width="0.252cm" draw:marker-end-width="0.252cm" draw:fill="none" draw:textarea-horizontal-align="center" draw:textarea-vertical-align="middle" fo:padding-top="0.142cm" fo:padding-bottom="0.142cm" fo:padding-left="0.267cm" fo:padding-right="0.267cm" loext:decorative="false"/>
    </style:style>
    <style:style style:name="gr34" style:family="graphic" style:parent-style-name="standard">
      <style:graphic-properties draw:stroke="none" svg:stroke-color="#000000" draw:fill="none" draw:fill-color="#ffffff" draw:textarea-horizontal-align="center" draw:auto-grow-height="true" draw:auto-grow-width="false" fo:min-height="0.026cm" loext:decorative="false"/>
      <style:paragraph-properties style:writing-mode="lr-tb"/>
    </style:style>
    <style:style style:name="gr35" style:family="graphic" style:parent-style-name="standard">
      <style:graphic-properties draw:stroke="none" svg:stroke-color="#000000" draw:fill="none" draw:fill-color="#ffffff" draw:textarea-horizontal-align="center" draw:auto-grow-height="true" draw:auto-grow-width="false" fo:min-height="0.05cm" loext:decorative="false"/>
      <style:paragraph-properties style:writing-mode="lr-tb"/>
    </style:style>
    <style:style style:name="gr36" style:family="graphic" style:parent-style-name="standard">
      <style:graphic-properties draw:stroke="solid" svg:stroke-width="0.018cm" svg:stroke-color="#333333" draw:marker-start-width="0.227cm" draw:marker-end-width="0.227cm" draw:fill="solid" draw:fill-color="#b8d2b8" draw:textarea-horizontal-align="justify" draw:textarea-vertical-align="middle" draw:auto-grow-height="false" fo:min-height="0.086cm" fo:min-width="0cm" fo:padding-top="0.134cm" fo:padding-bottom="0.134cm" fo:padding-left="0.259cm" fo:padding-right="0.259cm" fo:wrap-option="wrap" loext:decorative="false"/>
    </style:style>
    <style:style style:name="gr37" style:family="graphic" style:parent-style-name="standard">
      <style:graphic-properties draw:stroke="solid" svg:stroke-width="0.018cm" svg:stroke-color="#333333" draw:marker-start-width="0.227cm" draw:marker-end-width="0.227cm" draw:fill="gradient" draw:fill-gradient-name="Gradient_20_203" draw:textarea-horizontal-align="justify" draw:textarea-vertical-align="middle" draw:auto-grow-height="false" fo:min-height="0.086cm" fo:min-width="0cm" fo:padding-top="0.134cm" fo:padding-bottom="0.134cm" fo:padding-left="0.259cm" fo:padding-right="0.259cm" fo:wrap-option="wrap" loext:decorative="false"/>
    </style:style>
    <style:style style:name="gr38" style:family="graphic" style:parent-style-name="standard">
      <style:graphic-properties draw:stroke="solid" svg:stroke-width="0.018cm" svg:stroke-color="#333333" draw:marker-start-width="0.227cm" draw:marker-end-width="0.227cm" draw:fill="gradient" draw:fill-gradient-name="Gradient_20_200" draw:gradient-step-count="0" draw:textarea-horizontal-align="justify" draw:textarea-vertical-align="middle" draw:auto-grow-height="false" fo:min-height="0.086cm" fo:min-width="0cm" fo:padding-top="0.134cm" fo:padding-bottom="0.134cm" fo:padding-left="0.259cm" fo:padding-right="0.259cm" fo:wrap-option="wrap" loext:decorative="false"/>
    </style:style>
    <style:style style:name="gr39" style:family="graphic" style:parent-style-name="standard">
      <style:graphic-properties draw:stroke="solid" svg:stroke-width="0.018cm" svg:stroke-color="#333333" draw:marker-start-width="0.227cm" draw:marker-end-width="0.227cm" draw:fill="solid" draw:fill-color="#e4abab" draw:opacity="100%" draw:textarea-horizontal-align="justify" draw:textarea-vertical-align="middle" draw:auto-grow-height="false" fo:min-height="0.086cm" fo:min-width="0cm" fo:padding-top="0.134cm" fo:padding-bottom="0.134cm" fo:padding-left="0.259cm" fo:padding-right="0.259cm" fo:wrap-option="wrap" loext:decorative="false"/>
    </style:style>
    <style:style style:name="gr40" style:family="graphic" style:parent-style-name="standard">
      <style:graphic-properties draw:stroke="none" svg:stroke-width="0.018cm" svg:stroke-color="#333333" draw:marker-start-width="0.227cm" draw:marker-end-width="0.227cm" draw:fill="solid" draw:fill-color="#ffffff" draw:opacity="65%" draw:textarea-horizontal-align="justify" draw:textarea-vertical-align="middle" draw:auto-grow-height="false" fo:min-height="0.228cm" fo:min-width="0cm" fo:padding-top="0.134cm" fo:padding-bottom="0.134cm" fo:padding-left="0.259cm" fo:padding-right="0.259cm" fo:wrap-option="wrap" loext:decorative="false"/>
    </style:style>
    <style:style style:name="gr41" style:family="graphic" style:parent-style-name="standard">
      <style:graphic-properties draw:stroke="none" svg:stroke-color="#000000" draw:fill="none" draw:fill-color="#ffffff" draw:textarea-horizontal-align="center" draw:auto-grow-height="true" draw:auto-grow-width="false" fo:min-height="0cm" loext:decorative="false"/>
      <style:paragraph-properties style:writing-mode="lr-tb"/>
    </style:style>
    <style:style style:name="gr42" style:family="graphic" style:parent-style-name="objectwithoutfill">
      <style:graphic-properties svg:stroke-width="0.028cm" svg:stroke-color="#333333" draw:marker-start-width="0.242cm" draw:marker-end="Arrowheads_20_3" draw:marker-end-width="0.14cm" draw:marker-end-center="true" draw:fill="none" draw:textarea-vertical-align="middle" fo:padding-top="0.139cm" fo:padding-bottom="0.139cm" fo:padding-left="0.264cm" fo:padding-right="0.264cm" loext:decorative="false"/>
    </style:style>
    <style:style style:name="gr43" style:family="graphic" style:parent-style-name="standard">
      <style:graphic-properties draw:stroke="none" svg:stroke-color="#000000" draw:fill="none" draw:fill-color="#ffffff" draw:textarea-horizontal-align="center" draw:auto-grow-height="true" draw:auto-grow-width="false" fo:min-height="0.276cm" loext:decorative="false"/>
      <style:paragraph-properties style:writing-mode="lr-tb"/>
    </style:style>
    <style:style style:name="gr44" style:family="graphic" style:parent-style-name="standard">
      <style:graphic-properties draw:stroke="none" svg:stroke-color="#000000" draw:fill="none" draw:fill-color="#ffffff" draw:textarea-horizontal-align="center" draw:auto-grow-height="true" draw:auto-grow-width="false" fo:min-height="0.477cm" loext:decorative="false"/>
      <style:paragraph-properties style:writing-mode="lr-tb"/>
    </style:style>
    <style:style style:name="gr45" style:family="graphic" style:parent-style-name="standard">
      <style:graphic-properties draw:stroke="none" svg:stroke-color="#000000" draw:fill="none" draw:fill-color="#ffffff" draw:textarea-horizontal-align="center" draw:auto-grow-height="true" draw:auto-grow-width="false" fo:min-height="0.551cm" loext:decorative="false"/>
      <style:paragraph-properties style:writing-mode="lr-tb"/>
    </style:style>
    <style:style style:name="gr46" style:family="graphic" style:parent-style-name="standard">
      <style:graphic-properties draw:stroke="none" svg:stroke-color="#000000" draw:fill="none" draw:fill-color="#ffffff" draw:textarea-horizontal-align="center" draw:auto-grow-height="true" draw:auto-grow-width="false" fo:min-height="0.239cm" loext:decorative="false"/>
      <style:paragraph-properties style:writing-mode="lr-tb"/>
    </style:style>
    <style:style style:name="gr47" style:family="graphic" style:parent-style-name="objectwithoutfill">
      <style:graphic-properties svg:stroke-width="0.035cm" svg:stroke-color="#e4abab" draw:marker-start-width="0.252cm" draw:marker-end-width="0.252cm" draw:fill="none" draw:textarea-vertical-align="middle" fo:padding-top="0.142cm" fo:padding-bottom="0.142cm" fo:padding-left="0.267cm" fo:padding-right="0.267cm" style:protect="position size" loext:decorative="false"/>
    </style:style>
    <style:style style:name="gr48" style:family="graphic" style:parent-style-name="Object_20_with_20_no_20_fill_20_and_20_no_20_line">
      <style:graphic-properties draw:stroke="none" draw:fill="none" draw:textarea-horizontal-align="center" draw:textarea-vertical-align="middle" draw:shadow="visible" draw:shadow-offset-x="0.035cm" draw:shadow-offset-y="0.035cm" draw:shadow-color="#808080" draw:shadow-opacity="50%" loext:shadow-blur="0.106cm" draw:color-mode="standard" draw:luminance="0%" draw:contrast="0%" draw:gamma="100%" draw:red="0%" draw:green="0%" draw:blue="0%" fo:clip="rect(0cm, 0cm, 0cm, 0cm)" draw:image-opacity="100%" style:mirror="none" loext:decorative="false"/>
    </style:style>
    <style:style style:name="gr49" style:family="graphic" style:parent-style-name="standard">
      <style:graphic-properties draw:stroke="none" draw:stroke-dash="Dash_20_Dot_20_4" svg:stroke-width="0cm" svg:stroke-color="#b8d2b8" draw:marker-start-width="0cm" draw:marker-end-width="0cm" draw:stroke-linejoin="miter" svg:stroke-linecap="round" draw:fill="gradient" draw:fill-color="#b8d2b8" draw:fill-gradient-name="Gradient_20_174" draw:opacity="100%" draw:textarea-horizontal-align="center" draw:textarea-vertical-align="middle" fo:padding-top="0.228cm" fo:padding-bottom="0.228cm" fo:padding-left="0.353cm" fo:padding-right="0.353cm" loext:decorative="false"/>
    </style:style>
    <style:style style:name="gr50" style:family="graphic" style:parent-style-name="standard">
      <style:graphic-properties draw:stroke="solid" draw:stroke-dash="Dash_20_Dot_20_4" svg:stroke-width="0.148cm" svg:stroke-color="#b8d2b8" draw:marker-start-width="0.035cm" draw:marker-end-width="0.035cm" draw:stroke-linejoin="miter" svg:stroke-linecap="round" draw:textarea-horizontal-align="center" draw:textarea-vertical-align="middle" fo:padding-top="0.196cm" fo:padding-bottom="0.196cm" fo:padding-left="0.321cm" fo:padding-right="0.321cm" loext:decorative="false"/>
    </style:style>
    <style:style style:name="gr51" style:family="graphic" style:parent-style-name="standard">
      <style:graphic-properties draw:stroke="solid" draw:stroke-dash="Dash_20_Dot_20_4" svg:stroke-width="0.148cm" svg:stroke-color="#b8d2b8" draw:marker-start-width="0cm" draw:marker-end-width="0cm" draw:stroke-linejoin="miter" svg:stroke-linecap="round" draw:textarea-horizontal-align="center" draw:textarea-vertical-align="middle" fo:padding-top="0.196cm" fo:padding-bottom="0.196cm" fo:padding-left="0.321cm" fo:padding-right="0.321cm" loext:decorative="false"/>
    </style:style>
    <style:style style:name="gr52" style:family="graphic" style:parent-style-name="standard">
      <style:graphic-properties draw:stroke="none" draw:stroke-dash="Dash_20_Dot_20_4" svg:stroke-width="0cm" svg:stroke-color="#808080" draw:marker-start-width="0cm" draw:marker-end-width="0cm" draw:stroke-linejoin="miter" svg:stroke-linecap="round" draw:fill="gradient" draw:fill-color="#808080" draw:fill-gradient-name="Gradient_20_177" draw:opacity="100%" draw:textarea-horizontal-align="center" draw:textarea-vertical-align="middle" fo:padding-top="0.228cm" fo:padding-bottom="0.228cm" fo:padding-left="0.353cm" fo:padding-right="0.353cm" loext:decorative="false"/>
    </style:style>
    <style:style style:name="gr53" style:family="graphic" style:parent-style-name="standard">
      <style:graphic-properties draw:stroke="solid" draw:stroke-dash="Dash_20_Dot_20_4" svg:stroke-width="0.148cm" svg:stroke-color="#e4abab" draw:marker-start-width="0cm" draw:marker-end-width="0cm" draw:stroke-linejoin="miter" svg:stroke-linecap="round" draw:textarea-horizontal-align="center" draw:textarea-vertical-align="middle" fo:padding-top="0.196cm" fo:padding-bottom="0.196cm" fo:padding-left="0.321cm" fo:padding-right="0.321cm" loext:decorative="false"/>
    </style:style>
    <style:style style:name="gr54" style:family="graphic" style:parent-style-name="standard">
      <style:graphic-properties svg:stroke-width="0.035cm" svg:stroke-color="#e4abab"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loext:decorative="false"/>
    </style:style>
    <style:style style:name="gr55" style:family="graphic" style:parent-style-name="standard">
      <style:graphic-properties svg:stroke-width="0.035cm" svg:stroke-color="#b8d2b8"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loext:decorative="false"/>
    </style:style>
    <style:style style:name="gr56" style:family="graphic" style:parent-style-name="standard">
      <style:graphic-properties svg:stroke-width="0.035cm" svg:stroke-color="#b8d2b8"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style:protect="position size" loext:decorative="false"/>
    </style:style>
    <style:style style:name="gr57" style:family="graphic" style:parent-style-name="Object_20_with_20_no_20_fill_20_and_20_no_20_line">
      <style:graphic-properties draw:stroke="none" draw:fill="none" draw:textarea-horizontal-align="center" draw:textarea-vertical-align="middle" draw:shadow="visible" draw:shadow-offset-x="0.035cm" draw:shadow-offset-y="0.035cm" draw:shadow-opacity="50%" loext:shadow-blur="0.106cm" draw:color-mode="standard" draw:luminance="0%" draw:contrast="0%" draw:gamma="100%" draw:red="0%" draw:green="0%" draw:blue="0%" fo:clip="rect(0cm, 0cm, 0cm, 0cm)" draw:image-opacity="100%" style:mirror="none" loext:decorative="false"/>
    </style:style>
    <style:style style:name="gr58" style:family="graphic" style:parent-style-name="objectwithoutfill">
      <style:graphic-properties svg:stroke-width="0.035cm" svg:stroke-color="#b8d2b8" draw:marker-start-width="0.252cm" draw:marker-end-width="0.252cm" draw:fill="none" draw:textarea-vertical-align="middle" fo:padding-top="0.142cm" fo:padding-bottom="0.142cm" fo:padding-left="0.267cm" fo:padding-right="0.267cm" style:protect="position size" loext:decorative="false"/>
    </style:style>
    <style:style style:name="gr59" style:family="graphic" style:parent-style-name="objectwithoutfill">
      <style:graphic-properties svg:stroke-width="0.088cm" svg:stroke-color="#ff4000" draw:marker-start-width="0.33cm" draw:marker-end-width="0.33cm" draw:fill="none" draw:textarea-horizontal-align="center" draw:textarea-vertical-align="middle" fo:padding-top="0.167cm" fo:padding-bottom="0.167cm" fo:padding-left="0.292cm" fo:padding-right="0.292cm" loext:decorative="false"/>
    </style:style>
    <style:style style:name="gr60" style:family="graphic" style:parent-style-name="objectwithoutfill">
      <style:graphic-properties svg:stroke-width="0.053cm" svg:stroke-color="#ffffff" draw:marker-start-width="0.278cm" draw:marker-end-width="0.278cm" draw:fill="none" draw:textarea-horizontal-align="center" draw:textarea-vertical-align="middle" fo:padding-top="0.15cm" fo:padding-bottom="0.15cm" fo:padding-left="0.275cm" fo:padding-right="0.275cm" loext:decorative="false"/>
    </style:style>
    <style:style style:name="gr61" style:family="graphic" style:parent-style-name="standard">
      <style:graphic-properties draw:stroke="none" draw:stroke-dash="Dash_20_Dot_20_4" svg:stroke-width="0cm" svg:stroke-color="#b8d2b8" draw:marker-start-width="0cm" draw:marker-end-width="0cm" draw:stroke-linejoin="miter" svg:stroke-linecap="round" draw:fill="solid" draw:fill-color="#b8d2b8" draw:opacity="100%" draw:textarea-horizontal-align="center" draw:textarea-vertical-align="middle" fo:padding-top="0.196cm" fo:padding-bottom="0.196cm" fo:padding-left="0.321cm" fo:padding-right="0.321cm" loext:decorative="false"/>
    </style:style>
    <style:style style:name="gr62" style:family="graphic" style:parent-style-name="objectwithoutfill">
      <style:graphic-properties svg:stroke-width="0.035cm" svg:stroke-color="#b8d2b8" draw:marker-start-width="0.252cm" draw:marker-end-width="0.252cm" draw:fill="none" draw:textarea-vertical-align="middle" fo:padding-top="0.142cm" fo:padding-bottom="0.142cm" fo:padding-left="0.267cm" fo:padding-right="0.267cm" loext:decorative="false"/>
    </style:style>
    <style:style style:name="gr63" style:family="graphic" style:parent-style-name="standard">
      <style:graphic-properties draw:stroke="solid" svg:stroke-width="0.018cm" svg:stroke-color="#333333" draw:marker-start-width="0.375cm" draw:marker-end="Arrowheads_20_3" draw:marker-end-width="0.243cm" draw:marker-end-center="true" draw:fill="gradient" draw:fill-color="#b8d2b8" draw:fill-gradient-name="Gradient_20_206" draw:gradient-step-count="0" loext:fill-use-slide-background="false" draw:opacity="100%" draw:textarea-horizontal-align="center" draw:textarea-vertical-align="middle" fo:padding-top="0.183cm" fo:padding-bottom="0.183cm" fo:padding-left="0.308cm" fo:padding-right="0.308cm" loext:decorative="false"/>
    </style:style>
    <style:style style:name="gr64" style:family="graphic" style:parent-style-name="standard">
      <style:graphic-properties draw:stroke="solid" svg:stroke-width="0.018cm" svg:stroke-color="#333333" draw:marker-start-width="0.375cm" draw:marker-end="Arrowheads_20_3" draw:marker-end-width="0.243cm" draw:marker-end-center="true" draw:fill="gradient" draw:fill-color="#b8d2b8" draw:fill-gradient-name="Gradient_20_208" draw:gradient-step-count="0" loext:fill-use-slide-background="false" draw:opacity="100%" draw:textarea-horizontal-align="center" draw:textarea-vertical-align="middle" fo:padding-top="0.183cm" fo:padding-bottom="0.183cm" fo:padding-left="0.308cm" fo:padding-right="0.308cm" loext:decorative="false"/>
    </style:style>
    <style:style style:name="gr65" style:family="graphic" style:parent-style-name="standard">
      <style:graphic-properties draw:stroke="solid" svg:stroke-width="0.018cm" svg:stroke-color="#333333" draw:marker-start-width="0.375cm" draw:marker-end="Arrowheads_20_3" draw:marker-end-width="0.243cm" draw:marker-end-center="true" draw:fill="gradient" draw:fill-color="#b8d2b8" draw:fill-gradient-name="Gradient_20_207" draw:gradient-step-count="0" loext:fill-use-slide-background="false" draw:opacity="100%" draw:textarea-horizontal-align="center" draw:textarea-vertical-align="middle" fo:padding-top="0.183cm" fo:padding-bottom="0.183cm" fo:padding-left="0.308cm" fo:padding-right="0.308cm" loext:decorative="false"/>
    </style:style>
    <style:style style:name="gr66" style:family="graphic" style:parent-style-name="standard">
      <style:graphic-properties draw:stroke="solid" svg:stroke-width="0.018cm" svg:stroke-color="#333333" draw:marker-start-width="0.227cm" draw:marker-end-width="0.227cm" draw:fill="solid" draw:fill-color="#b8d2b8" draw:textarea-horizontal-align="justify" draw:textarea-vertical-align="middle" draw:auto-grow-height="false" fo:min-height="0cm" fo:min-width="0cm" fo:padding-top="0.134cm" fo:padding-bottom="0.134cm" fo:padding-left="0.259cm" fo:padding-right="0.259cm" fo:wrap-option="wrap" loext:decorative="false"/>
    </style:style>
    <style:style style:name="gr67" style:family="graphic" style:parent-style-name="standard">
      <style:graphic-properties draw:stroke="solid" svg:stroke-width="0.018cm" svg:stroke-color="#333333" draw:marker-start-width="0.227cm" draw:marker-end-width="0.227cm" draw:fill="gradient" draw:fill-gradient-name="Gradient_20_203" draw:textarea-horizontal-align="justify" draw:textarea-vertical-align="middle" draw:auto-grow-height="false" fo:min-height="0.086cm" fo:min-width="0cm" fo:padding-top="0.134cm" fo:padding-bottom="0.134cm" fo:padding-left="0.259cm" fo:padding-right="0.259cm" fo:wrap-option="wrap" style:protect="position size" loext:decorative="false"/>
    </style:style>
    <style:style style:name="gr68" style:family="graphic" style:parent-style-name="standard">
      <style:graphic-properties draw:stroke="solid" svg:stroke-width="0.018cm" svg:stroke-color="#333333" draw:marker-start-width="0.227cm" draw:marker-end-width="0.227cm" draw:fill="gradient" draw:fill-gradient-name="Gradient_20_200" draw:gradient-step-count="0" draw:textarea-horizontal-align="justify" draw:textarea-vertical-align="middle" draw:auto-grow-height="false" fo:min-height="0.086cm" fo:min-width="0cm" fo:padding-top="0.134cm" fo:padding-bottom="0.134cm" fo:padding-left="0.259cm" fo:padding-right="0.259cm" fo:wrap-option="wrap" style:protect="position size" loext:decorative="false"/>
    </style:style>
    <style:style style:name="gr69" style:family="graphic" style:parent-style-name="standard">
      <style:graphic-properties draw:stroke="solid" svg:stroke-width="0.018cm" svg:stroke-color="#333333" draw:marker-start-width="0.227cm" draw:marker-end-width="0.227cm" draw:fill="solid" draw:fill-color="#e4abab" draw:opacity="100%" draw:textarea-horizontal-align="justify" draw:textarea-vertical-align="middle" draw:auto-grow-height="false" fo:min-height="0cm" fo:min-width="0cm" fo:padding-top="0.134cm" fo:padding-bottom="0.134cm" fo:padding-left="0.259cm" fo:padding-right="0.259cm" fo:wrap-option="wrap" loext:decorative="false"/>
    </style:style>
    <style:style style:name="gr7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1" style:family="graphic" style:parent-style-name="standard">
      <style:graphic-properties draw:stroke="solid" svg:stroke-width="0.018cm" svg:stroke-color="#333333" draw:marker-start-width="0.375cm" draw:marker-end="Arrowheads_20_3" draw:marker-end-width="0.243cm" draw:marker-end-center="true" draw:fill="gradient" draw:fill-color="#b8d2b8" draw:fill-gradient-name="Gradient_20_210" draw:gradient-step-count="0" loext:fill-use-slide-background="false" draw:opacity="100%" draw:textarea-horizontal-align="center" draw:textarea-vertical-align="middle" fo:padding-top="0.183cm" fo:padding-bottom="0.183cm" fo:padding-left="0.308cm" fo:padding-right="0.308cm" loext:decorative="false"/>
    </style:style>
    <style:style style:name="gr72" style:family="graphic" style:parent-style-name="standard">
      <style:graphic-properties draw:stroke="none" draw:fill="none" draw:textarea-horizontal-align="left" draw:textarea-vertical-align="top" draw:auto-grow-height="true" draw:auto-grow-width="true" fo:min-height="0.496cm" fo:min-width="0.493cm" fo:padding-top="0cm" fo:padding-bottom="0cm" fo:padding-left="0cm" fo:padding-right="0cm" loext:decorative="false"/>
      <style:paragraph-properties style:writing-mode="lr-tb"/>
    </style:style>
    <style:style style:name="gr73" style:family="graphic" style:parent-style-name="objectwithoutfill">
      <style:graphic-properties svg:stroke-width="0.035cm" svg:stroke-color="#e4abab" draw:marker-start-width="0.252cm" draw:marker-end-width="0.252cm" draw:fill="none" draw:textarea-vertical-align="middle" fo:padding-top="0.142cm" fo:padding-bottom="0.142cm" fo:padding-left="0.267cm" fo:padding-right="0.267cm" loext:decorative="false"/>
    </style:style>
    <style:style style:name="gr74" style:family="graphic" style:parent-style-name="objectwithoutfill">
      <style:graphic-properties svg:stroke-width="0.014cm" svg:stroke-color="#333333" draw:marker-start-width="0.221cm" draw:marker-end-width="0.221cm" draw:fill="none" draw:textarea-horizontal-align="center" draw:textarea-vertical-align="middle" fo:padding-top="0.132cm" fo:padding-bottom="0.132cm" fo:padding-left="0.257cm" fo:padding-right="0.257cm" loext:decorative="false"/>
    </style:style>
    <style:style style:name="gr75" style:family="graphic" style:parent-style-name="standard">
      <style:graphic-properties draw:stroke="solid" svg:stroke-width="0.007cm" svg:stroke-color="#333333" draw:marker-start-width="0.211cm" draw:marker-end-width="0.211cm" draw:fill="solid" draw:fill-color="#b8d2b8" draw:textarea-horizontal-align="justify" draw:textarea-vertical-align="middle" draw:auto-grow-height="false" fo:min-height="0cm" fo:min-width="0cm" fo:padding-top="0.129cm" fo:padding-bottom="0.129cm" fo:padding-left="0.254cm" fo:padding-right="0.254cm" fo:wrap-option="wrap" loext:decorative="false"/>
    </style:style>
    <style:style style:name="gr76" style:family="graphic" style:parent-style-name="standard">
      <style:graphic-properties draw:stroke="solid" svg:stroke-width="0.007cm" svg:stroke-color="#333333" draw:marker-start-width="0.211cm" draw:marker-end-width="0.211cm" draw:fill="gradient" draw:fill-gradient-name="Gradient_20_200" draw:gradient-step-count="0" draw:textarea-horizontal-align="justify" draw:textarea-vertical-align="middle" draw:auto-grow-height="false" fo:min-height="0cm" fo:min-width="0cm" fo:padding-top="0.129cm" fo:padding-bottom="0.129cm" fo:padding-left="0.254cm" fo:padding-right="0.254cm" fo:wrap-option="wrap" style:protect="position size" loext:decorative="false"/>
    </style:style>
    <style:style style:name="gr77" style:family="graphic" style:parent-style-name="standard">
      <style:graphic-properties draw:stroke="solid" svg:stroke-width="0.007cm" svg:stroke-color="#333333" draw:marker-start-width="0.211cm" draw:marker-end-width="0.211cm" draw:fill="gradient" draw:fill-gradient-name="Gradient_20_212" draw:gradient-step-count="0" draw:textarea-horizontal-align="justify" draw:textarea-vertical-align="middle" draw:auto-grow-height="false" fo:min-height="0cm" fo:min-width="0cm" fo:padding-top="0.129cm" fo:padding-bottom="0.129cm" fo:padding-left="0.254cm" fo:padding-right="0.254cm" fo:wrap-option="wrap" style:protect="position size" loext:decorative="false"/>
    </style:style>
    <style:style style:name="gr78" style:family="graphic" style:parent-style-name="standard">
      <style:graphic-properties draw:stroke="solid" svg:stroke-width="0.007cm" svg:stroke-color="#333333" draw:marker-start-width="0.211cm" draw:marker-end-width="0.211cm" draw:fill="gradient" draw:fill-gradient-name="Gradient_20_211" draw:gradient-step-count="0" draw:textarea-horizontal-align="justify" draw:textarea-vertical-align="middle" draw:auto-grow-height="false" fo:min-height="0cm" fo:min-width="0cm" fo:padding-top="0.129cm" fo:padding-bottom="0.129cm" fo:padding-left="0.254cm" fo:padding-right="0.254cm" fo:wrap-option="wrap" style:protect="position size" loext:decorative="false"/>
    </style:style>
    <style:style style:name="gr79" style:family="graphic" style:parent-style-name="standard">
      <style:graphic-properties draw:stroke="none" svg:stroke-width="0.018cm" svg:stroke-color="#333333" draw:marker-start-width="0.227cm" draw:marker-end-width="0.227cm" draw:fill="solid" draw:fill-color="#ffffff" draw:opacity="65%" draw:textarea-horizontal-align="justify" draw:textarea-vertical-align="middle" draw:auto-grow-height="false" fo:min-height="0cm" fo:min-width="0cm" fo:padding-top="0.134cm" fo:padding-bottom="0.134cm" fo:padding-left="0.259cm" fo:padding-right="0.259cm" fo:wrap-option="wrap" loext:decorative="false"/>
    </style:style>
    <style:style style:name="gr80" style:family="graphic" style:parent-style-name="standard">
      <style:graphic-properties draw:stroke="solid" svg:stroke-width="0.007cm" svg:stroke-color="#333333" draw:marker-start-width="0.211cm" draw:marker-end-width="0.211cm" draw:fill="solid" draw:fill-color="#b8d2b8" draw:textarea-horizontal-align="justify" draw:textarea-vertical-align="middle" draw:auto-grow-height="false" fo:min-height="0cm" fo:min-width="0cm" fo:padding-top="0.129cm" fo:padding-bottom="0.129cm" fo:padding-left="0.254cm" fo:padding-right="0.254cm" fo:wrap-option="wrap" style:protect="position size" loext:decorative="false"/>
    </style:style>
    <style:style style:name="gr81" style:family="graphic" style:parent-style-name="standard">
      <style:graphic-properties draw:stroke="solid" svg:stroke-width="0.007cm" svg:stroke-color="#333333" draw:marker-start-width="0.211cm" draw:marker-end-width="0.211cm" draw:fill="gradient" draw:fill-gradient-name="Gradient_20_200" draw:gradient-step-count="0" draw:textarea-horizontal-align="justify" draw:textarea-vertical-align="middle" draw:auto-grow-height="false" fo:min-height="0cm" fo:min-width="0cm" fo:padding-top="0.129cm" fo:padding-bottom="0.129cm" fo:padding-left="0.254cm" fo:padding-right="0.254cm" fo:wrap-option="wrap" loext:decorative="false"/>
    </style:style>
    <style:style style:name="gr82" style:family="graphic" style:parent-style-name="standard">
      <style:graphic-properties draw:stroke="solid" svg:stroke-width="0.007cm" svg:stroke-color="#333333" draw:marker-start-width="0.211cm" draw:marker-end-width="0.211cm" draw:fill="gradient" draw:fill-gradient-name="Gradient_20_212" draw:gradient-step-count="0" draw:textarea-horizontal-align="justify" draw:textarea-vertical-align="middle" draw:auto-grow-height="false" fo:min-height="0cm" fo:min-width="0cm" fo:padding-top="0.129cm" fo:padding-bottom="0.129cm" fo:padding-left="0.254cm" fo:padding-right="0.254cm" fo:wrap-option="wrap" loext:decorative="false"/>
    </style:style>
    <style:style style:name="gr83" style:family="graphic" style:parent-style-name="standard">
      <style:graphic-properties draw:stroke="none" draw:fill="none" draw:textarea-horizontal-align="right" draw:textarea-vertical-align="top" draw:auto-grow-height="true" draw:auto-grow-width="true" fo:min-height="0.569cm" fo:min-width="1.371cm" fo:padding-top="0cm" fo:padding-bottom="0cm" fo:padding-left="0cm" fo:padding-right="0cm" loext:decorative="false"/>
      <style:paragraph-properties style:writing-mode="lr-tb"/>
    </style:style>
    <style:style style:name="gr84" style:family="graphic" style:parent-style-name="objectwithoutfill">
      <style:graphic-properties draw:stroke="solid" draw:stroke-dash="Dash_20__28_Rounded_29_" svg:stroke-width="0.028cm" svg:stroke-color="#ffb66c" draw:marker-start-width="0.242cm" draw:marker-end="Arrowheads_20_3" draw:marker-end-width="0.11cm" draw:marker-end-center="true" svg:stroke-linecap="round" draw:fill="none" draw:textarea-horizontal-align="center" draw:textarea-vertical-align="middle" fo:padding-top="0.014cm" fo:padding-bottom="0.014cm" fo:padding-left="0.014cm" fo:padding-right="0.014cm" loext:decorative="false"/>
    </style:style>
    <style:style style:name="gr8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86" style:family="graphic" style:parent-style-name="standard">
      <style:graphic-properties draw:stroke="none" draw:fill="none" draw:textarea-horizontal-align="left" draw:textarea-vertical-align="top" draw:auto-grow-height="true" draw:auto-grow-width="true" fo:min-height="0.069cm" fo:min-width="1.371cm" fo:padding-top="0cm" fo:padding-bottom="0cm" fo:padding-left="0cm" fo:padding-right="0cm" loext:decorative="false"/>
      <style:paragraph-properties style:writing-mode="lr-tb"/>
    </style:style>
    <style:style style:name="gr87" style:family="graphic" style:parent-style-name="objectwithoutfill">
      <style:graphic-properties draw:stroke="solid" draw:stroke-dash="Dash_20__28_Rounded_29_" svg:stroke-width="0.028cm" svg:stroke-color="#666666" draw:marker-start-width="0.242cm" draw:marker-end="Arrowheads_20_3" draw:marker-end-width="0.11cm" draw:marker-end-center="true" svg:stroke-linecap="round" draw:fill="none" draw:textarea-horizontal-align="center" draw:textarea-vertical-align="middle" fo:padding-top="0.014cm" fo:padding-bottom="0.014cm" fo:padding-left="0.014cm" fo:padding-right="0.014cm" loext:decorative="false"/>
    </style:style>
    <style:style style:name="gr88" style:family="graphic" style:parent-style-name="standard">
      <style:graphic-properties draw:stroke="none" draw:fill="none" draw:textarea-horizontal-align="right" draw:textarea-vertical-align="top" draw:auto-grow-height="true" draw:auto-grow-width="true" fo:min-height="0.569cm" fo:min-width="1.231cm" fo:padding-top="0cm" fo:padding-bottom="0cm" fo:padding-left="0cm" fo:padding-right="0cm" loext:decorative="false"/>
      <style:paragraph-properties style:writing-mode="lr-tb"/>
    </style:style>
    <style:style style:name="gr89" style:family="graphic" style:parent-style-name="objectwithoutfill">
      <style:graphic-properties svg:stroke-width="0.035cm" svg:stroke-color="#2a6099" draw:marker-start-width="0.252cm" draw:marker-end="Arrowheads_20_3" draw:marker-end-width="0.12cm" draw:marker-end-center="true" svg:stroke-linecap="round" draw:fill="none" draw:textarea-horizontal-align="center" draw:textarea-vertical-align="middle" fo:padding-top="0.017cm" fo:padding-bottom="0.017cm" fo:padding-left="0.017cm" fo:padding-right="0.017cm" loext:decorative="false"/>
    </style:style>
    <style:style style:name="gr90" style:family="graphic" style:parent-style-name="objectwithoutfill">
      <style:graphic-properties svg:stroke-width="0.011cm" svg:stroke-color="#333333" draw:marker-start-width="0.217cm" draw:marker-end-width="0.217cm" draw:fill="none" draw:textarea-horizontal-align="center" draw:textarea-vertical-align="middle" fo:padding-top="0.131cm" fo:padding-bottom="0.131cm" fo:padding-left="0.256cm" fo:padding-right="0.256cm" loext:decorative="false"/>
    </style:style>
    <style:style style:name="gr91" style:family="graphic" style:parent-style-name="standard">
      <style:graphic-properties draw:stroke="solid" svg:stroke-width="0.011cm" svg:stroke-color="#333333" draw:marker-start-width="0.217cm" draw:marker-end-width="0.217cm" draw:fill="gradient" draw:fill-gradient-name="Gradient_20_200" draw:gradient-step-count="0" draw:textarea-horizontal-align="justify" draw:textarea-vertical-align="middle" draw:auto-grow-height="false" fo:min-height="0cm" fo:min-width="0cm" fo:padding-top="0.131cm" fo:padding-bottom="0.131cm" fo:padding-left="0.256cm" fo:padding-right="0.256cm" fo:wrap-option="wrap" style:protect="position size" loext:decorative="false"/>
    </style:style>
    <style:style style:name="gr92" style:family="graphic" style:parent-style-name="standard">
      <style:graphic-properties draw:stroke="solid" svg:stroke-width="0.007cm" svg:stroke-color="#333333" draw:marker-start-width="0.211cm" draw:marker-end-width="0.211cm" draw:fill="gradient" draw:fill-gradient-name="Gradient_20_211" draw:gradient-step-count="0" draw:textarea-horizontal-align="justify" draw:textarea-vertical-align="middle" draw:auto-grow-height="false" fo:min-height="0cm" fo:min-width="0cm" fo:padding-top="0.129cm" fo:padding-bottom="0.129cm" fo:padding-left="0.254cm" fo:padding-right="0.254cm" fo:wrap-option="wrap" loext:decorative="false"/>
    </style:style>
    <style:style style:name="gr93" style:family="graphic" style:parent-style-name="standard">
      <style:graphic-properties draw:stroke="solid" svg:stroke-width="0.011cm" svg:stroke-color="#333333" draw:marker-start-width="0.217cm" draw:marker-end-width="0.217cm" draw:fill="solid" draw:fill-color="#b8d2b8" draw:textarea-horizontal-align="justify" draw:textarea-vertical-align="middle" draw:auto-grow-height="false" fo:min-height="0cm" fo:min-width="0cm" fo:padding-top="0.131cm" fo:padding-bottom="0.131cm" fo:padding-left="0.256cm" fo:padding-right="0.256cm" fo:wrap-option="wrap" loext:decorative="false"/>
    </style:style>
    <style:style style:name="gr94" style:family="graphic" style:parent-style-name="standard">
      <style:graphic-properties draw:stroke="solid" svg:stroke-width="0.011cm" svg:stroke-color="#333333" draw:marker-start-width="0.217cm" draw:marker-end-width="0.217cm" draw:fill="gradient" draw:fill-gradient-name="Gradient_20_200" draw:gradient-step-count="0" draw:textarea-horizontal-align="justify" draw:textarea-vertical-align="middle" draw:auto-grow-height="false" fo:min-height="0cm" fo:min-width="0cm" fo:padding-top="0.131cm" fo:padding-bottom="0.131cm" fo:padding-left="0.256cm" fo:padding-right="0.256cm" fo:wrap-option="wrap" loext:decorative="false"/>
    </style:style>
    <style:style style:name="gr95" style:family="graphic" style:parent-style-name="standard">
      <style:graphic-properties draw:stroke="solid" svg:stroke-width="0.011cm" svg:stroke-color="#333333" draw:marker-start-width="0.217cm" draw:marker-end-width="0.217cm" draw:fill="gradient" draw:fill-gradient-name="Gradient_20_212" draw:gradient-step-count="0" draw:textarea-horizontal-align="justify" draw:textarea-vertical-align="middle" draw:auto-grow-height="false" fo:min-height="0cm" fo:min-width="0cm" fo:padding-top="0.131cm" fo:padding-bottom="0.131cm" fo:padding-left="0.256cm" fo:padding-right="0.256cm" fo:wrap-option="wrap" loext:decorative="false"/>
    </style:style>
    <style:style style:name="gr96" style:family="graphic" style:parent-style-name="standard">
      <style:graphic-properties draw:stroke="solid" svg:stroke-width="0.011cm" svg:stroke-color="#333333" draw:marker-start-width="0.217cm" draw:marker-end-width="0.217cm" draw:fill="gradient" draw:fill-gradient-name="Gradient_20_211" draw:gradient-step-count="0" draw:textarea-horizontal-align="justify" draw:textarea-vertical-align="middle" draw:auto-grow-height="false" fo:min-height="0cm" fo:min-width="0cm" fo:padding-top="0.131cm" fo:padding-bottom="0.131cm" fo:padding-left="0.256cm" fo:padding-right="0.256cm" fo:wrap-option="wrap" loext:decorative="false"/>
    </style:style>
    <style:style style:name="P1" style:family="paragraph">
      <loext:graphic-properties draw:fill="solid" draw:fill-color="#e4abab" draw:opacity="100%"/>
      <style:paragraph-properties fo:text-align="center"/>
    </style:style>
    <style:style style:name="P2" style:family="paragraph">
      <loext:graphic-properties draw:fill="solid" draw:fill-color="#b8d2b8" draw:opacity="100%"/>
      <style:paragraph-properties fo:text-align="center"/>
    </style:style>
    <style:style style:name="P3" style:family="paragraph">
      <loext:graphic-properties draw:fill="solid" draw:fill-color="#ffffff" draw:opacity="100%"/>
      <style:paragraph-properties fo:text-align="center"/>
    </style:style>
    <style:style style:name="P4" style:family="paragraph">
      <loext:graphic-properties draw:fill="solid" draw:fill-color="#00a933" draw:opacity="100%"/>
      <style:paragraph-properties fo:text-align="center"/>
    </style:style>
    <style:style style:name="P5" style:family="paragraph">
      <loext:graphic-properties draw:fill="solid" draw:fill-color="#b2b2b2" draw:opacity="100%"/>
      <style:paragraph-properties fo:text-align="center"/>
    </style:style>
    <style:style style:name="P6" style:family="paragraph">
      <loext:graphic-properties draw:fill="gradient" draw:fill-color="#e4abab" draw:fill-gradient-name="Gradient_20_193" draw:gradient-step-count="0" draw:opacity="100%"/>
      <style:paragraph-properties fo:text-align="center"/>
    </style:style>
    <style:style style:name="P7" style:family="paragraph">
      <loext:graphic-properties draw:fill="gradient" draw:fill-color="#b8d2b8" draw:fill-gradient-name="Gradient_20_193" draw:gradient-step-count="0" draw:opacity="100%"/>
      <style:paragraph-properties fo:text-align="center"/>
    </style:style>
    <style:style style:name="P8" style:family="paragraph">
      <loext:graphic-properties draw:fill="solid" draw:fill-color="#e4abab" draw:opacity="100%" draw:opacity-name="Transparency_20_112"/>
      <style:paragraph-properties fo:text-align="center"/>
    </style:style>
    <style:style style:name="P9" style:family="paragraph">
      <loext:graphic-properties draw:fill="gradient" draw:fill-color="#3465a4" draw:fill-gradient-name="Gradient_20_186" draw:gradient-step-count="0" draw:opacity="100%"/>
      <style:paragraph-properties fo:text-align="center"/>
    </style:style>
    <style:style style:name="P10" style:family="paragraph">
      <loext:graphic-properties draw:fill="solid" draw:fill-color="#b8d2b8" draw:gradient-step-count="0" draw:opacity="100%"/>
      <style:paragraph-properties fo:text-align="center"/>
    </style:style>
    <style:style style:name="P11" style:family="paragraph">
      <loext:graphic-properties draw:fill="none" draw:fill-color="#3465a4" draw:opacity="100%"/>
      <style:paragraph-properties fo:text-align="center"/>
    </style:style>
    <style:style style:name="P12" style:family="paragraph">
      <loext:graphic-properties draw:fill="solid" draw:fill-color="#e4abab" draw:gradient-step-count="0" draw:opacity="100%"/>
      <style:paragraph-properties fo:text-align="center"/>
    </style:style>
    <style:style style:name="P13" style:family="paragraph">
      <loext:graphic-properties draw:fill="solid" draw:fill-color="#333333" draw:opacity="100%"/>
      <style:paragraph-properties fo:text-align="center"/>
    </style:style>
    <style:style style:name="P14" style:family="paragraph">
      <loext:graphic-properties draw:fill="none"/>
      <style:paragraph-properties fo:text-align="center"/>
    </style:style>
    <style:style style:name="P15" style:family="paragraph">
      <loext:graphic-properties draw:fill="none"/>
    </style:style>
    <style:style style:name="P16" style:family="paragraph">
      <style:paragraph-properties fo:text-align="center" style:writing-mode="lr-tb"/>
    </style:style>
    <style:style style:name="P17" style:family="paragraph">
      <loext:graphic-properties draw:fill="none"/>
      <style:paragraph-properties fo:text-align="center"/>
      <style:text-properties fo:color="#000000" loext:opacity="100%" style:font-name="Liberation Sans" fo:font-size="6pt" style:font-size-asian="6pt" style:font-size-complex="6pt"/>
    </style:style>
    <style:style style:name="P18" style:family="paragraph">
      <loext:graphic-properties draw:fill="none" draw:opacity="43%"/>
      <style:paragraph-properties fo:text-align="center"/>
    </style:style>
    <style:style style:name="P19" style:family="paragraph">
      <style:paragraph-properties fo:text-align="start" style:writing-mode="lr-tb"/>
    </style:style>
    <style:style style:name="P20" style:family="paragraph">
      <loext:graphic-properties draw:fill="none"/>
      <style:paragraph-properties fo:text-align="start"/>
      <style:text-properties fo:color="#000000" loext:opacity="100%" fo:font-size="6pt" style:font-size-asian="6pt" style:font-size-complex="6pt"/>
    </style:style>
    <style:style style:name="P21" style:family="paragraph">
      <loext:graphic-properties draw:fill="none"/>
      <style:paragraph-properties fo:text-align="start"/>
      <style:text-properties fo:color="#000000" loext:opacity="100%" style:font-name="Liberation Sans" fo:font-size="6pt" style:font-size-asian="6pt" style:font-size-complex="6pt"/>
    </style:style>
    <style:style style:name="P22" style:family="paragraph">
      <style:paragraph-properties fo:text-align="center"/>
    </style:style>
    <style:style style:name="P23" style:family="paragraph">
      <loext:graphic-properties draw:fill="none" draw:fill-color="#ffffff"/>
      <style:paragraph-properties fo:text-align="center"/>
      <style:text-properties fo:color="#487548" loext:opacity="100%" style:font-name="Liberation Sans" fo:font-size="7pt" fo:font-weight="normal" style:font-size-asian="7pt" style:font-weight-asian="normal" style:font-size-complex="7pt" style:font-weight-complex="normal"/>
    </style:style>
    <style:style style:name="P24" style:family="paragraph">
      <loext:graphic-properties draw:fill="none" draw:fill-color="#ffffff"/>
      <style:paragraph-properties fo:text-align="center"/>
      <style:text-properties fo:color="#a25050" loext:opacity="100%" style:font-name="Liberation Sans" fo:font-size="7pt" fo:font-weight="normal" style:font-size-asian="7pt" style:font-weight-asian="normal" style:font-size-complex="7pt" style:font-weight-complex="normal"/>
    </style:style>
    <style:style style:name="P25" style:family="paragraph">
      <loext:graphic-properties draw:fill="solid" draw:fill-color="#b8d2b8"/>
      <style:paragraph-properties fo:text-align="center"/>
    </style:style>
    <style:style style:name="P26" style:family="paragraph">
      <loext:graphic-properties draw:fill="gradient" draw:fill-gradient-name="Gradient_20_203"/>
      <style:paragraph-properties fo:text-align="center"/>
    </style:style>
    <style:style style:name="P27" style:family="paragraph">
      <loext:graphic-properties draw:fill="gradient" draw:fill-gradient-name="Gradient_20_200" draw:gradient-step-count="0"/>
      <style:paragraph-properties fo:text-align="center"/>
    </style:style>
    <style:style style:name="P28" style:family="paragraph">
      <loext:graphic-properties draw:fill="solid" draw:fill-color="#ffffff" draw:opacity="65%"/>
      <style:paragraph-properties fo:text-align="center"/>
    </style:style>
    <style:style style:name="P29" style:family="paragraph">
      <loext:graphic-properties draw:fill="none" draw:fill-color="#ffffff"/>
      <style:paragraph-properties fo:text-align="center"/>
      <style:text-properties fo:color="#000000" loext:opacity="100%" style:font-name="Liberation Sans" fo:font-size="6pt" style:font-size-asian="6pt" style:font-size-complex="6pt"/>
    </style:style>
    <style:style style:name="P30" style:family="paragraph">
      <loext:graphic-properties draw:fill="none" draw:fill-color="#ffffff"/>
      <style:paragraph-properties fo:text-align="center"/>
      <style:text-properties fo:color="#808080" loext:opacity="100%" style:font-name="Liberation Sans" fo:font-size="6pt" style:font-size-asian="6pt" style:font-size-complex="6pt"/>
    </style:style>
    <style:style style:name="P31" style:family="paragraph">
      <loext:graphic-properties draw:fill="none" draw:fill-color="#ffffff"/>
      <style:paragraph-properties fo:text-align="center"/>
      <style:text-properties fo:color="#808080" loext:opacity="100%" fo:font-size="7pt" style:font-size-asian="7pt" style:font-size-complex="7pt"/>
    </style:style>
    <style:style style:name="P32" style:family="paragraph">
      <loext:graphic-properties draw:fill="none" draw:fill-color="#ffffff"/>
      <style:paragraph-properties fo:text-align="center"/>
      <style:text-properties fo:color="#000000" loext:opacity="100%" fo:font-size="6pt" style:font-size-asian="6pt" style:font-size-complex="6pt"/>
    </style:style>
    <style:style style:name="P33" style:family="paragraph">
      <loext:graphic-properties draw:fill="none" draw:fill-color="#ffffff"/>
      <style:paragraph-properties fo:text-align="center"/>
      <style:text-properties fo:color="#000000" loext:opacity="100%" fo:font-size="7pt" style:font-size-asian="7pt" style:font-size-complex="7pt"/>
    </style:style>
    <style:style style:name="P34" style:family="paragraph">
      <loext:graphic-properties draw:fill="gradient" draw:fill-color="#b8d2b8" draw:fill-gradient-name="Gradient_20_174" draw:opacity="100%"/>
      <style:paragraph-properties fo:text-align="center"/>
    </style:style>
    <style:style style:name="P35" style:family="paragraph">
      <loext:graphic-properties draw:fill="gradient" draw:fill-color="#808080" draw:fill-gradient-name="Gradient_20_177" draw:opacity="100%"/>
      <style:paragraph-properties fo:text-align="center"/>
    </style:style>
    <style:style style:name="P36" style:family="paragraph">
      <loext:graphic-properties draw:fill="solid" draw:fill-color="#ffffff"/>
      <style:paragraph-properties fo:text-align="center"/>
    </style:style>
    <style:style style:name="P37" style:family="paragraph">
      <loext:graphic-properties draw:fill="gradient" draw:fill-color="#b8d2b8" draw:fill-gradient-name="Gradient_20_206" draw:gradient-step-count="0" draw:opacity="100%"/>
      <style:paragraph-properties fo:text-align="center"/>
    </style:style>
    <style:style style:name="P38" style:family="paragraph">
      <loext:graphic-properties draw:fill="gradient" draw:fill-color="#b8d2b8" draw:fill-gradient-name="Gradient_20_208" draw:gradient-step-count="0" draw:opacity="100%"/>
      <style:paragraph-properties fo:text-align="center"/>
    </style:style>
    <style:style style:name="P39" style:family="paragraph">
      <loext:graphic-properties draw:fill="gradient" draw:fill-color="#b8d2b8" draw:fill-gradient-name="Gradient_20_207" draw:gradient-step-count="0" draw:opacity="100%"/>
      <style:paragraph-properties fo:text-align="center"/>
    </style:style>
    <style:style style:name="P40" style:family="paragraph">
      <loext:graphic-properties draw:fill="gradient" draw:fill-color="#b8d2b8" draw:fill-gradient-name="Gradient_20_210" draw:gradient-step-count="0" draw:opacity="100%"/>
      <style:paragraph-properties fo:text-align="center"/>
    </style:style>
    <style:style style:name="P41" style:family="paragraph">
      <loext:graphic-properties draw:fill="none"/>
      <style:text-properties fo:font-size="14pt" style:font-size-asian="14pt" style:font-size-complex="14pt"/>
    </style:style>
    <style:style style:name="P42" style:family="paragraph">
      <loext:graphic-properties draw:fill="gradient" draw:fill-gradient-name="Gradient_20_212" draw:gradient-step-count="0"/>
      <style:paragraph-properties fo:text-align="center"/>
    </style:style>
    <style:style style:name="P43" style:family="paragraph">
      <loext:graphic-properties draw:fill="gradient" draw:fill-gradient-name="Gradient_20_211" draw:gradient-step-count="0"/>
      <style:paragraph-properties fo:text-align="center"/>
    </style:style>
    <style:style style:name="P44" style:family="paragraph">
      <style:paragraph-properties fo:text-align="end" style:writing-mode="lr-tb"/>
      <style:text-properties style:font-name="Liberation Sans" fo:font-size="7pt" style:font-size-asian="7pt" style:font-size-complex="7pt"/>
    </style:style>
    <style:style style:name="P45" style:family="paragraph">
      <loext:graphic-properties draw:fill="none"/>
      <style:paragraph-properties fo:text-align="end"/>
      <style:text-properties fo:color="#ffb66c" loext:opacity="100%" style:font-name="Liberation Sans" fo:font-size="6pt" fo:font-style="italic" style:font-size-asian="6pt" style:font-style-asian="italic" style:font-size-complex="6pt" style:font-style-complex="italic"/>
    </style:style>
    <style:style style:name="P46" style:family="paragraph">
      <style:paragraph-properties fo:text-align="start" style:writing-mode="lr-tb"/>
      <style:text-properties fo:color="#666666" loext:opacity="100%" style:font-name="Liberation Sans" fo:font-size="7pt" style:font-size-asian="7pt" style:font-size-complex="7pt"/>
    </style:style>
    <style:style style:name="P47" style:family="paragraph">
      <loext:graphic-properties draw:fill="none"/>
      <style:paragraph-properties fo:text-align="start"/>
      <style:text-properties fo:color="#666666" loext:opacity="100%" style:font-name="Liberation Sans" fo:font-size="7pt" fo:font-style="italic" style:font-size-asian="7pt" style:font-style-asian="italic" style:font-size-complex="7pt" style:font-style-complex="italic"/>
    </style:style>
    <style:style style:name="P48" style:family="paragraph">
      <loext:graphic-properties draw:fill="none"/>
      <style:paragraph-properties fo:text-align="end"/>
      <style:text-properties fo:color="#333333" loext:opacity="100%" style:font-name="Liberation Sans" fo:font-size="7pt" style:font-size-asian="7pt" style:font-size-complex="7pt"/>
    </style:style>
    <style:style style:name="T1" style:family="text">
      <style:text-properties style:font-name="Liberation Sans" fo:font-size="6pt" style:font-name-asian="Helvetica" style:font-size-asian="6pt" style:font-name-complex="Helvetica" style:font-size-complex="6pt"/>
    </style:style>
    <style:style style:name="T2" style:family="text">
      <style:text-properties fo:color="#000000" loext:opacity="100%" style:font-name="Liberation Sans" fo:font-size="6pt" fo:font-weight="normal" style:font-name-asian="Helvetica" style:font-size-asian="6pt" style:font-weight-asian="normal" style:font-name-complex="Helvetica" style:font-size-complex="6pt" style:font-weight-complex="normal"/>
    </style:style>
    <style:style style:name="T3" style:family="text">
      <style:text-properties fo:color="#000000" loext:opacity="100%" style:font-name="Helvetica" fo:font-size="6pt" fo:font-weight="normal" style:font-name-asian="Helvetica" style:font-size-asian="6pt" style:font-weight-asian="normal" style:font-name-complex="Helvetica" style:font-size-complex="6pt" style:font-weight-complex="normal"/>
    </style:style>
    <style:style style:name="T4" style:family="text">
      <style:text-properties fo:color="#487548" loext:opacity="100%" style:font-name="Liberation Sans" fo:font-size="7pt" fo:font-weight="normal" style:font-size-asian="7pt" style:font-weight-asian="normal" style:font-size-complex="7pt" style:font-weight-complex="normal"/>
    </style:style>
    <style:style style:name="T5" style:family="text">
      <style:text-properties fo:color="#a25050" loext:opacity="100%" style:font-name="Liberation Sans" fo:font-size="7pt" fo:font-weight="normal" style:font-size-asian="7pt" style:font-weight-asian="normal" style:font-size-complex="7pt" style:font-weight-complex="normal"/>
    </style:style>
    <style:style style:name="T6" style:family="text">
      <style:text-properties fo:color="#000000" loext:opacity="100%" style:font-name="Liberation Sans" fo:font-size="6pt" style:font-size-asian="6pt" style:font-size-complex="6pt"/>
    </style:style>
    <style:style style:name="T7" style:family="text">
      <style:text-properties fo:color="#808080" loext:opacity="100%" style:font-name="Liberation Sans" fo:font-size="6pt" style:font-size-asian="6pt" style:font-size-complex="6pt"/>
    </style:style>
    <style:style style:name="T8" style:family="text">
      <style:text-properties fo:color="#808080" loext:opacity="100%" fo:font-size="7pt" style:font-size-asian="7pt" style:font-size-complex="7pt"/>
    </style:style>
    <style:style style:name="T9" style:family="text">
      <style:text-properties fo:color="#000000" loext:opacity="100%" fo:font-size="6pt" style:font-size-asian="6pt" style:font-size-complex="6pt"/>
    </style:style>
    <style:style style:name="T10" style:family="text">
      <style:text-properties fo:color="#000000" loext:opacity="100%" fo:font-size="7pt" style:font-size-asian="7pt" style:font-size-complex="7pt"/>
    </style:style>
    <style:style style:name="T11" style:family="text">
      <style:text-properties fo:color="#4d4d4d" loext:opacity="100%" style:font-name="Helvetica" fo:font-size="14pt" fo:font-weight="bold" style:font-name-asian="Helvetica" style:font-size-asian="14pt" style:font-weight-asian="bold" style:font-name-complex="Helvetica" style:font-size-complex="14pt" style:font-weight-complex="bold"/>
    </style:style>
    <style:style style:name="T12" style:family="text">
      <style:text-properties fo:color="#ffb66c" loext:opacity="100%" style:font-name="Liberation Sans" fo:font-size="7pt" fo:font-weight="normal" style:font-name-asian="Helvetica" style:font-size-asian="7pt" style:font-weight-asian="normal" style:font-name-complex="Helvetica" style:font-size-complex="7pt" style:font-weight-complex="normal"/>
    </style:style>
    <style:style style:name="T13" style:family="text">
      <style:text-properties fo:color="#666666" loext:opacity="100%" style:font-name="Liberation Sans" fo:font-size="7pt" fo:font-weight="normal" style:font-name-asian="Helvetica" style:font-size-asian="7pt" style:font-weight-asian="normal" style:font-name-complex="Helvetica" style:font-size-complex="7pt" style:font-weight-complex="normal"/>
    </style:style>
    <style:style style:name="T14" style:family="text">
      <style:text-properties fo:color="#2a6099" loext:opacity="100%" style:font-name="Liberation Sans" fo:font-size="7pt" fo:font-weight="normal" style:font-name-asian="Helvetica" style:font-size-asian="7pt" style:font-weight-asian="normal" style:font-name-complex="Helvetica" style:font-size-complex="7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path draw:style-name="gr2" draw:text-style-name="P1" draw:layer="layout" svg:width="0.247cm" svg:height="0.073cm" svg:x="6.526cm" svg:y="3.57cm" svg:viewBox="0 0 248 74" svg:d="M248 0c0 25 0 49-1 74l-247-9c1-21 1-43 1-65z">
            <text:p/>
          </draw:path>
          <draw:path draw:style-name="gr3" draw:text-style-name="P2" draw:layer="layout" svg:width="0.247cm" svg:height="0.073cm" svg:x="0.527cm" svg:y="3.461cm" svg:viewBox="0 0 248 74" svg:d="M0 74c0-25 1-49 1-74l247 9c0 21-1 43-1 65z">
            <text:p/>
          </draw:path>
          <draw:path draw:style-name="gr2" draw:text-style-name="P1" draw:layer="layout" svg:width="0.252cm" svg:height="0.167cm" svg:x="0.804cm" svg:y="2.199cm" svg:viewBox="0 0 253 168" svg:d="M253 108c-9 20-18 40-27 60l-226-101c10-22 21-45 31-67z">
            <text:p/>
          </draw:path>
          <draw:path draw:style-name="gr3" draw:text-style-name="P2" draw:layer="layout" svg:width="0.252cm" svg:height="0.167cm" svg:x="6.244cm" svg:y="4.739cm" svg:viewBox="0 0 253 168" svg:d="M0 59c9-19 19-39 28-59l225 100c-10 23-20 45-31 68z">
            <text:p/>
          </draw:path>
        </draw:g>
        <draw:path draw:style-name="gr4" draw:text-style-name="P1" draw:layer="layout" svg:width="0.034cm" svg:height="0.034cm" svg:x="5.668cm" svg:y="4.495cm" svg:viewBox="0 0 35 35" svg:d="M2 10c1-3 3-5 6-7 2-2 5-3 8-3s6 0 9 2c3 1 5 3 7 6 2 2 3 5 3 8s0 6-2 9c-1 3-3 5-6 7-2 2-5 3-8 3-3 1-6 0-9-1-3-2-5-4-7-6-2-3-3-6-3-9s0-6 2-9z">
          <text:p/>
        </draw:path>
        <draw:path draw:style-name="gr4" draw:text-style-name="P1" draw:layer="layout" svg:width="0.034cm" svg:height="0.034cm" svg:x="5.637cm" svg:y="4.558cm" svg:viewBox="0 0 35 35" svg:d="M2 10c1-3 4-6 6-7 3-2 6-3 9-3s6 1 9 2c2 1 5 3 6 6 2 3 3 6 3 9s0 6-2 8c0 1 0 1 0 1-1 3-3 5-6 7-3 1-6 2-9 2s-6 0-8-2c-3-1-6-3-7-6-2-2-3-5-3-8s1-6 2-9z">
          <text:p/>
        </draw:path>
        <draw:path draw:style-name="gr4" draw:text-style-name="P1" draw:layer="layout" svg:width="0.034cm" svg:height="0.034cm" svg:x="5.604cm" svg:y="4.619cm" svg:viewBox="0 0 35 35" svg:d="M2 9c2-3 4-5 7-6 2-2 5-3 8-3s6 1 9 2c3 2 5 4 7 6 1 3 2 6 2 9s-1 6-2 9c-2 3-4 5-6 7-3 1-6 2-9 2s-6 0-9-2c-3-1-5-4-6-6-2-3-3-6-3-9s1-6 2-9z">
          <text:p/>
        </draw:path>
        <draw:path draw:style-name="gr4"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 draw:text-style-name="P1" draw:layer="layout" svg:width="0.034cm" svg:height="0.034cm" svg:x="1.424cm" svg:y="3.101cm" svg:viewBox="0 0 35 35" svg:d="M35 21c-1 3-2 6-4 8-2 3-5 4-8 5s-6 2-9 1-6-2-8-4-4-5-5-7c-1-3-1-6-1-10 1-3 2-6 4-8s5-4 8-5 6-1 9-1c3 1 6 2 8 4s4 5 5 8 1 6 1 9z">
          <text:p/>
        </draw:path>
        <draw:path draw:style-name="gr4" draw:text-style-name="P1" draw:layer="layout" svg:width="0.034cm" svg:height="0.034cm" svg:x="1.439cm" svg:y="3.032cm" svg:viewBox="0 0 35 35" svg:d="M35 22c-1 3-3 5-5 8-2 2-4 4-7 5-3 0-6 1-9 0s-6-2-8-4c-3-2-4-5-5-8s-1-6-1-9h1c0-3 2-6 4-8 2-3 4-4 7-5s6-1 9-1c3 1 6 3 8 5 3 2 4 4 5 7s1 6 1 9c0 1 0 1 0 1z">
          <text:p/>
        </draw:path>
        <draw:path draw:style-name="gr4" draw:text-style-name="P1" draw:layer="layout" svg:width="0.034cm" svg:height="0.035cm" svg:x="1.455cm" svg:y="2.964cm" svg:viewBox="0 0 35 36" svg:d="M34 22c0 3-2 6-4 8s-5 4-8 5-6 1-9 0-6-3-8-5-4-5-4-8c-1-2-1-6 0-9 0-3 2-6 4-8s5-4 8-4c3-1 6-1 9 0 3 0 6 2 8 4s4 5 4 8c1 3 1 6 1 9-1 0-1 0-1 0z">
          <text:p/>
        </draw:path>
        <draw:path draw:style-name="gr4"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 draw:text-style-name="P1" draw:layer="layout" svg:width="0.034cm" svg:height="0.034cm" svg:x="1.495cm" svg:y="2.83cm" svg:viewBox="0 0 35 35" svg:d="M34 23c-1 3-3 6-5 8s-5 3-8 4-6 0-9-1-5-2-8-4c-2-3-3-6-4-9 0-3 0-6 1-9s3-5 5-8c2-2 5-3 8-4 3 0 6 0 9 1s6 3 8 5 3 5 4 8c0 3 0 6-1 9z">
          <text:p/>
        </draw:path>
        <draw:path draw:style-name="gr4"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 draw:text-style-name="P1" draw:layer="layout" svg:width="0.034cm" svg:height="0.034cm" svg:x="1.543cm" svg:y="2.699cm" svg:viewBox="0 0 35 35" svg:d="M34 24c-1 3-3 6-6 8-2 1-5 3-8 3-3 1-6 0-9-1s-5-3-7-5c-2-3-3-6-4-9 0-3 0-6 1-9 2-3 3-5 6-7 2-2 5-3 8-4 3 0 6 0 9 1s5 3 7 6c2 2 4 5 4 8s0 6-1 9z">
          <text:p/>
        </draw:path>
        <draw:path draw:style-name="gr4"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 draw:text-style-name="P1" draw:layer="layout" svg:width="0.034cm" svg:height="0.034cm" svg:x="1.599cm" svg:y="2.57cm" svg:viewBox="0 0 35 35" svg:d="M33 25c-1 3-3 5-6 7-2 2-5 3-8 3-3 1-6 0-9-1-3-2-5-4-7-6-2-3-3-6-3-9s0-6 2-9c1-3 3-5 6-7 2-2 5-3 8-3s6 0 9 2c3 1 5 3 7 6 2 2 3 5 3 8s0 6-2 9z">
          <text:p/>
        </draw:path>
        <draw:path draw:style-name="gr5" draw:text-style-name="P3"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6" draw:text-style-name="P3"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7" draw:text-style-name="P4"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g draw:style-name="gr1">
          <draw:path draw:style-name="gr8" draw:text-style-name="P5" draw:layer="layout" svg:width="0.034cm" svg:height="0.034cm" svg:x="1.773cm" svg:y="2.267cm" svg:viewBox="0 0 35 35" svg:d="M32 28c-2 2-4 4-7 6-3 1-6 1-9 1s-6-1-8-3c-3-1-5-4-6-7-2-2-2-5-2-9 0-3 1-6 3-8 2-3 4-5 7-6 3-2 6-2 9-2s6 1 9 3c2 2 4 4 5 7 2 3 2 6 2 9s-1 6-3 8z">
            <text:p/>
          </draw:path>
          <draw:path draw:style-name="gr8" draw:text-style-name="P5" draw:layer="layout" svg:width="0.034cm" svg:height="0.034cm" svg:x="1.814cm" svg:y="2.21cm" svg:viewBox="0 0 35 35" svg:d="M32 28c-2 3-5 5-7 6-3 1-6 2-9 1-3 0-6-1-9-3-2-2-4-4-5-7-2-3-2-6-2-9s2-6 3-9h1c1-2 4-4 7-5 2-2 5-2 9-2 3 0 6 2 8 3 2 2 4 5 6 7 1 3 1 6 1 9s-1 6-3 9z">
            <text:p/>
          </draw:path>
          <draw:path draw:style-name="gr8" draw:text-style-name="P5" draw:layer="layout" svg:width="0.034cm" svg:height="0.034cm" svg:x="1.856cm" svg:y="2.154cm" svg:viewBox="0 0 35 35" svg:d="M31 29c-2 2-4 4-7 5s-6 2-9 1c-3 0-6-2-8-3-3-2-5-5-6-8-1-2-1-6-1-9 1-3 2-6 4-8 2-3 4-5 7-6s6-1 9-1c3 1 6 2 8 4 3 2 5 4 6 7s1 6 1 9-2 6-3 8c-1 0-1 0-1 1z">
            <text:p/>
          </draw:path>
          <draw:path draw:style-name="gr8" draw:text-style-name="P5" draw:layer="layout" svg:width="0.034cm" svg:height="0.034cm" svg:x="1.899cm" svg:y="2.099cm" svg:viewBox="0 0 35 35" svg:d="M31 29c-2 2-5 4-7 5-3 1-6 2-9 1-3 0-6-2-9-4-2-2-4-4-5-7s-1-6-1-9c1-3 2-6 4-8v-1c2-2 5-4 8-5 2-1 6-1 9-1 3 1 6 2 8 4s4 5 5 7c1 3 1 6 1 9-1 3-2 6-4 9z">
            <text:p/>
          </draw:path>
          <draw:path draw:style-name="gr8" draw:text-style-name="P5" draw:layer="layout" svg:width="0.034cm" svg:height="0.034cm" svg:x="1.945cm" svg:y="2.046cm" svg:viewBox="0 0 35 35" svg:d="M31 29c-2 3-5 4-8 5s-6 2-9 1-6-2-8-4-4-5-5-8-1-6-1-9c1-3 2-5 4-8h1c2-2 4-4 7-5s6-1 9-1c3 1 6 2 8 4 3 2 4 5 5 8s1 6 1 9c-1 3-2 6-4 8z">
            <text:p/>
          </draw:path>
          <draw:path draw:style-name="gr8" draw:text-style-name="P5" draw:layer="layout" svg:width="0.034cm" svg:height="0.034cm" svg:x="1.992cm" svg:y="1.994cm" svg:viewBox="0 0 35 35" svg:d="M30 30c-2 2-4 4-7 5-3 0-6 0-9 0-3-1-6-2-8-4-3-3-4-5-5-8s-1-6-1-9c1-3 3-6 5-8 2-3 5-4 8-5s6-1 9-1c3 1 5 3 8 5 2 2 4 4 4 7 1 3 1 6 1 9-1 3-2 6-4 8-1 1-1 1-1 1z">
            <text:p/>
          </draw:path>
          <draw:path draw:style-name="gr8" draw:text-style-name="P5" draw:layer="layout" svg:width="0.034cm" svg:height="0.034cm" svg:x="2.041cm" svg:y="1.944cm" svg:viewBox="0 0 35 35" svg:d="M30 30c-2 2-5 4-8 5-3 0-6 0-9 0-3-1-6-3-8-5s-4-5-4-8c-1-3-1-6 0-9 0-3 2-5 4-8 3-2 5-4 8-4 3-1 6-1 9 0 3 0 6 2 8 4s4 5 5 8c0 3 0 6 0 9-1 3-3 6-5 8z">
            <text:p/>
          </draw:path>
          <draw:path draw:style-name="gr8" draw:text-style-name="P5" draw:layer="layout" svg:width="0.034cm" svg:height="0.034cm" svg:x="2.091cm" svg:y="1.895cm" svg:viewBox="0 0 35 35" svg:d="M30 30c-3 3-5 4-8 5-3 0-7 0-10 0-2-1-5-3-7-5s-4-5-5-8c0-3 0-6 1-9s2-6 4-8c1 0 1 0 1 0 2-2 5-4 8-5 3 0 6 0 9 1s5 2 7 5c3 2 4 4 5 7 0 3 0 7 0 10-1 2-3 5-5 7z">
            <text:p/>
          </draw:path>
          <draw:path draw:style-name="gr8" draw:text-style-name="P5" draw:layer="layout" svg:width="0.034cm" svg:height="0.034cm" svg:x="2.142cm" svg:y="1.848cm" svg:viewBox="0 0 35 35" svg:d="M29 31c-2 2-5 3-8 4-3 0-6 0-9-1s-6-2-8-5c-2-2-3-5-4-8 0-3 0-6 1-9s3-5 5-7v-1c2-2 5-3 8-4 3 0 6 0 9 1s6 3 8 5 3 5 4 8 0 6-1 9-2 6-5 8z">
            <text:p/>
          </draw:path>
          <draw:path draw:style-name="gr8" draw:text-style-name="P5" draw:layer="layout" svg:width="0.034cm" svg:height="0.034cm" svg:x="2.196cm" svg:y="1.802cm" svg:viewBox="0 0 35 35" svg:d="M29 31c-3 2-6 3-9 4-3 0-6 0-9-1-2-1-5-3-7-5s-3-5-4-8c0-3 0-6 1-9s3-6 5-8h1c2-2 5-3 8-4 3 0 6 0 9 1s5 3 7 5c2 3 3 6 4 9s0 6-1 9c-1 2-3 5-5 7z">
            <text:p/>
          </draw:path>
          <draw:path draw:style-name="gr8" draw:text-style-name="P5" draw:layer="layout" svg:width="0.034cm" svg:height="0.034cm" svg:x="2.25cm" svg:y="1.758cm" svg:viewBox="0 0 35 35" svg:d="M28 32c-2 1-5 3-8 3s-6 0-9-1-5-3-7-6c-2-2-3-5-4-8 0-3 0-6 1-9s3-5 6-7c2-2 5-3 8-4 3 0 7 0 9 1 3 1 6 3 8 6 1 2 3 5 3 8 1 3 0 6-1 9s-3 5-5 7c-1 0-1 0-1 1z">
            <text:p/>
          </draw:path>
          <draw:path draw:style-name="gr8" draw:text-style-name="P5" draw:layer="layout" svg:width="0.034cm" svg:height="0.034cm" svg:x="2.306cm" svg:y="1.716cm" svg:viewBox="0 0 35 35" svg:d="M28 32c-3 2-6 3-9 3s-6 0-9-1c-2-2-5-3-7-6-1-2-3-5-3-8s0-7 1-9c2-3 4-6 6-7v-1c3-1 6-3 9-3s6 0 9 1c3 2 5 4 7 6 2 3 3 6 3 9 1 3 0 6-1 9-1 2-3 5-6 7z">
            <text:p/>
          </draw:path>
          <draw:path draw:style-name="gr8" draw:text-style-name="P5" draw:layer="layout" svg:width="0.034cm" svg:height="0.034cm" svg:x="2.363cm" svg:y="1.675cm" svg:viewBox="0 0 35 35" svg:d="M27 32c-2 2-5 3-8 3s-6 0-9-2c-3-1-5-3-7-5-2-3-3-6-3-9s0-6 2-9c1-3 3-5 6-7 2-2 5-3 8-3 4 0 7 0 9 2 3 1 5 3 7 6 2 2 3 5 3 8s0 6-1 9c-2 3-4 5-6 7z">
            <text:p/>
          </draw:path>
          <draw:path draw:style-name="gr8" draw:text-style-name="P5" draw:layer="layout" svg:width="0.034cm" svg:height="0.034cm" svg:x="2.422cm" svg:y="1.637cm" svg:viewBox="0 0 35 35" svg:d="M27 32c-3 2-6 3-9 3s-6 0-9-2c-2-1-5-3-6-6-2-2-3-5-3-9 0-3 1-6 2-8 1-3 3-5 6-7s6-3 9-3 6 1 9 2 5 3 7 6c1 3 2 6 2 9s0 6-2 9c-1 2-3 5-6 6z">
            <text:p/>
          </draw:path>
          <draw:path draw:style-name="gr8" draw:text-style-name="P5" draw:layer="layout" svg:width="0.034cm" svg:height="0.034cm" svg:x="2.481cm" svg:y="1.6cm" svg:viewBox="0 0 35 35" svg:d="M26 33c-2 1-5 2-8 2s-6-1-9-2c-3-2-5-4-7-6-1-3-2-6-2-9s1-6 2-9c2-3 4-5 7-6v-1c2-1 5-2 9-2 3 0 6 1 8 2 3 2 5 4 7 7 1 2 2 5 2 8s0 6-2 9c-1 3-4 5-6 7z">
            <text:p/>
          </draw:path>
          <draw:path draw:style-name="gr8" draw:text-style-name="P5" draw:layer="layout" svg:width="0.034cm" svg:height="0.034cm" svg:x="2.603cm" svg:y="1.532cm" svg:viewBox="0 0 35 35" svg:d="M26 33c-3 2-6 2-9 2s-6-1-9-3c-3-1-5-4-6-6-1-3-2-6-2-9s1-6 3-9c1-2 4-4 6-6 1 0 1 0 1 0 3-1 6-2 9-2s6 1 8 3c3 1 5 4 6 6 2 3 2 6 2 9s-1 6-2 9c-2 3-4 5-7 6z">
            <text:p/>
          </draw:path>
          <draw:path draw:style-name="gr8" draw:text-style-name="P5" draw:layer="layout" svg:width="0.034cm" svg:height="0.034cm" svg:x="2.73cm" svg:y="1.472cm" svg:viewBox="0 0 35 35" svg:d="M25 34c-3 1-6 1-9 1s-6-1-9-3c-2-2-4-5-6-7-1-3-1-6-1-9s2-6 3-9c2-2 5-4 7-5 1 0 1 0 1-1 3-1 6-1 9-1s6 2 8 3c3 2 5 5 6 7 1 3 2 6 1 9 0 3-1 6-3 9-2 2-4 4-7 6z">
            <text:p/>
          </draw:path>
          <draw:path draw:style-name="gr8" draw:text-style-name="P5" draw:layer="layout" svg:width="0.034cm" svg:height="0.034cm" svg:x="2.86cm" svg:y="1.42cm" svg:viewBox="0 0 35 35" svg:d="M24 34c-3 1-6 1-10 1-3-1-5-2-8-4-2-2-4-4-5-7s-1-6-1-9c1-3 2-6 4-9 2-2 5-4 7-5 1 0 1 0 1 0 3-1 6-1 9-1 3 1 6 2 8 4s4 5 5 7c1 3 2 6 1 10 0 3-2 5-4 8-2 2-4 4-7 5z">
            <text:p/>
          </draw:path>
          <draw:path draw:style-name="gr8" draw:text-style-name="P5" draw:layer="layout" svg:width="0.034cm" svg:height="0.034cm" svg:x="2.993cm" svg:y="1.376cm" svg:viewBox="0 0 35 35" svg:d="M22 34c-2 1-6 1-9 1-3-1-5-3-8-5-2-2-3-4-4-7s-1-6-1-9c1-3 3-6 5-8 2-3 5-4 8-5s6-1 9-1c3 1 6 3 8 5s4 5 5 8c0 2 1 6 0 9s-2 5-4 8c-3 2-5 3-8 4z">
            <text:p/>
          </draw:path>
          <draw:path draw:style-name="gr8" draw:text-style-name="P5" draw:layer="layout" svg:width="0.034cm" svg:height="0.034cm" svg:x="3.128cm" svg:y="1.34cm" svg:viewBox="0 0 35 35" svg:d="M21 35c-3 0-6 0-9-1s-5-2-7-4c-2-3-4-5-5-8 0-3 0-7 1-10 1-2 2-5 5-7 2-2 5-4 8-4v-1c3 0 6 0 9 1s6 2 8 5c2 2 3 5 4 8s0 6 0 9c-1 3-3 5-5 7s-5 4-8 5z">
            <text:p/>
          </draw:path>
          <draw:path draw:style-name="gr8" draw:text-style-name="P5" draw:layer="layout" svg:width="0.034cm" svg:height="0.034cm" svg:x="3.334cm" svg:y="1.302cm" svg:viewBox="0 0 35 35" svg:d="M20 35c-3 0-6 0-9-1s-5-3-7-6c-2-2-3-5-4-8 0-3 0-6 1-9s3-5 6-7c2-2 5-3 8-4h1c3 0 6 0 9 1 2 1 5 3 7 6 2 2 3 5 3 8 1 3 0 6-1 9s-3 5-5 7c-3 2-6 3-9 4z">
            <text:p/>
          </draw:path>
          <draw:path draw:style-name="gr8" draw:text-style-name="P5" draw:layer="layout" svg:width="0.034cm" svg:height="0.034cm" svg:x="2.542cm" svg:y="1.565cm" svg:viewBox="0 0 35 35" svg:d="M26 33c-3 1-6 2-9 2s-6-1-9-2c-2-2-4-4-6-7-1-3-2-6-2-9s1-6 2-8c2-3 4-5 7-7 3-1 6-2 9-2s6 1 9 2c2 2 5 4 6 7 2 3 2 6 2 9s-1 6-2 9c-2 2-4 4-7 6z">
            <text:p/>
          </draw:path>
          <draw:path draw:style-name="gr8" draw:text-style-name="P5" draw:layer="layout" svg:width="0.034cm" svg:height="0.034cm" svg:x="2.666cm" svg:y="1.501cm" svg:viewBox="0 0 35 35" svg:d="M25 33c-3 2-6 2-9 2s-6-1-8-3c-3-2-5-4-6-7-2-3-2-6-2-9s1-6 3-8c2-3 4-5 7-6 3-2 6-2 9-2s6 1 9 3c2 2 4 4 6 7 1 3 2 6 1 9 0 3-1 6-3 8-2 3-4 5-7 6z">
            <text:p/>
          </draw:path>
          <draw:path draw:style-name="gr8" draw:text-style-name="P5" draw:layer="layout" svg:width="0.034cm" svg:height="0.034cm" svg:x="2.794cm" svg:y="1.445cm" svg:viewBox="0 0 35 35" svg:d="M24 34c-3 1-6 1-9 1s-6-2-8-4c-3-1-5-4-6-7s-1-6-1-9c1-3 2-6 4-8 2-3 4-4 7-6 3-1 6-1 9-1 3 1 6 2 9 4 2 2 4 4 5 7s2 6 1 9c0 3-2 6-3 8-2 3-5 5-8 6z">
            <text:p/>
          </draw:path>
          <draw:path draw:style-name="gr8" draw:text-style-name="P5" draw:layer="layout" svg:width="0.034cm" svg:height="0.034cm" svg:x="2.926cm" svg:y="1.397cm" svg:viewBox="0 0 35 35" svg:d="M23 34c-3 1-6 1-9 1-3-1-6-2-8-4s-4-5-5-8-1-6-1-9c1-3 2-6 4-8s5-4 8-5 6-1 9-1c3 1 6 2 8 4 3 2 4 5 5 8s2 6 1 9-2 6-4 8-5 4-8 5z">
            <text:p/>
          </draw:path>
          <draw:path draw:style-name="gr8" draw:text-style-name="P5" draw:layer="layout" svg:width="0.035cm" svg:height="0.034cm" svg:x="3.06cm" svg:y="1.357cm" svg:viewBox="0 0 36 35" svg:d="M22 35c-3 0-6 0-9-1-3 0-6-2-8-4s-4-5-4-8c-1-3-1-6 0-9 0-3 2-6 4-8s5-4 8-4c3-1 6-1 9 0 3 0 6 2 8 4s4 5 5 8 1 6 0 9-3 6-5 8-5 4-8 4z">
            <text:p/>
          </draw:path>
          <draw:path draw:style-name="gr8" draw:text-style-name="P5" draw:layer="layout" svg:width="0.034cm" svg:height="0.034cm" svg:x="3.196cm" svg:y="1.325cm" svg:viewBox="0 0 35 35" svg:d="M21 35c-3 0-6 0-9-1s-6-3-8-5-3-5-4-8c0-3 0-6 1-9s3-6 5-8 5-3 8-4c3 0 7 0 9 1 3 1 6 3 8 5s3 5 4 8 0 6-1 9-2 6-5 8c-2 2-5 3-8 4z">
            <text:p/>
          </draw:path>
          <draw:path draw:style-name="gr8" draw:text-style-name="P5" draw:layer="layout" svg:width="0.034cm" svg:height="0.034cm" svg:x="3.265cm" svg:y="1.313cm" svg:viewBox="0 0 35 35" svg:d="M20 35c-3 0-6 0-9-1s-5-3-7-5c-2-3-3-6-4-9 0-3 0-6 1-9 1-2 3-5 5-7 3-2 6-3 9-4 3 0 6 0 9 1s5 3 7 5c2 3 4 6 4 9 1 3 0 6-1 9s-3 5-5 7-5 3-8 4z">
            <text:p/>
          </draw:path>
          <draw:path draw:style-name="gr8" draw:text-style-name="P5" draw:layer="layout" svg:width="0.034cm" svg:height="0.034cm" svg:x="3.404cm" svg:y="1.294cm" svg:viewBox="0 0 35 35" svg:d="M19 35c-3 0-6 0-9-1-2-2-5-4-7-6-1-3-3-6-3-9s0-6 2-9c1-2 3-5 5-7 3-1 6-3 9-3s6 0 9 2c3 1 5 3 7 5 2 3 3 6 3 9 1 3 0 6-1 9-1 2-3 5-6 7-2 1-5 3-8 3z">
            <text:p/>
          </draw:path>
          <draw:path draw:style-name="gr8" draw:text-style-name="P5" draw:layer="layout" svg:width="0.034cm" svg:height="0.034cm" svg:x="3.474cm" svg:y="1.288cm" svg:viewBox="0 0 35 35" svg:d="M19 35c-3 0-6 0-9-2-3-1-5-3-7-6-2-2-3-5-3-8s0-6 2-9c1-3 3-5 6-7 2-2 5-3 8-3h1c3 0 6 0 9 2 2 1 5 3 6 6 2 2 3 5 3 8 1 3 0 6-1 9-2 3-4 5-6 7-3 2-6 3-9 3z">
            <text:p/>
          </draw:path>
          <draw:path draw:style-name="gr8" draw:text-style-name="P5" draw:layer="layout" svg:width="0.034cm" svg:height="0.034cm" svg:x="3.544cm" svg:y="1.284cm" svg:viewBox="0 0 35 35" svg:d="M18 35c-3 0-6-1-9-2-2-1-5-4-6-6-2-3-3-6-3-9s1-6 2-9c1-2 4-5 6-6 3-2 6-3 9-3s6 1 9 2 5 4 7 6c1 3 2 6 2 9s0 6-2 9c-1 2-3 5-6 6-2 2-5 3-8 3-1 0-1 0-1 0z">
            <text:p/>
          </draw:path>
          <draw:path draw:style-name="gr8" draw:text-style-name="P5" draw:layer="layout" svg:width="0.034cm" svg:height="0.034cm" svg:x="3.614cm" svg:y="1.283cm" svg:viewBox="0 0 35 35" svg:d="M18 35c-3 0-6-1-9-2-3-2-5-4-7-7-1-2-2-5-2-8s1-6 2-9c2-3 4-5 7-7 2-1 5-2 8-2h1c3 0 6 1 8 2 3 2 5 4 7 7 1 2 2 5 2 8s0 6-2 9c-1 3-4 5-6 7-3 1-6 2-9 2z">
            <text:p/>
          </draw:path>
          <draw:path draw:style-name="gr8" draw:text-style-name="P5" draw:layer="layout" svg:width="0.034cm" svg:height="0.034cm" svg:x="3.684cm" svg:y="1.283cm" svg:viewBox="0 0 35 35" svg:d="M17 35c-3 0-6-1-9-3-2-1-4-3-6-6-1-3-2-6-2-9s1-6 3-9c1-2 3-4 6-6 3-1 6-2 9-2s6 1 9 3c3 1 5 3 6 6 2 3 2 6 2 9s-1 6-2 9c-2 2-4 4-7 6-2 1-5 2-9 2z">
            <text:p/>
          </draw:path>
          <draw:path draw:style-name="gr8" draw:text-style-name="P5" draw:layer="layout" svg:width="0.034cm" svg:height="0.034cm" svg:x="3.754cm" svg:y="1.286cm" svg:viewBox="0 0 35 35" svg:d="M17 35c-3 0-6-1-9-3s-5-4-6-7c-1-2-2-5-2-8s1-6 3-9 4-5 7-6c2-1 5-2 8-2 1 0 1 0 1 0 3 0 6 1 8 3 3 2 5 4 6 7 2 2 2 5 2 8 0 4-1 6-2 9-2 3-4 5-7 6-3 2-6 2-9 2z">
            <text:p/>
          </draw:path>
          <draw:path draw:style-name="gr8" draw:text-style-name="P5" draw:layer="layout" svg:width="0.034cm" svg:height="0.034cm" svg:x="3.823cm" svg:y="1.29cm" svg:viewBox="0 0 35 35" svg:d="M16 35c-3 0-6-1-8-3-3-2-5-4-6-7-2-3-2-6-2-9s1-6 3-8c2-3 4-5 7-6 3-2 6-2 9-2s6 1 9 3c2 2 4 4 6 7 1 3 2 6 1 9 0 3-1 6-3 9-2 2-4 4-7 5-2 2-6 2-9 2z">
            <text:p/>
          </draw:path>
          <draw:path draw:style-name="gr8" draw:text-style-name="P5" draw:layer="layout" svg:width="0.034cm" svg:height="0.034cm" svg:x="3.893cm" svg:y="1.297cm" svg:viewBox="0 0 35 35" svg:d="M15 35c-3 0-5-2-8-3-2-2-4-5-6-8-1-2-1-5-1-9 0-3 2-5 3-8 2-2 5-4 8-6 2-1 5-1 9-1 3 1 6 2 8 3 3 2 5 5 6 8 1 2 2 6 1 9 0 3-1 6-3 8s-4 4-7 6c-3 1-6 1-9 1z">
            <text:p/>
          </draw:path>
          <draw:path draw:style-name="gr8" draw:text-style-name="P5" draw:layer="layout" svg:width="0.034cm" svg:height="0.034cm" svg:x="3.963cm" svg:y="1.307cm" svg:viewBox="0 0 35 35" svg:d="M15 35c-3-1-6-2-8-4-3-2-5-4-6-7s-1-6-1-9c1-3 2-6 4-8 2-3 4-5 7-6s6-1 9-1c3 1 6 2 9 4 2 2 4 4 5 7s2 6 1 9c0 3-2 6-3 8-2 3-5 5-8 6s-6 1-9 1z">
            <text:p/>
          </draw:path>
          <draw:path draw:style-name="gr8" draw:text-style-name="P5" draw:layer="layout" svg:width="0.034cm" svg:height="0.034cm" svg:x="4.032cm" svg:y="1.318cm" svg:viewBox="0 0 35 35" svg:d="M14 35c-3-1-5-2-8-4-2-2-4-5-5-8-1-2-1-6-1-9 1-3 2-5 4-8 2-2 5-4 8-5 2-1 6-1 9-1 3 1 6 2 8 4s4 5 5 8 2 6 1 9c0 3-2 6-4 8s-4 4-7 5-6 1-9 1z">
            <text:p/>
          </draw:path>
          <draw:path draw:style-name="gr8" draw:text-style-name="P5" draw:layer="layout" svg:width="0.034cm" svg:height="0.034cm" svg:x="4.1cm" svg:y="1.331cm" svg:viewBox="0 0 35 35" svg:d="M14 35c-3-1-6-2-8-4-2-3-4-5-5-8s-1-6-1-9c1-3 2-6 4-8 3-2 5-4 8-5s6-1 9-1c3 1 6 3 9 5 2 2 4 4 4 7 1 3 2 6 1 9s-2 6-4 8c-2 3-5 4-8 5s-6 1-9 1z">
            <text:p/>
          </draw:path>
          <draw:path draw:style-name="gr8" draw:text-style-name="P5" draw:layer="layout" svg:width="0.035cm" svg:height="0.034cm" svg:x="4.169cm" svg:y="1.347cm" svg:viewBox="0 0 36 35" svg:d="M13 34c-3 0-5-2-8-4-2-2-3-5-4-8s-1-6 0-9c0-3 2-5 4-8 2-2 5-3 8-4s6-1 9 0c3 0 6 2 8 4s4 5 5 8 1 6 0 9-2 5-5 8c-2 2-4 4-7 4-3 1-6 1-9 1 0 0-1 0-1-1z">
            <text:p/>
          </draw:path>
          <draw:path draw:style-name="gr8" draw:text-style-name="P5" draw:layer="layout" svg:width="0.035cm" svg:height="0.034cm" svg:x="4.236cm" svg:y="1.365cm" svg:viewBox="0 0 36 35" svg:d="M13 34c-3 0-6-2-8-4s-4-5-4-8c-1-3-1-6 0-9 0-3 2-6 4-8s5-4 8-4c3-1 6-1 9 0h1c2 1 5 2 7 4 2 3 4 5 5 8s1 6 0 9-3 6-5 8-5 4-8 5c-3 0-6 0-9-1z">
            <text:p/>
          </draw:path>
          <draw:path draw:style-name="gr8" draw:text-style-name="P5" draw:layer="layout" svg:width="0.034cm" svg:height="0.034cm" svg:x="4.303cm" svg:y="1.384cm" svg:viewBox="0 0 35 35" svg:d="M12 34c-3-1-5-2-7-5-2-2-4-5-5-8 0-3 0-6 1-9s2-5 5-7c2-2 5-4 8-5 3 0 6 0 9 1s6 2 8 5c2 2 3 5 4 8s0 6 0 9c-1 3-3 5-5 7-3 3-5 4-8 5-3 0-6 0-9-1z">
            <text:p/>
          </draw:path>
          <draw:path draw:style-name="gr8" draw:text-style-name="P5" draw:layer="layout" svg:width="0.034cm" svg:height="0.034cm" svg:x="4.37cm" svg:y="1.406cm" svg:viewBox="0 0 35 35" svg:d="M12 34c-3-1-6-3-8-5s-3-5-4-8c0-3 0-6 1-9s3-6 5-8 5-3 8-4c3 0 6 0 9 1h1c2 1 5 3 7 5s3 5 4 8 0 6-1 9-2 6-5 8c-2 2-5 3-8 4-3 0-6 0-9-1z">
            <text:p/>
          </draw:path>
          <draw:path draw:style-name="gr8" draw:text-style-name="P5" draw:layer="layout" svg:width="0.034cm" svg:height="0.034cm" svg:x="4.436cm" svg:y="1.43cm" svg:viewBox="0 0 35 35" svg:d="M11 34c-3-1-5-3-7-5-2-3-3-6-4-9 0-3 0-6 1-9s3-5 5-7c3-2 6-3 9-4 3 0 6 0 9 1s5 3 7 6c2 2 4 5 4 8 1 3 0 6-1 9s-3 5-5 7c-3 2-5 3-8 4-3 0-7 0-9-1-1 0-1 0-1 0z">
            <text:p/>
          </draw:path>
          <draw:path draw:style-name="gr8" draw:text-style-name="P5" draw:layer="layout" svg:width="0.034cm" svg:height="0.034cm" svg:x="5.767cm" svg:y="2.818cm" svg:viewBox="0 0 35 35" svg:d="M1 23c-1-3-1-6-1-9 1-3 2-5 4-8 2-2 5-4 8-5s6-1 9-1c3 1 5 2 8 4 2 2 4 5 5 8s1 6 1 9c-1 3-2 6-4 8-2 3-5 4-8 5-2 1-6 2-9 1s-5-2-8-4c-2-2-4-4-5-7z">
            <text:p/>
          </draw:path>
          <draw:path draw:style-name="gr8" draw:text-style-name="P5" draw:layer="layout" svg:width="0.034cm" svg:height="0.035cm" svg:x="5.807cm" svg:y="2.952cm" svg:viewBox="0 0 35 36" svg:d="M1 22c-1-3-1-6 0-9 0-3 2-5 4-8 2-2 5-3 8-4s6-1 9 0c3 0 5 2 8 4 2 2 3 5 4 8s1 6 1 9c-1 3-3 6-5 8s-5 4-8 5-6 1-9 0-5-2-8-5c-2-2-3-4-4-7z">
            <text:p/>
          </draw:path>
          <draw:path draw:style-name="gr8" draw:text-style-name="P5" draw:layer="layout" svg:width="0.034cm" svg:height="0.034cm" svg:x="5.743cm" svg:y="2.752cm" svg:viewBox="0 0 35 35" svg:d="M1 23c-1-3-1-6-1-9 1-3 2-5 4-8 2-2 5-4 8-5s6-1 9-1c3 1 5 2 8 4 2 2 4 5 5 8s1 6 1 9c-1 3-2 6-4 8-2 3-5 4-8 5-2 1-6 2-9 1s-5-2-8-4c-2-2-4-4-5-7z">
            <text:p/>
          </draw:path>
          <draw:path draw:style-name="gr8" draw:text-style-name="P5" draw:layer="layout" svg:width="0.034cm" svg:height="0.035cm" svg:x="5.788cm" svg:y="2.885cm" svg:viewBox="0 0 35 36" svg:d="M1 22c-1-3-1-6 0-9 0-3 2-5 4-8 2-2 5-3 8-4s6-1 9 0c3 0 5 2 8 4 2 2 3 5 4 8s1 6 1 9c-1 3-3 6-5 8s-5 4-8 5-6 1-9 0-5-2-8-5c-2-2-3-4-4-7z">
            <text:p/>
          </draw:path>
          <draw:path draw:style-name="gr8" draw:text-style-name="P5" draw:layer="layout" svg:width="0.034cm" svg:height="0.034cm" svg:x="5.824cm" svg:y="3.02cm" svg:viewBox="0 0 35 35" svg:d="M0 21c0-3 0-6 1-9s2-5 5-7c2-3 5-4 8-5 3 0 6 0 9 1s5 2 7 5c3 2 4 5 5 8 0 3 0 6-1 9s-2 6-5 8c-2 2-5 3-8 4s-6 0-9-1c-3 0-5-2-7-4-2-3-4-5-5-8z">
            <text:p/>
          </draw:path>
        </draw:g>
        <draw:path draw:style-name="gr9" draw:text-style-name="P6" draw:layer="layout" svg:width="0.365cm" svg:height="1.36cm" svg:x="0.21cm" svg:y="2.115cm" svg:viewBox="0 0 366 1361" svg:d="M40 1360l-40-1c9-435 89-804 236-1179l-41-17-3-2-2-3-1-5 1-4 1-1 1-2 149-143 6-3h7l4 4 1 7 7 206-1 2v2l-2 3-3 3-5 1-4-1-40-16c-144 366-221 725-230 1150z">
          <text:p/>
        </draw:path>
        <draw:path draw:style-name="gr10" draw:text-style-name="P7" draw:layer="layout" svg:width="0.365cm" svg:height="1.36cm" svg:x="6.702cm" svg:y="3.61cm" svg:viewBox="0 0 366 1361" svg:d="M325 1l41 1c-10 435-89 803-236 1179l40 16 4 2 2 4v4 4l-1 2-2 2-149 143-5 3-7-1-4-4-2-7-6-205v-3l1-1 2-4 3-3h5 3l41 17c143-366 220-726 230-1150z">
          <text:p/>
        </draw:path>
        <draw:path draw:style-name="gr11" draw:text-style-name="P8"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12" draw:text-style-name="P9" draw:layer="layout" svg:width="0.514cm" svg:height="1.266cm" svg:x="6.259cm" svg:y="3.601cm" svg:viewBox="0 0 515 1267" svg:d="M515 4c-4 255-40 508-106 753-47 174-109 345-185 510l-224-105c70-151 128-308 171-469 60-225 93-458 97-693z">
          <text:p/>
        </draw:path>
        <draw:path draw:style-name="gr13" draw:text-style-name="P10"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14" draw:text-style-name="P11" draw:layer="layout" svg:width="0.777cm" svg:height="0.879cm" svg:x="5.578cm" svg:y="4.99cm" svg:viewBox="0 0 778 880" svg:d="M778 124c-136 235-302 452-496 646-38 38-77 75-117 110l-165-183c37-33 72-67 107-102 179-178 332-379 457-595z">
          <text:p/>
        </draw:path>
        <draw:path draw:style-name="gr15"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16"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17" draw:text-style-name="P12" draw:layer="layout" svg:width="5.953cm" svg:height="3.175cm" svg:x="0.821cm" svg:y="0.426cm" svg:viewBox="0 0 5954 3176" svg:d="M5707 3172v-48c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v52z">
          <text:p/>
        </draw:path>
        <draw:path draw:style-name="gr18" draw:text-style-name="P13" draw:layer="layout" svg:width="0.056cm" svg:height="0.085cm" svg:x="0.934cm" svg:y="1.925cm" svg:viewBox="0 0 57 86" svg:d="M7 75c0-1 0-1 0-1h-1-1c0-1 0-1 0-1h-1v-1h-1v-1-1h-1c0-1 0-1 0-1h-1v-1-1-1h-1c0-1 0-1 0-1v-1-1c0-1 0-1 0-1 0-1 0-1 0-1 0-1 0-1 0-1 0-1 0-1 0-1h1v-1-1-1h1c0-1 0-1 0-1 9-16 19-32 29-48 1-2 3-4 5-5s5-2 7-2 5 1 7 2 4 3 5 5 2 5 2 7c0 3-1 5-2 7-8 12-15 24-22 36l5 3c2 1 4 3 5 5s2 5 2 7c0 3-1 5-2 7s-3 4-5 5c-3 1-5 2-7 2-3 0-5-1-7-2z">
          <text:p/>
        </draw:path>
        <draw:path draw:style-name="gr18" draw:text-style-name="P13" draw:layer="layout" svg:width="0.057cm" svg:height="0.074cm" svg:x="0.992cm" svg:y="1.83cm" svg:viewBox="0 0 58 75" svg:d="M26 69c-1 2-3 4-5 5-3 1-5 1-8 1-2 0-4 0-6-2-3-1-4-3-5-5-2-2-2-5-2-7 0-3 1-5 2-7 10-16 20-32 31-48 1-2 3-3 5-4 2-2 5-2 7-2 3 0 5 1 7 2 2 2 4 3 5 6 1 2 2 4 1 7 0 2-1 5-2 7-10 15-20 31-30 47z">
          <text:p/>
        </draw:path>
        <draw:path draw:style-name="gr18" draw:text-style-name="P13" draw:layer="layout" svg:width="0.059cm" svg:height="0.073cm" svg:x="1.053cm" svg:y="1.737cm" svg:viewBox="0 0 60 74" svg:d="M26 68c-2 2-4 4-6 5s-5 1-7 1-5-1-7-2c-2-2-4-3-5-6-1-2-1-4-1-7 0-2 1-5 2-7 11-15 22-31 33-46 1-2 3-4 5-5s5-1 7-1c3 0 5 1 7 3 2 1 4 3 5 5s1 5 1 7c0 3-1 5-3 7-10 15-21 31-31 46z">
          <text:p/>
        </draw:path>
        <draw:path draw:style-name="gr18" draw:text-style-name="P13" draw:layer="layout" svg:width="0.061cm" svg:height="0.072cm" svg:x="1.118cm" svg:y="1.647cm" svg:viewBox="0 0 62 73" svg:d="M25 67c-1 2-3 4-5 5-3 1-5 1-8 1-2 0-4-1-6-3-2-1-4-3-5-5-1-3-1-5-1-7 0-3 1-5 3-7 11-15 22-30 34-45 1-2 3-4 5-5 3-1 5-1 7-1 3 0 5 1 7 3 2 1 4 3 5 6 1 2 1 4 1 7-1 2-2 5-3 6-11 15-23 30-34 45z">
          <text:p/>
        </draw:path>
        <draw:path draw:style-name="gr18" draw:text-style-name="P13" draw:layer="layout" svg:width="0.062cm" svg:height="0.071cm" svg:x="1.186cm" svg:y="1.559cm" svg:viewBox="0 0 63 72" svg:d="M25 67c-2 1-4 3-6 4s-5 1-7 1c-2-1-5-2-7-3-2-2-3-4-4-6s-1-5-1-7c0-3 1-5 3-7 12-15 23-29 35-44 2-2 4-3 6-4 3-1 5-1 8-1 2 1 4 2 6 3 2 2 3 4 4 6s1 5 1 7c0 3-1 5-3 7-12 14-23 29-35 44z">
          <text:p/>
        </draw:path>
        <draw:path draw:style-name="gr18" draw:text-style-name="P13" draw:layer="layout" svg:width="0.064cm" svg:height="0.07cm" svg:x="1.257cm" svg:y="1.474cm" svg:viewBox="0 0 65 71" svg:d="M25 66c-2 2-4 3-6 4-3 1-5 1-8 0-2 0-4-1-6-3-2-1-3-3-4-6-1-2-1-5-1-7 1-2 2-5 3-6 13-15 25-29 37-43 2-2 4-3 6-4 3-1 5-1 8-1 2 1 4 2 6 3 2 2 3 4 4 7 1 2 1 4 1 7-1 2-2 4-4 6-12 14-24 28-36 43z">
          <text:p/>
        </draw:path>
        <draw:path draw:style-name="gr18" draw:text-style-name="P13" draw:layer="layout" svg:width="0.065cm" svg:height="0.068cm" svg:x="1.331cm" svg:y="1.391cm" svg:viewBox="0 0 66 69" svg:d="M24 65c-1 1-3 3-6 4-2 0-5 0-7 0-2-1-5-2-6-3-2-2-4-4-4-7-1-2-1-4-1-7 1-2 2-4 4-6 12-14 25-28 38-42 2-1 4-3 6-3 3-1 5-1 8-1 2 1 4 2 6 4s3 4 4 6c0 2 0 5 0 7-1 3-2 5-4 7-12 13-25 27-38 41z">
          <text:p/>
        </draw:path>
        <draw:path draw:style-name="gr18" draw:text-style-name="P13" draw:layer="layout" svg:width="0.067cm" svg:height="0.067cm" svg:x="1.408cm" svg:y="1.311cm" svg:viewBox="0 0 68 68" svg:d="M24 64c-2 2-4 3-6 4-3 0-5 0-7 0-3-1-5-2-7-4s-3-4-3-6c-1-3-1-5-1-7 1-3 2-5 4-7 7-7 14-14 22-21 6-7 12-13 18-19 1-2 4-3 6-4 2 0 5 0 7 0 3 1 5 2 6 4 2 2 3 4 4 6 1 3 1 5 0 8-1 2-2 4-4 6-6 6-12 12-17 18-1 0-1 0-1 0-7 7-14 15-21 22z">
          <text:p/>
        </draw:path>
        <draw:path draw:style-name="gr18" draw:text-style-name="P13" draw:layer="layout" svg:width="0.068cm" svg:height="0.065cm" svg:x="1.487cm" svg:y="1.234cm" svg:viewBox="0 0 69 66" svg:d="M24 62c-2 2-4 3-7 4-2 0-5 0-7 0-2-1-4-2-6-4s-3-4-4-7c0-2 0-4 1-7 0-2 2-4 3-6 14-13 28-26 42-38 2-2 4-3 6-4 3 0 5 0 8 1 2 0 4 2 6 4 1 1 3 4 3 6 1 3 0 5 0 7-1 3-2 5-4 6-14 13-28 26-41 38z">
          <text:p/>
        </draw:path>
        <draw:path draw:style-name="gr18" draw:text-style-name="P13" draw:layer="layout" svg:width="0.065cm" svg:height="0.069cm" svg:x="1.568cm" svg:y="1.24cm" svg:viewBox="0 0 66 70" svg:d="M4 23c-2-1-3-4-4-6 0-3 0-5 1-7 0-3 2-5 4-6 1-2 4-3 6-4 3 0 5 0 7 1 3 0 5 2 6 4l38 42c2 1 3 4 3 6 1 2 1 5 0 7-1 3-2 5-4 6-2 2-4 3-7 4-2 0-4 0-7-1-2-1-4-2-6-4z">
          <text:p/>
        </draw:path>
        <draw:path draw:style-name="gr18" draw:text-style-name="P13" draw:layer="layout" svg:width="0.065cm" svg:height="0.069cm" svg:x="1.642cm" svg:y="1.323cm" svg:viewBox="0 0 66 70" svg:d="M4 23c-2-1-3-4-4-6 0-3 0-5 1-7 0-3 2-5 4-6 1-2 4-3 6-4 3 0 5 0 7 1 3 0 5 2 6 4l38 42c2 1 3 4 3 6 1 2 1 5 0 7-1 3-2 5-4 6-2 2-4 3-7 4-2 0-4 0-7-1-2-1-4-2-6-4z">
          <text:p/>
        </draw:path>
        <draw:path draw:style-name="gr18" draw:text-style-name="P13" draw:layer="layout" svg:width="0.057cm" svg:height="0.075cm" svg:x="1.174cm" svg:y="2.005cm" svg:viewBox="0 0 58 76" svg:d="M32 7c1-3 3-4 5-5 2-2 5-2 7-2 3 0 5 1 7 2s4 3 5 5c1 3 2 5 2 8-1 2-1 4-3 6-10 16-19 32-29 48-1 2-3 4-5 5s-5 2-7 2c-3 0-5-1-7-2s-4-3-5-5-2-5-2-7c0-3 1-5 2-7 10-16 20-33 30-48z">
          <text:p/>
        </draw:path>
        <draw:path draw:style-name="gr18" draw:text-style-name="P13" draw:layer="layout" svg:width="0.069cm" svg:height="0.065cm" svg:x="1.665cm" svg:y="1.406cm" svg:viewBox="0 0 70 66" svg:d="M46 4c2-2 4-3 7-4 2 0 4 0 7 1 2 0 4 2 6 4 2 1 3 4 3 6 1 3 1 5 0 7-1 3-2 5-4 6-14 13-28 25-41 38-2 2-4 3-7 4-2 0-5 0-7-1-2 0-5-2-6-3-2-2-3-4-4-7 0-2 0-5 1-7 0-2 2-5 3-6 14-13 28-26 42-38z">
          <text:p/>
        </draw:path>
        <draw:path draw:style-name="gr18" draw:text-style-name="P13" draw:layer="layout" svg:width="0.067cm" svg:height="0.067cm" svg:x="1.585cm" svg:y="1.483cm" svg:viewBox="0 0 68 68" svg:d="M44 4c2-2 4-3 6-4 3 0 5 0 8 1 2 0 4 1 6 3s3 4 3 7c1 2 1 4 0 7 0 2-2 4-3 6-7 7-14 13-21 20-6 7-13 13-19 20-2 1-4 3-6 3-3 1-5 1-7 0-3 0-5-2-7-3-2-2-3-4-3-6-1-3-1-5-1-8 1-2 2-4 4-6 6-7 13-13 19-20 7-6 14-13 21-20z">
          <text:p/>
        </draw:path>
        <draw:path draw:style-name="gr18" draw:text-style-name="P13" draw:layer="layout" svg:width="0.065cm" svg:height="0.068cm" svg:x="1.508cm" svg:y="1.563cm" svg:viewBox="0 0 66 69" svg:d="M42 4c2-1 4-3 6-3 3-1 5-1 7-1 3 1 5 2 7 4s3 4 4 6c0 2 0 5 0 7-1 3-2 5-4 7-12 13-25 27-38 41-1 2-3 3-6 4-2 0-5 1-7 0s-5-2-6-3c-2-2-4-4-4-6-1-3-1-5-1-8 1-2 2-4 4-6 12-14 25-28 38-42z">
          <text:p/>
        </draw:path>
        <draw:path draw:style-name="gr18" draw:text-style-name="P13" draw:layer="layout" svg:width="0.064cm" svg:height="0.07cm" svg:x="1.434cm" svg:y="1.646cm" svg:viewBox="0 0 65 71" svg:d="M40 5c2-2 4-3 6-4s5-1 7-1c3 1 5 2 7 3 2 2 3 4 4 6 1 3 1 5 0 8 0 2-1 4-3 6-12 14-24 28-36 43-2 2-4 3-6 4-3 1-5 1-7 1-3-1-5-2-7-4-2-1-3-3-4-5-1-3-1-5-1-8 1-2 2-4 3-6 12-15 25-29 37-43z">
          <text:p/>
        </draw:path>
        <draw:path draw:style-name="gr18" draw:text-style-name="P13" draw:layer="layout" svg:width="0.062cm" svg:height="0.071cm" svg:x="1.364cm" svg:y="1.731cm" svg:viewBox="0 0 63 72" svg:d="M38 5c2-2 4-3 6-4s5-1 7-1c2 1 5 2 7 3 2 2 3 4 4 6s1 5 1 7c-1 3-2 5-3 7-12 14-24 29-35 44-1 2-3 3-6 4-2 1-4 1-7 1-2 0-5-1-7-3-2-1-3-3-4-6-1-2-1-4-1-7 0-2 1-4 3-6 11-15 23-30 35-45z">
          <text:p/>
        </draw:path>
        <draw:path draw:style-name="gr18" draw:text-style-name="P13" draw:layer="layout" svg:width="0.06cm" svg:height="0.072cm" svg:x="1.297cm" svg:y="1.82cm" svg:viewBox="0 0 61 73" svg:d="M36 6c1-2 3-4 6-5 2-1 4-1 7-1 2 0 5 1 6 3 2 1 4 3 5 5 1 3 1 5 1 8 0 2-1 4-3 6-11 15-22 30-33 46-1 2-3 3-5 4s-5 2-7 1c-3 0-5-1-7-2-2-2-4-3-5-6-1-2-1-4-1-7 0-2 1-5 3-7 11-15 22-30 33-45z">
          <text:p/>
        </draw:path>
        <draw:path draw:style-name="gr18" draw:text-style-name="P13" draw:layer="layout" svg:width="0.058cm" svg:height="0.074cm" svg:x="1.234cm" svg:y="1.911cm" svg:viewBox="0 0 59 75" svg:d="M34 6c1-2 3-4 5-5 3-1 5-1 7-1 3 0 5 1 7 2 2 2 4 4 5 6s2 5 1 7c0 3-1 5-2 7-11 15-21 31-31 46-2 2-4 4-6 5s-4 2-7 2c-2 0-5-1-7-3-2-1-3-3-5-5-1-2-1-5-1-7 0-3 1-5 2-7 11-16 21-31 32-47z">
          <text:p/>
        </draw:path>
        <draw:path draw:style-name="gr18" draw:text-style-name="P13" draw:layer="layout" svg:width="0.076cm" svg:height="0.055cm" svg:x="1.096cm" svg:y="2.067cm" svg:viewBox="0 0 77 56" svg:d="M70 30c2 1 4 3 5 5s2 5 2 7c0 3-1 5-2 7s-3 4-5 5c-2 2-5 2-7 2-3 0-5 0-7-2l-49-28c-2-1-4-3-5-5s-2-5-2-7 1-5 2-7 3-4 5-5 5-2 7-2 5 1 7 2z">
          <text:p/>
        </draw:path>
        <draw:path draw:style-name="gr18" draw:text-style-name="P13" draw:layer="layout" svg:width="0.076cm" svg:height="0.055cm" svg:x="0.999cm" svg:y="2.011cm" svg:viewBox="0 0 77 56" svg:d="M70 30c2 1 4 3 5 5s2 5 2 7c0 3-1 5-2 7s-3 4-5 5c-2 2-5 2-7 2-3 0-5 0-7-2l-49-28c-2-1-4-3-5-5s-2-5-2-7 1-5 2-7 3-4 5-5 5-2 7-2 5 1 7 2z">
          <text:p/>
        </draw:path>
        <draw:path draw:style-name="gr12" draw:text-style-name="P9" draw:layer="layout" svg:width="0.514cm" svg:height="1.265cm" svg:x="0.528cm" svg:y="2.231cm" svg:viewBox="0 0 515 1266" svg:d="M0 1262c5-255 40-508 106-752 47-175 109-345 185-510l224 104c-70 152-127 309-170 470-61 225-94 457-98 692z">
          <text:p/>
        </draw:path>
        <draw:polyline draw:style-name="gr19" draw:text-style-name="P14" draw:layer="layout" svg:width="0.749cm" svg:height="1.399cm" draw:transform="rotate (0.122173047639603) translate (2.60355573841616cm -0.0502991550297998cm)" svg:viewBox="0 0 750 1400" draw:points="0,0 750,700 750,700 0,1400">
          <text:p/>
        </draw:polyline>
        <draw:polyline draw:style-name="gr19" draw:text-style-name="P14" draw:layer="layout" svg:width="0.749cm" svg:height="1.399cm" draw:transform="rotate (0.122173047639603) translate (3.83104487466771cm 5.84404308311556cm)" svg:viewBox="0 0 750 1400" draw:points="750,0 0,700 0,700 750,1400">
          <text:p/>
        </draw:polyline>
        <draw:g draw:style-name="gr20">
          <draw:g draw:style-name="gr1">
            <draw:polyline draw:style-name="gr21" draw:text-style-name="P15" draw:layer="layout" svg:width="3.345cm" svg:height="0.498cm" svg:x="8.058cm" svg:y="2.0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058cm" svg:y1="2.644cm" svg:x2="12.629cm" svg:y2="2.644cm">
              <text:p/>
            </draw:line>
            <draw:line draw:style-name="gr23" draw:text-style-name="P15" draw:layer="layout" svg:x1="8.058cm" svg:y1="2.644cm" svg:x2="8.058cm" svg:y2="2.711cm">
              <text:p/>
            </draw:line>
            <draw:line draw:style-name="gr23" draw:text-style-name="P15" draw:layer="layout" svg:x1="8.972cm" svg:y1="2.644cm" svg:x2="8.972cm" svg:y2="2.711cm">
              <text:p/>
            </draw:line>
            <draw:line draw:style-name="gr23" draw:text-style-name="P15" draw:layer="layout" svg:x1="9.886cm" svg:y1="2.644cm" svg:x2="9.886cm" svg:y2="2.711cm">
              <text:p/>
            </draw:line>
            <draw:line draw:style-name="gr23" draw:text-style-name="P15" draw:layer="layout" svg:x1="10.8cm" svg:y1="2.644cm" svg:x2="10.8cm" svg:y2="2.711cm">
              <text:p/>
            </draw:line>
            <draw:line draw:style-name="gr23" draw:text-style-name="P15" draw:layer="layout" svg:x1="11.714cm" svg:y1="2.644cm" svg:x2="11.714cm" svg:y2="2.711cm">
              <text:p/>
            </draw:line>
            <draw:line draw:style-name="gr23" draw:text-style-name="P15" draw:layer="layout" svg:x1="12.629cm" svg:y1="2.644cm" svg:x2="12.629cm" svg:y2="2.711cm">
              <text:p/>
            </draw:line>
            <draw:line draw:style-name="gr23" draw:text-style-name="P15" draw:layer="layout" svg:x1="7.962cm" svg:y1="2.551cm" svg:x2="7.9cm" svg:y2="2.551cm">
              <text:p/>
            </draw:line>
            <draw:line draw:style-name="gr23" draw:text-style-name="P15" draw:layer="layout" svg:x1="7.962cm" svg:y1="0.598cm" svg:x2="7.9cm" svg:y2="0.598cm">
              <text:p/>
            </draw:line>
            <draw:path draw:style-name="gr24" draw:text-style-name="P2" draw:layer="layout" svg:width="0.505cm" svg:height="1.861cm" svg:x="8.066cm" svg:y="0.7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7.965cm" svg:y1="2.551cm" svg:x2="7.965cm" svg:y2="0.598cm">
              <text:p/>
            </draw:line>
            <draw:path draw:style-name="gr25" draw:text-style-name="P1" draw:layer="layout" svg:width="4.316cm" svg:height="0.288cm" svg:x="8.333cm" svg:y="2.2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7" draw:layer="layout" svg:width="2.729cm" svg:height="0.285cm" svg:x="8.95cm" svg:y="2.865cm">
            <draw:text-box>
              <text:p text:style-name="P16"><text:span text:style-name="T1">Seed count</text:span></text:p>
            </draw:text-box>
          </draw:frame>
          <draw:frame draw:style-name="gr27" draw:text-style-name="P17" draw:layer="layout" svg:width="1.017cm" svg:height="0.285cm" draw:transform="rotate (1.5707963267949) translate (7.5cm 2.065cm)">
            <draw:text-box>
              <text:p text:style-name="P16"><text:span text:style-name="T1">Density</text:span></text:p>
            </draw:text-box>
          </draw:frame>
          <draw:line draw:style-name="gr28" draw:text-style-name="P14" draw:layer="layout" svg:x1="9.02cm" svg:y1="1.315cm" svg:x2="9.94cm" svg:y2="1.315cm">
            <text:p/>
          </draw:line>
          <draw:line draw:style-name="gr29" draw:text-style-name="P18" draw:layer="layout" svg:x1="9cm" svg:y1="0.865cm" svg:x2="9.35cm" svg:y2="0.865cm">
            <text:p/>
          </draw:line>
          <draw:line draw:style-name="gr30" draw:text-style-name="P18" draw:layer="layout" svg:x1="9.5cm" svg:y1="0.865cm" svg:x2="9.85cm" svg:y2="0.865cm">
            <text:p/>
          </draw:line>
          <draw:frame draw:style-name="gr31" draw:text-style-name="P20" draw:layer="layout" svg:width="2cm" svg:height="0.3cm" svg:x="9.95cm" svg:y="1.2cm">
            <draw:text-box>
              <text:p text:style-name="P19"><text:span text:style-name="T2">Only one</text:span><text:span text:style-name="T3"> state </text:span></text:p>
            </draw:text-box>
          </draw:frame>
          <draw:frame draw:style-name="gr32" draw:text-style-name="P21" draw:layer="layout" svg:width="1.452cm" svg:height="0.3cm" svg:x="9.948cm" svg:y="0.75cm">
            <draw:text-box>
              <text:p text:style-name="P19"><text:span text:style-name="T2">Two states</text:span></text:p>
            </draw:text-box>
          </draw:frame>
        </draw:g>
        <draw:g draw:style-name="gr20">
          <draw:polyline draw:style-name="gr33" draw:text-style-name="P14" draw:layer="layout" svg:width="0.145cm" svg:height="1.699cm" svg:x="9.4cm" svg:y="4.151cm" svg:viewBox="0 0 146 1700" draw:points="146,0 0,0 0,0 0,1700 0,1700 146,1700">
            <text:p/>
          </draw:polyline>
          <draw:polyline draw:style-name="gr33" draw:text-style-name="P14" draw:layer="layout" svg:width="0.145cm" svg:height="1.699cm" svg:x="11.254cm" svg:y="4.151cm" svg:viewBox="0 0 146 1700" draw:points="0,0 146,0 146,0 146,1700 146,1700 0,1700">
            <text:p/>
          </draw:polyline>
          <draw:frame draw:style-name="gr34" draw:text-style-name="P23" draw:layer="layout" svg:width="1cm" svg:height="0.526cm" draw:transform="rotate (1.5707963267949) translate (9.018cm 5.051cm)">
            <draw:text-box>
              <text:p text:style-name="P22"><text:span text:style-name="T4">Low</text:span></text:p>
            </draw:text-box>
          </draw:frame>
          <draw:frame draw:style-name="gr35" draw:text-style-name="P24" draw:layer="layout" svg:width="1.25cm" svg:height="0.526cm" draw:transform="rotate (1.5707963267949) translate (9.006cm 6.051cm)">
            <draw:text-box>
              <text:p text:style-name="P22"><text:span text:style-name="T5">High</text:span></text:p>
            </draw:text-box>
          </draw:frame>
          <draw:frame draw:style-name="gr34" draw:text-style-name="P23" draw:layer="layout" svg:width="1cm" svg:height="0.526cm" svg:x="9.4cm" svg:y="3.775cm">
            <draw:text-box>
              <text:p text:style-name="P22"><text:span text:style-name="T4">Low</text:span></text:p>
            </draw:text-box>
          </draw:frame>
          <draw:frame draw:style-name="gr34" draw:text-style-name="P24" draw:layer="layout" svg:width="1.25cm" svg:height="0.526cm" svg:x="10.3cm" svg:y="3.775cm">
            <draw:text-box>
              <text:p text:style-name="P22"><text:span text:style-name="T5">High</text:span></text:p>
            </draw:text-box>
          </draw:frame>
          <draw:custom-shape draw:style-name="gr36" draw:text-style-name="P25" draw:layer="layout" svg:width="0.5cm" svg:height="0.5cm" svg:x="9.64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6" draw:layer="layout" svg:width="0.5cm" svg:height="0.5cm" svg:x="9.646cm" svg:y="5.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7" draw:layer="layout" svg:width="0.5cm" svg:height="0.5cm" svg:x="10.646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5cm" svg:height="0.5cm" svg:x="10.646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8" draw:layer="layout" svg:width="0.7cm" svg:height="0.7cm" svg:x="10.546cm" svg:y="5.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9" draw:layer="layout" svg:width="2.5cm" svg:height="0.489cm" draw:transform="rotate (-1.5707963267949) translate (11.794cm 3.7cm)">
            <draw:text-box>
              <text:p text:style-name="P22"><text:span text:style-name="T6">Transition matrix</text:span></text:p>
            </draw:text-box>
          </draw:frame>
          <draw:path draw:style-name="gr42" draw:text-style-name="P14" draw:layer="layout" svg:width="0.685cm" svg:height="0.479cm" draw:transform="skewX (0.00453785605518525) rotate (0.32306044454415) translate (10.1995552708126cm 5.89476200284708cm)" svg:viewBox="0 0 686 480" svg:d="M0 480c528-1 686-480 686-480">
            <text:p/>
          </draw:path>
          <draw:frame draw:style-name="gr41" draw:text-style-name="P29" draw:layer="layout" svg:width="2.5cm" svg:height="0.489cm" svg:x="8.45cm" svg:y="6.201cm">
            <draw:text-box>
              <text:p text:style-name="P22"><text:span text:style-name="T6">Constraints</text:span></text:p>
            </draw:text-box>
          </draw:frame>
          <draw:frame draw:style-name="gr41" draw:text-style-name="P30" draw:layer="layout" svg:width="1.75cm" svg:height="0.489cm" draw:transform="rotate (1.5707963267949) translate (8.652cm 5.85cm)">
            <draw:text-box>
              <text:p text:style-name="P22"><text:span text:style-name="T7">Year n-1</text:span></text:p>
            </draw:text-box>
          </draw:frame>
          <draw:frame draw:style-name="gr41" draw:text-style-name="P30" draw:layer="layout" svg:width="1.75cm" svg:height="0.489cm" svg:x="9.55cm" svg:y="3.5cm">
            <draw:text-box>
              <text:p text:style-name="P22"><text:span text:style-name="T7">Year n</text:span></text:p>
            </draw:text-box>
          </draw:frame>
        </draw:g>
        <draw:g draw:style-name="gr1">
          <draw:frame draw:style-name="gr43" draw:text-style-name="P31" draw:layer="layout" svg:width="2cm" svg:height="0.526cm" svg:x="2.65cm" svg:y="0.649cm">
            <draw:text-box>
              <text:p text:style-name="P22"><text:span text:style-name="T8">Winter</text:span></text:p>
            </draw:text-box>
          </draw:frame>
          <draw:frame draw:style-name="gr43" draw:text-style-name="P31" draw:layer="layout" svg:width="2cm" svg:height="0.526cm" draw:transform="rotate (-0.785398163397449) translate (5.029cm 0.793cm)">
            <draw:text-box>
              <text:p text:style-name="P22"><text:span text:style-name="T8">Spring</text:span></text:p>
            </draw:text-box>
          </draw:frame>
          <draw:frame draw:style-name="gr43" draw:text-style-name="P31" draw:layer="layout" svg:width="2cm" svg:height="0.526cm" draw:transform="rotate (-1.5707963267949) translate (6.545cm 2.549cm)">
            <draw:text-box>
              <text:p text:style-name="P22"><text:span text:style-name="T8">Summer</text:span></text:p>
            </draw:text-box>
          </draw:frame>
          <draw:frame draw:style-name="gr43" draw:text-style-name="P31" draw:layer="layout" svg:width="2cm" svg:height="0.526cm" draw:transform="rotate (0.785398163397448) translate (4.581cm 5.916cm)">
            <draw:text-box>
              <text:p text:style-name="P22"><text:span text:style-name="T8">Autumn</text:span></text:p>
            </draw:text-box>
          </draw:frame>
          <draw:frame draw:style-name="gr43" draw:text-style-name="P31" draw:layer="layout" svg:width="2cm" svg:height="0.526cm" svg:x="2.65cm" svg:y="5.899cm">
            <draw:text-box>
              <text:p text:style-name="P22"><text:span text:style-name="T8">Winter</text:span></text:p>
            </draw:text-box>
          </draw:frame>
          <draw:frame draw:style-name="gr43" draw:text-style-name="P31" draw:layer="layout" svg:width="2cm" svg:height="0.526cm" draw:transform="rotate (-0.785398163397449) translate (1.229cm 4.493cm)">
            <draw:text-box>
              <text:p text:style-name="P22"><text:span text:style-name="T8">Spring</text:span></text:p>
            </draw:text-box>
          </draw:frame>
          <draw:frame draw:style-name="gr43" draw:text-style-name="P31" draw:layer="layout" svg:width="2cm" svg:height="0.526cm" draw:transform="rotate (1.5707963267949) translate (0.719cm 4.538cm)">
            <draw:text-box>
              <text:p text:style-name="P22"><text:span text:style-name="T8">Summer</text:span></text:p>
            </draw:text-box>
          </draw:frame>
          <draw:frame draw:style-name="gr43" draw:text-style-name="P31" draw:layer="layout" svg:width="2cm" svg:height="0.526cm" draw:transform="rotate (0.785398163397448) translate (0.931cm 2.166cm)">
            <draw:text-box>
              <text:p text:style-name="P22"><text:span text:style-name="T8">Autumn</text:span></text:p>
            </draw:text-box>
          </draw:frame>
          <draw:frame draw:style-name="gr44" draw:text-style-name="P32" draw:layer="layout" svg:width="2cm" svg:height="0.727cm" svg:x="-0.25cm" svg:y="1.049cm">
            <draw:text-box>
              <text:p text:style-name="P22"><text:span text:style-name="T9">Low seed</text:span></text:p>
              <text:p text:style-name="P22"><text:span text:style-name="T9">count</text:span></text:p>
            </draw:text-box>
          </draw:frame>
          <draw:frame draw:style-name="gr45" draw:text-style-name="P33" draw:layer="layout" svg:width="2cm" svg:height="0.801cm" svg:x="5.65cm" svg:y="5.222cm">
            <draw:text-box>
              <text:p text:style-name="P22"><text:span text:style-name="T10">High </text:span></text:p>
              <text:p text:style-name="P22"><text:span text:style-name="T10">seed count</text:span></text:p>
            </draw:text-box>
          </draw:frame>
          <draw:frame draw:style-name="gr44" draw:text-style-name="P32" draw:layer="layout" svg:width="2cm" svg:height="0.727cm" svg:x="1.258cm" svg:y="2.697cm">
            <draw:text-box>
              <text:p text:style-name="P22"><text:span text:style-name="T9">Floral bud</text:span></text:p>
              <text:p text:style-name="P22"><text:span text:style-name="T9">differentiation</text:span></text:p>
            </draw:text-box>
          </draw:frame>
          <draw:frame draw:style-name="gr46" draw:text-style-name="P32" draw:layer="layout" svg:width="2cm" svg:height="0.489cm" svg:x="3.7cm" svg:y="1.922cm">
            <draw:text-box>
              <text:p text:style-name="P22"><text:span text:style-name="T9">Flowering</text:span></text:p>
            </draw:text-box>
          </draw:frame>
          <draw:frame draw:style-name="gr44" draw:text-style-name="P32" draw:layer="layout" svg:width="2.369cm" svg:height="0.727cm" svg:x="3.65cm" svg:y="3.672cm">
            <draw:text-box>
              <text:p text:style-name="P22"><text:span text:style-name="T9">Fruit development and maturation</text:span></text:p>
            </draw:text-box>
          </draw:frame>
          <draw:frame draw:style-name="gr44" draw:text-style-name="P32" draw:layer="layout" svg:width="2cm" svg:height="0.727cm" svg:x="6.5cm" svg:y="3.922cm">
            <draw:text-box>
              <text:p text:style-name="P22"><text:span text:style-name="T9">State</text:span></text:p>
              <text:p text:style-name="P22"><text:span text:style-name="T9">transition</text:span></text:p>
            </draw:text-box>
          </draw:frame>
        </draw:g>
        <draw:g draw:style-name="gr20">
          <draw:line draw:style-name="gr47" draw:text-style-name="P14" draw:layer="layout" svg:x1="5.435cm" svg:y1="9.637cm" svg:x2="5.435cm" svg:y2="8.873cm">
            <text:p/>
          </draw:line>
          <draw:frame draw:style-name="gr48" draw:text-style-name="P14" draw:layer="layout" svg:width="1.706cm" svg:height="1.716cm" draw:transform="skewX (-0.00575958653158128) rotate (-0.197571271325759) translate (4.762cm 7.314cm)">
            <draw:image xlink:href="Pictures/100000010000032000000320EFB100C9.png" xlink:type="simple" xlink:show="embed" xlink:actuate="onLoad" draw:mime-type="image/png">
              <text:p/>
            </draw:image>
          </draw:frame>
          <draw:line draw:style-name="gr47" draw:text-style-name="P14" draw:layer="layout" svg:x1="4.331cm" svg:y1="10.991cm" svg:x2="4.331cm" svg:y2="10.227cm">
            <text:p/>
          </draw:line>
          <draw:path draw:style-name="gr49" draw:text-style-name="P34" draw:layer="layout" svg:width="1.073cm" svg:height="0.972cm" svg:x="2.163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0" draw:text-style-name="P22" draw:layer="layout" svg:width="0.927cm" svg:height="0.825cm" svg:x="1.309cm" svg:y="9.602cm" svg:viewBox="0 0 928 826" svg:d="M928 0c-466 0-637 519-928 826">
            <text:p/>
          </draw:path>
          <draw:path draw:style-name="gr51" draw:text-style-name="P22" draw:layer="layout" svg:width="0.463cm" svg:height="0.222cm" svg:x="0.845cm" svg:y="10.428cm" svg:viewBox="0 0 464 223" svg:d="M464 0c-123 130-268 223-464 223">
            <text:p/>
          </draw:path>
          <draw:path draw:style-name="gr52" draw:text-style-name="P35" draw:layer="layout" svg:width="1.073cm" svg:height="0.972cm" svg:x="4.934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3" draw:text-style-name="P22" draw:layer="layout" svg:width="0.927cm" svg:height="0.825cm" svg:x="4.08cm" svg:y="9.602cm" svg:viewBox="0 0 928 826" svg:d="M928 0c-466 0-637 519-928 826">
            <text:p/>
          </draw:path>
          <draw:path draw:style-name="gr51" draw:text-style-name="P22" draw:layer="layout" svg:width="0.927cm" svg:height="0.23cm" svg:x="5.932cm" svg:y="10.42cm" svg:viewBox="0 0 928 231" svg:d="M928 0c-117 134-264 231-464 231-197 0-341-93-464-223">
            <text:p/>
          </draw:path>
          <draw:path draw:style-name="gr51" draw:text-style-name="P22" draw:layer="layout" svg:width="0.927cm" svg:height="0.23cm" svg:x="8.709cm" svg:y="10.42cm" svg:viewBox="0 0 928 231" svg:d="M928 0c-117 134-264 231-464 231-197 0-341-93-464-223">
            <text:p/>
          </draw:path>
          <draw:path draw:style-name="gr51" draw:text-style-name="P22" draw:layer="layout" svg:width="0.927cm" svg:height="0.825cm" svg:x="7.782cm" svg:y="9.602cm" svg:viewBox="0 0 928 826" svg:d="M928 826c-291-308-463-826-928-826">
            <text:p/>
          </draw:path>
          <draw:path draw:style-name="gr51" draw:text-style-name="P22" draw:layer="layout" svg:width="0.927cm" svg:height="0.825cm" svg:x="6.854cm" svg:y="9.602cm" svg:viewBox="0 0 928 826" svg:d="M928 0c-466 0-637 519-928 826">
            <text:p/>
          </draw:path>
          <draw:path draw:style-name="gr51" draw:text-style-name="P22" draw:layer="layout" svg:width="0.927cm" svg:height="0.825cm" svg:x="10.553cm" svg:y="9.602cm" svg:viewBox="0 0 928 826" svg:d="M928 826c-291-308-463-826-928-826">
            <text:p/>
          </draw:path>
          <draw:path draw:style-name="gr51" draw:text-style-name="P22" draw:layer="layout" svg:width="0.927cm" svg:height="0.825cm" svg:x="9.628cm" svg:y="9.602cm" svg:viewBox="0 0 928 826" svg:d="M928 0c-466 0-637 519-928 826">
            <text:p/>
          </draw:path>
          <draw:path draw:style-name="gr51" draw:text-style-name="P22" draw:layer="layout" svg:width="0.927cm" svg:height="0.23cm" svg:x="11.477cm" svg:y="10.42cm" svg:viewBox="0 0 928 231" svg:d="M928 0c-117 134-264 231-464 231-197 0-341-93-464-223">
            <text:p/>
          </draw:path>
          <draw:custom-shape draw:style-name="gr54" draw:text-style-name="P36" draw:layer="layout" svg:width="0.285cm" svg:height="0.284cm" svg:x="4.187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6" draw:layer="layout" svg:width="0.282cm" svg:height="0.279cm" svg:x="5.29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6" draw:layer="layout" svg:width="0.268cm" svg:height="0.284cm" svg:x="1.42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6" draw:layer="layout" svg:width="0.271cm" svg:height="0.279cm" svg:x="2.52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6" draw:layer="layout" svg:width="0.287cm" svg:height="0.28cm" svg:x="8.07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6" draw:layer="layout" svg:width="0.27cm" svg:height="0.284cm" svg:x="9.748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6" draw:layer="layout" svg:width="0.272cm" svg:height="0.28cm" svg:x="10.851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14" draw:layer="layout" svg:width="1.705cm" svg:height="1.689cm" draw:transform="skewX (0.00349065850398865) rotate (-0.190589954317781) translate (3.657cm 10.682cm)">
            <draw:image xlink:href="Pictures/1000000100000320000003208009008E.png" xlink:type="simple" xlink:show="embed" xlink:actuate="onLoad" draw:mime-type="image/png">
              <text:p/>
            </draw:image>
          </draw:frame>
          <draw:path draw:style-name="gr53" draw:text-style-name="P22" draw:layer="layout" svg:width="0.927cm" svg:height="0.23cm" svg:x="3.163cm" svg:y="10.42cm" svg:viewBox="0 0 928 231" svg:d="M928 0c-117 134-264 231-464 231-197 0-341-93-464-223">
            <text:p/>
          </draw:path>
          <draw:line draw:style-name="gr58" draw:text-style-name="P14" draw:layer="layout" svg:x1="7.108cm" svg:y1="11.557cm" svg:x2="7.108cm" svg:y2="10.133cm">
            <text:p/>
          </draw:line>
          <draw:custom-shape draw:style-name="gr56" draw:text-style-name="P36" draw:layer="layout" svg:width="0.286cm" svg:height="0.284cm" svg:x="6.967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4" draw:layer="layout" svg:x1="2.657cm" svg:y1="9.637cm" svg:x2="2.657cm" svg:y2="8.873cm">
            <text:p/>
          </draw:line>
          <draw:frame draw:style-name="gr57" draw:text-style-name="P14" draw:layer="layout" svg:width="1.698cm" svg:height="1.701cm" draw:transform="skewX (0.00122173047639607) rotate (-0.196873139624961) translate (1.992cm 7.323cm)">
            <draw:image xlink:href="Pictures/100000010000032000000320009ADFC7.png" xlink:type="simple" xlink:show="embed" xlink:actuate="onLoad" draw:mime-type="image/png">
              <text:p/>
            </draw:image>
          </draw:frame>
          <draw:frame draw:style-name="gr57" draw:text-style-name="P14" draw:layer="layout" svg:width="1.72cm" svg:height="1.678cm" draw:transform="skewX (-0.00663225115757843) rotate (-0.193557014046171) translate (6.42cm 10.703cm)">
            <draw:image xlink:href="Pictures/100000010000032000000320D5C4BDC9.png" xlink:type="simple" xlink:show="embed" xlink:actuate="onLoad" draw:mime-type="image/png">
              <text:p/>
            </draw:image>
          </draw:frame>
          <draw:line draw:style-name="gr59" draw:text-style-name="P14" draw:layer="layout" svg:x1="3.695cm" svg:y1="10.6cm" svg:x2="3.695cm" svg:y2="10.6cm">
            <text:p/>
          </draw:line>
          <draw:polyline draw:style-name="gr60" draw:text-style-name="P14" draw:layer="layout" svg:width="0.249cm" svg:height="0.499cm" draw:transform="rotate (0.0872664625997165) translate (3.39468672705162cm 10.3798457933205cm)" svg:viewBox="0 0 250 500" draw:points="0,0 250,300 250,300 0,500">
            <text:p/>
          </draw:polyline>
          <draw:polyline draw:style-name="gr60" draw:text-style-name="P14" draw:layer="layout" svg:width="0.249cm" svg:height="0.499cm" draw:transform="rotate (0.0872664625997165) translate (6.19568672705162cm 10.3798457933205cm)" svg:viewBox="0 0 250 500" draw:points="0,0 250,300 250,300 0,500">
            <text:p/>
          </draw:polyline>
          <draw:polyline draw:style-name="gr60" draw:text-style-name="P14" draw:layer="layout" svg:width="0.249cm" svg:height="0.499cm" draw:transform="rotate (0.0872664625997165) translate (8.94468672705162cm 10.3798457933205cm)" svg:viewBox="0 0 250 500" draw:points="0,0 250,300 250,300 0,500">
            <text:p/>
          </draw:polyline>
          <draw:polyline draw:style-name="gr60" draw:text-style-name="P14" draw:layer="layout" svg:width="0.249cm" svg:height="0.499cm" draw:transform="rotate (0.0872664625997165) translate (11.7456867270516cm 10.3798457933205cm)" svg:viewBox="0 0 250 500" draw:points="0,0 250,300 250,300 0,500">
            <text:p/>
          </draw:polyline>
          <draw:polyline draw:style-name="gr60" draw:text-style-name="P14" draw:layer="layout" svg:width="0.249cm" svg:height="0.499cm" draw:transform="rotate (0.0872664625997165) translate (0.595686727051617cm 10.3798457933205cm)" svg:viewBox="0 0 250 500" draw:points="0,0 250,300 250,300 0,500">
            <text:p/>
          </draw:polyline>
        </draw:g>
      </draw:page>
      <draw:page draw:name="page2" draw:style-name="dp1" draw:master-page-name="Default">
        <draw:g draw:style-name="gr1">
          <draw:path draw:style-name="gr2" draw:text-style-name="P1" draw:layer="layout" svg:width="0.247cm" svg:height="0.073cm" svg:x="6.526cm" svg:y="3.57cm" svg:viewBox="0 0 248 74" svg:d="M248 0c0 25 0 49-1 74l-247-9c1-21 1-43 1-65z">
            <text:p/>
          </draw:path>
          <draw:path draw:style-name="gr3" draw:text-style-name="P2" draw:layer="layout" svg:width="0.247cm" svg:height="0.073cm" svg:x="0.527cm" svg:y="3.461cm" svg:viewBox="0 0 248 74" svg:d="M0 74c0-25 1-49 1-74l247 9c0 21-1 43-1 65z">
            <text:p/>
          </draw:path>
          <draw:path draw:style-name="gr2" draw:text-style-name="P1" draw:layer="layout" svg:width="0.252cm" svg:height="0.167cm" svg:x="0.804cm" svg:y="2.199cm" svg:viewBox="0 0 253 168" svg:d="M253 108c-9 20-18 40-27 60l-226-101c10-22 21-45 31-67z">
            <text:p/>
          </draw:path>
          <draw:path draw:style-name="gr3" draw:text-style-name="P2" draw:layer="layout" svg:width="0.252cm" svg:height="0.167cm" svg:x="6.244cm" svg:y="4.739cm" svg:viewBox="0 0 253 168" svg:d="M0 59c9-19 19-39 28-59l225 100c-10 23-20 45-31 68z">
            <text:p/>
          </draw:path>
        </draw:g>
        <draw:path draw:style-name="gr4" draw:text-style-name="P1" draw:layer="layout" svg:width="0.034cm" svg:height="0.034cm" svg:x="5.668cm" svg:y="4.495cm" svg:viewBox="0 0 35 35" svg:d="M2 10c1-3 3-5 6-7 2-2 5-3 8-3s6 0 9 2c3 1 5 3 7 6 2 2 3 5 3 8s0 6-2 9c-1 3-3 5-6 7-2 2-5 3-8 3-3 1-6 0-9-1-3-2-5-4-7-6-2-3-3-6-3-9s0-6 2-9z">
          <text:p/>
        </draw:path>
        <draw:path draw:style-name="gr4" draw:text-style-name="P1" draw:layer="layout" svg:width="0.034cm" svg:height="0.034cm" svg:x="5.637cm" svg:y="4.558cm" svg:viewBox="0 0 35 35" svg:d="M2 10c1-3 4-6 6-7 3-2 6-3 9-3s6 1 9 2c2 1 5 3 6 6 2 3 3 6 3 9s0 6-2 8c0 1 0 1 0 1-1 3-3 5-6 7-3 1-6 2-9 2s-6 0-8-2c-3-1-6-3-7-6-2-2-3-5-3-8s1-6 2-9z">
          <text:p/>
        </draw:path>
        <draw:path draw:style-name="gr4" draw:text-style-name="P1" draw:layer="layout" svg:width="0.034cm" svg:height="0.034cm" svg:x="5.604cm" svg:y="4.619cm" svg:viewBox="0 0 35 35" svg:d="M2 9c2-3 4-5 7-6 2-2 5-3 8-3s6 1 9 2c3 2 5 4 7 6 1 3 2 6 2 9s-1 6-2 9c-2 3-4 5-6 7-3 1-6 2-9 2s-6 0-9-2c-3-1-5-4-6-6-2-3-3-6-3-9s1-6 2-9z">
          <text:p/>
        </draw:path>
        <draw:path draw:style-name="gr4"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 draw:text-style-name="P1" draw:layer="layout" svg:width="0.034cm" svg:height="0.034cm" svg:x="1.424cm" svg:y="3.101cm" svg:viewBox="0 0 35 35" svg:d="M35 21c-1 3-2 6-4 8-2 3-5 4-8 5s-6 2-9 1-6-2-8-4-4-5-5-7c-1-3-1-6-1-10 1-3 2-6 4-8s5-4 8-5 6-1 9-1c3 1 6 2 8 4s4 5 5 8 1 6 1 9z">
          <text:p/>
        </draw:path>
        <draw:path draw:style-name="gr4" draw:text-style-name="P1" draw:layer="layout" svg:width="0.034cm" svg:height="0.034cm" svg:x="1.439cm" svg:y="3.032cm" svg:viewBox="0 0 35 35" svg:d="M35 22c-1 3-3 5-5 8-2 2-4 4-7 5-3 0-6 1-9 0s-6-2-8-4c-3-2-4-5-5-8s-1-6-1-9h1c0-3 2-6 4-8 2-3 4-4 7-5s6-1 9-1c3 1 6 3 8 5 3 2 4 4 5 7s1 6 1 9c0 1 0 1 0 1z">
          <text:p/>
        </draw:path>
        <draw:path draw:style-name="gr4" draw:text-style-name="P1" draw:layer="layout" svg:width="0.034cm" svg:height="0.035cm" svg:x="1.455cm" svg:y="2.964cm" svg:viewBox="0 0 35 36" svg:d="M34 22c0 3-2 6-4 8s-5 4-8 5-6 1-9 0-6-3-8-5-4-5-4-8c-1-2-1-6 0-9 0-3 2-6 4-8s5-4 8-4c3-1 6-1 9 0 3 0 6 2 8 4s4 5 4 8c1 3 1 6 1 9-1 0-1 0-1 0z">
          <text:p/>
        </draw:path>
        <draw:path draw:style-name="gr4"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 draw:text-style-name="P1" draw:layer="layout" svg:width="0.034cm" svg:height="0.034cm" svg:x="1.495cm" svg:y="2.83cm" svg:viewBox="0 0 35 35" svg:d="M34 23c-1 3-3 6-5 8s-5 3-8 4-6 0-9-1-5-2-8-4c-2-3-3-6-4-9 0-3 0-6 1-9s3-5 5-8c2-2 5-3 8-4 3 0 6 0 9 1s6 3 8 5 3 5 4 8c0 3 0 6-1 9z">
          <text:p/>
        </draw:path>
        <draw:path draw:style-name="gr4"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 draw:text-style-name="P1" draw:layer="layout" svg:width="0.034cm" svg:height="0.034cm" svg:x="1.543cm" svg:y="2.699cm" svg:viewBox="0 0 35 35" svg:d="M34 24c-1 3-3 6-6 8-2 1-5 3-8 3-3 1-6 0-9-1s-5-3-7-5c-2-3-3-6-4-9 0-3 0-6 1-9 2-3 3-5 6-7 2-2 5-3 8-4 3 0 6 0 9 1s5 3 7 6c2 2 4 5 4 8s0 6-1 9z">
          <text:p/>
        </draw:path>
        <draw:path draw:style-name="gr4"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 draw:text-style-name="P1" draw:layer="layout" svg:width="0.034cm" svg:height="0.034cm" svg:x="1.599cm" svg:y="2.57cm" svg:viewBox="0 0 35 35" svg:d="M33 25c-1 3-3 5-6 7-2 2-5 3-8 3-3 1-6 0-9-1-3-2-5-4-7-6-2-3-3-6-3-9s0-6 2-9c1-3 3-5 6-7 2-2 5-3 8-3s6 0 9 2c3 1 5 3 7 6 2 2 3 5 3 8s0 6-2 9z">
          <text:p/>
        </draw:path>
        <draw:path draw:style-name="gr5" draw:text-style-name="P3"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6" draw:text-style-name="P3"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7" draw:text-style-name="P4"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g draw:style-name="gr1">
          <draw:path draw:style-name="gr8" draw:text-style-name="P5" draw:layer="layout" svg:width="0.034cm" svg:height="0.034cm" svg:x="1.773cm" svg:y="2.267cm" svg:viewBox="0 0 35 35" svg:d="M32 28c-2 2-4 4-7 6-3 1-6 1-9 1s-6-1-8-3c-3-1-5-4-6-7-2-2-2-5-2-9 0-3 1-6 3-8 2-3 4-5 7-6 3-2 6-2 9-2s6 1 9 3c2 2 4 4 5 7 2 3 2 6 2 9s-1 6-3 8z">
            <text:p/>
          </draw:path>
          <draw:path draw:style-name="gr8" draw:text-style-name="P5" draw:layer="layout" svg:width="0.034cm" svg:height="0.034cm" svg:x="1.814cm" svg:y="2.21cm" svg:viewBox="0 0 35 35" svg:d="M32 28c-2 3-5 5-7 6-3 1-6 2-9 1-3 0-6-1-9-3-2-2-4-4-5-7-2-3-2-6-2-9s2-6 3-9h1c1-2 4-4 7-5 2-2 5-2 9-2 3 0 6 2 8 3 2 2 4 5 6 7 1 3 1 6 1 9s-1 6-3 9z">
            <text:p/>
          </draw:path>
          <draw:path draw:style-name="gr8" draw:text-style-name="P5" draw:layer="layout" svg:width="0.034cm" svg:height="0.034cm" svg:x="1.856cm" svg:y="2.154cm" svg:viewBox="0 0 35 35" svg:d="M31 29c-2 2-4 4-7 5s-6 2-9 1c-3 0-6-2-8-3-3-2-5-5-6-8-1-2-1-6-1-9 1-3 2-6 4-8 2-3 4-5 7-6s6-1 9-1c3 1 6 2 8 4 3 2 5 4 6 7s1 6 1 9-2 6-3 8c-1 0-1 0-1 1z">
            <text:p/>
          </draw:path>
          <draw:path draw:style-name="gr8" draw:text-style-name="P5" draw:layer="layout" svg:width="0.034cm" svg:height="0.034cm" svg:x="1.899cm" svg:y="2.099cm" svg:viewBox="0 0 35 35" svg:d="M31 29c-2 2-5 4-7 5-3 1-6 2-9 1-3 0-6-2-9-4-2-2-4-4-5-7s-1-6-1-9c1-3 2-6 4-8v-1c2-2 5-4 8-5 2-1 6-1 9-1 3 1 6 2 8 4s4 5 5 7c1 3 1 6 1 9-1 3-2 6-4 9z">
            <text:p/>
          </draw:path>
          <draw:path draw:style-name="gr8" draw:text-style-name="P5" draw:layer="layout" svg:width="0.034cm" svg:height="0.034cm" svg:x="1.945cm" svg:y="2.046cm" svg:viewBox="0 0 35 35" svg:d="M31 29c-2 3-5 4-8 5s-6 2-9 1-6-2-8-4-4-5-5-8-1-6-1-9c1-3 2-5 4-8h1c2-2 4-4 7-5s6-1 9-1c3 1 6 2 8 4 3 2 4 5 5 8s1 6 1 9c-1 3-2 6-4 8z">
            <text:p/>
          </draw:path>
          <draw:path draw:style-name="gr8" draw:text-style-name="P5" draw:layer="layout" svg:width="0.034cm" svg:height="0.034cm" svg:x="1.992cm" svg:y="1.994cm" svg:viewBox="0 0 35 35" svg:d="M30 30c-2 2-4 4-7 5-3 0-6 0-9 0-3-1-6-2-8-4-3-3-4-5-5-8s-1-6-1-9c1-3 3-6 5-8 2-3 5-4 8-5s6-1 9-1c3 1 5 3 8 5 2 2 4 4 4 7 1 3 1 6 1 9-1 3-2 6-4 8-1 1-1 1-1 1z">
            <text:p/>
          </draw:path>
          <draw:path draw:style-name="gr8" draw:text-style-name="P5" draw:layer="layout" svg:width="0.034cm" svg:height="0.034cm" svg:x="2.041cm" svg:y="1.944cm" svg:viewBox="0 0 35 35" svg:d="M30 30c-2 2-5 4-8 5-3 0-6 0-9 0-3-1-6-3-8-5s-4-5-4-8c-1-3-1-6 0-9 0-3 2-5 4-8 3-2 5-4 8-4 3-1 6-1 9 0 3 0 6 2 8 4s4 5 5 8c0 3 0 6 0 9-1 3-3 6-5 8z">
            <text:p/>
          </draw:path>
          <draw:path draw:style-name="gr8" draw:text-style-name="P5" draw:layer="layout" svg:width="0.034cm" svg:height="0.034cm" svg:x="2.091cm" svg:y="1.895cm" svg:viewBox="0 0 35 35" svg:d="M30 30c-3 3-5 4-8 5-3 0-7 0-10 0-2-1-5-3-7-5s-4-5-5-8c0-3 0-6 1-9s2-6 4-8c1 0 1 0 1 0 2-2 5-4 8-5 3 0 6 0 9 1s5 2 7 5c3 2 4 4 5 7 0 3 0 7 0 10-1 2-3 5-5 7z">
            <text:p/>
          </draw:path>
          <draw:path draw:style-name="gr8" draw:text-style-name="P5" draw:layer="layout" svg:width="0.034cm" svg:height="0.034cm" svg:x="2.142cm" svg:y="1.848cm" svg:viewBox="0 0 35 35" svg:d="M29 31c-2 2-5 3-8 4-3 0-6 0-9-1s-6-2-8-5c-2-2-3-5-4-8 0-3 0-6 1-9s3-5 5-7v-1c2-2 5-3 8-4 3 0 6 0 9 1s6 3 8 5 3 5 4 8 0 6-1 9-2 6-5 8z">
            <text:p/>
          </draw:path>
          <draw:path draw:style-name="gr8" draw:text-style-name="P5" draw:layer="layout" svg:width="0.034cm" svg:height="0.034cm" svg:x="2.196cm" svg:y="1.802cm" svg:viewBox="0 0 35 35" svg:d="M29 31c-3 2-6 3-9 4-3 0-6 0-9-1-2-1-5-3-7-5s-3-5-4-8c0-3 0-6 1-9s3-6 5-8h1c2-2 5-3 8-4 3 0 6 0 9 1s5 3 7 5c2 3 3 6 4 9s0 6-1 9c-1 2-3 5-5 7z">
            <text:p/>
          </draw:path>
          <draw:path draw:style-name="gr8" draw:text-style-name="P5" draw:layer="layout" svg:width="0.034cm" svg:height="0.034cm" svg:x="2.25cm" svg:y="1.758cm" svg:viewBox="0 0 35 35" svg:d="M28 32c-2 1-5 3-8 3s-6 0-9-1-5-3-7-6c-2-2-3-5-4-8 0-3 0-6 1-9s3-5 6-7c2-2 5-3 8-4 3 0 7 0 9 1 3 1 6 3 8 6 1 2 3 5 3 8 1 3 0 6-1 9s-3 5-5 7c-1 0-1 0-1 1z">
            <text:p/>
          </draw:path>
          <draw:path draw:style-name="gr8" draw:text-style-name="P5" draw:layer="layout" svg:width="0.034cm" svg:height="0.034cm" svg:x="2.306cm" svg:y="1.716cm" svg:viewBox="0 0 35 35" svg:d="M28 32c-3 2-6 3-9 3s-6 0-9-1c-2-2-5-3-7-6-1-2-3-5-3-8s0-7 1-9c2-3 4-6 6-7v-1c3-1 6-3 9-3s6 0 9 1c3 2 5 4 7 6 2 3 3 6 3 9 1 3 0 6-1 9-1 2-3 5-6 7z">
            <text:p/>
          </draw:path>
          <draw:path draw:style-name="gr8" draw:text-style-name="P5" draw:layer="layout" svg:width="0.034cm" svg:height="0.034cm" svg:x="2.363cm" svg:y="1.675cm" svg:viewBox="0 0 35 35" svg:d="M27 32c-2 2-5 3-8 3s-6 0-9-2c-3-1-5-3-7-5-2-3-3-6-3-9s0-6 2-9c1-3 3-5 6-7 2-2 5-3 8-3 4 0 7 0 9 2 3 1 5 3 7 6 2 2 3 5 3 8s0 6-1 9c-2 3-4 5-6 7z">
            <text:p/>
          </draw:path>
          <draw:path draw:style-name="gr8" draw:text-style-name="P5" draw:layer="layout" svg:width="0.034cm" svg:height="0.034cm" svg:x="2.422cm" svg:y="1.637cm" svg:viewBox="0 0 35 35" svg:d="M27 32c-3 2-6 3-9 3s-6 0-9-2c-2-1-5-3-6-6-2-2-3-5-3-9 0-3 1-6 2-8 1-3 3-5 6-7s6-3 9-3 6 1 9 2 5 3 7 6c1 3 2 6 2 9s0 6-2 9c-1 2-3 5-6 6z">
            <text:p/>
          </draw:path>
          <draw:path draw:style-name="gr8" draw:text-style-name="P5" draw:layer="layout" svg:width="0.034cm" svg:height="0.034cm" svg:x="2.481cm" svg:y="1.6cm" svg:viewBox="0 0 35 35" svg:d="M26 33c-2 1-5 2-8 2s-6-1-9-2c-3-2-5-4-7-6-1-3-2-6-2-9s1-6 2-9c2-3 4-5 7-6v-1c2-1 5-2 9-2 3 0 6 1 8 2 3 2 5 4 7 7 1 2 2 5 2 8s0 6-2 9c-1 3-4 5-6 7z">
            <text:p/>
          </draw:path>
          <draw:path draw:style-name="gr8" draw:text-style-name="P5" draw:layer="layout" svg:width="0.034cm" svg:height="0.034cm" svg:x="2.603cm" svg:y="1.532cm" svg:viewBox="0 0 35 35" svg:d="M26 33c-3 2-6 2-9 2s-6-1-9-3c-3-1-5-4-6-6-1-3-2-6-2-9s1-6 3-9c1-2 4-4 6-6 1 0 1 0 1 0 3-1 6-2 9-2s6 1 8 3c3 1 5 4 6 6 2 3 2 6 2 9s-1 6-2 9c-2 3-4 5-7 6z">
            <text:p/>
          </draw:path>
          <draw:path draw:style-name="gr8" draw:text-style-name="P5" draw:layer="layout" svg:width="0.034cm" svg:height="0.034cm" svg:x="2.73cm" svg:y="1.472cm" svg:viewBox="0 0 35 35" svg:d="M25 34c-3 1-6 1-9 1s-6-1-9-3c-2-2-4-5-6-7-1-3-1-6-1-9s2-6 3-9c2-2 5-4 7-5 1 0 1 0 1-1 3-1 6-1 9-1s6 2 8 3c3 2 5 5 6 7 1 3 2 6 1 9 0 3-1 6-3 9-2 2-4 4-7 6z">
            <text:p/>
          </draw:path>
          <draw:path draw:style-name="gr8" draw:text-style-name="P5" draw:layer="layout" svg:width="0.034cm" svg:height="0.034cm" svg:x="2.86cm" svg:y="1.42cm" svg:viewBox="0 0 35 35" svg:d="M24 34c-3 1-6 1-10 1-3-1-5-2-8-4-2-2-4-4-5-7s-1-6-1-9c1-3 2-6 4-9 2-2 5-4 7-5 1 0 1 0 1 0 3-1 6-1 9-1 3 1 6 2 8 4s4 5 5 7c1 3 2 6 1 10 0 3-2 5-4 8-2 2-4 4-7 5z">
            <text:p/>
          </draw:path>
          <draw:path draw:style-name="gr8" draw:text-style-name="P5" draw:layer="layout" svg:width="0.034cm" svg:height="0.034cm" svg:x="2.993cm" svg:y="1.376cm" svg:viewBox="0 0 35 35" svg:d="M22 34c-2 1-6 1-9 1-3-1-5-3-8-5-2-2-3-4-4-7s-1-6-1-9c1-3 3-6 5-8 2-3 5-4 8-5s6-1 9-1c3 1 6 3 8 5s4 5 5 8c0 2 1 6 0 9s-2 5-4 8c-3 2-5 3-8 4z">
            <text:p/>
          </draw:path>
          <draw:path draw:style-name="gr8" draw:text-style-name="P5" draw:layer="layout" svg:width="0.034cm" svg:height="0.034cm" svg:x="3.128cm" svg:y="1.34cm" svg:viewBox="0 0 35 35" svg:d="M21 35c-3 0-6 0-9-1s-5-2-7-4c-2-3-4-5-5-8 0-3 0-7 1-10 1-2 2-5 5-7 2-2 5-4 8-4v-1c3 0 6 0 9 1s6 2 8 5c2 2 3 5 4 8s0 6 0 9c-1 3-3 5-5 7s-5 4-8 5z">
            <text:p/>
          </draw:path>
          <draw:path draw:style-name="gr8" draw:text-style-name="P5" draw:layer="layout" svg:width="0.034cm" svg:height="0.034cm" svg:x="3.334cm" svg:y="1.302cm" svg:viewBox="0 0 35 35" svg:d="M20 35c-3 0-6 0-9-1s-5-3-7-6c-2-2-3-5-4-8 0-3 0-6 1-9s3-5 6-7c2-2 5-3 8-4h1c3 0 6 0 9 1 2 1 5 3 7 6 2 2 3 5 3 8 1 3 0 6-1 9s-3 5-5 7c-3 2-6 3-9 4z">
            <text:p/>
          </draw:path>
          <draw:path draw:style-name="gr8" draw:text-style-name="P5" draw:layer="layout" svg:width="0.034cm" svg:height="0.034cm" svg:x="2.542cm" svg:y="1.565cm" svg:viewBox="0 0 35 35" svg:d="M26 33c-3 1-6 2-9 2s-6-1-9-2c-2-2-4-4-6-7-1-3-2-6-2-9s1-6 2-8c2-3 4-5 7-7 3-1 6-2 9-2s6 1 9 2c2 2 5 4 6 7 2 3 2 6 2 9s-1 6-2 9c-2 2-4 4-7 6z">
            <text:p/>
          </draw:path>
          <draw:path draw:style-name="gr8" draw:text-style-name="P5" draw:layer="layout" svg:width="0.034cm" svg:height="0.034cm" svg:x="2.666cm" svg:y="1.501cm" svg:viewBox="0 0 35 35" svg:d="M25 33c-3 2-6 2-9 2s-6-1-8-3c-3-2-5-4-6-7-2-3-2-6-2-9s1-6 3-8c2-3 4-5 7-6 3-2 6-2 9-2s6 1 9 3c2 2 4 4 6 7 1 3 2 6 1 9 0 3-1 6-3 8-2 3-4 5-7 6z">
            <text:p/>
          </draw:path>
          <draw:path draw:style-name="gr8" draw:text-style-name="P5" draw:layer="layout" svg:width="0.034cm" svg:height="0.034cm" svg:x="2.794cm" svg:y="1.445cm" svg:viewBox="0 0 35 35" svg:d="M24 34c-3 1-6 1-9 1s-6-2-8-4c-3-1-5-4-6-7s-1-6-1-9c1-3 2-6 4-8 2-3 4-4 7-6 3-1 6-1 9-1 3 1 6 2 9 4 2 2 4 4 5 7s2 6 1 9c0 3-2 6-3 8-2 3-5 5-8 6z">
            <text:p/>
          </draw:path>
          <draw:path draw:style-name="gr8" draw:text-style-name="P5" draw:layer="layout" svg:width="0.034cm" svg:height="0.034cm" svg:x="2.926cm" svg:y="1.397cm" svg:viewBox="0 0 35 35" svg:d="M23 34c-3 1-6 1-9 1-3-1-6-2-8-4s-4-5-5-8-1-6-1-9c1-3 2-6 4-8s5-4 8-5 6-1 9-1c3 1 6 2 8 4 3 2 4 5 5 8s2 6 1 9-2 6-4 8-5 4-8 5z">
            <text:p/>
          </draw:path>
          <draw:path draw:style-name="gr8" draw:text-style-name="P5" draw:layer="layout" svg:width="0.035cm" svg:height="0.034cm" svg:x="3.06cm" svg:y="1.357cm" svg:viewBox="0 0 36 35" svg:d="M22 35c-3 0-6 0-9-1-3 0-6-2-8-4s-4-5-4-8c-1-3-1-6 0-9 0-3 2-6 4-8s5-4 8-4c3-1 6-1 9 0 3 0 6 2 8 4s4 5 5 8 1 6 0 9-3 6-5 8-5 4-8 4z">
            <text:p/>
          </draw:path>
          <draw:path draw:style-name="gr8" draw:text-style-name="P5" draw:layer="layout" svg:width="0.034cm" svg:height="0.034cm" svg:x="3.196cm" svg:y="1.325cm" svg:viewBox="0 0 35 35" svg:d="M21 35c-3 0-6 0-9-1s-6-3-8-5-3-5-4-8c0-3 0-6 1-9s3-6 5-8 5-3 8-4c3 0 7 0 9 1 3 1 6 3 8 5s3 5 4 8 0 6-1 9-2 6-5 8c-2 2-5 3-8 4z">
            <text:p/>
          </draw:path>
          <draw:path draw:style-name="gr8" draw:text-style-name="P5" draw:layer="layout" svg:width="0.034cm" svg:height="0.034cm" svg:x="3.265cm" svg:y="1.313cm" svg:viewBox="0 0 35 35" svg:d="M20 35c-3 0-6 0-9-1s-5-3-7-5c-2-3-3-6-4-9 0-3 0-6 1-9 1-2 3-5 5-7 3-2 6-3 9-4 3 0 6 0 9 1s5 3 7 5c2 3 4 6 4 9 1 3 0 6-1 9s-3 5-5 7-5 3-8 4z">
            <text:p/>
          </draw:path>
          <draw:path draw:style-name="gr8" draw:text-style-name="P5" draw:layer="layout" svg:width="0.034cm" svg:height="0.034cm" svg:x="3.404cm" svg:y="1.294cm" svg:viewBox="0 0 35 35" svg:d="M19 35c-3 0-6 0-9-1-2-2-5-4-7-6-1-3-3-6-3-9s0-6 2-9c1-2 3-5 5-7 3-1 6-3 9-3s6 0 9 2c3 1 5 3 7 5 2 3 3 6 3 9 1 3 0 6-1 9-1 2-3 5-6 7-2 1-5 3-8 3z">
            <text:p/>
          </draw:path>
          <draw:path draw:style-name="gr8" draw:text-style-name="P5" draw:layer="layout" svg:width="0.034cm" svg:height="0.034cm" svg:x="3.474cm" svg:y="1.288cm" svg:viewBox="0 0 35 35" svg:d="M19 35c-3 0-6 0-9-2-3-1-5-3-7-6-2-2-3-5-3-8s0-6 2-9c1-3 3-5 6-7 2-2 5-3 8-3h1c3 0 6 0 9 2 2 1 5 3 6 6 2 2 3 5 3 8 1 3 0 6-1 9-2 3-4 5-6 7-3 2-6 3-9 3z">
            <text:p/>
          </draw:path>
          <draw:path draw:style-name="gr8" draw:text-style-name="P5" draw:layer="layout" svg:width="0.034cm" svg:height="0.034cm" svg:x="3.544cm" svg:y="1.284cm" svg:viewBox="0 0 35 35" svg:d="M18 35c-3 0-6-1-9-2-2-1-5-4-6-6-2-3-3-6-3-9s1-6 2-9c1-2 4-5 6-6 3-2 6-3 9-3s6 1 9 2 5 4 7 6c1 3 2 6 2 9s0 6-2 9c-1 2-3 5-6 6-2 2-5 3-8 3-1 0-1 0-1 0z">
            <text:p/>
          </draw:path>
          <draw:path draw:style-name="gr8" draw:text-style-name="P5" draw:layer="layout" svg:width="0.034cm" svg:height="0.034cm" svg:x="3.614cm" svg:y="1.283cm" svg:viewBox="0 0 35 35" svg:d="M18 35c-3 0-6-1-9-2-3-2-5-4-7-7-1-2-2-5-2-8s1-6 2-9c2-3 4-5 7-7 2-1 5-2 8-2h1c3 0 6 1 8 2 3 2 5 4 7 7 1 2 2 5 2 8s0 6-2 9c-1 3-4 5-6 7-3 1-6 2-9 2z">
            <text:p/>
          </draw:path>
          <draw:path draw:style-name="gr8" draw:text-style-name="P5" draw:layer="layout" svg:width="0.034cm" svg:height="0.034cm" svg:x="3.684cm" svg:y="1.283cm" svg:viewBox="0 0 35 35" svg:d="M17 35c-3 0-6-1-9-3-2-1-4-3-6-6-1-3-2-6-2-9s1-6 3-9c1-2 3-4 6-6 3-1 6-2 9-2s6 1 9 3c3 1 5 3 6 6 2 3 2 6 2 9s-1 6-2 9c-2 2-4 4-7 6-2 1-5 2-9 2z">
            <text:p/>
          </draw:path>
          <draw:path draw:style-name="gr8" draw:text-style-name="P5" draw:layer="layout" svg:width="0.034cm" svg:height="0.034cm" svg:x="3.754cm" svg:y="1.286cm" svg:viewBox="0 0 35 35" svg:d="M17 35c-3 0-6-1-9-3s-5-4-6-7c-1-2-2-5-2-8s1-6 3-9 4-5 7-6c2-1 5-2 8-2 1 0 1 0 1 0 3 0 6 1 8 3 3 2 5 4 6 7 2 2 2 5 2 8 0 4-1 6-2 9-2 3-4 5-7 6-3 2-6 2-9 2z">
            <text:p/>
          </draw:path>
          <draw:path draw:style-name="gr8" draw:text-style-name="P5" draw:layer="layout" svg:width="0.034cm" svg:height="0.034cm" svg:x="3.823cm" svg:y="1.29cm" svg:viewBox="0 0 35 35" svg:d="M16 35c-3 0-6-1-8-3-3-2-5-4-6-7-2-3-2-6-2-9s1-6 3-8c2-3 4-5 7-6 3-2 6-2 9-2s6 1 9 3c2 2 4 4 6 7 1 3 2 6 1 9 0 3-1 6-3 9-2 2-4 4-7 5-2 2-6 2-9 2z">
            <text:p/>
          </draw:path>
          <draw:path draw:style-name="gr8" draw:text-style-name="P5" draw:layer="layout" svg:width="0.034cm" svg:height="0.034cm" svg:x="3.893cm" svg:y="1.297cm" svg:viewBox="0 0 35 35" svg:d="M15 35c-3 0-5-2-8-3-2-2-4-5-6-8-1-2-1-5-1-9 0-3 2-5 3-8 2-2 5-4 8-6 2-1 5-1 9-1 3 1 6 2 8 3 3 2 5 5 6 8 1 2 2 6 1 9 0 3-1 6-3 8s-4 4-7 6c-3 1-6 1-9 1z">
            <text:p/>
          </draw:path>
          <draw:path draw:style-name="gr8" draw:text-style-name="P5" draw:layer="layout" svg:width="0.034cm" svg:height="0.034cm" svg:x="3.963cm" svg:y="1.307cm" svg:viewBox="0 0 35 35" svg:d="M15 35c-3-1-6-2-8-4-3-2-5-4-6-7s-1-6-1-9c1-3 2-6 4-8 2-3 4-5 7-6s6-1 9-1c3 1 6 2 9 4 2 2 4 4 5 7s2 6 1 9c0 3-2 6-3 8-2 3-5 5-8 6s-6 1-9 1z">
            <text:p/>
          </draw:path>
          <draw:path draw:style-name="gr8" draw:text-style-name="P5" draw:layer="layout" svg:width="0.034cm" svg:height="0.034cm" svg:x="4.032cm" svg:y="1.318cm" svg:viewBox="0 0 35 35" svg:d="M14 35c-3-1-5-2-8-4-2-2-4-5-5-8-1-2-1-6-1-9 1-3 2-5 4-8 2-2 5-4 8-5 2-1 6-1 9-1 3 1 6 2 8 4s4 5 5 8 2 6 1 9c0 3-2 6-4 8s-4 4-7 5-6 1-9 1z">
            <text:p/>
          </draw:path>
          <draw:path draw:style-name="gr8" draw:text-style-name="P5" draw:layer="layout" svg:width="0.034cm" svg:height="0.034cm" svg:x="4.1cm" svg:y="1.331cm" svg:viewBox="0 0 35 35" svg:d="M14 35c-3-1-6-2-8-4-2-3-4-5-5-8s-1-6-1-9c1-3 2-6 4-8 3-2 5-4 8-5s6-1 9-1c3 1 6 3 9 5 2 2 4 4 4 7 1 3 2 6 1 9s-2 6-4 8c-2 3-5 4-8 5s-6 1-9 1z">
            <text:p/>
          </draw:path>
          <draw:path draw:style-name="gr8" draw:text-style-name="P5" draw:layer="layout" svg:width="0.035cm" svg:height="0.034cm" svg:x="4.169cm" svg:y="1.347cm" svg:viewBox="0 0 36 35" svg:d="M13 34c-3 0-5-2-8-4-2-2-3-5-4-8s-1-6 0-9c0-3 2-5 4-8 2-2 5-3 8-4s6-1 9 0c3 0 6 2 8 4s4 5 5 8 1 6 0 9-2 5-5 8c-2 2-4 4-7 4-3 1-6 1-9 1 0 0-1 0-1-1z">
            <text:p/>
          </draw:path>
          <draw:path draw:style-name="gr8" draw:text-style-name="P5" draw:layer="layout" svg:width="0.035cm" svg:height="0.034cm" svg:x="4.236cm" svg:y="1.365cm" svg:viewBox="0 0 36 35" svg:d="M13 34c-3 0-6-2-8-4s-4-5-4-8c-1-3-1-6 0-9 0-3 2-6 4-8s5-4 8-4c3-1 6-1 9 0h1c2 1 5 2 7 4 2 3 4 5 5 8s1 6 0 9-3 6-5 8-5 4-8 5c-3 0-6 0-9-1z">
            <text:p/>
          </draw:path>
          <draw:path draw:style-name="gr8" draw:text-style-name="P5" draw:layer="layout" svg:width="0.034cm" svg:height="0.034cm" svg:x="4.303cm" svg:y="1.384cm" svg:viewBox="0 0 35 35" svg:d="M12 34c-3-1-5-2-7-5-2-2-4-5-5-8 0-3 0-6 1-9s2-5 5-7c2-2 5-4 8-5 3 0 6 0 9 1s6 2 8 5c2 2 3 5 4 8s0 6 0 9c-1 3-3 5-5 7-3 3-5 4-8 5-3 0-6 0-9-1z">
            <text:p/>
          </draw:path>
          <draw:path draw:style-name="gr8" draw:text-style-name="P5" draw:layer="layout" svg:width="0.034cm" svg:height="0.034cm" svg:x="4.37cm" svg:y="1.406cm" svg:viewBox="0 0 35 35" svg:d="M12 34c-3-1-6-3-8-5s-3-5-4-8c0-3 0-6 1-9s3-6 5-8 5-3 8-4c3 0 6 0 9 1h1c2 1 5 3 7 5s3 5 4 8 0 6-1 9-2 6-5 8c-2 2-5 3-8 4-3 0-6 0-9-1z">
            <text:p/>
          </draw:path>
          <draw:path draw:style-name="gr8" draw:text-style-name="P5" draw:layer="layout" svg:width="0.034cm" svg:height="0.034cm" svg:x="4.436cm" svg:y="1.43cm" svg:viewBox="0 0 35 35" svg:d="M11 34c-3-1-5-3-7-5-2-3-3-6-4-9 0-3 0-6 1-9s3-5 5-7c3-2 6-3 9-4 3 0 6 0 9 1s5 3 7 6c2 2 4 5 4 8 1 3 0 6-1 9s-3 5-5 7c-3 2-5 3-8 4-3 0-7 0-9-1-1 0-1 0-1 0z">
            <text:p/>
          </draw:path>
          <draw:path draw:style-name="gr8" draw:text-style-name="P5" draw:layer="layout" svg:width="0.034cm" svg:height="0.034cm" svg:x="5.767cm" svg:y="2.818cm" svg:viewBox="0 0 35 35" svg:d="M1 23c-1-3-1-6-1-9 1-3 2-5 4-8 2-2 5-4 8-5s6-1 9-1c3 1 5 2 8 4 2 2 4 5 5 8s1 6 1 9c-1 3-2 6-4 8-2 3-5 4-8 5-2 1-6 2-9 1s-5-2-8-4c-2-2-4-4-5-7z">
            <text:p/>
          </draw:path>
          <draw:path draw:style-name="gr8" draw:text-style-name="P5" draw:layer="layout" svg:width="0.034cm" svg:height="0.035cm" svg:x="5.807cm" svg:y="2.952cm" svg:viewBox="0 0 35 36" svg:d="M1 22c-1-3-1-6 0-9 0-3 2-5 4-8 2-2 5-3 8-4s6-1 9 0c3 0 5 2 8 4 2 2 3 5 4 8s1 6 1 9c-1 3-3 6-5 8s-5 4-8 5-6 1-9 0-5-2-8-5c-2-2-3-4-4-7z">
            <text:p/>
          </draw:path>
          <draw:path draw:style-name="gr8" draw:text-style-name="P5" draw:layer="layout" svg:width="0.034cm" svg:height="0.034cm" svg:x="5.743cm" svg:y="2.752cm" svg:viewBox="0 0 35 35" svg:d="M1 23c-1-3-1-6-1-9 1-3 2-5 4-8 2-2 5-4 8-5s6-1 9-1c3 1 5 2 8 4 2 2 4 5 5 8s1 6 1 9c-1 3-2 6-4 8-2 3-5 4-8 5-2 1-6 2-9 1s-5-2-8-4c-2-2-4-4-5-7z">
            <text:p/>
          </draw:path>
          <draw:path draw:style-name="gr8" draw:text-style-name="P5" draw:layer="layout" svg:width="0.034cm" svg:height="0.035cm" svg:x="5.788cm" svg:y="2.885cm" svg:viewBox="0 0 35 36" svg:d="M1 22c-1-3-1-6 0-9 0-3 2-5 4-8 2-2 5-3 8-4s6-1 9 0c3 0 5 2 8 4 2 2 3 5 4 8s1 6 1 9c-1 3-3 6-5 8s-5 4-8 5-6 1-9 0-5-2-8-5c-2-2-3-4-4-7z">
            <text:p/>
          </draw:path>
          <draw:path draw:style-name="gr8" draw:text-style-name="P5" draw:layer="layout" svg:width="0.034cm" svg:height="0.034cm" svg:x="5.824cm" svg:y="3.02cm" svg:viewBox="0 0 35 35" svg:d="M0 21c0-3 0-6 1-9s2-5 5-7c2-3 5-4 8-5 3 0 6 0 9 1s5 2 7 5c3 2 4 5 5 8 0 3 0 6-1 9s-2 6-5 8c-2 2-5 3-8 4s-6 0-9-1c-3 0-5-2-7-4-2-3-4-5-5-8z">
            <text:p/>
          </draw:path>
        </draw:g>
        <draw:path draw:style-name="gr9" draw:text-style-name="P6" draw:layer="layout" svg:width="0.365cm" svg:height="1.36cm" svg:x="0.21cm" svg:y="2.115cm" svg:viewBox="0 0 366 1361" svg:d="M40 1360l-40-1c9-435 89-804 236-1179l-41-17-3-2-2-3-1-5 1-4 1-1 1-2 149-143 6-3h7l4 4 1 7 7 206-1 2v2l-2 3-3 3-5 1-4-1-40-16c-144 366-221 725-230 1150z">
          <text:p/>
        </draw:path>
        <draw:path draw:style-name="gr10" draw:text-style-name="P7" draw:layer="layout" svg:width="0.365cm" svg:height="1.36cm" svg:x="6.702cm" svg:y="3.61cm" svg:viewBox="0 0 366 1361" svg:d="M325 1l41 1c-10 435-89 803-236 1179l40 16 4 2 2 4v4 4l-1 2-2 2-149 143-5 3-7-1-4-4-2-7-6-205v-3l1-1 2-4 3-3h5 3l41 17c143-366 220-726 230-1150z">
          <text:p/>
        </draw:path>
        <draw:path draw:style-name="gr11" draw:text-style-name="P8"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12" draw:text-style-name="P9" draw:layer="layout" svg:width="0.514cm" svg:height="1.266cm" svg:x="6.259cm" svg:y="3.601cm" svg:viewBox="0 0 515 1267" svg:d="M515 4c-4 255-40 508-106 753-47 174-109 345-185 510l-224-105c70-151 128-308 171-469 60-225 93-458 97-693z">
          <text:p/>
        </draw:path>
        <draw:path draw:style-name="gr13" draw:text-style-name="P10"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14" draw:text-style-name="P11" draw:layer="layout" svg:width="0.777cm" svg:height="0.879cm" svg:x="5.578cm" svg:y="4.99cm" svg:viewBox="0 0 778 880" svg:d="M778 124c-136 235-302 452-496 646-38 38-77 75-117 110l-165-183c37-33 72-67 107-102 179-178 332-379 457-595z">
          <text:p/>
        </draw:path>
        <draw:path draw:style-name="gr15"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16"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17" draw:text-style-name="P12" draw:layer="layout" svg:width="5.953cm" svg:height="3.175cm" svg:x="0.821cm" svg:y="0.426cm" svg:viewBox="0 0 5954 3176" svg:d="M5707 3172v-48c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v52z">
          <text:p/>
        </draw:path>
        <draw:path draw:style-name="gr18" draw:text-style-name="P13" draw:layer="layout" svg:width="0.056cm" svg:height="0.085cm" svg:x="0.934cm" svg:y="1.925cm" svg:viewBox="0 0 57 86" svg:d="M7 75c0-1 0-1 0-1h-1-1c0-1 0-1 0-1h-1v-1h-1v-1-1h-1c0-1 0-1 0-1h-1v-1-1-1h-1c0-1 0-1 0-1v-1-1c0-1 0-1 0-1 0-1 0-1 0-1 0-1 0-1 0-1 0-1 0-1 0-1h1v-1-1-1h1c0-1 0-1 0-1 9-16 19-32 29-48 1-2 3-4 5-5s5-2 7-2 5 1 7 2 4 3 5 5 2 5 2 7c0 3-1 5-2 7-8 12-15 24-22 36l5 3c2 1 4 3 5 5s2 5 2 7c0 3-1 5-2 7s-3 4-5 5c-3 1-5 2-7 2-3 0-5-1-7-2z">
          <text:p/>
        </draw:path>
        <draw:path draw:style-name="gr18" draw:text-style-name="P13" draw:layer="layout" svg:width="0.057cm" svg:height="0.074cm" svg:x="0.992cm" svg:y="1.83cm" svg:viewBox="0 0 58 75" svg:d="M26 69c-1 2-3 4-5 5-3 1-5 1-8 1-2 0-4 0-6-2-3-1-4-3-5-5-2-2-2-5-2-7 0-3 1-5 2-7 10-16 20-32 31-48 1-2 3-3 5-4 2-2 5-2 7-2 3 0 5 1 7 2 2 2 4 3 5 6 1 2 2 4 1 7 0 2-1 5-2 7-10 15-20 31-30 47z">
          <text:p/>
        </draw:path>
        <draw:path draw:style-name="gr18" draw:text-style-name="P13" draw:layer="layout" svg:width="0.059cm" svg:height="0.073cm" svg:x="1.053cm" svg:y="1.737cm" svg:viewBox="0 0 60 74" svg:d="M26 68c-2 2-4 4-6 5s-5 1-7 1-5-1-7-2c-2-2-4-3-5-6-1-2-1-4-1-7 0-2 1-5 2-7 11-15 22-31 33-46 1-2 3-4 5-5s5-1 7-1c3 0 5 1 7 3 2 1 4 3 5 5s1 5 1 7c0 3-1 5-3 7-10 15-21 31-31 46z">
          <text:p/>
        </draw:path>
        <draw:path draw:style-name="gr18" draw:text-style-name="P13" draw:layer="layout" svg:width="0.061cm" svg:height="0.072cm" svg:x="1.118cm" svg:y="1.647cm" svg:viewBox="0 0 62 73" svg:d="M25 67c-1 2-3 4-5 5-3 1-5 1-8 1-2 0-4-1-6-3-2-1-4-3-5-5-1-3-1-5-1-7 0-3 1-5 3-7 11-15 22-30 34-45 1-2 3-4 5-5 3-1 5-1 7-1 3 0 5 1 7 3 2 1 4 3 5 6 1 2 1 4 1 7-1 2-2 5-3 6-11 15-23 30-34 45z">
          <text:p/>
        </draw:path>
        <draw:path draw:style-name="gr18" draw:text-style-name="P13" draw:layer="layout" svg:width="0.062cm" svg:height="0.071cm" svg:x="1.186cm" svg:y="1.559cm" svg:viewBox="0 0 63 72" svg:d="M25 67c-2 1-4 3-6 4s-5 1-7 1c-2-1-5-2-7-3-2-2-3-4-4-6s-1-5-1-7c0-3 1-5 3-7 12-15 23-29 35-44 2-2 4-3 6-4 3-1 5-1 8-1 2 1 4 2 6 3 2 2 3 4 4 6s1 5 1 7c0 3-1 5-3 7-12 14-23 29-35 44z">
          <text:p/>
        </draw:path>
        <draw:path draw:style-name="gr18" draw:text-style-name="P13" draw:layer="layout" svg:width="0.064cm" svg:height="0.07cm" svg:x="1.257cm" svg:y="1.474cm" svg:viewBox="0 0 65 71" svg:d="M25 66c-2 2-4 3-6 4-3 1-5 1-8 0-2 0-4-1-6-3-2-1-3-3-4-6-1-2-1-5-1-7 1-2 2-5 3-6 13-15 25-29 37-43 2-2 4-3 6-4 3-1 5-1 8-1 2 1 4 2 6 3 2 2 3 4 4 7 1 2 1 4 1 7-1 2-2 4-4 6-12 14-24 28-36 43z">
          <text:p/>
        </draw:path>
        <draw:path draw:style-name="gr18" draw:text-style-name="P13" draw:layer="layout" svg:width="0.065cm" svg:height="0.068cm" svg:x="1.331cm" svg:y="1.391cm" svg:viewBox="0 0 66 69" svg:d="M24 65c-1 1-3 3-6 4-2 0-5 0-7 0-2-1-5-2-6-3-2-2-4-4-4-7-1-2-1-4-1-7 1-2 2-4 4-6 12-14 25-28 38-42 2-1 4-3 6-3 3-1 5-1 8-1 2 1 4 2 6 4s3 4 4 6c0 2 0 5 0 7-1 3-2 5-4 7-12 13-25 27-38 41z">
          <text:p/>
        </draw:path>
        <draw:path draw:style-name="gr18" draw:text-style-name="P13" draw:layer="layout" svg:width="0.067cm" svg:height="0.067cm" svg:x="1.408cm" svg:y="1.311cm" svg:viewBox="0 0 68 68" svg:d="M24 64c-2 2-4 3-6 4-3 0-5 0-7 0-3-1-5-2-7-4s-3-4-3-6c-1-3-1-5-1-7 1-3 2-5 4-7 7-7 14-14 22-21 6-7 12-13 18-19 1-2 4-3 6-4 2 0 5 0 7 0 3 1 5 2 6 4 2 2 3 4 4 6 1 3 1 5 0 8-1 2-2 4-4 6-6 6-12 12-17 18-1 0-1 0-1 0-7 7-14 15-21 22z">
          <text:p/>
        </draw:path>
        <draw:path draw:style-name="gr18" draw:text-style-name="P13" draw:layer="layout" svg:width="0.068cm" svg:height="0.065cm" svg:x="1.487cm" svg:y="1.234cm" svg:viewBox="0 0 69 66" svg:d="M24 62c-2 2-4 3-7 4-2 0-5 0-7 0-2-1-4-2-6-4s-3-4-4-7c0-2 0-4 1-7 0-2 2-4 3-6 14-13 28-26 42-38 2-2 4-3 6-4 3 0 5 0 8 1 2 0 4 2 6 4 1 1 3 4 3 6 1 3 0 5 0 7-1 3-2 5-4 6-14 13-28 26-41 38z">
          <text:p/>
        </draw:path>
        <draw:path draw:style-name="gr18" draw:text-style-name="P13" draw:layer="layout" svg:width="0.065cm" svg:height="0.069cm" svg:x="1.568cm" svg:y="1.24cm" svg:viewBox="0 0 66 70" svg:d="M4 23c-2-1-3-4-4-6 0-3 0-5 1-7 0-3 2-5 4-6 1-2 4-3 6-4 3 0 5 0 7 1 3 0 5 2 6 4l38 42c2 1 3 4 3 6 1 2 1 5 0 7-1 3-2 5-4 6-2 2-4 3-7 4-2 0-4 0-7-1-2-1-4-2-6-4z">
          <text:p/>
        </draw:path>
        <draw:path draw:style-name="gr18" draw:text-style-name="P13" draw:layer="layout" svg:width="0.065cm" svg:height="0.069cm" svg:x="1.642cm" svg:y="1.323cm" svg:viewBox="0 0 66 70" svg:d="M4 23c-2-1-3-4-4-6 0-3 0-5 1-7 0-3 2-5 4-6 1-2 4-3 6-4 3 0 5 0 7 1 3 0 5 2 6 4l38 42c2 1 3 4 3 6 1 2 1 5 0 7-1 3-2 5-4 6-2 2-4 3-7 4-2 0-4 0-7-1-2-1-4-2-6-4z">
          <text:p/>
        </draw:path>
        <draw:path draw:style-name="gr18" draw:text-style-name="P13" draw:layer="layout" svg:width="0.057cm" svg:height="0.075cm" svg:x="1.174cm" svg:y="2.005cm" svg:viewBox="0 0 58 76" svg:d="M32 7c1-3 3-4 5-5 2-2 5-2 7-2 3 0 5 1 7 2s4 3 5 5c1 3 2 5 2 8-1 2-1 4-3 6-10 16-19 32-29 48-1 2-3 4-5 5s-5 2-7 2c-3 0-5-1-7-2s-4-3-5-5-2-5-2-7c0-3 1-5 2-7 10-16 20-33 30-48z">
          <text:p/>
        </draw:path>
        <draw:path draw:style-name="gr18" draw:text-style-name="P13" draw:layer="layout" svg:width="0.069cm" svg:height="0.065cm" svg:x="1.665cm" svg:y="1.406cm" svg:viewBox="0 0 70 66" svg:d="M46 4c2-2 4-3 7-4 2 0 4 0 7 1 2 0 4 2 6 4 2 1 3 4 3 6 1 3 1 5 0 7-1 3-2 5-4 6-14 13-28 25-41 38-2 2-4 3-7 4-2 0-5 0-7-1-2 0-5-2-6-3-2-2-3-4-4-7 0-2 0-5 1-7 0-2 2-5 3-6 14-13 28-26 42-38z">
          <text:p/>
        </draw:path>
        <draw:path draw:style-name="gr18" draw:text-style-name="P13" draw:layer="layout" svg:width="0.067cm" svg:height="0.067cm" svg:x="1.585cm" svg:y="1.483cm" svg:viewBox="0 0 68 68" svg:d="M44 4c2-2 4-3 6-4 3 0 5 0 8 1 2 0 4 1 6 3s3 4 3 7c1 2 1 4 0 7 0 2-2 4-3 6-7 7-14 13-21 20-6 7-13 13-19 20-2 1-4 3-6 3-3 1-5 1-7 0-3 0-5-2-7-3-2-2-3-4-3-6-1-3-1-5-1-8 1-2 2-4 4-6 6-7 13-13 19-20 7-6 14-13 21-20z">
          <text:p/>
        </draw:path>
        <draw:path draw:style-name="gr18" draw:text-style-name="P13" draw:layer="layout" svg:width="0.065cm" svg:height="0.068cm" svg:x="1.508cm" svg:y="1.563cm" svg:viewBox="0 0 66 69" svg:d="M42 4c2-1 4-3 6-3 3-1 5-1 7-1 3 1 5 2 7 4s3 4 4 6c0 2 0 5 0 7-1 3-2 5-4 7-12 13-25 27-38 41-1 2-3 3-6 4-2 0-5 1-7 0s-5-2-6-3c-2-2-4-4-4-6-1-3-1-5-1-8 1-2 2-4 4-6 12-14 25-28 38-42z">
          <text:p/>
        </draw:path>
        <draw:path draw:style-name="gr18" draw:text-style-name="P13" draw:layer="layout" svg:width="0.064cm" svg:height="0.07cm" svg:x="1.434cm" svg:y="1.646cm" svg:viewBox="0 0 65 71" svg:d="M40 5c2-2 4-3 6-4s5-1 7-1c3 1 5 2 7 3 2 2 3 4 4 6 1 3 1 5 0 8 0 2-1 4-3 6-12 14-24 28-36 43-2 2-4 3-6 4-3 1-5 1-7 1-3-1-5-2-7-4-2-1-3-3-4-5-1-3-1-5-1-8 1-2 2-4 3-6 12-15 25-29 37-43z">
          <text:p/>
        </draw:path>
        <draw:path draw:style-name="gr18" draw:text-style-name="P13" draw:layer="layout" svg:width="0.062cm" svg:height="0.071cm" svg:x="1.364cm" svg:y="1.731cm" svg:viewBox="0 0 63 72" svg:d="M38 5c2-2 4-3 6-4s5-1 7-1c2 1 5 2 7 3 2 2 3 4 4 6s1 5 1 7c-1 3-2 5-3 7-12 14-24 29-35 44-1 2-3 3-6 4-2 1-4 1-7 1-2 0-5-1-7-3-2-1-3-3-4-6-1-2-1-4-1-7 0-2 1-4 3-6 11-15 23-30 35-45z">
          <text:p/>
        </draw:path>
        <draw:path draw:style-name="gr18" draw:text-style-name="P13" draw:layer="layout" svg:width="0.06cm" svg:height="0.072cm" svg:x="1.297cm" svg:y="1.82cm" svg:viewBox="0 0 61 73" svg:d="M36 6c1-2 3-4 6-5 2-1 4-1 7-1 2 0 5 1 6 3 2 1 4 3 5 5 1 3 1 5 1 8 0 2-1 4-3 6-11 15-22 30-33 46-1 2-3 3-5 4s-5 2-7 1c-3 0-5-1-7-2-2-2-4-3-5-6-1-2-1-4-1-7 0-2 1-5 3-7 11-15 22-30 33-45z">
          <text:p/>
        </draw:path>
        <draw:path draw:style-name="gr18" draw:text-style-name="P13" draw:layer="layout" svg:width="0.058cm" svg:height="0.074cm" svg:x="1.234cm" svg:y="1.911cm" svg:viewBox="0 0 59 75" svg:d="M34 6c1-2 3-4 5-5 3-1 5-1 7-1 3 0 5 1 7 2 2 2 4 4 5 6s2 5 1 7c0 3-1 5-2 7-11 15-21 31-31 46-2 2-4 4-6 5s-4 2-7 2c-2 0-5-1-7-3-2-1-3-3-5-5-1-2-1-5-1-7 0-3 1-5 2-7 11-16 21-31 32-47z">
          <text:p/>
        </draw:path>
        <draw:path draw:style-name="gr18" draw:text-style-name="P13" draw:layer="layout" svg:width="0.076cm" svg:height="0.055cm" svg:x="1.096cm" svg:y="2.067cm" svg:viewBox="0 0 77 56" svg:d="M70 30c2 1 4 3 5 5s2 5 2 7c0 3-1 5-2 7s-3 4-5 5c-2 2-5 2-7 2-3 0-5 0-7-2l-49-28c-2-1-4-3-5-5s-2-5-2-7 1-5 2-7 3-4 5-5 5-2 7-2 5 1 7 2z">
          <text:p/>
        </draw:path>
        <draw:path draw:style-name="gr18" draw:text-style-name="P13" draw:layer="layout" svg:width="0.076cm" svg:height="0.055cm" svg:x="0.999cm" svg:y="2.011cm" svg:viewBox="0 0 77 56" svg:d="M70 30c2 1 4 3 5 5s2 5 2 7c0 3-1 5-2 7s-3 4-5 5c-2 2-5 2-7 2-3 0-5 0-7-2l-49-28c-2-1-4-3-5-5s-2-5-2-7 1-5 2-7 3-4 5-5 5-2 7-2 5 1 7 2z">
          <text:p/>
        </draw:path>
        <draw:path draw:style-name="gr12" draw:text-style-name="P9" draw:layer="layout" svg:width="0.514cm" svg:height="1.265cm" svg:x="0.528cm" svg:y="2.231cm" svg:viewBox="0 0 515 1266" svg:d="M0 1262c5-255 40-508 106-752 47-175 109-345 185-510l224 104c-70 152-127 309-170 470-61 225-94 457-98 692z">
          <text:p/>
        </draw:path>
        <draw:polyline draw:style-name="gr19" draw:text-style-name="P14" draw:layer="layout" svg:width="0.749cm" svg:height="1.399cm" draw:transform="rotate (0.122173047639603) translate (2.60355573841616cm -0.0502991550297998cm)" svg:viewBox="0 0 750 1400" draw:points="0,0 750,700 750,700 0,1400">
          <text:p/>
        </draw:polyline>
        <draw:polyline draw:style-name="gr19" draw:text-style-name="P14" draw:layer="layout" svg:width="0.749cm" svg:height="1.399cm" draw:transform="rotate (0.122173047639603) translate (3.83104487466771cm 5.84404308311556cm)" svg:viewBox="0 0 750 1400" draw:points="750,0 0,700 0,700 750,1400">
          <text:p/>
        </draw:polyline>
        <draw:g draw:style-name="gr20">
          <draw:g draw:style-name="gr1">
            <draw:polyline draw:style-name="gr21" draw:text-style-name="P15" draw:layer="layout" svg:width="3.345cm" svg:height="0.498cm" svg:x="8.058cm" svg:y="2.0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058cm" svg:y1="2.644cm" svg:x2="12.629cm" svg:y2="2.644cm">
              <text:p/>
            </draw:line>
            <draw:line draw:style-name="gr23" draw:text-style-name="P15" draw:layer="layout" svg:x1="8.058cm" svg:y1="2.644cm" svg:x2="8.058cm" svg:y2="2.711cm">
              <text:p/>
            </draw:line>
            <draw:line draw:style-name="gr23" draw:text-style-name="P15" draw:layer="layout" svg:x1="8.972cm" svg:y1="2.644cm" svg:x2="8.972cm" svg:y2="2.711cm">
              <text:p/>
            </draw:line>
            <draw:line draw:style-name="gr23" draw:text-style-name="P15" draw:layer="layout" svg:x1="9.886cm" svg:y1="2.644cm" svg:x2="9.886cm" svg:y2="2.711cm">
              <text:p/>
            </draw:line>
            <draw:line draw:style-name="gr23" draw:text-style-name="P15" draw:layer="layout" svg:x1="10.8cm" svg:y1="2.644cm" svg:x2="10.8cm" svg:y2="2.711cm">
              <text:p/>
            </draw:line>
            <draw:line draw:style-name="gr23" draw:text-style-name="P15" draw:layer="layout" svg:x1="11.714cm" svg:y1="2.644cm" svg:x2="11.714cm" svg:y2="2.711cm">
              <text:p/>
            </draw:line>
            <draw:line draw:style-name="gr23" draw:text-style-name="P15" draw:layer="layout" svg:x1="12.629cm" svg:y1="2.644cm" svg:x2="12.629cm" svg:y2="2.711cm">
              <text:p/>
            </draw:line>
            <draw:line draw:style-name="gr23" draw:text-style-name="P15" draw:layer="layout" svg:x1="7.962cm" svg:y1="2.551cm" svg:x2="7.9cm" svg:y2="2.551cm">
              <text:p/>
            </draw:line>
            <draw:line draw:style-name="gr23" draw:text-style-name="P15" draw:layer="layout" svg:x1="7.962cm" svg:y1="0.598cm" svg:x2="7.9cm" svg:y2="0.598cm">
              <text:p/>
            </draw:line>
            <draw:path draw:style-name="gr24" draw:text-style-name="P2" draw:layer="layout" svg:width="0.505cm" svg:height="1.861cm" svg:x="8.066cm" svg:y="0.7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7.965cm" svg:y1="2.551cm" svg:x2="7.965cm" svg:y2="0.598cm">
              <text:p/>
            </draw:line>
            <draw:path draw:style-name="gr25" draw:text-style-name="P1" draw:layer="layout" svg:width="4.316cm" svg:height="0.288cm" svg:x="8.333cm" svg:y="2.2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7" draw:layer="layout" svg:width="2.729cm" svg:height="0.285cm" svg:x="8.95cm" svg:y="2.865cm">
            <draw:text-box>
              <text:p text:style-name="P16"><text:span text:style-name="T1">Seed count</text:span></text:p>
            </draw:text-box>
          </draw:frame>
          <draw:frame draw:style-name="gr27" draw:text-style-name="P17" draw:layer="layout" svg:width="1.017cm" svg:height="0.285cm" draw:transform="rotate (1.5707963267949) translate (7.5cm 2.065cm)">
            <draw:text-box>
              <text:p text:style-name="P16"><text:span text:style-name="T1">Density</text:span></text:p>
            </draw:text-box>
          </draw:frame>
          <draw:line draw:style-name="gr28" draw:text-style-name="P14" draw:layer="layout" svg:x1="9.02cm" svg:y1="1.315cm" svg:x2="9.94cm" svg:y2="1.315cm">
            <text:p/>
          </draw:line>
          <draw:line draw:style-name="gr29" draw:text-style-name="P18" draw:layer="layout" svg:x1="9cm" svg:y1="0.865cm" svg:x2="9.35cm" svg:y2="0.865cm">
            <text:p/>
          </draw:line>
          <draw:line draw:style-name="gr30" draw:text-style-name="P18" draw:layer="layout" svg:x1="9.5cm" svg:y1="0.865cm" svg:x2="9.85cm" svg:y2="0.865cm">
            <text:p/>
          </draw:line>
          <draw:frame draw:style-name="gr31" draw:text-style-name="P20" draw:layer="layout" svg:width="2cm" svg:height="0.3cm" svg:x="9.95cm" svg:y="1.2cm">
            <draw:text-box>
              <text:p text:style-name="P19"><text:span text:style-name="T2">Only one</text:span><text:span text:style-name="T3"> state </text:span></text:p>
            </draw:text-box>
          </draw:frame>
          <draw:frame draw:style-name="gr32" draw:text-style-name="P21" draw:layer="layout" svg:width="1.452cm" svg:height="0.3cm" svg:x="9.948cm" svg:y="0.75cm">
            <draw:text-box>
              <text:p text:style-name="P19"><text:span text:style-name="T2">Two states</text:span></text:p>
            </draw:text-box>
          </draw:frame>
        </draw:g>
        <draw:g draw:style-name="gr20">
          <draw:polyline draw:style-name="gr33" draw:text-style-name="P14" draw:layer="layout" svg:width="0.145cm" svg:height="1.699cm" svg:x="9.4cm" svg:y="4.151cm" svg:viewBox="0 0 146 1700" draw:points="146,0 0,0 0,0 0,1700 0,1700 146,1700">
            <text:p/>
          </draw:polyline>
          <draw:polyline draw:style-name="gr33" draw:text-style-name="P14" draw:layer="layout" svg:width="0.145cm" svg:height="1.699cm" svg:x="11.254cm" svg:y="4.151cm" svg:viewBox="0 0 146 1700" draw:points="0,0 146,0 146,0 146,1700 146,1700 0,1700">
            <text:p/>
          </draw:polyline>
          <draw:frame draw:style-name="gr34" draw:text-style-name="P23" draw:layer="layout" svg:width="1cm" svg:height="0.526cm" draw:transform="rotate (1.5707963267949) translate (9.018cm 5.051cm)">
            <draw:text-box>
              <text:p text:style-name="P22"><text:span text:style-name="T4">Low</text:span></text:p>
            </draw:text-box>
          </draw:frame>
          <draw:frame draw:style-name="gr35" draw:text-style-name="P24" draw:layer="layout" svg:width="1.25cm" svg:height="0.526cm" draw:transform="rotate (1.5707963267949) translate (9.006cm 6.051cm)">
            <draw:text-box>
              <text:p text:style-name="P22"><text:span text:style-name="T5">High</text:span></text:p>
            </draw:text-box>
          </draw:frame>
          <draw:frame draw:style-name="gr34" draw:text-style-name="P23" draw:layer="layout" svg:width="1cm" svg:height="0.526cm" svg:x="9.4cm" svg:y="3.775cm">
            <draw:text-box>
              <text:p text:style-name="P22"><text:span text:style-name="T4">Low</text:span></text:p>
            </draw:text-box>
          </draw:frame>
          <draw:frame draw:style-name="gr34" draw:text-style-name="P24" draw:layer="layout" svg:width="1.25cm" svg:height="0.526cm" svg:x="10.3cm" svg:y="3.775cm">
            <draw:text-box>
              <text:p text:style-name="P22"><text:span text:style-name="T5">High</text:span></text:p>
            </draw:text-box>
          </draw:frame>
          <draw:custom-shape draw:style-name="gr36" draw:text-style-name="P25" draw:layer="layout" svg:width="0.5cm" svg:height="0.5cm" svg:x="9.64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6" draw:layer="layout" svg:width="0.5cm" svg:height="0.5cm" svg:x="9.646cm" svg:y="5.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7" draw:layer="layout" svg:width="0.5cm" svg:height="0.5cm" svg:x="10.646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5cm" svg:height="0.5cm" svg:x="10.646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8" draw:layer="layout" svg:width="0.7cm" svg:height="0.7cm" svg:x="10.546cm" svg:y="5.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9" draw:layer="layout" svg:width="2.5cm" svg:height="0.489cm" draw:transform="rotate (-1.5707963267949) translate (11.794cm 3.7cm)">
            <draw:text-box>
              <text:p text:style-name="P22"><text:span text:style-name="T6">Transition matrix</text:span></text:p>
            </draw:text-box>
          </draw:frame>
          <draw:path draw:style-name="gr42" draw:text-style-name="P14" draw:layer="layout" svg:width="0.685cm" svg:height="0.479cm" draw:transform="skewX (0.00453785605518525) rotate (0.32306044454415) translate (10.1995552708126cm 5.89476200284708cm)" svg:viewBox="0 0 686 480" svg:d="M0 480c528-1 686-480 686-480">
            <text:p/>
          </draw:path>
          <draw:frame draw:style-name="gr41" draw:text-style-name="P29" draw:layer="layout" svg:width="2.5cm" svg:height="0.489cm" svg:x="8.45cm" svg:y="6.201cm">
            <draw:text-box>
              <text:p text:style-name="P22"><text:span text:style-name="T6">Constraints</text:span></text:p>
            </draw:text-box>
          </draw:frame>
          <draw:frame draw:style-name="gr41" draw:text-style-name="P30" draw:layer="layout" svg:width="1.75cm" svg:height="0.489cm" draw:transform="rotate (1.5707963267949) translate (8.652cm 5.85cm)">
            <draw:text-box>
              <text:p text:style-name="P22"><text:span text:style-name="T7">Year n-1</text:span></text:p>
            </draw:text-box>
          </draw:frame>
          <draw:frame draw:style-name="gr41" draw:text-style-name="P30" draw:layer="layout" svg:width="1.75cm" svg:height="0.489cm" svg:x="9.55cm" svg:y="3.5cm">
            <draw:text-box>
              <text:p text:style-name="P22"><text:span text:style-name="T7">Year n</text:span></text:p>
            </draw:text-box>
          </draw:frame>
        </draw:g>
        <draw:g draw:style-name="gr1">
          <draw:frame draw:style-name="gr43" draw:text-style-name="P31" draw:layer="layout" svg:width="2cm" svg:height="0.526cm" svg:x="2.65cm" svg:y="0.649cm">
            <draw:text-box>
              <text:p text:style-name="P22"><text:span text:style-name="T8">Winter</text:span></text:p>
            </draw:text-box>
          </draw:frame>
          <draw:frame draw:style-name="gr43" draw:text-style-name="P31" draw:layer="layout" svg:width="2cm" svg:height="0.526cm" draw:transform="rotate (-0.785398163397449) translate (5.029cm 0.793cm)">
            <draw:text-box>
              <text:p text:style-name="P22"><text:span text:style-name="T8">Spring</text:span></text:p>
            </draw:text-box>
          </draw:frame>
          <draw:frame draw:style-name="gr43" draw:text-style-name="P31" draw:layer="layout" svg:width="2cm" svg:height="0.526cm" draw:transform="rotate (-1.5707963267949) translate (6.545cm 2.549cm)">
            <draw:text-box>
              <text:p text:style-name="P22"><text:span text:style-name="T8">Summer</text:span></text:p>
            </draw:text-box>
          </draw:frame>
          <draw:frame draw:style-name="gr43" draw:text-style-name="P31" draw:layer="layout" svg:width="2cm" svg:height="0.526cm" draw:transform="rotate (0.785398163397448) translate (4.581cm 5.916cm)">
            <draw:text-box>
              <text:p text:style-name="P22"><text:span text:style-name="T8">Autumn</text:span></text:p>
            </draw:text-box>
          </draw:frame>
          <draw:frame draw:style-name="gr43" draw:text-style-name="P31" draw:layer="layout" svg:width="2cm" svg:height="0.526cm" svg:x="2.65cm" svg:y="5.899cm">
            <draw:text-box>
              <text:p text:style-name="P22"><text:span text:style-name="T8">Winter</text:span></text:p>
            </draw:text-box>
          </draw:frame>
          <draw:frame draw:style-name="gr43" draw:text-style-name="P31" draw:layer="layout" svg:width="2cm" svg:height="0.526cm" draw:transform="rotate (-0.785398163397449) translate (1.229cm 4.493cm)">
            <draw:text-box>
              <text:p text:style-name="P22"><text:span text:style-name="T8">Spring</text:span></text:p>
            </draw:text-box>
          </draw:frame>
          <draw:frame draw:style-name="gr43" draw:text-style-name="P31" draw:layer="layout" svg:width="2cm" svg:height="0.526cm" draw:transform="rotate (1.5707963267949) translate (0.719cm 4.538cm)">
            <draw:text-box>
              <text:p text:style-name="P22"><text:span text:style-name="T8">Summer</text:span></text:p>
            </draw:text-box>
          </draw:frame>
          <draw:frame draw:style-name="gr43" draw:text-style-name="P31" draw:layer="layout" svg:width="2cm" svg:height="0.526cm" draw:transform="rotate (0.785398163397448) translate (0.931cm 2.166cm)">
            <draw:text-box>
              <text:p text:style-name="P22"><text:span text:style-name="T8">Autumn</text:span></text:p>
            </draw:text-box>
          </draw:frame>
          <draw:frame draw:style-name="gr44" draw:text-style-name="P32" draw:layer="layout" svg:width="2cm" svg:height="0.727cm" svg:x="-0.25cm" svg:y="1.049cm">
            <draw:text-box>
              <text:p text:style-name="P22"><text:span text:style-name="T9">Low seed</text:span></text:p>
              <text:p text:style-name="P22"><text:span text:style-name="T9">count</text:span></text:p>
            </draw:text-box>
          </draw:frame>
          <draw:frame draw:style-name="gr45" draw:text-style-name="P33" draw:layer="layout" svg:width="2cm" svg:height="0.801cm" svg:x="5.65cm" svg:y="5.222cm">
            <draw:text-box>
              <text:p text:style-name="P22"><text:span text:style-name="T10">High </text:span></text:p>
              <text:p text:style-name="P22"><text:span text:style-name="T10">seed count</text:span></text:p>
            </draw:text-box>
          </draw:frame>
          <draw:frame draw:style-name="gr44" draw:text-style-name="P32" draw:layer="layout" svg:width="2cm" svg:height="0.727cm" svg:x="1.258cm" svg:y="2.697cm">
            <draw:text-box>
              <text:p text:style-name="P22"><text:span text:style-name="T9">Floral bud</text:span></text:p>
              <text:p text:style-name="P22"><text:span text:style-name="T9">differentiation</text:span></text:p>
            </draw:text-box>
          </draw:frame>
          <draw:frame draw:style-name="gr46" draw:text-style-name="P32" draw:layer="layout" svg:width="2cm" svg:height="0.489cm" svg:x="3.7cm" svg:y="1.922cm">
            <draw:text-box>
              <text:p text:style-name="P22"><text:span text:style-name="T9">Flowering</text:span></text:p>
            </draw:text-box>
          </draw:frame>
          <draw:frame draw:style-name="gr44" draw:text-style-name="P32" draw:layer="layout" svg:width="2.369cm" svg:height="0.727cm" svg:x="3.65cm" svg:y="3.672cm">
            <draw:text-box>
              <text:p text:style-name="P22"><text:span text:style-name="T9">Fruit development and maturation</text:span></text:p>
            </draw:text-box>
          </draw:frame>
          <draw:frame draw:style-name="gr44" draw:text-style-name="P32" draw:layer="layout" svg:width="2cm" svg:height="0.727cm" svg:x="6.5cm" svg:y="3.922cm">
            <draw:text-box>
              <text:p text:style-name="P22"><text:span text:style-name="T9">State</text:span></text:p>
              <text:p text:style-name="P22"><text:span text:style-name="T9">transition</text:span></text:p>
            </draw:text-box>
          </draw:frame>
        </draw:g>
        <draw:line draw:style-name="gr47" draw:text-style-name="P14" draw:layer="layout" svg:x1="5.435cm" svg:y1="9.637cm" svg:x2="5.435cm" svg:y2="8.873cm">
          <text:p/>
        </draw:line>
        <draw:frame draw:style-name="gr48" draw:text-style-name="P14" draw:layer="layout" svg:width="1.706cm" svg:height="1.716cm" draw:transform="skewX (-0.00575958653158128) rotate (-0.197571271325759) translate (4.762cm 7.314cm)">
          <draw:image xlink:href="Pictures/100000010000032000000320EFB100C9.png" xlink:type="simple" xlink:show="embed" xlink:actuate="onLoad" draw:mime-type="image/png">
            <text:p/>
          </draw:image>
        </draw:frame>
        <draw:line draw:style-name="gr47" draw:text-style-name="P14" draw:layer="layout" svg:x1="4.331cm" svg:y1="10.991cm" svg:x2="4.331cm" svg:y2="10.227cm">
          <text:p/>
        </draw:line>
        <draw:path draw:style-name="gr49" draw:text-style-name="P34" draw:layer="layout" svg:width="1.073cm" svg:height="0.972cm" svg:x="2.163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0" draw:text-style-name="P22" draw:layer="layout" svg:width="0.927cm" svg:height="0.825cm" svg:x="1.309cm" svg:y="9.602cm" svg:viewBox="0 0 928 826" svg:d="M928 0c-466 0-637 519-928 826">
          <text:p/>
        </draw:path>
        <draw:path draw:style-name="gr52" draw:text-style-name="P35" draw:layer="layout" svg:width="1.073cm" svg:height="0.972cm" svg:x="4.934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3" draw:text-style-name="P22" draw:layer="layout" svg:width="0.927cm" svg:height="0.825cm" svg:x="4.08cm" svg:y="9.602cm" svg:viewBox="0 0 928 826" svg:d="M928 0c-466 0-637 519-928 826">
          <text:p/>
        </draw:path>
        <draw:path draw:style-name="gr51" draw:text-style-name="P22" draw:layer="layout" svg:width="0.927cm" svg:height="0.23cm" svg:x="5.932cm" svg:y="10.42cm" svg:viewBox="0 0 928 231" svg:d="M928 0c-117 134-264 231-464 231-197 0-341-93-464-223">
          <text:p/>
        </draw:path>
        <draw:path draw:style-name="gr51" draw:text-style-name="P22" draw:layer="layout" svg:width="0.927cm" svg:height="0.23cm" svg:x="8.709cm" svg:y="10.42cm" svg:viewBox="0 0 928 231" svg:d="M928 0c-117 134-264 231-464 231-197 0-341-93-464-223">
          <text:p/>
        </draw:path>
        <draw:path draw:style-name="gr51" draw:text-style-name="P22" draw:layer="layout" svg:width="0.927cm" svg:height="0.825cm" svg:x="7.782cm" svg:y="9.602cm" svg:viewBox="0 0 928 826" svg:d="M928 826c-291-308-463-826-928-826">
          <text:p/>
        </draw:path>
        <draw:path draw:style-name="gr51" draw:text-style-name="P22" draw:layer="layout" svg:width="0.927cm" svg:height="0.825cm" svg:x="6.854cm" svg:y="9.602cm" svg:viewBox="0 0 928 826" svg:d="M928 0c-466 0-637 519-928 826">
          <text:p/>
        </draw:path>
        <draw:path draw:style-name="gr51" draw:text-style-name="P22" draw:layer="layout" svg:width="0.927cm" svg:height="0.825cm" svg:x="10.553cm" svg:y="9.602cm" svg:viewBox="0 0 928 826" svg:d="M928 826c-291-308-463-826-928-826">
          <text:p/>
        </draw:path>
        <draw:path draw:style-name="gr51" draw:text-style-name="P22" draw:layer="layout" svg:width="0.927cm" svg:height="0.825cm" svg:x="9.628cm" svg:y="9.602cm" svg:viewBox="0 0 928 826" svg:d="M928 0c-466 0-637 519-928 826">
          <text:p/>
        </draw:path>
        <draw:custom-shape draw:style-name="gr54" draw:text-style-name="P36" draw:layer="layout" svg:width="0.285cm" svg:height="0.284cm" svg:x="4.187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6" draw:layer="layout" svg:width="0.282cm" svg:height="0.279cm" svg:x="5.29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6" draw:layer="layout" svg:width="0.268cm" svg:height="0.284cm" svg:x="1.42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6" draw:layer="layout" svg:width="0.271cm" svg:height="0.279cm" svg:x="2.52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6" draw:layer="layout" svg:width="0.287cm" svg:height="0.28cm" svg:x="8.07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6" draw:layer="layout" svg:width="0.27cm" svg:height="0.284cm" svg:x="9.748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6" draw:layer="layout" svg:width="0.272cm" svg:height="0.28cm" svg:x="10.851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14" draw:layer="layout" svg:width="1.705cm" svg:height="1.689cm" draw:transform="skewX (0.00349065850398865) rotate (-0.190589954317781) translate (3.657cm 10.682cm)">
          <draw:image xlink:href="Pictures/1000000100000320000003208009008E.png" xlink:type="simple" xlink:show="embed" xlink:actuate="onLoad" draw:mime-type="image/png">
            <text:p/>
          </draw:image>
        </draw:frame>
        <draw:path draw:style-name="gr53" draw:text-style-name="P22" draw:layer="layout" svg:width="0.927cm" svg:height="0.23cm" svg:x="3.163cm" svg:y="10.42cm" svg:viewBox="0 0 928 231" svg:d="M928 0c-117 134-264 231-464 231-197 0-341-93-464-223">
          <text:p/>
        </draw:path>
        <draw:line draw:style-name="gr58" draw:text-style-name="P14" draw:layer="layout" svg:x1="7.108cm" svg:y1="11.557cm" svg:x2="7.108cm" svg:y2="10.133cm">
          <text:p/>
        </draw:line>
        <draw:custom-shape draw:style-name="gr56" draw:text-style-name="P36" draw:layer="layout" svg:width="0.286cm" svg:height="0.284cm" svg:x="6.967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4" draw:layer="layout" svg:x1="2.657cm" svg:y1="9.637cm" svg:x2="2.657cm" svg:y2="8.873cm">
          <text:p/>
        </draw:line>
        <draw:frame draw:style-name="gr57" draw:text-style-name="P14" draw:layer="layout" svg:width="1.698cm" svg:height="1.701cm" draw:transform="skewX (0.00122173047639607) rotate (-0.196873139624961) translate (1.992cm 7.323cm)">
          <draw:image xlink:href="Pictures/100000010000032000000320009ADFC7.png" xlink:type="simple" xlink:show="embed" xlink:actuate="onLoad" draw:mime-type="image/png">
            <text:p/>
          </draw:image>
        </draw:frame>
        <draw:frame draw:style-name="gr57" draw:text-style-name="P14" draw:layer="layout" svg:width="1.72cm" svg:height="1.678cm" draw:transform="skewX (-0.00663225115757843) rotate (-0.193557014046171) translate (6.42cm 10.703cm)">
          <draw:image xlink:href="Pictures/100000010000032000000320D5C4BDC9.png" xlink:type="simple" xlink:show="embed" xlink:actuate="onLoad" draw:mime-type="image/png">
            <text:p/>
          </draw:image>
        </draw:frame>
        <draw:line draw:style-name="gr59" draw:text-style-name="P14" draw:layer="layout" svg:x1="3.695cm" svg:y1="10.6cm" svg:x2="3.695cm" svg:y2="10.6cm">
          <text:p/>
        </draw:line>
        <draw:polyline draw:style-name="gr60" draw:text-style-name="P14" draw:layer="layout" svg:width="0.249cm" svg:height="0.499cm" draw:transform="rotate (0.0872664625997165) translate (3.39468672705162cm 10.3798457933205cm)" svg:viewBox="0 0 250 500" draw:points="0,0 250,300 250,300 0,500">
          <text:p/>
        </draw:polyline>
        <draw:polyline draw:style-name="gr60" draw:text-style-name="P14" draw:layer="layout" svg:width="0.249cm" svg:height="0.499cm" draw:transform="rotate (0.0872664625997165) translate (6.19568672705162cm 10.3798457933205cm)" svg:viewBox="0 0 250 500" draw:points="0,0 250,300 250,300 0,500">
          <text:p/>
        </draw:polyline>
        <draw:polyline draw:style-name="gr60" draw:text-style-name="P14" draw:layer="layout" svg:width="0.249cm" svg:height="0.499cm" draw:transform="rotate (0.0872664625997165) translate (8.94468672705162cm 10.3798457933205cm)" svg:viewBox="0 0 250 500" draw:points="0,0 250,300 250,300 0,500">
          <text:p/>
        </draw:polyline>
        <draw:path draw:style-name="gr61" draw:text-style-name="P2" draw:layer="layout" svg:width="0.579cm" svg:height="0.369cm" svg:x="11.403cm" svg:y="10.354cm" svg:viewBox="0 0 580 370" svg:d="M580 303l-71 67c-45-2-87-8-127-18-49-12-95-30-138-52-83-43-157-104-224-175-9-10-15-21-18-34s-3-26 1-38c4-13 11-24 20-33 10-9 21-15 34-18s26-3 38 1c13 4 24 11 33 20 55 59 115 110 184 146 33 17 68 30 105 40 26 6 54 11 82 13z">
          <text:p/>
        </draw:path>
        <draw:path draw:style-name="gr61" draw:text-style-name="P2" draw:layer="layout" svg:width="0.552cm" svg:height="0.37cm" svg:x="0.83cm" svg:y="10.354cm" svg:viewBox="0 0 553 371" svg:d="M59 322c2-2 3-4 5-6 2-4 3-8 3-13s-1-9-3-13c-2-2-3-4-5-6l-59-60c5-1 10-1 15-1 43 0 82-5 120-14 37-10 72-23 105-40 69-36 129-87 185-146 9-9 20-16 32-20 13-4 26-4 39-1 12 3 24 9 33 18 10 9 17 20 21 33 3 12 4 26 1 38-3 13-10 24-19 34-67 71-140 132-224 175-43 22-88 40-137 52s-101 19-156 19c-2 0-5 0-7 0z">
          <text:p/>
        </draw:path>
        <draw:line draw:style-name="gr62" draw:text-style-name="P14" draw:layer="layout" svg:x1="8.213cm" svg:y1="9.637cm" svg:x2="8.213cm" svg:y2="8.873cm">
          <text:p/>
        </draw:line>
        <draw:frame draw:style-name="gr57" draw:text-style-name="P14" draw:layer="layout" svg:width="1.698cm" svg:height="1.701cm" draw:transform="skewX (0.00122173047639607) rotate (-0.196873139624961) translate (7.548cm 7.323cm)">
          <draw:image xlink:href="Pictures/100000010000032000000320DE3E7086.png" xlink:type="simple" xlink:show="embed" xlink:actuate="onLoad" draw:mime-type="image/png">
            <text:p/>
          </draw:image>
        </draw:frame>
        <draw:path draw:style-name="gr63" draw:text-style-name="P37" draw:layer="layout" svg:width="0.489cm" svg:height="0.619cm" svg:x="2.343cm" svg:y="9.807cm" svg:viewBox="0 0 490 620" svg:d="M58 0c135 134 250 277 357 437l24-16 4-2c1-1 2-1 3-1s1 0 1 0l4 1c1 0 2 0 3 1l3 2-4 6 4-6 3 2c0 0 1 1 2 2l1 2c0 1 0 1 1 2v2c0 1 0 1 0 1l26 169v1 5c0 1 0 2-1 3 0 1-1 1-1 2l-4 4c-1 0-1 1-2 1-1 1-1 1-2 1l-5 1h-1c-1 0-2 0-3 0l-5-2c-1 0-1-1-2-1l-142-93v-1l-2-1c-1-1-2-1-2-2-1-1-1-2-1-3l-1-2c-1-1-1-1-1-2l-1-4v-1c0-1 1-3 1-4h1l2-4 1-2c1 0 2-1 3-2l24-15c-103-155-216-293-346-423z">
          <text:p/>
        </draw:path>
        <draw:path draw:style-name="gr64" draw:text-style-name="P38" draw:layer="layout" svg:width="0.489cm" svg:height="0.619cm" svg:x="2.343cm" svg:y="9.807cm" svg:viewBox="0 0 490 620" svg:d="M58 0c135 134 250 277 357 437l24-16 4-2c1-1 2-1 3-1s1 0 1 0l4 1c1 0 2 0 3 1l3 2-4 6 4-6 3 2c0 0 1 1 2 2l1 2c0 1 0 1 1 2v2c0 1 0 1 0 1l26 169v1 5c0 1 0 2-1 3 0 1-1 1-1 2l-4 4c-1 0-1 1-2 1-1 1-1 1-2 1l-5 1h-1c-1 0-2 0-3 0l-5-2c-1 0-1-1-2-1l-142-93v-1l-2-1c-1-1-2-1-2-2-1-1-1-2-1-3l-1-2c-1-1-1-1-1-2l-1-4v-1c0-1 1-3 1-4h1l2-4 1-2c1 0 2-1 3-2l24-15c-103-155-216-293-346-423z">
          <text:p/>
        </draw:path>
        <draw:path draw:style-name="gr63" draw:text-style-name="P37" draw:layer="layout" svg:width="0.489cm" svg:height="0.619cm" svg:x="5.1cm" svg:y="9.807cm" svg:viewBox="0 0 490 620" svg:d="M58 0c135 134 250 277 357 437l24-16 4-2c1-1 2-1 3-1s1 0 1 0l4 1c1 0 2 0 3 1l3 2-4 6 4-6 3 2c0 0 1 1 2 2l1 2c0 1 0 1 1 2v2c0 1 0 1 0 1l26 169v1 5c0 1 0 2-1 3 0 1-1 1-1 2l-4 4c-1 0-1 1-2 1-1 1-1 1-2 1l-5 1h-1c-1 0-2 0-3 0l-5-2c-1 0-1-1-2-1l-142-93v-1l-2-1c-1-1-2-1-2-2-1-1-1-2-1-3l-1-2c-1-1-1-1-1-2l-1-4v-1c0-1 1-3 1-4h1l2-4 1-2c1 0 2-1 3-2l24-15c-103-155-216-293-346-423z">
          <text:p/>
        </draw:path>
        <draw:path draw:style-name="gr65" draw:text-style-name="P39" draw:layer="layout" svg:width="0.489cm" svg:height="0.619cm" svg:x="7.88cm" svg:y="9.807cm" svg:viewBox="0 0 490 620" svg:d="M58 0c135 134 250 277 357 437l24-16 4-2c1-1 2-1 3-1s1 0 1 0l4 1c1 0 2 0 3 1l3 2-4 6 4-6 3 2c0 0 1 1 2 2l1 2c0 1 0 1 1 2v2c0 1 0 1 0 1l26 169v1 5c0 1 0 2-1 3 0 1-1 1-1 2l-4 4c-1 0-1 1-2 1-1 1-1 1-2 1l-5 1h-1c-1 0-2 0-3 0l-5-2c-1 0-1-1-2-1l-142-93v-1l-2-1c-1-1-2-1-2-2-1-1-1-2-1-3l-1-2c-1-1-1-1-1-2l-1-4v-1c0-1 1-3 1-4h1l2-4 1-2c1 0 2-1 3-2l24-15c-103-155-216-293-346-423z">
          <text:p/>
        </draw:path>
        <draw:path draw:style-name="gr65" draw:text-style-name="P39" draw:layer="layout" svg:width="0.489cm" svg:height="0.619cm" svg:x="10.65cm" svg:y="9.807cm" svg:viewBox="0 0 490 620" svg:d="M58 0c135 134 250 277 357 437l24-16 4-2c1-1 2-1 3-1s1 0 1 0l4 1c1 0 2 0 3 1l3 2-4 6 4-6 3 2c0 0 1 1 2 2l1 2c0 1 0 1 1 2v2c0 1 0 1 0 1l26 169v1 5c0 1 0 2-1 3 0 1-1 1-1 2l-4 4c-1 0-1 1-2 1-1 1-1 1-2 1l-5 1h-1c-1 0-2 0-3 0l-5-2c-1 0-1-1-2-1l-142-93v-1l-2-1c-1-1-2-1-2-2-1-1-1-2-1-3l-1-2c-1-1-1-1-1-2l-1-4v-1c0-1 1-3 1-4h1l2-4 1-2c1 0 2-1 3-2l24-15c-103-155-216-293-346-423z">
          <text:p/>
        </draw:path>
      </draw:page>
      <draw:page draw:name="page3" draw:style-name="dp1" draw:master-page-name="Default">
        <draw:g draw:style-name="gr1">
          <draw:path draw:style-name="gr2" draw:text-style-name="P1" draw:layer="layout" svg:width="0.247cm" svg:height="0.073cm" svg:x="6.526cm" svg:y="3.57cm" svg:viewBox="0 0 248 74" svg:d="M248 0c0 25 0 49-1 74l-247-9c1-21 1-43 1-65z">
            <text:p/>
          </draw:path>
          <draw:path draw:style-name="gr3" draw:text-style-name="P2" draw:layer="layout" svg:width="0.247cm" svg:height="0.073cm" svg:x="0.527cm" svg:y="3.461cm" svg:viewBox="0 0 248 74" svg:d="M0 74c0-25 1-49 1-74l247 9c0 21-1 43-1 65z">
            <text:p/>
          </draw:path>
          <draw:path draw:style-name="gr2" draw:text-style-name="P1" draw:layer="layout" svg:width="0.252cm" svg:height="0.167cm" svg:x="0.804cm" svg:y="2.199cm" svg:viewBox="0 0 253 168" svg:d="M253 108c-9 20-18 40-27 60l-226-101c10-22 21-45 31-67z">
            <text:p/>
          </draw:path>
          <draw:path draw:style-name="gr3" draw:text-style-name="P2" draw:layer="layout" svg:width="0.252cm" svg:height="0.167cm" svg:x="6.244cm" svg:y="4.739cm" svg:viewBox="0 0 253 168" svg:d="M0 59c9-19 19-39 28-59l225 100c-10 23-20 45-31 68z">
            <text:p/>
          </draw:path>
        </draw:g>
        <draw:path draw:style-name="gr4" draw:text-style-name="P1" draw:layer="layout" svg:width="0.034cm" svg:height="0.034cm" svg:x="5.668cm" svg:y="4.495cm" svg:viewBox="0 0 35 35" svg:d="M2 10c1-3 3-5 6-7 2-2 5-3 8-3s6 0 9 2c3 1 5 3 7 6 2 2 3 5 3 8s0 6-2 9c-1 3-3 5-6 7-2 2-5 3-8 3-3 1-6 0-9-1-3-2-5-4-7-6-2-3-3-6-3-9s0-6 2-9z">
          <text:p/>
        </draw:path>
        <draw:path draw:style-name="gr4" draw:text-style-name="P1" draw:layer="layout" svg:width="0.034cm" svg:height="0.034cm" svg:x="5.637cm" svg:y="4.558cm" svg:viewBox="0 0 35 35" svg:d="M2 10c1-3 4-6 6-7 3-2 6-3 9-3s6 1 9 2c2 1 5 3 6 6 2 3 3 6 3 9s0 6-2 8c0 1 0 1 0 1-1 3-3 5-6 7-3 1-6 2-9 2s-6 0-8-2c-3-1-6-3-7-6-2-2-3-5-3-8s1-6 2-9z">
          <text:p/>
        </draw:path>
        <draw:path draw:style-name="gr4" draw:text-style-name="P1" draw:layer="layout" svg:width="0.034cm" svg:height="0.034cm" svg:x="5.604cm" svg:y="4.619cm" svg:viewBox="0 0 35 35" svg:d="M2 9c2-3 4-5 7-6 2-2 5-3 8-3s6 1 9 2c3 2 5 4 7 6 1 3 2 6 2 9s-1 6-2 9c-2 3-4 5-6 7-3 1-6 2-9 2s-6 0-9-2c-3-1-5-4-6-6-2-3-3-6-3-9s1-6 2-9z">
          <text:p/>
        </draw:path>
        <draw:path draw:style-name="gr4"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 draw:text-style-name="P1" draw:layer="layout" svg:width="0.034cm" svg:height="0.034cm" svg:x="1.424cm" svg:y="3.101cm" svg:viewBox="0 0 35 35" svg:d="M35 21c-1 3-2 6-4 8-2 3-5 4-8 5s-6 2-9 1-6-2-8-4-4-5-5-7c-1-3-1-6-1-10 1-3 2-6 4-8s5-4 8-5 6-1 9-1c3 1 6 2 8 4s4 5 5 8 1 6 1 9z">
          <text:p/>
        </draw:path>
        <draw:path draw:style-name="gr4" draw:text-style-name="P1" draw:layer="layout" svg:width="0.034cm" svg:height="0.034cm" svg:x="1.439cm" svg:y="3.032cm" svg:viewBox="0 0 35 35" svg:d="M35 22c-1 3-3 5-5 8-2 2-4 4-7 5-3 0-6 1-9 0s-6-2-8-4c-3-2-4-5-5-8s-1-6-1-9h1c0-3 2-6 4-8 2-3 4-4 7-5s6-1 9-1c3 1 6 3 8 5 3 2 4 4 5 7s1 6 1 9c0 1 0 1 0 1z">
          <text:p/>
        </draw:path>
        <draw:path draw:style-name="gr4" draw:text-style-name="P1" draw:layer="layout" svg:width="0.034cm" svg:height="0.035cm" svg:x="1.455cm" svg:y="2.964cm" svg:viewBox="0 0 35 36" svg:d="M34 22c0 3-2 6-4 8s-5 4-8 5-6 1-9 0-6-3-8-5-4-5-4-8c-1-2-1-6 0-9 0-3 2-6 4-8s5-4 8-4c3-1 6-1 9 0 3 0 6 2 8 4s4 5 4 8c1 3 1 6 1 9-1 0-1 0-1 0z">
          <text:p/>
        </draw:path>
        <draw:path draw:style-name="gr4"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 draw:text-style-name="P1" draw:layer="layout" svg:width="0.034cm" svg:height="0.034cm" svg:x="1.495cm" svg:y="2.83cm" svg:viewBox="0 0 35 35" svg:d="M34 23c-1 3-3 6-5 8s-5 3-8 4-6 0-9-1-5-2-8-4c-2-3-3-6-4-9 0-3 0-6 1-9s3-5 5-8c2-2 5-3 8-4 3 0 6 0 9 1s6 3 8 5 3 5 4 8c0 3 0 6-1 9z">
          <text:p/>
        </draw:path>
        <draw:path draw:style-name="gr4"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 draw:text-style-name="P1" draw:layer="layout" svg:width="0.034cm" svg:height="0.034cm" svg:x="1.543cm" svg:y="2.699cm" svg:viewBox="0 0 35 35" svg:d="M34 24c-1 3-3 6-6 8-2 1-5 3-8 3-3 1-6 0-9-1s-5-3-7-5c-2-3-3-6-4-9 0-3 0-6 1-9 2-3 3-5 6-7 2-2 5-3 8-4 3 0 6 0 9 1s5 3 7 6c2 2 4 5 4 8s0 6-1 9z">
          <text:p/>
        </draw:path>
        <draw:path draw:style-name="gr4"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 draw:text-style-name="P1" draw:layer="layout" svg:width="0.034cm" svg:height="0.034cm" svg:x="1.599cm" svg:y="2.57cm" svg:viewBox="0 0 35 35" svg:d="M33 25c-1 3-3 5-6 7-2 2-5 3-8 3-3 1-6 0-9-1-3-2-5-4-7-6-2-3-3-6-3-9s0-6 2-9c1-3 3-5 6-7 2-2 5-3 8-3s6 0 9 2c3 1 5 3 7 6 2 2 3 5 3 8s0 6-2 9z">
          <text:p/>
        </draw:path>
        <draw:path draw:style-name="gr5" draw:text-style-name="P3"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6" draw:text-style-name="P3"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7" draw:text-style-name="P4"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g draw:style-name="gr1">
          <draw:path draw:style-name="gr8" draw:text-style-name="P5" draw:layer="layout" svg:width="0.034cm" svg:height="0.034cm" svg:x="1.773cm" svg:y="2.267cm" svg:viewBox="0 0 35 35" svg:d="M32 28c-2 2-4 4-7 6-3 1-6 1-9 1s-6-1-8-3c-3-1-5-4-6-7-2-2-2-5-2-9 0-3 1-6 3-8 2-3 4-5 7-6 3-2 6-2 9-2s6 1 9 3c2 2 4 4 5 7 2 3 2 6 2 9s-1 6-3 8z">
            <text:p/>
          </draw:path>
          <draw:path draw:style-name="gr8" draw:text-style-name="P5" draw:layer="layout" svg:width="0.034cm" svg:height="0.034cm" svg:x="1.814cm" svg:y="2.21cm" svg:viewBox="0 0 35 35" svg:d="M32 28c-2 3-5 5-7 6-3 1-6 2-9 1-3 0-6-1-9-3-2-2-4-4-5-7-2-3-2-6-2-9s2-6 3-9h1c1-2 4-4 7-5 2-2 5-2 9-2 3 0 6 2 8 3 2 2 4 5 6 7 1 3 1 6 1 9s-1 6-3 9z">
            <text:p/>
          </draw:path>
          <draw:path draw:style-name="gr8" draw:text-style-name="P5" draw:layer="layout" svg:width="0.034cm" svg:height="0.034cm" svg:x="1.856cm" svg:y="2.154cm" svg:viewBox="0 0 35 35" svg:d="M31 29c-2 2-4 4-7 5s-6 2-9 1c-3 0-6-2-8-3-3-2-5-5-6-8-1-2-1-6-1-9 1-3 2-6 4-8 2-3 4-5 7-6s6-1 9-1c3 1 6 2 8 4 3 2 5 4 6 7s1 6 1 9-2 6-3 8c-1 0-1 0-1 1z">
            <text:p/>
          </draw:path>
          <draw:path draw:style-name="gr8" draw:text-style-name="P5" draw:layer="layout" svg:width="0.034cm" svg:height="0.034cm" svg:x="1.899cm" svg:y="2.099cm" svg:viewBox="0 0 35 35" svg:d="M31 29c-2 2-5 4-7 5-3 1-6 2-9 1-3 0-6-2-9-4-2-2-4-4-5-7s-1-6-1-9c1-3 2-6 4-8v-1c2-2 5-4 8-5 2-1 6-1 9-1 3 1 6 2 8 4s4 5 5 7c1 3 1 6 1 9-1 3-2 6-4 9z">
            <text:p/>
          </draw:path>
          <draw:path draw:style-name="gr8" draw:text-style-name="P5" draw:layer="layout" svg:width="0.034cm" svg:height="0.034cm" svg:x="1.945cm" svg:y="2.046cm" svg:viewBox="0 0 35 35" svg:d="M31 29c-2 3-5 4-8 5s-6 2-9 1-6-2-8-4-4-5-5-8-1-6-1-9c1-3 2-5 4-8h1c2-2 4-4 7-5s6-1 9-1c3 1 6 2 8 4 3 2 4 5 5 8s1 6 1 9c-1 3-2 6-4 8z">
            <text:p/>
          </draw:path>
          <draw:path draw:style-name="gr8" draw:text-style-name="P5" draw:layer="layout" svg:width="0.034cm" svg:height="0.034cm" svg:x="1.992cm" svg:y="1.994cm" svg:viewBox="0 0 35 35" svg:d="M30 30c-2 2-4 4-7 5-3 0-6 0-9 0-3-1-6-2-8-4-3-3-4-5-5-8s-1-6-1-9c1-3 3-6 5-8 2-3 5-4 8-5s6-1 9-1c3 1 5 3 8 5 2 2 4 4 4 7 1 3 1 6 1 9-1 3-2 6-4 8-1 1-1 1-1 1z">
            <text:p/>
          </draw:path>
          <draw:path draw:style-name="gr8" draw:text-style-name="P5" draw:layer="layout" svg:width="0.034cm" svg:height="0.034cm" svg:x="2.041cm" svg:y="1.944cm" svg:viewBox="0 0 35 35" svg:d="M30 30c-2 2-5 4-8 5-3 0-6 0-9 0-3-1-6-3-8-5s-4-5-4-8c-1-3-1-6 0-9 0-3 2-5 4-8 3-2 5-4 8-4 3-1 6-1 9 0 3 0 6 2 8 4s4 5 5 8c0 3 0 6 0 9-1 3-3 6-5 8z">
            <text:p/>
          </draw:path>
          <draw:path draw:style-name="gr8" draw:text-style-name="P5" draw:layer="layout" svg:width="0.034cm" svg:height="0.034cm" svg:x="2.091cm" svg:y="1.895cm" svg:viewBox="0 0 35 35" svg:d="M30 30c-3 3-5 4-8 5-3 0-7 0-10 0-2-1-5-3-7-5s-4-5-5-8c0-3 0-6 1-9s2-6 4-8c1 0 1 0 1 0 2-2 5-4 8-5 3 0 6 0 9 1s5 2 7 5c3 2 4 4 5 7 0 3 0 7 0 10-1 2-3 5-5 7z">
            <text:p/>
          </draw:path>
          <draw:path draw:style-name="gr8" draw:text-style-name="P5" draw:layer="layout" svg:width="0.034cm" svg:height="0.034cm" svg:x="2.142cm" svg:y="1.848cm" svg:viewBox="0 0 35 35" svg:d="M29 31c-2 2-5 3-8 4-3 0-6 0-9-1s-6-2-8-5c-2-2-3-5-4-8 0-3 0-6 1-9s3-5 5-7v-1c2-2 5-3 8-4 3 0 6 0 9 1s6 3 8 5 3 5 4 8 0 6-1 9-2 6-5 8z">
            <text:p/>
          </draw:path>
          <draw:path draw:style-name="gr8" draw:text-style-name="P5" draw:layer="layout" svg:width="0.034cm" svg:height="0.034cm" svg:x="2.196cm" svg:y="1.802cm" svg:viewBox="0 0 35 35" svg:d="M29 31c-3 2-6 3-9 4-3 0-6 0-9-1-2-1-5-3-7-5s-3-5-4-8c0-3 0-6 1-9s3-6 5-8h1c2-2 5-3 8-4 3 0 6 0 9 1s5 3 7 5c2 3 3 6 4 9s0 6-1 9c-1 2-3 5-5 7z">
            <text:p/>
          </draw:path>
          <draw:path draw:style-name="gr8" draw:text-style-name="P5" draw:layer="layout" svg:width="0.034cm" svg:height="0.034cm" svg:x="2.25cm" svg:y="1.758cm" svg:viewBox="0 0 35 35" svg:d="M28 32c-2 1-5 3-8 3s-6 0-9-1-5-3-7-6c-2-2-3-5-4-8 0-3 0-6 1-9s3-5 6-7c2-2 5-3 8-4 3 0 7 0 9 1 3 1 6 3 8 6 1 2 3 5 3 8 1 3 0 6-1 9s-3 5-5 7c-1 0-1 0-1 1z">
            <text:p/>
          </draw:path>
          <draw:path draw:style-name="gr8" draw:text-style-name="P5" draw:layer="layout" svg:width="0.034cm" svg:height="0.034cm" svg:x="2.306cm" svg:y="1.716cm" svg:viewBox="0 0 35 35" svg:d="M28 32c-3 2-6 3-9 3s-6 0-9-1c-2-2-5-3-7-6-1-2-3-5-3-8s0-7 1-9c2-3 4-6 6-7v-1c3-1 6-3 9-3s6 0 9 1c3 2 5 4 7 6 2 3 3 6 3 9 1 3 0 6-1 9-1 2-3 5-6 7z">
            <text:p/>
          </draw:path>
          <draw:path draw:style-name="gr8" draw:text-style-name="P5" draw:layer="layout" svg:width="0.034cm" svg:height="0.034cm" svg:x="2.363cm" svg:y="1.675cm" svg:viewBox="0 0 35 35" svg:d="M27 32c-2 2-5 3-8 3s-6 0-9-2c-3-1-5-3-7-5-2-3-3-6-3-9s0-6 2-9c1-3 3-5 6-7 2-2 5-3 8-3 4 0 7 0 9 2 3 1 5 3 7 6 2 2 3 5 3 8s0 6-1 9c-2 3-4 5-6 7z">
            <text:p/>
          </draw:path>
          <draw:path draw:style-name="gr8" draw:text-style-name="P5" draw:layer="layout" svg:width="0.034cm" svg:height="0.034cm" svg:x="2.422cm" svg:y="1.637cm" svg:viewBox="0 0 35 35" svg:d="M27 32c-3 2-6 3-9 3s-6 0-9-2c-2-1-5-3-6-6-2-2-3-5-3-9 0-3 1-6 2-8 1-3 3-5 6-7s6-3 9-3 6 1 9 2 5 3 7 6c1 3 2 6 2 9s0 6-2 9c-1 2-3 5-6 6z">
            <text:p/>
          </draw:path>
          <draw:path draw:style-name="gr8" draw:text-style-name="P5" draw:layer="layout" svg:width="0.034cm" svg:height="0.034cm" svg:x="2.481cm" svg:y="1.6cm" svg:viewBox="0 0 35 35" svg:d="M26 33c-2 1-5 2-8 2s-6-1-9-2c-3-2-5-4-7-6-1-3-2-6-2-9s1-6 2-9c2-3 4-5 7-6v-1c2-1 5-2 9-2 3 0 6 1 8 2 3 2 5 4 7 7 1 2 2 5 2 8s0 6-2 9c-1 3-4 5-6 7z">
            <text:p/>
          </draw:path>
          <draw:path draw:style-name="gr8" draw:text-style-name="P5" draw:layer="layout" svg:width="0.034cm" svg:height="0.034cm" svg:x="2.603cm" svg:y="1.532cm" svg:viewBox="0 0 35 35" svg:d="M26 33c-3 2-6 2-9 2s-6-1-9-3c-3-1-5-4-6-6-1-3-2-6-2-9s1-6 3-9c1-2 4-4 6-6 1 0 1 0 1 0 3-1 6-2 9-2s6 1 8 3c3 1 5 4 6 6 2 3 2 6 2 9s-1 6-2 9c-2 3-4 5-7 6z">
            <text:p/>
          </draw:path>
          <draw:path draw:style-name="gr8" draw:text-style-name="P5" draw:layer="layout" svg:width="0.034cm" svg:height="0.034cm" svg:x="2.73cm" svg:y="1.472cm" svg:viewBox="0 0 35 35" svg:d="M25 34c-3 1-6 1-9 1s-6-1-9-3c-2-2-4-5-6-7-1-3-1-6-1-9s2-6 3-9c2-2 5-4 7-5 1 0 1 0 1-1 3-1 6-1 9-1s6 2 8 3c3 2 5 5 6 7 1 3 2 6 1 9 0 3-1 6-3 9-2 2-4 4-7 6z">
            <text:p/>
          </draw:path>
          <draw:path draw:style-name="gr8" draw:text-style-name="P5" draw:layer="layout" svg:width="0.034cm" svg:height="0.034cm" svg:x="2.86cm" svg:y="1.42cm" svg:viewBox="0 0 35 35" svg:d="M24 34c-3 1-6 1-10 1-3-1-5-2-8-4-2-2-4-4-5-7s-1-6-1-9c1-3 2-6 4-9 2-2 5-4 7-5 1 0 1 0 1 0 3-1 6-1 9-1 3 1 6 2 8 4s4 5 5 7c1 3 2 6 1 10 0 3-2 5-4 8-2 2-4 4-7 5z">
            <text:p/>
          </draw:path>
          <draw:path draw:style-name="gr8" draw:text-style-name="P5" draw:layer="layout" svg:width="0.034cm" svg:height="0.034cm" svg:x="2.993cm" svg:y="1.376cm" svg:viewBox="0 0 35 35" svg:d="M22 34c-2 1-6 1-9 1-3-1-5-3-8-5-2-2-3-4-4-7s-1-6-1-9c1-3 3-6 5-8 2-3 5-4 8-5s6-1 9-1c3 1 6 3 8 5s4 5 5 8c0 2 1 6 0 9s-2 5-4 8c-3 2-5 3-8 4z">
            <text:p/>
          </draw:path>
          <draw:path draw:style-name="gr8" draw:text-style-name="P5" draw:layer="layout" svg:width="0.034cm" svg:height="0.034cm" svg:x="3.128cm" svg:y="1.34cm" svg:viewBox="0 0 35 35" svg:d="M21 35c-3 0-6 0-9-1s-5-2-7-4c-2-3-4-5-5-8 0-3 0-7 1-10 1-2 2-5 5-7 2-2 5-4 8-4v-1c3 0 6 0 9 1s6 2 8 5c2 2 3 5 4 8s0 6 0 9c-1 3-3 5-5 7s-5 4-8 5z">
            <text:p/>
          </draw:path>
          <draw:path draw:style-name="gr8" draw:text-style-name="P5" draw:layer="layout" svg:width="0.034cm" svg:height="0.034cm" svg:x="3.334cm" svg:y="1.302cm" svg:viewBox="0 0 35 35" svg:d="M20 35c-3 0-6 0-9-1s-5-3-7-6c-2-2-3-5-4-8 0-3 0-6 1-9s3-5 6-7c2-2 5-3 8-4h1c3 0 6 0 9 1 2 1 5 3 7 6 2 2 3 5 3 8 1 3 0 6-1 9s-3 5-5 7c-3 2-6 3-9 4z">
            <text:p/>
          </draw:path>
          <draw:path draw:style-name="gr8" draw:text-style-name="P5" draw:layer="layout" svg:width="0.034cm" svg:height="0.034cm" svg:x="2.542cm" svg:y="1.565cm" svg:viewBox="0 0 35 35" svg:d="M26 33c-3 1-6 2-9 2s-6-1-9-2c-2-2-4-4-6-7-1-3-2-6-2-9s1-6 2-8c2-3 4-5 7-7 3-1 6-2 9-2s6 1 9 2c2 2 5 4 6 7 2 3 2 6 2 9s-1 6-2 9c-2 2-4 4-7 6z">
            <text:p/>
          </draw:path>
          <draw:path draw:style-name="gr8" draw:text-style-name="P5" draw:layer="layout" svg:width="0.034cm" svg:height="0.034cm" svg:x="2.666cm" svg:y="1.501cm" svg:viewBox="0 0 35 35" svg:d="M25 33c-3 2-6 2-9 2s-6-1-8-3c-3-2-5-4-6-7-2-3-2-6-2-9s1-6 3-8c2-3 4-5 7-6 3-2 6-2 9-2s6 1 9 3c2 2 4 4 6 7 1 3 2 6 1 9 0 3-1 6-3 8-2 3-4 5-7 6z">
            <text:p/>
          </draw:path>
          <draw:path draw:style-name="gr8" draw:text-style-name="P5" draw:layer="layout" svg:width="0.034cm" svg:height="0.034cm" svg:x="2.794cm" svg:y="1.445cm" svg:viewBox="0 0 35 35" svg:d="M24 34c-3 1-6 1-9 1s-6-2-8-4c-3-1-5-4-6-7s-1-6-1-9c1-3 2-6 4-8 2-3 4-4 7-6 3-1 6-1 9-1 3 1 6 2 9 4 2 2 4 4 5 7s2 6 1 9c0 3-2 6-3 8-2 3-5 5-8 6z">
            <text:p/>
          </draw:path>
          <draw:path draw:style-name="gr8" draw:text-style-name="P5" draw:layer="layout" svg:width="0.034cm" svg:height="0.034cm" svg:x="2.926cm" svg:y="1.397cm" svg:viewBox="0 0 35 35" svg:d="M23 34c-3 1-6 1-9 1-3-1-6-2-8-4s-4-5-5-8-1-6-1-9c1-3 2-6 4-8s5-4 8-5 6-1 9-1c3 1 6 2 8 4 3 2 4 5 5 8s2 6 1 9-2 6-4 8-5 4-8 5z">
            <text:p/>
          </draw:path>
          <draw:path draw:style-name="gr8" draw:text-style-name="P5" draw:layer="layout" svg:width="0.035cm" svg:height="0.034cm" svg:x="3.06cm" svg:y="1.357cm" svg:viewBox="0 0 36 35" svg:d="M22 35c-3 0-6 0-9-1-3 0-6-2-8-4s-4-5-4-8c-1-3-1-6 0-9 0-3 2-6 4-8s5-4 8-4c3-1 6-1 9 0 3 0 6 2 8 4s4 5 5 8 1 6 0 9-3 6-5 8-5 4-8 4z">
            <text:p/>
          </draw:path>
          <draw:path draw:style-name="gr8" draw:text-style-name="P5" draw:layer="layout" svg:width="0.034cm" svg:height="0.034cm" svg:x="3.196cm" svg:y="1.325cm" svg:viewBox="0 0 35 35" svg:d="M21 35c-3 0-6 0-9-1s-6-3-8-5-3-5-4-8c0-3 0-6 1-9s3-6 5-8 5-3 8-4c3 0 7 0 9 1 3 1 6 3 8 5s3 5 4 8 0 6-1 9-2 6-5 8c-2 2-5 3-8 4z">
            <text:p/>
          </draw:path>
          <draw:path draw:style-name="gr8" draw:text-style-name="P5" draw:layer="layout" svg:width="0.034cm" svg:height="0.034cm" svg:x="3.265cm" svg:y="1.313cm" svg:viewBox="0 0 35 35" svg:d="M20 35c-3 0-6 0-9-1s-5-3-7-5c-2-3-3-6-4-9 0-3 0-6 1-9 1-2 3-5 5-7 3-2 6-3 9-4 3 0 6 0 9 1s5 3 7 5c2 3 4 6 4 9 1 3 0 6-1 9s-3 5-5 7-5 3-8 4z">
            <text:p/>
          </draw:path>
          <draw:path draw:style-name="gr8" draw:text-style-name="P5" draw:layer="layout" svg:width="0.034cm" svg:height="0.034cm" svg:x="3.404cm" svg:y="1.294cm" svg:viewBox="0 0 35 35" svg:d="M19 35c-3 0-6 0-9-1-2-2-5-4-7-6-1-3-3-6-3-9s0-6 2-9c1-2 3-5 5-7 3-1 6-3 9-3s6 0 9 2c3 1 5 3 7 5 2 3 3 6 3 9 1 3 0 6-1 9-1 2-3 5-6 7-2 1-5 3-8 3z">
            <text:p/>
          </draw:path>
          <draw:path draw:style-name="gr8" draw:text-style-name="P5" draw:layer="layout" svg:width="0.034cm" svg:height="0.034cm" svg:x="3.474cm" svg:y="1.288cm" svg:viewBox="0 0 35 35" svg:d="M19 35c-3 0-6 0-9-2-3-1-5-3-7-6-2-2-3-5-3-8s0-6 2-9c1-3 3-5 6-7 2-2 5-3 8-3h1c3 0 6 0 9 2 2 1 5 3 6 6 2 2 3 5 3 8 1 3 0 6-1 9-2 3-4 5-6 7-3 2-6 3-9 3z">
            <text:p/>
          </draw:path>
          <draw:path draw:style-name="gr8" draw:text-style-name="P5" draw:layer="layout" svg:width="0.034cm" svg:height="0.034cm" svg:x="3.544cm" svg:y="1.284cm" svg:viewBox="0 0 35 35" svg:d="M18 35c-3 0-6-1-9-2-2-1-5-4-6-6-2-3-3-6-3-9s1-6 2-9c1-2 4-5 6-6 3-2 6-3 9-3s6 1 9 2 5 4 7 6c1 3 2 6 2 9s0 6-2 9c-1 2-3 5-6 6-2 2-5 3-8 3-1 0-1 0-1 0z">
            <text:p/>
          </draw:path>
          <draw:path draw:style-name="gr8" draw:text-style-name="P5" draw:layer="layout" svg:width="0.034cm" svg:height="0.034cm" svg:x="3.614cm" svg:y="1.283cm" svg:viewBox="0 0 35 35" svg:d="M18 35c-3 0-6-1-9-2-3-2-5-4-7-7-1-2-2-5-2-8s1-6 2-9c2-3 4-5 7-7 2-1 5-2 8-2h1c3 0 6 1 8 2 3 2 5 4 7 7 1 2 2 5 2 8s0 6-2 9c-1 3-4 5-6 7-3 1-6 2-9 2z">
            <text:p/>
          </draw:path>
          <draw:path draw:style-name="gr8" draw:text-style-name="P5" draw:layer="layout" svg:width="0.034cm" svg:height="0.034cm" svg:x="3.684cm" svg:y="1.283cm" svg:viewBox="0 0 35 35" svg:d="M17 35c-3 0-6-1-9-3-2-1-4-3-6-6-1-3-2-6-2-9s1-6 3-9c1-2 3-4 6-6 3-1 6-2 9-2s6 1 9 3c3 1 5 3 6 6 2 3 2 6 2 9s-1 6-2 9c-2 2-4 4-7 6-2 1-5 2-9 2z">
            <text:p/>
          </draw:path>
          <draw:path draw:style-name="gr8" draw:text-style-name="P5" draw:layer="layout" svg:width="0.034cm" svg:height="0.034cm" svg:x="3.754cm" svg:y="1.286cm" svg:viewBox="0 0 35 35" svg:d="M17 35c-3 0-6-1-9-3s-5-4-6-7c-1-2-2-5-2-8s1-6 3-9 4-5 7-6c2-1 5-2 8-2 1 0 1 0 1 0 3 0 6 1 8 3 3 2 5 4 6 7 2 2 2 5 2 8 0 4-1 6-2 9-2 3-4 5-7 6-3 2-6 2-9 2z">
            <text:p/>
          </draw:path>
          <draw:path draw:style-name="gr8" draw:text-style-name="P5" draw:layer="layout" svg:width="0.034cm" svg:height="0.034cm" svg:x="3.823cm" svg:y="1.29cm" svg:viewBox="0 0 35 35" svg:d="M16 35c-3 0-6-1-8-3-3-2-5-4-6-7-2-3-2-6-2-9s1-6 3-8c2-3 4-5 7-6 3-2 6-2 9-2s6 1 9 3c2 2 4 4 6 7 1 3 2 6 1 9 0 3-1 6-3 9-2 2-4 4-7 5-2 2-6 2-9 2z">
            <text:p/>
          </draw:path>
          <draw:path draw:style-name="gr8" draw:text-style-name="P5" draw:layer="layout" svg:width="0.034cm" svg:height="0.034cm" svg:x="3.893cm" svg:y="1.297cm" svg:viewBox="0 0 35 35" svg:d="M15 35c-3 0-5-2-8-3-2-2-4-5-6-8-1-2-1-5-1-9 0-3 2-5 3-8 2-2 5-4 8-6 2-1 5-1 9-1 3 1 6 2 8 3 3 2 5 5 6 8 1 2 2 6 1 9 0 3-1 6-3 8s-4 4-7 6c-3 1-6 1-9 1z">
            <text:p/>
          </draw:path>
          <draw:path draw:style-name="gr8" draw:text-style-name="P5" draw:layer="layout" svg:width="0.034cm" svg:height="0.034cm" svg:x="3.963cm" svg:y="1.307cm" svg:viewBox="0 0 35 35" svg:d="M15 35c-3-1-6-2-8-4-3-2-5-4-6-7s-1-6-1-9c1-3 2-6 4-8 2-3 4-5 7-6s6-1 9-1c3 1 6 2 9 4 2 2 4 4 5 7s2 6 1 9c0 3-2 6-3 8-2 3-5 5-8 6s-6 1-9 1z">
            <text:p/>
          </draw:path>
          <draw:path draw:style-name="gr8" draw:text-style-name="P5" draw:layer="layout" svg:width="0.034cm" svg:height="0.034cm" svg:x="4.032cm" svg:y="1.318cm" svg:viewBox="0 0 35 35" svg:d="M14 35c-3-1-5-2-8-4-2-2-4-5-5-8-1-2-1-6-1-9 1-3 2-5 4-8 2-2 5-4 8-5 2-1 6-1 9-1 3 1 6 2 8 4s4 5 5 8 2 6 1 9c0 3-2 6-4 8s-4 4-7 5-6 1-9 1z">
            <text:p/>
          </draw:path>
          <draw:path draw:style-name="gr8" draw:text-style-name="P5" draw:layer="layout" svg:width="0.034cm" svg:height="0.034cm" svg:x="4.1cm" svg:y="1.331cm" svg:viewBox="0 0 35 35" svg:d="M14 35c-3-1-6-2-8-4-2-3-4-5-5-8s-1-6-1-9c1-3 2-6 4-8 3-2 5-4 8-5s6-1 9-1c3 1 6 3 9 5 2 2 4 4 4 7 1 3 2 6 1 9s-2 6-4 8c-2 3-5 4-8 5s-6 1-9 1z">
            <text:p/>
          </draw:path>
          <draw:path draw:style-name="gr8" draw:text-style-name="P5" draw:layer="layout" svg:width="0.035cm" svg:height="0.034cm" svg:x="4.169cm" svg:y="1.347cm" svg:viewBox="0 0 36 35" svg:d="M13 34c-3 0-5-2-8-4-2-2-3-5-4-8s-1-6 0-9c0-3 2-5 4-8 2-2 5-3 8-4s6-1 9 0c3 0 6 2 8 4s4 5 5 8 1 6 0 9-2 5-5 8c-2 2-4 4-7 4-3 1-6 1-9 1 0 0-1 0-1-1z">
            <text:p/>
          </draw:path>
          <draw:path draw:style-name="gr8" draw:text-style-name="P5" draw:layer="layout" svg:width="0.035cm" svg:height="0.034cm" svg:x="4.236cm" svg:y="1.365cm" svg:viewBox="0 0 36 35" svg:d="M13 34c-3 0-6-2-8-4s-4-5-4-8c-1-3-1-6 0-9 0-3 2-6 4-8s5-4 8-4c3-1 6-1 9 0h1c2 1 5 2 7 4 2 3 4 5 5 8s1 6 0 9-3 6-5 8-5 4-8 5c-3 0-6 0-9-1z">
            <text:p/>
          </draw:path>
          <draw:path draw:style-name="gr8" draw:text-style-name="P5" draw:layer="layout" svg:width="0.034cm" svg:height="0.034cm" svg:x="4.303cm" svg:y="1.384cm" svg:viewBox="0 0 35 35" svg:d="M12 34c-3-1-5-2-7-5-2-2-4-5-5-8 0-3 0-6 1-9s2-5 5-7c2-2 5-4 8-5 3 0 6 0 9 1s6 2 8 5c2 2 3 5 4 8s0 6 0 9c-1 3-3 5-5 7-3 3-5 4-8 5-3 0-6 0-9-1z">
            <text:p/>
          </draw:path>
          <draw:path draw:style-name="gr8" draw:text-style-name="P5" draw:layer="layout" svg:width="0.034cm" svg:height="0.034cm" svg:x="4.37cm" svg:y="1.406cm" svg:viewBox="0 0 35 35" svg:d="M12 34c-3-1-6-3-8-5s-3-5-4-8c0-3 0-6 1-9s3-6 5-8 5-3 8-4c3 0 6 0 9 1h1c2 1 5 3 7 5s3 5 4 8 0 6-1 9-2 6-5 8c-2 2-5 3-8 4-3 0-6 0-9-1z">
            <text:p/>
          </draw:path>
          <draw:path draw:style-name="gr8" draw:text-style-name="P5" draw:layer="layout" svg:width="0.034cm" svg:height="0.034cm" svg:x="4.436cm" svg:y="1.43cm" svg:viewBox="0 0 35 35" svg:d="M11 34c-3-1-5-3-7-5-2-3-3-6-4-9 0-3 0-6 1-9s3-5 5-7c3-2 6-3 9-4 3 0 6 0 9 1s5 3 7 6c2 2 4 5 4 8 1 3 0 6-1 9s-3 5-5 7c-3 2-5 3-8 4-3 0-7 0-9-1-1 0-1 0-1 0z">
            <text:p/>
          </draw:path>
          <draw:path draw:style-name="gr8" draw:text-style-name="P5" draw:layer="layout" svg:width="0.034cm" svg:height="0.034cm" svg:x="5.767cm" svg:y="2.818cm" svg:viewBox="0 0 35 35" svg:d="M1 23c-1-3-1-6-1-9 1-3 2-5 4-8 2-2 5-4 8-5s6-1 9-1c3 1 5 2 8 4 2 2 4 5 5 8s1 6 1 9c-1 3-2 6-4 8-2 3-5 4-8 5-2 1-6 2-9 1s-5-2-8-4c-2-2-4-4-5-7z">
            <text:p/>
          </draw:path>
          <draw:path draw:style-name="gr8" draw:text-style-name="P5" draw:layer="layout" svg:width="0.034cm" svg:height="0.035cm" svg:x="5.807cm" svg:y="2.952cm" svg:viewBox="0 0 35 36" svg:d="M1 22c-1-3-1-6 0-9 0-3 2-5 4-8 2-2 5-3 8-4s6-1 9 0c3 0 5 2 8 4 2 2 3 5 4 8s1 6 1 9c-1 3-3 6-5 8s-5 4-8 5-6 1-9 0-5-2-8-5c-2-2-3-4-4-7z">
            <text:p/>
          </draw:path>
          <draw:path draw:style-name="gr8" draw:text-style-name="P5" draw:layer="layout" svg:width="0.034cm" svg:height="0.034cm" svg:x="5.743cm" svg:y="2.752cm" svg:viewBox="0 0 35 35" svg:d="M1 23c-1-3-1-6-1-9 1-3 2-5 4-8 2-2 5-4 8-5s6-1 9-1c3 1 5 2 8 4 2 2 4 5 5 8s1 6 1 9c-1 3-2 6-4 8-2 3-5 4-8 5-2 1-6 2-9 1s-5-2-8-4c-2-2-4-4-5-7z">
            <text:p/>
          </draw:path>
          <draw:path draw:style-name="gr8" draw:text-style-name="P5" draw:layer="layout" svg:width="0.034cm" svg:height="0.035cm" svg:x="5.788cm" svg:y="2.885cm" svg:viewBox="0 0 35 36" svg:d="M1 22c-1-3-1-6 0-9 0-3 2-5 4-8 2-2 5-3 8-4s6-1 9 0c3 0 5 2 8 4 2 2 3 5 4 8s1 6 1 9c-1 3-3 6-5 8s-5 4-8 5-6 1-9 0-5-2-8-5c-2-2-3-4-4-7z">
            <text:p/>
          </draw:path>
          <draw:path draw:style-name="gr8" draw:text-style-name="P5" draw:layer="layout" svg:width="0.034cm" svg:height="0.034cm" svg:x="5.824cm" svg:y="3.02cm" svg:viewBox="0 0 35 35" svg:d="M0 21c0-3 0-6 1-9s2-5 5-7c2-3 5-4 8-5 3 0 6 0 9 1s5 2 7 5c3 2 4 5 5 8 0 3 0 6-1 9s-2 6-5 8c-2 2-5 3-8 4s-6 0-9-1c-3 0-5-2-7-4-2-3-4-5-5-8z">
            <text:p/>
          </draw:path>
        </draw:g>
        <draw:path draw:style-name="gr9" draw:text-style-name="P6" draw:layer="layout" svg:width="0.365cm" svg:height="1.36cm" svg:x="0.21cm" svg:y="2.115cm" svg:viewBox="0 0 366 1361" svg:d="M40 1360l-40-1c9-435 89-804 236-1179l-41-17-3-2-2-3-1-5 1-4 1-1 1-2 149-143 6-3h7l4 4 1 7 7 206-1 2v2l-2 3-3 3-5 1-4-1-40-16c-144 366-221 725-230 1150z">
          <text:p/>
        </draw:path>
        <draw:path draw:style-name="gr10" draw:text-style-name="P7" draw:layer="layout" svg:width="0.365cm" svg:height="1.36cm" svg:x="6.702cm" svg:y="3.61cm" svg:viewBox="0 0 366 1361" svg:d="M325 1l41 1c-10 435-89 803-236 1179l40 16 4 2 2 4v4 4l-1 2-2 2-149 143-5 3-7-1-4-4-2-7-6-205v-3l1-1 2-4 3-3h5 3l41 17c143-366 220-726 230-1150z">
          <text:p/>
        </draw:path>
        <draw:path draw:style-name="gr11" draw:text-style-name="P8"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12" draw:text-style-name="P9" draw:layer="layout" svg:width="0.514cm" svg:height="1.266cm" svg:x="6.259cm" svg:y="3.601cm" svg:viewBox="0 0 515 1267" svg:d="M515 4c-4 255-40 508-106 753-47 174-109 345-185 510l-224-105c70-151 128-308 171-469 60-225 93-458 97-693z">
          <text:p/>
        </draw:path>
        <draw:path draw:style-name="gr13" draw:text-style-name="P10"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14" draw:text-style-name="P11" draw:layer="layout" svg:width="0.777cm" svg:height="0.879cm" svg:x="5.578cm" svg:y="4.99cm" svg:viewBox="0 0 778 880" svg:d="M778 124c-136 235-302 452-496 646-38 38-77 75-117 110l-165-183c37-33 72-67 107-102 179-178 332-379 457-595z">
          <text:p/>
        </draw:path>
        <draw:path draw:style-name="gr15"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16"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17" draw:text-style-name="P12" draw:layer="layout" svg:width="5.953cm" svg:height="3.175cm" svg:x="0.821cm" svg:y="0.426cm" svg:viewBox="0 0 5954 3176" svg:d="M5707 3172v-48c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v52z">
          <text:p/>
        </draw:path>
        <draw:path draw:style-name="gr18" draw:text-style-name="P13" draw:layer="layout" svg:width="0.056cm" svg:height="0.085cm" svg:x="0.934cm" svg:y="1.925cm" svg:viewBox="0 0 57 86" svg:d="M7 75c0-1 0-1 0-1h-1-1c0-1 0-1 0-1h-1v-1h-1v-1-1h-1c0-1 0-1 0-1h-1v-1-1-1h-1c0-1 0-1 0-1v-1-1c0-1 0-1 0-1 0-1 0-1 0-1 0-1 0-1 0-1 0-1 0-1 0-1h1v-1-1-1h1c0-1 0-1 0-1 9-16 19-32 29-48 1-2 3-4 5-5s5-2 7-2 5 1 7 2 4 3 5 5 2 5 2 7c0 3-1 5-2 7-8 12-15 24-22 36l5 3c2 1 4 3 5 5s2 5 2 7c0 3-1 5-2 7s-3 4-5 5c-3 1-5 2-7 2-3 0-5-1-7-2z">
          <text:p/>
        </draw:path>
        <draw:path draw:style-name="gr18" draw:text-style-name="P13" draw:layer="layout" svg:width="0.057cm" svg:height="0.074cm" svg:x="0.992cm" svg:y="1.83cm" svg:viewBox="0 0 58 75" svg:d="M26 69c-1 2-3 4-5 5-3 1-5 1-8 1-2 0-4 0-6-2-3-1-4-3-5-5-2-2-2-5-2-7 0-3 1-5 2-7 10-16 20-32 31-48 1-2 3-3 5-4 2-2 5-2 7-2 3 0 5 1 7 2 2 2 4 3 5 6 1 2 2 4 1 7 0 2-1 5-2 7-10 15-20 31-30 47z">
          <text:p/>
        </draw:path>
        <draw:path draw:style-name="gr18" draw:text-style-name="P13" draw:layer="layout" svg:width="0.059cm" svg:height="0.073cm" svg:x="1.053cm" svg:y="1.737cm" svg:viewBox="0 0 60 74" svg:d="M26 68c-2 2-4 4-6 5s-5 1-7 1-5-1-7-2c-2-2-4-3-5-6-1-2-1-4-1-7 0-2 1-5 2-7 11-15 22-31 33-46 1-2 3-4 5-5s5-1 7-1c3 0 5 1 7 3 2 1 4 3 5 5s1 5 1 7c0 3-1 5-3 7-10 15-21 31-31 46z">
          <text:p/>
        </draw:path>
        <draw:path draw:style-name="gr18" draw:text-style-name="P13" draw:layer="layout" svg:width="0.061cm" svg:height="0.072cm" svg:x="1.118cm" svg:y="1.647cm" svg:viewBox="0 0 62 73" svg:d="M25 67c-1 2-3 4-5 5-3 1-5 1-8 1-2 0-4-1-6-3-2-1-4-3-5-5-1-3-1-5-1-7 0-3 1-5 3-7 11-15 22-30 34-45 1-2 3-4 5-5 3-1 5-1 7-1 3 0 5 1 7 3 2 1 4 3 5 6 1 2 1 4 1 7-1 2-2 5-3 6-11 15-23 30-34 45z">
          <text:p/>
        </draw:path>
        <draw:path draw:style-name="gr18" draw:text-style-name="P13" draw:layer="layout" svg:width="0.062cm" svg:height="0.071cm" svg:x="1.186cm" svg:y="1.559cm" svg:viewBox="0 0 63 72" svg:d="M25 67c-2 1-4 3-6 4s-5 1-7 1c-2-1-5-2-7-3-2-2-3-4-4-6s-1-5-1-7c0-3 1-5 3-7 12-15 23-29 35-44 2-2 4-3 6-4 3-1 5-1 8-1 2 1 4 2 6 3 2 2 3 4 4 6s1 5 1 7c0 3-1 5-3 7-12 14-23 29-35 44z">
          <text:p/>
        </draw:path>
        <draw:path draw:style-name="gr18" draw:text-style-name="P13" draw:layer="layout" svg:width="0.064cm" svg:height="0.07cm" svg:x="1.257cm" svg:y="1.474cm" svg:viewBox="0 0 65 71" svg:d="M25 66c-2 2-4 3-6 4-3 1-5 1-8 0-2 0-4-1-6-3-2-1-3-3-4-6-1-2-1-5-1-7 1-2 2-5 3-6 13-15 25-29 37-43 2-2 4-3 6-4 3-1 5-1 8-1 2 1 4 2 6 3 2 2 3 4 4 7 1 2 1 4 1 7-1 2-2 4-4 6-12 14-24 28-36 43z">
          <text:p/>
        </draw:path>
        <draw:path draw:style-name="gr18" draw:text-style-name="P13" draw:layer="layout" svg:width="0.065cm" svg:height="0.068cm" svg:x="1.331cm" svg:y="1.391cm" svg:viewBox="0 0 66 69" svg:d="M24 65c-1 1-3 3-6 4-2 0-5 0-7 0-2-1-5-2-6-3-2-2-4-4-4-7-1-2-1-4-1-7 1-2 2-4 4-6 12-14 25-28 38-42 2-1 4-3 6-3 3-1 5-1 8-1 2 1 4 2 6 4s3 4 4 6c0 2 0 5 0 7-1 3-2 5-4 7-12 13-25 27-38 41z">
          <text:p/>
        </draw:path>
        <draw:path draw:style-name="gr18" draw:text-style-name="P13" draw:layer="layout" svg:width="0.067cm" svg:height="0.067cm" svg:x="1.408cm" svg:y="1.311cm" svg:viewBox="0 0 68 68" svg:d="M24 64c-2 2-4 3-6 4-3 0-5 0-7 0-3-1-5-2-7-4s-3-4-3-6c-1-3-1-5-1-7 1-3 2-5 4-7 7-7 14-14 22-21 6-7 12-13 18-19 1-2 4-3 6-4 2 0 5 0 7 0 3 1 5 2 6 4 2 2 3 4 4 6 1 3 1 5 0 8-1 2-2 4-4 6-6 6-12 12-17 18-1 0-1 0-1 0-7 7-14 15-21 22z">
          <text:p/>
        </draw:path>
        <draw:path draw:style-name="gr18" draw:text-style-name="P13" draw:layer="layout" svg:width="0.068cm" svg:height="0.065cm" svg:x="1.487cm" svg:y="1.234cm" svg:viewBox="0 0 69 66" svg:d="M24 62c-2 2-4 3-7 4-2 0-5 0-7 0-2-1-4-2-6-4s-3-4-4-7c0-2 0-4 1-7 0-2 2-4 3-6 14-13 28-26 42-38 2-2 4-3 6-4 3 0 5 0 8 1 2 0 4 2 6 4 1 1 3 4 3 6 1 3 0 5 0 7-1 3-2 5-4 6-14 13-28 26-41 38z">
          <text:p/>
        </draw:path>
        <draw:path draw:style-name="gr18" draw:text-style-name="P13" draw:layer="layout" svg:width="0.065cm" svg:height="0.069cm" svg:x="1.568cm" svg:y="1.24cm" svg:viewBox="0 0 66 70" svg:d="M4 23c-2-1-3-4-4-6 0-3 0-5 1-7 0-3 2-5 4-6 1-2 4-3 6-4 3 0 5 0 7 1 3 0 5 2 6 4l38 42c2 1 3 4 3 6 1 2 1 5 0 7-1 3-2 5-4 6-2 2-4 3-7 4-2 0-4 0-7-1-2-1-4-2-6-4z">
          <text:p/>
        </draw:path>
        <draw:path draw:style-name="gr18" draw:text-style-name="P13" draw:layer="layout" svg:width="0.065cm" svg:height="0.069cm" svg:x="1.642cm" svg:y="1.323cm" svg:viewBox="0 0 66 70" svg:d="M4 23c-2-1-3-4-4-6 0-3 0-5 1-7 0-3 2-5 4-6 1-2 4-3 6-4 3 0 5 0 7 1 3 0 5 2 6 4l38 42c2 1 3 4 3 6 1 2 1 5 0 7-1 3-2 5-4 6-2 2-4 3-7 4-2 0-4 0-7-1-2-1-4-2-6-4z">
          <text:p/>
        </draw:path>
        <draw:path draw:style-name="gr18" draw:text-style-name="P13" draw:layer="layout" svg:width="0.057cm" svg:height="0.075cm" svg:x="1.174cm" svg:y="2.005cm" svg:viewBox="0 0 58 76" svg:d="M32 7c1-3 3-4 5-5 2-2 5-2 7-2 3 0 5 1 7 2s4 3 5 5c1 3 2 5 2 8-1 2-1 4-3 6-10 16-19 32-29 48-1 2-3 4-5 5s-5 2-7 2c-3 0-5-1-7-2s-4-3-5-5-2-5-2-7c0-3 1-5 2-7 10-16 20-33 30-48z">
          <text:p/>
        </draw:path>
        <draw:path draw:style-name="gr18" draw:text-style-name="P13" draw:layer="layout" svg:width="0.069cm" svg:height="0.065cm" svg:x="1.665cm" svg:y="1.406cm" svg:viewBox="0 0 70 66" svg:d="M46 4c2-2 4-3 7-4 2 0 4 0 7 1 2 0 4 2 6 4 2 1 3 4 3 6 1 3 1 5 0 7-1 3-2 5-4 6-14 13-28 25-41 38-2 2-4 3-7 4-2 0-5 0-7-1-2 0-5-2-6-3-2-2-3-4-4-7 0-2 0-5 1-7 0-2 2-5 3-6 14-13 28-26 42-38z">
          <text:p/>
        </draw:path>
        <draw:path draw:style-name="gr18" draw:text-style-name="P13" draw:layer="layout" svg:width="0.067cm" svg:height="0.067cm" svg:x="1.585cm" svg:y="1.483cm" svg:viewBox="0 0 68 68" svg:d="M44 4c2-2 4-3 6-4 3 0 5 0 8 1 2 0 4 1 6 3s3 4 3 7c1 2 1 4 0 7 0 2-2 4-3 6-7 7-14 13-21 20-6 7-13 13-19 20-2 1-4 3-6 3-3 1-5 1-7 0-3 0-5-2-7-3-2-2-3-4-3-6-1-3-1-5-1-8 1-2 2-4 4-6 6-7 13-13 19-20 7-6 14-13 21-20z">
          <text:p/>
        </draw:path>
        <draw:path draw:style-name="gr18" draw:text-style-name="P13" draw:layer="layout" svg:width="0.065cm" svg:height="0.068cm" svg:x="1.508cm" svg:y="1.563cm" svg:viewBox="0 0 66 69" svg:d="M42 4c2-1 4-3 6-3 3-1 5-1 7-1 3 1 5 2 7 4s3 4 4 6c0 2 0 5 0 7-1 3-2 5-4 7-12 13-25 27-38 41-1 2-3 3-6 4-2 0-5 1-7 0s-5-2-6-3c-2-2-4-4-4-6-1-3-1-5-1-8 1-2 2-4 4-6 12-14 25-28 38-42z">
          <text:p/>
        </draw:path>
        <draw:path draw:style-name="gr18" draw:text-style-name="P13" draw:layer="layout" svg:width="0.064cm" svg:height="0.07cm" svg:x="1.434cm" svg:y="1.646cm" svg:viewBox="0 0 65 71" svg:d="M40 5c2-2 4-3 6-4s5-1 7-1c3 1 5 2 7 3 2 2 3 4 4 6 1 3 1 5 0 8 0 2-1 4-3 6-12 14-24 28-36 43-2 2-4 3-6 4-3 1-5 1-7 1-3-1-5-2-7-4-2-1-3-3-4-5-1-3-1-5-1-8 1-2 2-4 3-6 12-15 25-29 37-43z">
          <text:p/>
        </draw:path>
        <draw:path draw:style-name="gr18" draw:text-style-name="P13" draw:layer="layout" svg:width="0.062cm" svg:height="0.071cm" svg:x="1.364cm" svg:y="1.731cm" svg:viewBox="0 0 63 72" svg:d="M38 5c2-2 4-3 6-4s5-1 7-1c2 1 5 2 7 3 2 2 3 4 4 6s1 5 1 7c-1 3-2 5-3 7-12 14-24 29-35 44-1 2-3 3-6 4-2 1-4 1-7 1-2 0-5-1-7-3-2-1-3-3-4-6-1-2-1-4-1-7 0-2 1-4 3-6 11-15 23-30 35-45z">
          <text:p/>
        </draw:path>
        <draw:path draw:style-name="gr18" draw:text-style-name="P13" draw:layer="layout" svg:width="0.06cm" svg:height="0.072cm" svg:x="1.297cm" svg:y="1.82cm" svg:viewBox="0 0 61 73" svg:d="M36 6c1-2 3-4 6-5 2-1 4-1 7-1 2 0 5 1 6 3 2 1 4 3 5 5 1 3 1 5 1 8 0 2-1 4-3 6-11 15-22 30-33 46-1 2-3 3-5 4s-5 2-7 1c-3 0-5-1-7-2-2-2-4-3-5-6-1-2-1-4-1-7 0-2 1-5 3-7 11-15 22-30 33-45z">
          <text:p/>
        </draw:path>
        <draw:path draw:style-name="gr18" draw:text-style-name="P13" draw:layer="layout" svg:width="0.058cm" svg:height="0.074cm" svg:x="1.234cm" svg:y="1.911cm" svg:viewBox="0 0 59 75" svg:d="M34 6c1-2 3-4 5-5 3-1 5-1 7-1 3 0 5 1 7 2 2 2 4 4 5 6s2 5 1 7c0 3-1 5-2 7-11 15-21 31-31 46-2 2-4 4-6 5s-4 2-7 2c-2 0-5-1-7-3-2-1-3-3-5-5-1-2-1-5-1-7 0-3 1-5 2-7 11-16 21-31 32-47z">
          <text:p/>
        </draw:path>
        <draw:path draw:style-name="gr18" draw:text-style-name="P13" draw:layer="layout" svg:width="0.076cm" svg:height="0.055cm" svg:x="1.096cm" svg:y="2.067cm" svg:viewBox="0 0 77 56" svg:d="M70 30c2 1 4 3 5 5s2 5 2 7c0 3-1 5-2 7s-3 4-5 5c-2 2-5 2-7 2-3 0-5 0-7-2l-49-28c-2-1-4-3-5-5s-2-5-2-7 1-5 2-7 3-4 5-5 5-2 7-2 5 1 7 2z">
          <text:p/>
        </draw:path>
        <draw:path draw:style-name="gr18" draw:text-style-name="P13" draw:layer="layout" svg:width="0.076cm" svg:height="0.055cm" svg:x="0.999cm" svg:y="2.011cm" svg:viewBox="0 0 77 56" svg:d="M70 30c2 1 4 3 5 5s2 5 2 7c0 3-1 5-2 7s-3 4-5 5c-2 2-5 2-7 2-3 0-5 0-7-2l-49-28c-2-1-4-3-5-5s-2-5-2-7 1-5 2-7 3-4 5-5 5-2 7-2 5 1 7 2z">
          <text:p/>
        </draw:path>
        <draw:path draw:style-name="gr12" draw:text-style-name="P9" draw:layer="layout" svg:width="0.514cm" svg:height="1.265cm" svg:x="0.528cm" svg:y="2.231cm" svg:viewBox="0 0 515 1266" svg:d="M0 1262c5-255 40-508 106-752 47-175 109-345 185-510l224 104c-70 152-127 309-170 470-61 225-94 457-98 692z">
          <text:p/>
        </draw:path>
        <draw:polyline draw:style-name="gr19" draw:text-style-name="P14" draw:layer="layout" svg:width="0.749cm" svg:height="1.399cm" draw:transform="rotate (0.122173047639603) translate (2.60355573841616cm -0.0502991550297998cm)" svg:viewBox="0 0 750 1400" draw:points="0,0 750,700 750,700 0,1400">
          <text:p/>
        </draw:polyline>
        <draw:polyline draw:style-name="gr19" draw:text-style-name="P14" draw:layer="layout" svg:width="0.749cm" svg:height="1.399cm" draw:transform="rotate (0.122173047639603) translate (3.83104487466771cm 5.84404308311556cm)" svg:viewBox="0 0 750 1400" draw:points="750,0 0,700 0,700 750,1400">
          <text:p/>
        </draw:polyline>
        <draw:g draw:style-name="gr20">
          <draw:g draw:style-name="gr1">
            <draw:polyline draw:style-name="gr21" draw:text-style-name="P15" draw:layer="layout" svg:width="3.345cm" svg:height="0.498cm" svg:x="8.058cm" svg:y="2.0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058cm" svg:y1="2.644cm" svg:x2="12.629cm" svg:y2="2.644cm">
              <text:p/>
            </draw:line>
            <draw:line draw:style-name="gr23" draw:text-style-name="P15" draw:layer="layout" svg:x1="8.058cm" svg:y1="2.644cm" svg:x2="8.058cm" svg:y2="2.711cm">
              <text:p/>
            </draw:line>
            <draw:line draw:style-name="gr23" draw:text-style-name="P15" draw:layer="layout" svg:x1="8.972cm" svg:y1="2.644cm" svg:x2="8.972cm" svg:y2="2.711cm">
              <text:p/>
            </draw:line>
            <draw:line draw:style-name="gr23" draw:text-style-name="P15" draw:layer="layout" svg:x1="9.886cm" svg:y1="2.644cm" svg:x2="9.886cm" svg:y2="2.711cm">
              <text:p/>
            </draw:line>
            <draw:line draw:style-name="gr23" draw:text-style-name="P15" draw:layer="layout" svg:x1="10.8cm" svg:y1="2.644cm" svg:x2="10.8cm" svg:y2="2.711cm">
              <text:p/>
            </draw:line>
            <draw:line draw:style-name="gr23" draw:text-style-name="P15" draw:layer="layout" svg:x1="11.714cm" svg:y1="2.644cm" svg:x2="11.714cm" svg:y2="2.711cm">
              <text:p/>
            </draw:line>
            <draw:line draw:style-name="gr23" draw:text-style-name="P15" draw:layer="layout" svg:x1="12.629cm" svg:y1="2.644cm" svg:x2="12.629cm" svg:y2="2.711cm">
              <text:p/>
            </draw:line>
            <draw:line draw:style-name="gr23" draw:text-style-name="P15" draw:layer="layout" svg:x1="7.962cm" svg:y1="2.551cm" svg:x2="7.9cm" svg:y2="2.551cm">
              <text:p/>
            </draw:line>
            <draw:line draw:style-name="gr23" draw:text-style-name="P15" draw:layer="layout" svg:x1="7.962cm" svg:y1="0.598cm" svg:x2="7.9cm" svg:y2="0.598cm">
              <text:p/>
            </draw:line>
            <draw:path draw:style-name="gr24" draw:text-style-name="P2" draw:layer="layout" svg:width="0.505cm" svg:height="1.861cm" svg:x="8.066cm" svg:y="0.7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7.965cm" svg:y1="2.551cm" svg:x2="7.965cm" svg:y2="0.598cm">
              <text:p/>
            </draw:line>
            <draw:path draw:style-name="gr25" draw:text-style-name="P1" draw:layer="layout" svg:width="4.316cm" svg:height="0.288cm" svg:x="8.333cm" svg:y="2.2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7" draw:layer="layout" svg:width="2.729cm" svg:height="0.285cm" svg:x="8.95cm" svg:y="2.865cm">
            <draw:text-box>
              <text:p text:style-name="P16"><text:span text:style-name="T1">Seed count</text:span></text:p>
            </draw:text-box>
          </draw:frame>
          <draw:frame draw:style-name="gr27" draw:text-style-name="P17" draw:layer="layout" svg:width="1.017cm" svg:height="0.285cm" draw:transform="rotate (1.5707963267949) translate (7.5cm 2.065cm)">
            <draw:text-box>
              <text:p text:style-name="P16"><text:span text:style-name="T1">Density</text:span></text:p>
            </draw:text-box>
          </draw:frame>
          <draw:line draw:style-name="gr28" draw:text-style-name="P14" draw:layer="layout" svg:x1="9.02cm" svg:y1="1.315cm" svg:x2="9.94cm" svg:y2="1.315cm">
            <text:p/>
          </draw:line>
          <draw:line draw:style-name="gr29" draw:text-style-name="P18" draw:layer="layout" svg:x1="9cm" svg:y1="0.865cm" svg:x2="9.35cm" svg:y2="0.865cm">
            <text:p/>
          </draw:line>
          <draw:line draw:style-name="gr30" draw:text-style-name="P18" draw:layer="layout" svg:x1="9.5cm" svg:y1="0.865cm" svg:x2="9.85cm" svg:y2="0.865cm">
            <text:p/>
          </draw:line>
          <draw:frame draw:style-name="gr31" draw:text-style-name="P20" draw:layer="layout" svg:width="2cm" svg:height="0.3cm" svg:x="9.95cm" svg:y="1.2cm">
            <draw:text-box>
              <text:p text:style-name="P19"><text:span text:style-name="T2">Only one</text:span><text:span text:style-name="T3"> state </text:span></text:p>
            </draw:text-box>
          </draw:frame>
          <draw:frame draw:style-name="gr32" draw:text-style-name="P21" draw:layer="layout" svg:width="1.452cm" svg:height="0.3cm" svg:x="9.948cm" svg:y="0.75cm">
            <draw:text-box>
              <text:p text:style-name="P19"><text:span text:style-name="T2">Two states</text:span></text:p>
            </draw:text-box>
          </draw:frame>
        </draw:g>
        <draw:g draw:style-name="gr20">
          <draw:polyline draw:style-name="gr33" draw:text-style-name="P14" draw:layer="layout" svg:width="0.145cm" svg:height="1.699cm" svg:x="9.4cm" svg:y="4.151cm" svg:viewBox="0 0 146 1700" draw:points="146,0 0,0 0,0 0,1700 0,1700 146,1700">
            <text:p/>
          </draw:polyline>
          <draw:polyline draw:style-name="gr33" draw:text-style-name="P14" draw:layer="layout" svg:width="0.145cm" svg:height="1.699cm" svg:x="11.254cm" svg:y="4.151cm" svg:viewBox="0 0 146 1700" draw:points="0,0 146,0 146,0 146,1700 146,1700 0,1700">
            <text:p/>
          </draw:polyline>
          <draw:frame draw:style-name="gr34" draw:text-style-name="P23" draw:layer="layout" svg:width="1cm" svg:height="0.526cm" draw:transform="rotate (1.5707963267949) translate (8.918cm 5.051cm)">
            <draw:text-box>
              <text:p text:style-name="P22"><text:span text:style-name="T4">Low</text:span></text:p>
            </draw:text-box>
          </draw:frame>
          <draw:frame draw:style-name="gr35" draw:text-style-name="P24" draw:layer="layout" svg:width="1.25cm" svg:height="0.526cm" draw:transform="rotate (1.5707963267949) translate (8.906cm 6.051cm)">
            <draw:text-box>
              <text:p text:style-name="P22"><text:span text:style-name="T5">High</text:span></text:p>
            </draw:text-box>
          </draw:frame>
          <draw:frame draw:style-name="gr34" draw:text-style-name="P23" draw:layer="layout" svg:width="1cm" svg:height="0.526cm" svg:x="9.4cm" svg:y="3.775cm">
            <draw:text-box>
              <text:p text:style-name="P22"><text:span text:style-name="T4">Low</text:span></text:p>
            </draw:text-box>
          </draw:frame>
          <draw:frame draw:style-name="gr34" draw:text-style-name="P24" draw:layer="layout" svg:width="1.25cm" svg:height="0.526cm" svg:x="10.3cm" svg:y="3.775cm">
            <draw:text-box>
              <text:p text:style-name="P22"><text:span text:style-name="T5">High</text:span></text:p>
            </draw:text-box>
          </draw:frame>
          <draw:custom-shape draw:style-name="gr66" draw:text-style-name="P25" draw:layer="layout" svg:width="0.35cm" svg:height="0.35cm" svg:x="9.721cm" svg:y="4.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6" draw:layer="layout" svg:width="0.5cm" svg:height="0.5cm" svg:x="9.646cm" svg:y="5.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7" draw:layer="layout" svg:width="0.5cm" svg:height="0.5cm" svg:x="10.646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3cm" svg:height="0.3cm" svg:x="10.746cm" svg:y="5.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9" draw:layer="layout" svg:width="2.5cm" svg:height="0.489cm" draw:transform="rotate (-1.5707963267949) translate (11.789cm 3.75cm)">
            <draw:text-box>
              <text:p text:style-name="P22"><text:span text:style-name="T6">Transition matrix</text:span></text:p>
            </draw:text-box>
          </draw:frame>
          <draw:frame draw:style-name="gr41" draw:text-style-name="P29" draw:layer="layout" svg:width="2.5cm" svg:height="0.489cm" svg:x="8.45cm" svg:y="6.201cm">
            <draw:text-box>
              <text:p text:style-name="P22"><text:span text:style-name="T6">Constraints</text:span></text:p>
            </draw:text-box>
          </draw:frame>
          <draw:frame draw:style-name="gr41" draw:text-style-name="P30" draw:layer="layout" svg:width="1.75cm" svg:height="0.489cm" draw:transform="rotate (1.5707963267949) translate (8.552cm 5.85cm)">
            <draw:text-box>
              <text:p text:style-name="P22"><text:span text:style-name="T7">Year n-1</text:span></text:p>
            </draw:text-box>
          </draw:frame>
          <draw:frame draw:style-name="gr41" draw:text-style-name="P30" draw:layer="layout" svg:width="1.75cm" svg:height="0.489cm" svg:x="9.55cm" svg:y="3.5cm">
            <draw:text-box>
              <text:p text:style-name="P22"><text:span text:style-name="T7">Year n</text:span></text:p>
            </draw:text-box>
          </draw:frame>
          <draw:custom-shape draw:style-name="gr40" draw:text-style-name="P28" draw:layer="layout" svg:width="0.7cm" svg:height="0.7cm" svg:x="10.554cm" svg:y="5.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42" draw:text-style-name="P14" draw:layer="layout" svg:width="0.685cm" svg:height="0.479cm" draw:transform="skewX (0.00453785605518525) rotate (0.32306044454415) translate (10.1995552708126cm 5.89476200284708cm)" svg:viewBox="0 0 686 480" svg:d="M0 480c528-1 686-480 686-480">
            <text:p/>
          </draw:path>
        </draw:g>
        <draw:g draw:style-name="gr1">
          <draw:frame draw:style-name="gr43" draw:text-style-name="P31" draw:layer="layout" svg:width="2cm" svg:height="0.526cm" svg:x="2.65cm" svg:y="0.649cm">
            <draw:text-box>
              <text:p text:style-name="P22"><text:span text:style-name="T8">Winter</text:span></text:p>
            </draw:text-box>
          </draw:frame>
          <draw:frame draw:style-name="gr43" draw:text-style-name="P31" draw:layer="layout" svg:width="2cm" svg:height="0.526cm" draw:transform="rotate (-0.785398163397449) translate (5.029cm 0.793cm)">
            <draw:text-box>
              <text:p text:style-name="P22"><text:span text:style-name="T8">Spring</text:span></text:p>
            </draw:text-box>
          </draw:frame>
          <draw:frame draw:style-name="gr43" draw:text-style-name="P31" draw:layer="layout" svg:width="2cm" svg:height="0.526cm" draw:transform="rotate (-1.5707963267949) translate (6.545cm 2.549cm)">
            <draw:text-box>
              <text:p text:style-name="P22"><text:span text:style-name="T8">Summer</text:span></text:p>
            </draw:text-box>
          </draw:frame>
          <draw:frame draw:style-name="gr43" draw:text-style-name="P31" draw:layer="layout" svg:width="2cm" svg:height="0.526cm" draw:transform="rotate (0.785398163397448) translate (4.581cm 5.916cm)">
            <draw:text-box>
              <text:p text:style-name="P22"><text:span text:style-name="T8">Autumn</text:span></text:p>
            </draw:text-box>
          </draw:frame>
          <draw:frame draw:style-name="gr43" draw:text-style-name="P31" draw:layer="layout" svg:width="2cm" svg:height="0.526cm" svg:x="2.65cm" svg:y="5.899cm">
            <draw:text-box>
              <text:p text:style-name="P22"><text:span text:style-name="T8">Winter</text:span></text:p>
            </draw:text-box>
          </draw:frame>
          <draw:frame draw:style-name="gr43" draw:text-style-name="P31" draw:layer="layout" svg:width="2cm" svg:height="0.526cm" draw:transform="rotate (-0.785398163397449) translate (1.229cm 4.493cm)">
            <draw:text-box>
              <text:p text:style-name="P22"><text:span text:style-name="T8">Spring</text:span></text:p>
            </draw:text-box>
          </draw:frame>
          <draw:frame draw:style-name="gr43" draw:text-style-name="P31" draw:layer="layout" svg:width="2cm" svg:height="0.526cm" draw:transform="rotate (1.5707963267949) translate (0.719cm 4.538cm)">
            <draw:text-box>
              <text:p text:style-name="P22"><text:span text:style-name="T8">Summer</text:span></text:p>
            </draw:text-box>
          </draw:frame>
          <draw:frame draw:style-name="gr43" draw:text-style-name="P31" draw:layer="layout" svg:width="2cm" svg:height="0.526cm" draw:transform="rotate (0.785398163397448) translate (0.931cm 2.166cm)">
            <draw:text-box>
              <text:p text:style-name="P22"><text:span text:style-name="T8">Autumn</text:span></text:p>
            </draw:text-box>
          </draw:frame>
          <draw:frame draw:style-name="gr44" draw:text-style-name="P32" draw:layer="layout" svg:width="2cm" svg:height="0.727cm" svg:x="-0.25cm" svg:y="1.049cm">
            <draw:text-box>
              <text:p text:style-name="P22"><text:span text:style-name="T9">Low seed</text:span></text:p>
              <text:p text:style-name="P22"><text:span text:style-name="T9">count</text:span></text:p>
            </draw:text-box>
          </draw:frame>
          <draw:frame draw:style-name="gr45" draw:text-style-name="P33" draw:layer="layout" svg:width="2cm" svg:height="0.801cm" svg:x="5.65cm" svg:y="5.222cm">
            <draw:text-box>
              <text:p text:style-name="P22"><text:span text:style-name="T10">High </text:span></text:p>
              <text:p text:style-name="P22"><text:span text:style-name="T10">seed count</text:span></text:p>
            </draw:text-box>
          </draw:frame>
          <draw:frame draw:style-name="gr44" draw:text-style-name="P32" draw:layer="layout" svg:width="2cm" svg:height="0.727cm" svg:x="1.258cm" svg:y="2.397cm">
            <draw:text-box>
              <text:p text:style-name="P22"><text:span text:style-name="T9">Floral bud</text:span></text:p>
              <text:p text:style-name="P22"><text:span text:style-name="T9">differentiation</text:span></text:p>
            </draw:text-box>
          </draw:frame>
          <draw:frame draw:style-name="gr46" draw:text-style-name="P32" draw:layer="layout" svg:width="2cm" svg:height="0.489cm" svg:x="3.4cm" svg:y="1.622cm">
            <draw:text-box>
              <text:p text:style-name="P22"><text:span text:style-name="T9">Flowering</text:span></text:p>
            </draw:text-box>
          </draw:frame>
          <draw:frame draw:style-name="gr44" draw:text-style-name="P32" draw:layer="layout" svg:width="2.369cm" svg:height="0.727cm" svg:x="3.75cm" svg:y="3.172cm">
            <draw:text-box>
              <text:p text:style-name="P22"><text:span text:style-name="T9">Fruit development and maturation</text:span></text:p>
            </draw:text-box>
          </draw:frame>
          <draw:frame draw:style-name="gr44" draw:text-style-name="P32" draw:layer="layout" svg:width="2cm" svg:height="0.727cm" svg:x="6.5cm" svg:y="3.922cm">
            <draw:text-box>
              <text:p text:style-name="P22"><text:span text:style-name="T9">State</text:span></text:p>
              <text:p text:style-name="P22"><text:span text:style-name="T9">transition</text:span></text:p>
            </draw:text-box>
          </draw:frame>
        </draw:g>
        <draw:line draw:style-name="gr47" draw:text-style-name="P14" draw:layer="layout" svg:x1="5.435cm" svg:y1="9.637cm" svg:x2="5.435cm" svg:y2="8.873cm">
          <text:p/>
        </draw:line>
        <draw:frame draw:style-name="gr48" draw:text-style-name="P14" draw:layer="layout" svg:width="1.706cm" svg:height="1.716cm" draw:transform="skewX (-0.00575958653158128) rotate (-0.197571271325759) translate (4.762cm 7.314cm)">
          <draw:image xlink:href="Pictures/100000010000032000000320EFB100C9.png" xlink:type="simple" xlink:show="embed" xlink:actuate="onLoad" draw:mime-type="image/png">
            <text:p/>
          </draw:image>
        </draw:frame>
        <draw:line draw:style-name="gr47" draw:text-style-name="P14" draw:layer="layout" svg:x1="4.331cm" svg:y1="10.991cm" svg:x2="4.331cm" svg:y2="10.227cm">
          <text:p/>
        </draw:line>
        <draw:path draw:style-name="gr49" draw:text-style-name="P34" draw:layer="layout" svg:width="1.073cm" svg:height="0.972cm" svg:x="2.163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0" draw:text-style-name="P22" draw:layer="layout" svg:width="0.927cm" svg:height="0.825cm" svg:x="1.309cm" svg:y="9.602cm" svg:viewBox="0 0 928 826" svg:d="M928 0c-466 0-637 519-928 826">
          <text:p/>
        </draw:path>
        <draw:path draw:style-name="gr52" draw:text-style-name="P35" draw:layer="layout" svg:width="1.073cm" svg:height="0.972cm" svg:x="4.934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3" draw:text-style-name="P22" draw:layer="layout" svg:width="0.927cm" svg:height="0.825cm" svg:x="4.08cm" svg:y="9.602cm" svg:viewBox="0 0 928 826" svg:d="M928 0c-466 0-637 519-928 826">
          <text:p/>
        </draw:path>
        <draw:path draw:style-name="gr51" draw:text-style-name="P22" draw:layer="layout" svg:width="0.927cm" svg:height="0.23cm" svg:x="5.932cm" svg:y="10.42cm" svg:viewBox="0 0 928 231" svg:d="M928 0c-117 134-264 231-464 231-197 0-341-93-464-223">
          <text:p/>
        </draw:path>
        <draw:path draw:style-name="gr51" draw:text-style-name="P22" draw:layer="layout" svg:width="0.927cm" svg:height="0.23cm" svg:x="8.709cm" svg:y="10.42cm" svg:viewBox="0 0 928 231" svg:d="M928 0c-117 134-264 231-464 231-197 0-341-93-464-223">
          <text:p/>
        </draw:path>
        <draw:path draw:style-name="gr51" draw:text-style-name="P22" draw:layer="layout" svg:width="0.927cm" svg:height="0.825cm" svg:x="7.782cm" svg:y="9.602cm" svg:viewBox="0 0 928 826" svg:d="M928 826c-291-308-463-826-928-826">
          <text:p/>
        </draw:path>
        <draw:path draw:style-name="gr51" draw:text-style-name="P22" draw:layer="layout" svg:width="0.927cm" svg:height="0.825cm" svg:x="6.854cm" svg:y="9.602cm" svg:viewBox="0 0 928 826" svg:d="M928 0c-466 0-637 519-928 826">
          <text:p/>
        </draw:path>
        <draw:path draw:style-name="gr51" draw:text-style-name="P22" draw:layer="layout" svg:width="0.927cm" svg:height="0.825cm" svg:x="10.553cm" svg:y="9.602cm" svg:viewBox="0 0 928 826" svg:d="M928 826c-291-308-463-826-928-826">
          <text:p/>
        </draw:path>
        <draw:path draw:style-name="gr51" draw:text-style-name="P22" draw:layer="layout" svg:width="0.927cm" svg:height="0.825cm" svg:x="9.628cm" svg:y="9.602cm" svg:viewBox="0 0 928 826" svg:d="M928 0c-466 0-637 519-928 826">
          <text:p/>
        </draw:path>
        <draw:custom-shape draw:style-name="gr54" draw:text-style-name="P36" draw:layer="layout" svg:width="0.285cm" svg:height="0.284cm" svg:x="4.187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6" draw:layer="layout" svg:width="0.282cm" svg:height="0.279cm" svg:x="5.29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6" draw:layer="layout" svg:width="0.268cm" svg:height="0.284cm" svg:x="1.42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6" draw:layer="layout" svg:width="0.271cm" svg:height="0.279cm" svg:x="2.52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6" draw:layer="layout" svg:width="0.287cm" svg:height="0.28cm" svg:x="8.07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6" draw:layer="layout" svg:width="0.27cm" svg:height="0.284cm" svg:x="9.748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6" draw:layer="layout" svg:width="0.272cm" svg:height="0.28cm" svg:x="10.851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14" draw:layer="layout" svg:width="1.705cm" svg:height="1.689cm" draw:transform="skewX (0.00349065850398865) rotate (-0.190589954317781) translate (3.657cm 10.682cm)">
          <draw:image xlink:href="Pictures/1000000100000320000003208009008E.png" xlink:type="simple" xlink:show="embed" xlink:actuate="onLoad" draw:mime-type="image/png">
            <text:p/>
          </draw:image>
        </draw:frame>
        <draw:path draw:style-name="gr53" draw:text-style-name="P22" draw:layer="layout" svg:width="0.927cm" svg:height="0.23cm" svg:x="3.163cm" svg:y="10.42cm" svg:viewBox="0 0 928 231" svg:d="M928 0c-117 134-264 231-464 231-197 0-341-93-464-223">
          <text:p/>
        </draw:path>
        <draw:line draw:style-name="gr58" draw:text-style-name="P14" draw:layer="layout" svg:x1="7.108cm" svg:y1="11.557cm" svg:x2="7.108cm" svg:y2="10.133cm">
          <text:p/>
        </draw:line>
        <draw:custom-shape draw:style-name="gr56" draw:text-style-name="P36" draw:layer="layout" svg:width="0.286cm" svg:height="0.284cm" svg:x="6.967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4" draw:layer="layout" svg:x1="2.657cm" svg:y1="9.637cm" svg:x2="2.657cm" svg:y2="8.873cm">
          <text:p/>
        </draw:line>
        <draw:frame draw:style-name="gr57" draw:text-style-name="P14" draw:layer="layout" svg:width="1.698cm" svg:height="1.701cm" draw:transform="skewX (0.00122173047639607) rotate (-0.196873139624961) translate (1.992cm 7.323cm)">
          <draw:image xlink:href="Pictures/100000010000032000000320009ADFC7.png" xlink:type="simple" xlink:show="embed" xlink:actuate="onLoad" draw:mime-type="image/png">
            <text:p/>
          </draw:image>
        </draw:frame>
        <draw:frame draw:style-name="gr57" draw:text-style-name="P14" draw:layer="layout" svg:width="1.72cm" svg:height="1.678cm" draw:transform="skewX (-0.00663225115757843) rotate (-0.193557014046171) translate (6.42cm 10.703cm)">
          <draw:image xlink:href="Pictures/100000010000032000000320D5C4BDC9.png" xlink:type="simple" xlink:show="embed" xlink:actuate="onLoad" draw:mime-type="image/png">
            <text:p/>
          </draw:image>
        </draw:frame>
        <draw:line draw:style-name="gr59" draw:text-style-name="P14" draw:layer="layout" svg:x1="3.695cm" svg:y1="10.6cm" svg:x2="3.695cm" svg:y2="10.6cm">
          <text:p/>
        </draw:line>
        <draw:polyline draw:style-name="gr60" draw:text-style-name="P14" draw:layer="layout" svg:width="0.249cm" svg:height="0.499cm" draw:transform="rotate (0.0872664625997165) translate (3.39468672705162cm 10.3798457933205cm)" svg:viewBox="0 0 250 500" draw:points="0,0 250,300 250,300 0,500">
          <text:p/>
        </draw:polyline>
        <draw:polyline draw:style-name="gr60" draw:text-style-name="P14" draw:layer="layout" svg:width="0.249cm" svg:height="0.499cm" draw:transform="rotate (0.0872664625997165) translate (6.19568672705162cm 10.3798457933205cm)" svg:viewBox="0 0 250 500" draw:points="0,0 250,300 250,300 0,500">
          <text:p/>
        </draw:polyline>
        <draw:polyline draw:style-name="gr60" draw:text-style-name="P14" draw:layer="layout" svg:width="0.249cm" svg:height="0.499cm" draw:transform="rotate (0.0872664625997165) translate (8.94468672705162cm 10.3798457933205cm)" svg:viewBox="0 0 250 500" draw:points="0,0 250,300 250,300 0,500">
          <text:p/>
        </draw:polyline>
        <draw:path draw:style-name="gr61" draw:text-style-name="P2" draw:layer="layout" svg:width="0.579cm" svg:height="0.369cm" svg:x="11.403cm" svg:y="10.354cm" svg:viewBox="0 0 580 370" svg:d="M580 303l-71 67c-45-2-87-8-127-18-49-12-95-30-138-52-83-43-157-104-224-175-9-10-15-21-18-34s-3-26 1-38c4-13 11-24 20-33 10-9 21-15 34-18s26-3 38 1c13 4 24 11 33 20 55 59 115 110 184 146 33 17 68 30 105 40 26 6 54 11 82 13z">
          <text:p/>
        </draw:path>
        <draw:path draw:style-name="gr61" draw:text-style-name="P2" draw:layer="layout" svg:width="0.552cm" svg:height="0.37cm" svg:x="0.83cm" svg:y="10.354cm" svg:viewBox="0 0 553 371" svg:d="M59 322c2-2 3-4 5-6 2-4 3-8 3-13s-1-9-3-13c-2-2-3-4-5-6l-59-60c5-1 10-1 15-1 43 0 82-5 120-14 37-10 72-23 105-40 69-36 129-87 185-146 9-9 20-16 32-20 13-4 26-4 39-1 12 3 24 9 33 18 10 9 17 20 21 33 3 12 4 26 1 38-3 13-10 24-19 34-67 71-140 132-224 175-43 22-88 40-137 52s-101 19-156 19c-2 0-5 0-7 0z">
          <text:p/>
        </draw:path>
        <draw:line draw:style-name="gr62" draw:text-style-name="P14" draw:layer="layout" svg:x1="8.213cm" svg:y1="9.637cm" svg:x2="8.213cm" svg:y2="8.873cm">
          <text:p/>
        </draw:line>
        <draw:frame draw:style-name="gr57" draw:text-style-name="P14" draw:layer="layout" svg:width="1.698cm" svg:height="1.701cm" draw:transform="skewX (0.00122173047639607) rotate (-0.196873139624961) translate (7.548cm 7.323cm)">
          <draw:image xlink:href="Pictures/100000010000032000000320DE3E7086.png" xlink:type="simple" xlink:show="embed" xlink:actuate="onLoad" draw:mime-type="image/png">
            <text:p/>
          </draw:image>
        </draw:frame>
        <draw:path draw:style-name="gr64" draw:text-style-name="P38" draw:layer="layout" svg:width="0.409cm" svg:height="0.519cm" svg:x="2.343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frame draw:style-name="gr70" draw:text-style-name="P14" draw:layer="layout" svg:width="0.96cm" svg:height="0.992cm" draw:transform="skewX (-0.0141371669411542) rotate (0.585907029894497) translate (4.34cm 4.031cm)">
          <draw:image xlink:href="Pictures/10000001000001F400000208F769BFA4.png" xlink:type="simple" xlink:show="embed" xlink:actuate="onLoad" draw:mime-type="image/png">
            <text:p/>
          </draw:image>
        </draw:frame>
        <draw:frame draw:style-name="gr70" draw:text-style-name="P14" draw:layer="layout" svg:width="0.96cm" svg:height="0.992cm" draw:transform="skewX (-0.0141371669411542) rotate (0.585907029894497) translate (1.54cm 3.261cm)">
          <draw:image xlink:href="Pictures/10000001000001F4000002084BBDEF20.png" xlink:type="simple" xlink:show="embed" xlink:actuate="onLoad" draw:mime-type="image/png">
            <text:p/>
          </draw:image>
        </draw:frame>
        <draw:frame draw:style-name="gr70" draw:text-style-name="P14" draw:layer="layout" svg:width="0.96cm" svg:height="0.992cm" draw:transform="skewX (-0.0141371669411542) rotate (0.585907029894497) translate (4.15cm 2.253cm)">
          <draw:image xlink:href="Pictures/10000001000001F40000020865E008EF.png" xlink:type="simple" xlink:show="embed" xlink:actuate="onLoad" draw:mime-type="image/png">
            <text:p/>
          </draw:image>
        </draw:frame>
        <draw:path draw:style-name="gr71" draw:text-style-name="P40" draw:layer="layout" svg:width="0.409cm" svg:height="0.519cm" svg:x="5.12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path draw:style-name="gr65" draw:text-style-name="P39" draw:layer="layout" svg:width="0.409cm" svg:height="0.519cm" svg:x="7.9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path draw:style-name="gr65" draw:text-style-name="P39" draw:layer="layout" svg:width="0.409cm" svg:height="0.519cm" svg:x="10.68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frame draw:style-name="gr72" draw:text-style-name="P41" draw:layer="layout" svg:width="0.493cm" svg:height="0.496cm" svg:x="0.121cm" svg:y="0.076cm">
          <draw:text-box>
            <text:p text:style-name="P19"><text:span text:style-name="T11">A</text:span></text:p>
          </draw:text-box>
        </draw:frame>
        <draw:frame draw:style-name="gr72" draw:text-style-name="P41" draw:layer="layout" svg:width="0.493cm" svg:height="0.496cm" svg:x="7.1cm" svg:y="0.076cm">
          <draw:text-box>
            <text:p text:style-name="P19"><text:span text:style-name="T11">B</text:span></text:p>
          </draw:text-box>
        </draw:frame>
        <draw:frame draw:style-name="gr72" draw:text-style-name="P41" draw:layer="layout" svg:width="0.493cm" svg:height="0.496cm" svg:x="8.401cm" svg:y="3.576cm">
          <draw:text-box>
            <text:p text:style-name="P19"><text:span text:style-name="T11">C</text:span></text:p>
          </draw:text-box>
        </draw:frame>
        <draw:frame draw:style-name="gr72" draw:text-style-name="P41" draw:layer="layout" svg:width="0.493cm" svg:height="0.496cm" svg:x="0.122cm" svg:y="7.476cm">
          <draw:text-box>
            <text:p text:style-name="P19"><text:span text:style-name="T11">D</text:span></text:p>
          </draw:text-box>
        </draw:frame>
      </draw:page>
      <draw:page draw:name="page4" draw:style-name="dp1" draw:master-page-name="Default">
        <draw:g draw:style-name="gr1">
          <draw:path draw:style-name="gr2" draw:text-style-name="P1" draw:layer="layout" svg:width="0.247cm" svg:height="0.073cm" svg:x="6.526cm" svg:y="3.57cm" svg:viewBox="0 0 248 74" svg:d="M248 0c0 25 0 49-1 74l-247-9c1-21 1-43 1-65z">
            <text:p/>
          </draw:path>
          <draw:path draw:style-name="gr3" draw:text-style-name="P2" draw:layer="layout" svg:width="0.247cm" svg:height="0.073cm" svg:x="0.527cm" svg:y="3.461cm" svg:viewBox="0 0 248 74" svg:d="M0 74c0-25 1-49 1-74l247 9c0 21-1 43-1 65z">
            <text:p/>
          </draw:path>
          <draw:path draw:style-name="gr2" draw:text-style-name="P1" draw:layer="layout" svg:width="0.252cm" svg:height="0.167cm" svg:x="0.804cm" svg:y="2.199cm" svg:viewBox="0 0 253 168" svg:d="M253 108c-9 20-18 40-27 60l-226-101c10-22 21-45 31-67z">
            <text:p/>
          </draw:path>
          <draw:path draw:style-name="gr3" draw:text-style-name="P2" draw:layer="layout" svg:width="0.252cm" svg:height="0.167cm" svg:x="6.244cm" svg:y="4.739cm" svg:viewBox="0 0 253 168" svg:d="M0 59c9-19 19-39 28-59l225 100c-10 23-20 45-31 68z">
            <text:p/>
          </draw:path>
        </draw:g>
        <draw:path draw:style-name="gr4" draw:text-style-name="P1" draw:layer="layout" svg:width="0.034cm" svg:height="0.034cm" svg:x="5.668cm" svg:y="4.495cm" svg:viewBox="0 0 35 35" svg:d="M2 10c1-3 3-5 6-7 2-2 5-3 8-3s6 0 9 2c3 1 5 3 7 6 2 2 3 5 3 8s0 6-2 9c-1 3-3 5-6 7-2 2-5 3-8 3-3 1-6 0-9-1-3-2-5-4-7-6-2-3-3-6-3-9s0-6 2-9z">
          <text:p/>
        </draw:path>
        <draw:path draw:style-name="gr4" draw:text-style-name="P1" draw:layer="layout" svg:width="0.034cm" svg:height="0.034cm" svg:x="5.637cm" svg:y="4.558cm" svg:viewBox="0 0 35 35" svg:d="M2 10c1-3 4-6 6-7 3-2 6-3 9-3s6 1 9 2c2 1 5 3 6 6 2 3 3 6 3 9s0 6-2 8c0 1 0 1 0 1-1 3-3 5-6 7-3 1-6 2-9 2s-6 0-8-2c-3-1-6-3-7-6-2-2-3-5-3-8s1-6 2-9z">
          <text:p/>
        </draw:path>
        <draw:path draw:style-name="gr4" draw:text-style-name="P1" draw:layer="layout" svg:width="0.034cm" svg:height="0.034cm" svg:x="5.604cm" svg:y="4.619cm" svg:viewBox="0 0 35 35" svg:d="M2 9c2-3 4-5 7-6 2-2 5-3 8-3s6 1 9 2c3 2 5 4 7 6 1 3 2 6 2 9s-1 6-2 9c-2 3-4 5-6 7-3 1-6 2-9 2s-6 0-9-2c-3-1-5-4-6-6-2-3-3-6-3-9s1-6 2-9z">
          <text:p/>
        </draw:path>
        <draw:path draw:style-name="gr4"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 draw:text-style-name="P1" draw:layer="layout" svg:width="0.034cm" svg:height="0.034cm" svg:x="1.424cm" svg:y="3.101cm" svg:viewBox="0 0 35 35" svg:d="M35 21c-1 3-2 6-4 8-2 3-5 4-8 5s-6 2-9 1-6-2-8-4-4-5-5-7c-1-3-1-6-1-10 1-3 2-6 4-8s5-4 8-5 6-1 9-1c3 1 6 2 8 4s4 5 5 8 1 6 1 9z">
          <text:p/>
        </draw:path>
        <draw:path draw:style-name="gr4" draw:text-style-name="P1" draw:layer="layout" svg:width="0.034cm" svg:height="0.034cm" svg:x="1.439cm" svg:y="3.032cm" svg:viewBox="0 0 35 35" svg:d="M35 22c-1 3-3 5-5 8-2 2-4 4-7 5-3 0-6 1-9 0s-6-2-8-4c-3-2-4-5-5-8s-1-6-1-9h1c0-3 2-6 4-8 2-3 4-4 7-5s6-1 9-1c3 1 6 3 8 5 3 2 4 4 5 7s1 6 1 9c0 1 0 1 0 1z">
          <text:p/>
        </draw:path>
        <draw:path draw:style-name="gr4" draw:text-style-name="P1" draw:layer="layout" svg:width="0.034cm" svg:height="0.035cm" svg:x="1.455cm" svg:y="2.964cm" svg:viewBox="0 0 35 36" svg:d="M34 22c0 3-2 6-4 8s-5 4-8 5-6 1-9 0-6-3-8-5-4-5-4-8c-1-2-1-6 0-9 0-3 2-6 4-8s5-4 8-4c3-1 6-1 9 0 3 0 6 2 8 4s4 5 4 8c1 3 1 6 1 9-1 0-1 0-1 0z">
          <text:p/>
        </draw:path>
        <draw:path draw:style-name="gr4"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 draw:text-style-name="P1" draw:layer="layout" svg:width="0.034cm" svg:height="0.034cm" svg:x="1.495cm" svg:y="2.83cm" svg:viewBox="0 0 35 35" svg:d="M34 23c-1 3-3 6-5 8s-5 3-8 4-6 0-9-1-5-2-8-4c-2-3-3-6-4-9 0-3 0-6 1-9s3-5 5-8c2-2 5-3 8-4 3 0 6 0 9 1s6 3 8 5 3 5 4 8c0 3 0 6-1 9z">
          <text:p/>
        </draw:path>
        <draw:path draw:style-name="gr4"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 draw:text-style-name="P1" draw:layer="layout" svg:width="0.034cm" svg:height="0.034cm" svg:x="1.543cm" svg:y="2.699cm" svg:viewBox="0 0 35 35" svg:d="M34 24c-1 3-3 6-6 8-2 1-5 3-8 3-3 1-6 0-9-1s-5-3-7-5c-2-3-3-6-4-9 0-3 0-6 1-9 2-3 3-5 6-7 2-2 5-3 8-4 3 0 6 0 9 1s5 3 7 6c2 2 4 5 4 8s0 6-1 9z">
          <text:p/>
        </draw:path>
        <draw:path draw:style-name="gr4"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 draw:text-style-name="P1" draw:layer="layout" svg:width="0.034cm" svg:height="0.034cm" svg:x="1.599cm" svg:y="2.57cm" svg:viewBox="0 0 35 35" svg:d="M33 25c-1 3-3 5-6 7-2 2-5 3-8 3-3 1-6 0-9-1-3-2-5-4-7-6-2-3-3-6-3-9s0-6 2-9c1-3 3-5 6-7 2-2 5-3 8-3s6 0 9 2c3 1 5 3 7 6 2 2 3 5 3 8s0 6-2 9z">
          <text:p/>
        </draw:path>
        <draw:path draw:style-name="gr5" draw:text-style-name="P3"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6" draw:text-style-name="P3"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7" draw:text-style-name="P4"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g draw:style-name="gr1">
          <draw:path draw:style-name="gr8" draw:text-style-name="P5" draw:layer="layout" svg:width="0.034cm" svg:height="0.034cm" svg:x="1.773cm" svg:y="2.267cm" svg:viewBox="0 0 35 35" svg:d="M32 28c-2 2-4 4-7 6-3 1-6 1-9 1s-6-1-8-3c-3-1-5-4-6-7-2-2-2-5-2-9 0-3 1-6 3-8 2-3 4-5 7-6 3-2 6-2 9-2s6 1 9 3c2 2 4 4 5 7 2 3 2 6 2 9s-1 6-3 8z">
            <text:p/>
          </draw:path>
          <draw:path draw:style-name="gr8" draw:text-style-name="P5" draw:layer="layout" svg:width="0.034cm" svg:height="0.034cm" svg:x="1.814cm" svg:y="2.21cm" svg:viewBox="0 0 35 35" svg:d="M32 28c-2 3-5 5-7 6-3 1-6 2-9 1-3 0-6-1-9-3-2-2-4-4-5-7-2-3-2-6-2-9s2-6 3-9h1c1-2 4-4 7-5 2-2 5-2 9-2 3 0 6 2 8 3 2 2 4 5 6 7 1 3 1 6 1 9s-1 6-3 9z">
            <text:p/>
          </draw:path>
          <draw:path draw:style-name="gr8" draw:text-style-name="P5" draw:layer="layout" svg:width="0.034cm" svg:height="0.034cm" svg:x="1.856cm" svg:y="2.154cm" svg:viewBox="0 0 35 35" svg:d="M31 29c-2 2-4 4-7 5s-6 2-9 1c-3 0-6-2-8-3-3-2-5-5-6-8-1-2-1-6-1-9 1-3 2-6 4-8 2-3 4-5 7-6s6-1 9-1c3 1 6 2 8 4 3 2 5 4 6 7s1 6 1 9-2 6-3 8c-1 0-1 0-1 1z">
            <text:p/>
          </draw:path>
          <draw:path draw:style-name="gr8" draw:text-style-name="P5" draw:layer="layout" svg:width="0.034cm" svg:height="0.034cm" svg:x="1.899cm" svg:y="2.099cm" svg:viewBox="0 0 35 35" svg:d="M31 29c-2 2-5 4-7 5-3 1-6 2-9 1-3 0-6-2-9-4-2-2-4-4-5-7s-1-6-1-9c1-3 2-6 4-8v-1c2-2 5-4 8-5 2-1 6-1 9-1 3 1 6 2 8 4s4 5 5 7c1 3 1 6 1 9-1 3-2 6-4 9z">
            <text:p/>
          </draw:path>
          <draw:path draw:style-name="gr8" draw:text-style-name="P5" draw:layer="layout" svg:width="0.034cm" svg:height="0.034cm" svg:x="1.945cm" svg:y="2.046cm" svg:viewBox="0 0 35 35" svg:d="M31 29c-2 3-5 4-8 5s-6 2-9 1-6-2-8-4-4-5-5-8-1-6-1-9c1-3 2-5 4-8h1c2-2 4-4 7-5s6-1 9-1c3 1 6 2 8 4 3 2 4 5 5 8s1 6 1 9c-1 3-2 6-4 8z">
            <text:p/>
          </draw:path>
          <draw:path draw:style-name="gr8" draw:text-style-name="P5" draw:layer="layout" svg:width="0.034cm" svg:height="0.034cm" svg:x="1.992cm" svg:y="1.994cm" svg:viewBox="0 0 35 35" svg:d="M30 30c-2 2-4 4-7 5-3 0-6 0-9 0-3-1-6-2-8-4-3-3-4-5-5-8s-1-6-1-9c1-3 3-6 5-8 2-3 5-4 8-5s6-1 9-1c3 1 5 3 8 5 2 2 4 4 4 7 1 3 1 6 1 9-1 3-2 6-4 8-1 1-1 1-1 1z">
            <text:p/>
          </draw:path>
          <draw:path draw:style-name="gr8" draw:text-style-name="P5" draw:layer="layout" svg:width="0.034cm" svg:height="0.034cm" svg:x="2.041cm" svg:y="1.944cm" svg:viewBox="0 0 35 35" svg:d="M30 30c-2 2-5 4-8 5-3 0-6 0-9 0-3-1-6-3-8-5s-4-5-4-8c-1-3-1-6 0-9 0-3 2-5 4-8 3-2 5-4 8-4 3-1 6-1 9 0 3 0 6 2 8 4s4 5 5 8c0 3 0 6 0 9-1 3-3 6-5 8z">
            <text:p/>
          </draw:path>
          <draw:path draw:style-name="gr8" draw:text-style-name="P5" draw:layer="layout" svg:width="0.034cm" svg:height="0.034cm" svg:x="2.091cm" svg:y="1.895cm" svg:viewBox="0 0 35 35" svg:d="M30 30c-3 3-5 4-8 5-3 0-7 0-10 0-2-1-5-3-7-5s-4-5-5-8c0-3 0-6 1-9s2-6 4-8c1 0 1 0 1 0 2-2 5-4 8-5 3 0 6 0 9 1s5 2 7 5c3 2 4 4 5 7 0 3 0 7 0 10-1 2-3 5-5 7z">
            <text:p/>
          </draw:path>
          <draw:path draw:style-name="gr8" draw:text-style-name="P5" draw:layer="layout" svg:width="0.034cm" svg:height="0.034cm" svg:x="2.142cm" svg:y="1.848cm" svg:viewBox="0 0 35 35" svg:d="M29 31c-2 2-5 3-8 4-3 0-6 0-9-1s-6-2-8-5c-2-2-3-5-4-8 0-3 0-6 1-9s3-5 5-7v-1c2-2 5-3 8-4 3 0 6 0 9 1s6 3 8 5 3 5 4 8 0 6-1 9-2 6-5 8z">
            <text:p/>
          </draw:path>
          <draw:path draw:style-name="gr8" draw:text-style-name="P5" draw:layer="layout" svg:width="0.034cm" svg:height="0.034cm" svg:x="2.196cm" svg:y="1.802cm" svg:viewBox="0 0 35 35" svg:d="M29 31c-3 2-6 3-9 4-3 0-6 0-9-1-2-1-5-3-7-5s-3-5-4-8c0-3 0-6 1-9s3-6 5-8h1c2-2 5-3 8-4 3 0 6 0 9 1s5 3 7 5c2 3 3 6 4 9s0 6-1 9c-1 2-3 5-5 7z">
            <text:p/>
          </draw:path>
          <draw:path draw:style-name="gr8" draw:text-style-name="P5" draw:layer="layout" svg:width="0.034cm" svg:height="0.034cm" svg:x="2.25cm" svg:y="1.758cm" svg:viewBox="0 0 35 35" svg:d="M28 32c-2 1-5 3-8 3s-6 0-9-1-5-3-7-6c-2-2-3-5-4-8 0-3 0-6 1-9s3-5 6-7c2-2 5-3 8-4 3 0 7 0 9 1 3 1 6 3 8 6 1 2 3 5 3 8 1 3 0 6-1 9s-3 5-5 7c-1 0-1 0-1 1z">
            <text:p/>
          </draw:path>
          <draw:path draw:style-name="gr8" draw:text-style-name="P5" draw:layer="layout" svg:width="0.034cm" svg:height="0.034cm" svg:x="2.306cm" svg:y="1.716cm" svg:viewBox="0 0 35 35" svg:d="M28 32c-3 2-6 3-9 3s-6 0-9-1c-2-2-5-3-7-6-1-2-3-5-3-8s0-7 1-9c2-3 4-6 6-7v-1c3-1 6-3 9-3s6 0 9 1c3 2 5 4 7 6 2 3 3 6 3 9 1 3 0 6-1 9-1 2-3 5-6 7z">
            <text:p/>
          </draw:path>
          <draw:path draw:style-name="gr8" draw:text-style-name="P5" draw:layer="layout" svg:width="0.034cm" svg:height="0.034cm" svg:x="2.363cm" svg:y="1.675cm" svg:viewBox="0 0 35 35" svg:d="M27 32c-2 2-5 3-8 3s-6 0-9-2c-3-1-5-3-7-5-2-3-3-6-3-9s0-6 2-9c1-3 3-5 6-7 2-2 5-3 8-3 4 0 7 0 9 2 3 1 5 3 7 6 2 2 3 5 3 8s0 6-1 9c-2 3-4 5-6 7z">
            <text:p/>
          </draw:path>
          <draw:path draw:style-name="gr8" draw:text-style-name="P5" draw:layer="layout" svg:width="0.034cm" svg:height="0.034cm" svg:x="2.422cm" svg:y="1.637cm" svg:viewBox="0 0 35 35" svg:d="M27 32c-3 2-6 3-9 3s-6 0-9-2c-2-1-5-3-6-6-2-2-3-5-3-9 0-3 1-6 2-8 1-3 3-5 6-7s6-3 9-3 6 1 9 2 5 3 7 6c1 3 2 6 2 9s0 6-2 9c-1 2-3 5-6 6z">
            <text:p/>
          </draw:path>
          <draw:path draw:style-name="gr8" draw:text-style-name="P5" draw:layer="layout" svg:width="0.034cm" svg:height="0.034cm" svg:x="2.481cm" svg:y="1.6cm" svg:viewBox="0 0 35 35" svg:d="M26 33c-2 1-5 2-8 2s-6-1-9-2c-3-2-5-4-7-6-1-3-2-6-2-9s1-6 2-9c2-3 4-5 7-6v-1c2-1 5-2 9-2 3 0 6 1 8 2 3 2 5 4 7 7 1 2 2 5 2 8s0 6-2 9c-1 3-4 5-6 7z">
            <text:p/>
          </draw:path>
          <draw:path draw:style-name="gr8" draw:text-style-name="P5" draw:layer="layout" svg:width="0.034cm" svg:height="0.034cm" svg:x="2.603cm" svg:y="1.532cm" svg:viewBox="0 0 35 35" svg:d="M26 33c-3 2-6 2-9 2s-6-1-9-3c-3-1-5-4-6-6-1-3-2-6-2-9s1-6 3-9c1-2 4-4 6-6 1 0 1 0 1 0 3-1 6-2 9-2s6 1 8 3c3 1 5 4 6 6 2 3 2 6 2 9s-1 6-2 9c-2 3-4 5-7 6z">
            <text:p/>
          </draw:path>
          <draw:path draw:style-name="gr8" draw:text-style-name="P5" draw:layer="layout" svg:width="0.034cm" svg:height="0.034cm" svg:x="2.73cm" svg:y="1.472cm" svg:viewBox="0 0 35 35" svg:d="M25 34c-3 1-6 1-9 1s-6-1-9-3c-2-2-4-5-6-7-1-3-1-6-1-9s2-6 3-9c2-2 5-4 7-5 1 0 1 0 1-1 3-1 6-1 9-1s6 2 8 3c3 2 5 5 6 7 1 3 2 6 1 9 0 3-1 6-3 9-2 2-4 4-7 6z">
            <text:p/>
          </draw:path>
          <draw:path draw:style-name="gr8" draw:text-style-name="P5" draw:layer="layout" svg:width="0.034cm" svg:height="0.034cm" svg:x="2.86cm" svg:y="1.42cm" svg:viewBox="0 0 35 35" svg:d="M24 34c-3 1-6 1-10 1-3-1-5-2-8-4-2-2-4-4-5-7s-1-6-1-9c1-3 2-6 4-9 2-2 5-4 7-5 1 0 1 0 1 0 3-1 6-1 9-1 3 1 6 2 8 4s4 5 5 7c1 3 2 6 1 10 0 3-2 5-4 8-2 2-4 4-7 5z">
            <text:p/>
          </draw:path>
          <draw:path draw:style-name="gr8" draw:text-style-name="P5" draw:layer="layout" svg:width="0.034cm" svg:height="0.034cm" svg:x="2.993cm" svg:y="1.376cm" svg:viewBox="0 0 35 35" svg:d="M22 34c-2 1-6 1-9 1-3-1-5-3-8-5-2-2-3-4-4-7s-1-6-1-9c1-3 3-6 5-8 2-3 5-4 8-5s6-1 9-1c3 1 6 3 8 5s4 5 5 8c0 2 1 6 0 9s-2 5-4 8c-3 2-5 3-8 4z">
            <text:p/>
          </draw:path>
          <draw:path draw:style-name="gr8" draw:text-style-name="P5" draw:layer="layout" svg:width="0.034cm" svg:height="0.034cm" svg:x="3.128cm" svg:y="1.34cm" svg:viewBox="0 0 35 35" svg:d="M21 35c-3 0-6 0-9-1s-5-2-7-4c-2-3-4-5-5-8 0-3 0-7 1-10 1-2 2-5 5-7 2-2 5-4 8-4v-1c3 0 6 0 9 1s6 2 8 5c2 2 3 5 4 8s0 6 0 9c-1 3-3 5-5 7s-5 4-8 5z">
            <text:p/>
          </draw:path>
          <draw:path draw:style-name="gr8" draw:text-style-name="P5" draw:layer="layout" svg:width="0.034cm" svg:height="0.034cm" svg:x="3.334cm" svg:y="1.302cm" svg:viewBox="0 0 35 35" svg:d="M20 35c-3 0-6 0-9-1s-5-3-7-6c-2-2-3-5-4-8 0-3 0-6 1-9s3-5 6-7c2-2 5-3 8-4h1c3 0 6 0 9 1 2 1 5 3 7 6 2 2 3 5 3 8 1 3 0 6-1 9s-3 5-5 7c-3 2-6 3-9 4z">
            <text:p/>
          </draw:path>
          <draw:path draw:style-name="gr8" draw:text-style-name="P5" draw:layer="layout" svg:width="0.034cm" svg:height="0.034cm" svg:x="2.542cm" svg:y="1.565cm" svg:viewBox="0 0 35 35" svg:d="M26 33c-3 1-6 2-9 2s-6-1-9-2c-2-2-4-4-6-7-1-3-2-6-2-9s1-6 2-8c2-3 4-5 7-7 3-1 6-2 9-2s6 1 9 2c2 2 5 4 6 7 2 3 2 6 2 9s-1 6-2 9c-2 2-4 4-7 6z">
            <text:p/>
          </draw:path>
          <draw:path draw:style-name="gr8" draw:text-style-name="P5" draw:layer="layout" svg:width="0.034cm" svg:height="0.034cm" svg:x="2.666cm" svg:y="1.501cm" svg:viewBox="0 0 35 35" svg:d="M25 33c-3 2-6 2-9 2s-6-1-8-3c-3-2-5-4-6-7-2-3-2-6-2-9s1-6 3-8c2-3 4-5 7-6 3-2 6-2 9-2s6 1 9 3c2 2 4 4 6 7 1 3 2 6 1 9 0 3-1 6-3 8-2 3-4 5-7 6z">
            <text:p/>
          </draw:path>
          <draw:path draw:style-name="gr8" draw:text-style-name="P5" draw:layer="layout" svg:width="0.034cm" svg:height="0.034cm" svg:x="2.794cm" svg:y="1.445cm" svg:viewBox="0 0 35 35" svg:d="M24 34c-3 1-6 1-9 1s-6-2-8-4c-3-1-5-4-6-7s-1-6-1-9c1-3 2-6 4-8 2-3 4-4 7-6 3-1 6-1 9-1 3 1 6 2 9 4 2 2 4 4 5 7s2 6 1 9c0 3-2 6-3 8-2 3-5 5-8 6z">
            <text:p/>
          </draw:path>
          <draw:path draw:style-name="gr8" draw:text-style-name="P5" draw:layer="layout" svg:width="0.034cm" svg:height="0.034cm" svg:x="2.926cm" svg:y="1.397cm" svg:viewBox="0 0 35 35" svg:d="M23 34c-3 1-6 1-9 1-3-1-6-2-8-4s-4-5-5-8-1-6-1-9c1-3 2-6 4-8s5-4 8-5 6-1 9-1c3 1 6 2 8 4 3 2 4 5 5 8s2 6 1 9-2 6-4 8-5 4-8 5z">
            <text:p/>
          </draw:path>
          <draw:path draw:style-name="gr8" draw:text-style-name="P5" draw:layer="layout" svg:width="0.035cm" svg:height="0.034cm" svg:x="3.06cm" svg:y="1.357cm" svg:viewBox="0 0 36 35" svg:d="M22 35c-3 0-6 0-9-1-3 0-6-2-8-4s-4-5-4-8c-1-3-1-6 0-9 0-3 2-6 4-8s5-4 8-4c3-1 6-1 9 0 3 0 6 2 8 4s4 5 5 8 1 6 0 9-3 6-5 8-5 4-8 4z">
            <text:p/>
          </draw:path>
          <draw:path draw:style-name="gr8" draw:text-style-name="P5" draw:layer="layout" svg:width="0.034cm" svg:height="0.034cm" svg:x="3.196cm" svg:y="1.325cm" svg:viewBox="0 0 35 35" svg:d="M21 35c-3 0-6 0-9-1s-6-3-8-5-3-5-4-8c0-3 0-6 1-9s3-6 5-8 5-3 8-4c3 0 7 0 9 1 3 1 6 3 8 5s3 5 4 8 0 6-1 9-2 6-5 8c-2 2-5 3-8 4z">
            <text:p/>
          </draw:path>
          <draw:path draw:style-name="gr8" draw:text-style-name="P5" draw:layer="layout" svg:width="0.034cm" svg:height="0.034cm" svg:x="3.265cm" svg:y="1.313cm" svg:viewBox="0 0 35 35" svg:d="M20 35c-3 0-6 0-9-1s-5-3-7-5c-2-3-3-6-4-9 0-3 0-6 1-9 1-2 3-5 5-7 3-2 6-3 9-4 3 0 6 0 9 1s5 3 7 5c2 3 4 6 4 9 1 3 0 6-1 9s-3 5-5 7-5 3-8 4z">
            <text:p/>
          </draw:path>
          <draw:path draw:style-name="gr8" draw:text-style-name="P5" draw:layer="layout" svg:width="0.034cm" svg:height="0.034cm" svg:x="3.404cm" svg:y="1.294cm" svg:viewBox="0 0 35 35" svg:d="M19 35c-3 0-6 0-9-1-2-2-5-4-7-6-1-3-3-6-3-9s0-6 2-9c1-2 3-5 5-7 3-1 6-3 9-3s6 0 9 2c3 1 5 3 7 5 2 3 3 6 3 9 1 3 0 6-1 9-1 2-3 5-6 7-2 1-5 3-8 3z">
            <text:p/>
          </draw:path>
          <draw:path draw:style-name="gr8" draw:text-style-name="P5" draw:layer="layout" svg:width="0.034cm" svg:height="0.034cm" svg:x="3.474cm" svg:y="1.288cm" svg:viewBox="0 0 35 35" svg:d="M19 35c-3 0-6 0-9-2-3-1-5-3-7-6-2-2-3-5-3-8s0-6 2-9c1-3 3-5 6-7 2-2 5-3 8-3h1c3 0 6 0 9 2 2 1 5 3 6 6 2 2 3 5 3 8 1 3 0 6-1 9-2 3-4 5-6 7-3 2-6 3-9 3z">
            <text:p/>
          </draw:path>
          <draw:path draw:style-name="gr8" draw:text-style-name="P5" draw:layer="layout" svg:width="0.034cm" svg:height="0.034cm" svg:x="3.544cm" svg:y="1.284cm" svg:viewBox="0 0 35 35" svg:d="M18 35c-3 0-6-1-9-2-2-1-5-4-6-6-2-3-3-6-3-9s1-6 2-9c1-2 4-5 6-6 3-2 6-3 9-3s6 1 9 2 5 4 7 6c1 3 2 6 2 9s0 6-2 9c-1 2-3 5-6 6-2 2-5 3-8 3-1 0-1 0-1 0z">
            <text:p/>
          </draw:path>
          <draw:path draw:style-name="gr8" draw:text-style-name="P5" draw:layer="layout" svg:width="0.034cm" svg:height="0.034cm" svg:x="3.614cm" svg:y="1.283cm" svg:viewBox="0 0 35 35" svg:d="M18 35c-3 0-6-1-9-2-3-2-5-4-7-7-1-2-2-5-2-8s1-6 2-9c2-3 4-5 7-7 2-1 5-2 8-2h1c3 0 6 1 8 2 3 2 5 4 7 7 1 2 2 5 2 8s0 6-2 9c-1 3-4 5-6 7-3 1-6 2-9 2z">
            <text:p/>
          </draw:path>
          <draw:path draw:style-name="gr8" draw:text-style-name="P5" draw:layer="layout" svg:width="0.034cm" svg:height="0.034cm" svg:x="3.684cm" svg:y="1.283cm" svg:viewBox="0 0 35 35" svg:d="M17 35c-3 0-6-1-9-3-2-1-4-3-6-6-1-3-2-6-2-9s1-6 3-9c1-2 3-4 6-6 3-1 6-2 9-2s6 1 9 3c3 1 5 3 6 6 2 3 2 6 2 9s-1 6-2 9c-2 2-4 4-7 6-2 1-5 2-9 2z">
            <text:p/>
          </draw:path>
          <draw:path draw:style-name="gr8" draw:text-style-name="P5" draw:layer="layout" svg:width="0.034cm" svg:height="0.034cm" svg:x="3.754cm" svg:y="1.286cm" svg:viewBox="0 0 35 35" svg:d="M17 35c-3 0-6-1-9-3s-5-4-6-7c-1-2-2-5-2-8s1-6 3-9 4-5 7-6c2-1 5-2 8-2 1 0 1 0 1 0 3 0 6 1 8 3 3 2 5 4 6 7 2 2 2 5 2 8 0 4-1 6-2 9-2 3-4 5-7 6-3 2-6 2-9 2z">
            <text:p/>
          </draw:path>
          <draw:path draw:style-name="gr8" draw:text-style-name="P5" draw:layer="layout" svg:width="0.034cm" svg:height="0.034cm" svg:x="3.823cm" svg:y="1.29cm" svg:viewBox="0 0 35 35" svg:d="M16 35c-3 0-6-1-8-3-3-2-5-4-6-7-2-3-2-6-2-9s1-6 3-8c2-3 4-5 7-6 3-2 6-2 9-2s6 1 9 3c2 2 4 4 6 7 1 3 2 6 1 9 0 3-1 6-3 9-2 2-4 4-7 5-2 2-6 2-9 2z">
            <text:p/>
          </draw:path>
          <draw:path draw:style-name="gr8" draw:text-style-name="P5" draw:layer="layout" svg:width="0.034cm" svg:height="0.034cm" svg:x="3.893cm" svg:y="1.297cm" svg:viewBox="0 0 35 35" svg:d="M15 35c-3 0-5-2-8-3-2-2-4-5-6-8-1-2-1-5-1-9 0-3 2-5 3-8 2-2 5-4 8-6 2-1 5-1 9-1 3 1 6 2 8 3 3 2 5 5 6 8 1 2 2 6 1 9 0 3-1 6-3 8s-4 4-7 6c-3 1-6 1-9 1z">
            <text:p/>
          </draw:path>
          <draw:path draw:style-name="gr8" draw:text-style-name="P5" draw:layer="layout" svg:width="0.034cm" svg:height="0.034cm" svg:x="3.963cm" svg:y="1.307cm" svg:viewBox="0 0 35 35" svg:d="M15 35c-3-1-6-2-8-4-3-2-5-4-6-7s-1-6-1-9c1-3 2-6 4-8 2-3 4-5 7-6s6-1 9-1c3 1 6 2 9 4 2 2 4 4 5 7s2 6 1 9c0 3-2 6-3 8-2 3-5 5-8 6s-6 1-9 1z">
            <text:p/>
          </draw:path>
          <draw:path draw:style-name="gr8" draw:text-style-name="P5" draw:layer="layout" svg:width="0.034cm" svg:height="0.034cm" svg:x="4.032cm" svg:y="1.318cm" svg:viewBox="0 0 35 35" svg:d="M14 35c-3-1-5-2-8-4-2-2-4-5-5-8-1-2-1-6-1-9 1-3 2-5 4-8 2-2 5-4 8-5 2-1 6-1 9-1 3 1 6 2 8 4s4 5 5 8 2 6 1 9c0 3-2 6-4 8s-4 4-7 5-6 1-9 1z">
            <text:p/>
          </draw:path>
          <draw:path draw:style-name="gr8" draw:text-style-name="P5" draw:layer="layout" svg:width="0.034cm" svg:height="0.034cm" svg:x="4.1cm" svg:y="1.331cm" svg:viewBox="0 0 35 35" svg:d="M14 35c-3-1-6-2-8-4-2-3-4-5-5-8s-1-6-1-9c1-3 2-6 4-8 3-2 5-4 8-5s6-1 9-1c3 1 6 3 9 5 2 2 4 4 4 7 1 3 2 6 1 9s-2 6-4 8c-2 3-5 4-8 5s-6 1-9 1z">
            <text:p/>
          </draw:path>
          <draw:path draw:style-name="gr8" draw:text-style-name="P5" draw:layer="layout" svg:width="0.035cm" svg:height="0.034cm" svg:x="4.169cm" svg:y="1.347cm" svg:viewBox="0 0 36 35" svg:d="M13 34c-3 0-5-2-8-4-2-2-3-5-4-8s-1-6 0-9c0-3 2-5 4-8 2-2 5-3 8-4s6-1 9 0c3 0 6 2 8 4s4 5 5 8 1 6 0 9-2 5-5 8c-2 2-4 4-7 4-3 1-6 1-9 1 0 0-1 0-1-1z">
            <text:p/>
          </draw:path>
          <draw:path draw:style-name="gr8" draw:text-style-name="P5" draw:layer="layout" svg:width="0.035cm" svg:height="0.034cm" svg:x="4.236cm" svg:y="1.365cm" svg:viewBox="0 0 36 35" svg:d="M13 34c-3 0-6-2-8-4s-4-5-4-8c-1-3-1-6 0-9 0-3 2-6 4-8s5-4 8-4c3-1 6-1 9 0h1c2 1 5 2 7 4 2 3 4 5 5 8s1 6 0 9-3 6-5 8-5 4-8 5c-3 0-6 0-9-1z">
            <text:p/>
          </draw:path>
          <draw:path draw:style-name="gr8" draw:text-style-name="P5" draw:layer="layout" svg:width="0.034cm" svg:height="0.034cm" svg:x="4.303cm" svg:y="1.384cm" svg:viewBox="0 0 35 35" svg:d="M12 34c-3-1-5-2-7-5-2-2-4-5-5-8 0-3 0-6 1-9s2-5 5-7c2-2 5-4 8-5 3 0 6 0 9 1s6 2 8 5c2 2 3 5 4 8s0 6 0 9c-1 3-3 5-5 7-3 3-5 4-8 5-3 0-6 0-9-1z">
            <text:p/>
          </draw:path>
          <draw:path draw:style-name="gr8" draw:text-style-name="P5" draw:layer="layout" svg:width="0.034cm" svg:height="0.034cm" svg:x="4.37cm" svg:y="1.406cm" svg:viewBox="0 0 35 35" svg:d="M12 34c-3-1-6-3-8-5s-3-5-4-8c0-3 0-6 1-9s3-6 5-8 5-3 8-4c3 0 6 0 9 1h1c2 1 5 3 7 5s3 5 4 8 0 6-1 9-2 6-5 8c-2 2-5 3-8 4-3 0-6 0-9-1z">
            <text:p/>
          </draw:path>
          <draw:path draw:style-name="gr8" draw:text-style-name="P5" draw:layer="layout" svg:width="0.034cm" svg:height="0.034cm" svg:x="4.436cm" svg:y="1.43cm" svg:viewBox="0 0 35 35" svg:d="M11 34c-3-1-5-3-7-5-2-3-3-6-4-9 0-3 0-6 1-9s3-5 5-7c3-2 6-3 9-4 3 0 6 0 9 1s5 3 7 6c2 2 4 5 4 8 1 3 0 6-1 9s-3 5-5 7c-3 2-5 3-8 4-3 0-7 0-9-1-1 0-1 0-1 0z">
            <text:p/>
          </draw:path>
          <draw:path draw:style-name="gr8" draw:text-style-name="P5" draw:layer="layout" svg:width="0.034cm" svg:height="0.034cm" svg:x="5.767cm" svg:y="2.818cm" svg:viewBox="0 0 35 35" svg:d="M1 23c-1-3-1-6-1-9 1-3 2-5 4-8 2-2 5-4 8-5s6-1 9-1c3 1 5 2 8 4 2 2 4 5 5 8s1 6 1 9c-1 3-2 6-4 8-2 3-5 4-8 5-2 1-6 2-9 1s-5-2-8-4c-2-2-4-4-5-7z">
            <text:p/>
          </draw:path>
          <draw:path draw:style-name="gr8" draw:text-style-name="P5" draw:layer="layout" svg:width="0.034cm" svg:height="0.035cm" svg:x="5.807cm" svg:y="2.952cm" svg:viewBox="0 0 35 36" svg:d="M1 22c-1-3-1-6 0-9 0-3 2-5 4-8 2-2 5-3 8-4s6-1 9 0c3 0 5 2 8 4 2 2 3 5 4 8s1 6 1 9c-1 3-3 6-5 8s-5 4-8 5-6 1-9 0-5-2-8-5c-2-2-3-4-4-7z">
            <text:p/>
          </draw:path>
          <draw:path draw:style-name="gr8" draw:text-style-name="P5" draw:layer="layout" svg:width="0.034cm" svg:height="0.034cm" svg:x="5.743cm" svg:y="2.752cm" svg:viewBox="0 0 35 35" svg:d="M1 23c-1-3-1-6-1-9 1-3 2-5 4-8 2-2 5-4 8-5s6-1 9-1c3 1 5 2 8 4 2 2 4 5 5 8s1 6 1 9c-1 3-2 6-4 8-2 3-5 4-8 5-2 1-6 2-9 1s-5-2-8-4c-2-2-4-4-5-7z">
            <text:p/>
          </draw:path>
          <draw:path draw:style-name="gr8" draw:text-style-name="P5" draw:layer="layout" svg:width="0.034cm" svg:height="0.035cm" svg:x="5.788cm" svg:y="2.885cm" svg:viewBox="0 0 35 36" svg:d="M1 22c-1-3-1-6 0-9 0-3 2-5 4-8 2-2 5-3 8-4s6-1 9 0c3 0 5 2 8 4 2 2 3 5 4 8s1 6 1 9c-1 3-3 6-5 8s-5 4-8 5-6 1-9 0-5-2-8-5c-2-2-3-4-4-7z">
            <text:p/>
          </draw:path>
          <draw:path draw:style-name="gr8" draw:text-style-name="P5" draw:layer="layout" svg:width="0.034cm" svg:height="0.034cm" svg:x="5.824cm" svg:y="3.02cm" svg:viewBox="0 0 35 35" svg:d="M0 21c0-3 0-6 1-9s2-5 5-7c2-3 5-4 8-5 3 0 6 0 9 1s5 2 7 5c3 2 4 5 5 8 0 3 0 6-1 9s-2 6-5 8c-2 2-5 3-8 4s-6 0-9-1c-3 0-5-2-7-4-2-3-4-5-5-8z">
            <text:p/>
          </draw:path>
        </draw:g>
        <draw:path draw:style-name="gr9" draw:text-style-name="P6" draw:layer="layout" svg:width="0.365cm" svg:height="1.36cm" svg:x="0.21cm" svg:y="2.115cm" svg:viewBox="0 0 366 1361" svg:d="M40 1360l-40-1c9-435 89-804 236-1179l-41-17-3-2-2-3-1-5 1-4 1-1 1-2 149-143 6-3h7l4 4 1 7 7 206-1 2v2l-2 3-3 3-5 1-4-1-40-16c-144 366-221 725-230 1150z">
          <text:p/>
        </draw:path>
        <draw:path draw:style-name="gr10" draw:text-style-name="P7" draw:layer="layout" svg:width="0.365cm" svg:height="1.36cm" svg:x="6.702cm" svg:y="3.61cm" svg:viewBox="0 0 366 1361" svg:d="M325 1l41 1c-10 435-89 803-236 1179l40 16 4 2 2 4v4 4l-1 2-2 2-149 143-5 3-7-1-4-4-2-7-6-205v-3l1-1 2-4 3-3h5 3l41 17c143-366 220-726 230-1150z">
          <text:p/>
        </draw:path>
        <draw:path draw:style-name="gr11" draw:text-style-name="P8"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12" draw:text-style-name="P9" draw:layer="layout" svg:width="0.514cm" svg:height="1.266cm" svg:x="6.259cm" svg:y="3.601cm" svg:viewBox="0 0 515 1267" svg:d="M515 4c-4 255-40 508-106 753-47 174-109 345-185 510l-224-105c70-151 128-308 171-469 60-225 93-458 97-693z">
          <text:p/>
        </draw:path>
        <draw:path draw:style-name="gr13" draw:text-style-name="P10"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14" draw:text-style-name="P11" draw:layer="layout" svg:width="0.777cm" svg:height="0.879cm" svg:x="5.578cm" svg:y="4.99cm" svg:viewBox="0 0 778 880" svg:d="M778 124c-136 235-302 452-496 646-38 38-77 75-117 110l-165-183c37-33 72-67 107-102 179-178 332-379 457-595z">
          <text:p/>
        </draw:path>
        <draw:path draw:style-name="gr15"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16"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17" draw:text-style-name="P12" draw:layer="layout" svg:width="5.953cm" svg:height="3.175cm" svg:x="0.821cm" svg:y="0.426cm" svg:viewBox="0 0 5954 3176" svg:d="M5707 3172v-48c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v52z">
          <text:p/>
        </draw:path>
        <draw:path draw:style-name="gr18" draw:text-style-name="P13" draw:layer="layout" svg:width="0.056cm" svg:height="0.085cm" svg:x="0.934cm" svg:y="1.925cm" svg:viewBox="0 0 57 86" svg:d="M7 75c0-1 0-1 0-1h-1-1c0-1 0-1 0-1h-1v-1h-1v-1-1h-1c0-1 0-1 0-1h-1v-1-1-1h-1c0-1 0-1 0-1v-1-1c0-1 0-1 0-1 0-1 0-1 0-1 0-1 0-1 0-1 0-1 0-1 0-1h1v-1-1-1h1c0-1 0-1 0-1 9-16 19-32 29-48 1-2 3-4 5-5s5-2 7-2 5 1 7 2 4 3 5 5 2 5 2 7c0 3-1 5-2 7-8 12-15 24-22 36l5 3c2 1 4 3 5 5s2 5 2 7c0 3-1 5-2 7s-3 4-5 5c-3 1-5 2-7 2-3 0-5-1-7-2z">
          <text:p/>
        </draw:path>
        <draw:path draw:style-name="gr18" draw:text-style-name="P13" draw:layer="layout" svg:width="0.057cm" svg:height="0.074cm" svg:x="0.992cm" svg:y="1.83cm" svg:viewBox="0 0 58 75" svg:d="M26 69c-1 2-3 4-5 5-3 1-5 1-8 1-2 0-4 0-6-2-3-1-4-3-5-5-2-2-2-5-2-7 0-3 1-5 2-7 10-16 20-32 31-48 1-2 3-3 5-4 2-2 5-2 7-2 3 0 5 1 7 2 2 2 4 3 5 6 1 2 2 4 1 7 0 2-1 5-2 7-10 15-20 31-30 47z">
          <text:p/>
        </draw:path>
        <draw:path draw:style-name="gr18" draw:text-style-name="P13" draw:layer="layout" svg:width="0.059cm" svg:height="0.073cm" svg:x="1.053cm" svg:y="1.737cm" svg:viewBox="0 0 60 74" svg:d="M26 68c-2 2-4 4-6 5s-5 1-7 1-5-1-7-2c-2-2-4-3-5-6-1-2-1-4-1-7 0-2 1-5 2-7 11-15 22-31 33-46 1-2 3-4 5-5s5-1 7-1c3 0 5 1 7 3 2 1 4 3 5 5s1 5 1 7c0 3-1 5-3 7-10 15-21 31-31 46z">
          <text:p/>
        </draw:path>
        <draw:path draw:style-name="gr18" draw:text-style-name="P13" draw:layer="layout" svg:width="0.061cm" svg:height="0.072cm" svg:x="1.118cm" svg:y="1.647cm" svg:viewBox="0 0 62 73" svg:d="M25 67c-1 2-3 4-5 5-3 1-5 1-8 1-2 0-4-1-6-3-2-1-4-3-5-5-1-3-1-5-1-7 0-3 1-5 3-7 11-15 22-30 34-45 1-2 3-4 5-5 3-1 5-1 7-1 3 0 5 1 7 3 2 1 4 3 5 6 1 2 1 4 1 7-1 2-2 5-3 6-11 15-23 30-34 45z">
          <text:p/>
        </draw:path>
        <draw:path draw:style-name="gr18" draw:text-style-name="P13" draw:layer="layout" svg:width="0.062cm" svg:height="0.071cm" svg:x="1.186cm" svg:y="1.559cm" svg:viewBox="0 0 63 72" svg:d="M25 67c-2 1-4 3-6 4s-5 1-7 1c-2-1-5-2-7-3-2-2-3-4-4-6s-1-5-1-7c0-3 1-5 3-7 12-15 23-29 35-44 2-2 4-3 6-4 3-1 5-1 8-1 2 1 4 2 6 3 2 2 3 4 4 6s1 5 1 7c0 3-1 5-3 7-12 14-23 29-35 44z">
          <text:p/>
        </draw:path>
        <draw:path draw:style-name="gr18" draw:text-style-name="P13" draw:layer="layout" svg:width="0.064cm" svg:height="0.07cm" svg:x="1.257cm" svg:y="1.474cm" svg:viewBox="0 0 65 71" svg:d="M25 66c-2 2-4 3-6 4-3 1-5 1-8 0-2 0-4-1-6-3-2-1-3-3-4-6-1-2-1-5-1-7 1-2 2-5 3-6 13-15 25-29 37-43 2-2 4-3 6-4 3-1 5-1 8-1 2 1 4 2 6 3 2 2 3 4 4 7 1 2 1 4 1 7-1 2-2 4-4 6-12 14-24 28-36 43z">
          <text:p/>
        </draw:path>
        <draw:path draw:style-name="gr18" draw:text-style-name="P13" draw:layer="layout" svg:width="0.065cm" svg:height="0.068cm" svg:x="1.331cm" svg:y="1.391cm" svg:viewBox="0 0 66 69" svg:d="M24 65c-1 1-3 3-6 4-2 0-5 0-7 0-2-1-5-2-6-3-2-2-4-4-4-7-1-2-1-4-1-7 1-2 2-4 4-6 12-14 25-28 38-42 2-1 4-3 6-3 3-1 5-1 8-1 2 1 4 2 6 4s3 4 4 6c0 2 0 5 0 7-1 3-2 5-4 7-12 13-25 27-38 41z">
          <text:p/>
        </draw:path>
        <draw:path draw:style-name="gr18" draw:text-style-name="P13" draw:layer="layout" svg:width="0.067cm" svg:height="0.067cm" svg:x="1.408cm" svg:y="1.311cm" svg:viewBox="0 0 68 68" svg:d="M24 64c-2 2-4 3-6 4-3 0-5 0-7 0-3-1-5-2-7-4s-3-4-3-6c-1-3-1-5-1-7 1-3 2-5 4-7 7-7 14-14 22-21 6-7 12-13 18-19 1-2 4-3 6-4 2 0 5 0 7 0 3 1 5 2 6 4 2 2 3 4 4 6 1 3 1 5 0 8-1 2-2 4-4 6-6 6-12 12-17 18-1 0-1 0-1 0-7 7-14 15-21 22z">
          <text:p/>
        </draw:path>
        <draw:path draw:style-name="gr18" draw:text-style-name="P13" draw:layer="layout" svg:width="0.068cm" svg:height="0.065cm" svg:x="1.487cm" svg:y="1.234cm" svg:viewBox="0 0 69 66" svg:d="M24 62c-2 2-4 3-7 4-2 0-5 0-7 0-2-1-4-2-6-4s-3-4-4-7c0-2 0-4 1-7 0-2 2-4 3-6 14-13 28-26 42-38 2-2 4-3 6-4 3 0 5 0 8 1 2 0 4 2 6 4 1 1 3 4 3 6 1 3 0 5 0 7-1 3-2 5-4 6-14 13-28 26-41 38z">
          <text:p/>
        </draw:path>
        <draw:path draw:style-name="gr18" draw:text-style-name="P13" draw:layer="layout" svg:width="0.065cm" svg:height="0.069cm" svg:x="1.568cm" svg:y="1.24cm" svg:viewBox="0 0 66 70" svg:d="M4 23c-2-1-3-4-4-6 0-3 0-5 1-7 0-3 2-5 4-6 1-2 4-3 6-4 3 0 5 0 7 1 3 0 5 2 6 4l38 42c2 1 3 4 3 6 1 2 1 5 0 7-1 3-2 5-4 6-2 2-4 3-7 4-2 0-4 0-7-1-2-1-4-2-6-4z">
          <text:p/>
        </draw:path>
        <draw:path draw:style-name="gr18" draw:text-style-name="P13" draw:layer="layout" svg:width="0.065cm" svg:height="0.069cm" svg:x="1.642cm" svg:y="1.323cm" svg:viewBox="0 0 66 70" svg:d="M4 23c-2-1-3-4-4-6 0-3 0-5 1-7 0-3 2-5 4-6 1-2 4-3 6-4 3 0 5 0 7 1 3 0 5 2 6 4l38 42c2 1 3 4 3 6 1 2 1 5 0 7-1 3-2 5-4 6-2 2-4 3-7 4-2 0-4 0-7-1-2-1-4-2-6-4z">
          <text:p/>
        </draw:path>
        <draw:path draw:style-name="gr18" draw:text-style-name="P13" draw:layer="layout" svg:width="0.057cm" svg:height="0.075cm" svg:x="1.174cm" svg:y="2.005cm" svg:viewBox="0 0 58 76" svg:d="M32 7c1-3 3-4 5-5 2-2 5-2 7-2 3 0 5 1 7 2s4 3 5 5c1 3 2 5 2 8-1 2-1 4-3 6-10 16-19 32-29 48-1 2-3 4-5 5s-5 2-7 2c-3 0-5-1-7-2s-4-3-5-5-2-5-2-7c0-3 1-5 2-7 10-16 20-33 30-48z">
          <text:p/>
        </draw:path>
        <draw:path draw:style-name="gr18" draw:text-style-name="P13" draw:layer="layout" svg:width="0.069cm" svg:height="0.065cm" svg:x="1.665cm" svg:y="1.406cm" svg:viewBox="0 0 70 66" svg:d="M46 4c2-2 4-3 7-4 2 0 4 0 7 1 2 0 4 2 6 4 2 1 3 4 3 6 1 3 1 5 0 7-1 3-2 5-4 6-14 13-28 25-41 38-2 2-4 3-7 4-2 0-5 0-7-1-2 0-5-2-6-3-2-2-3-4-4-7 0-2 0-5 1-7 0-2 2-5 3-6 14-13 28-26 42-38z">
          <text:p/>
        </draw:path>
        <draw:path draw:style-name="gr18" draw:text-style-name="P13" draw:layer="layout" svg:width="0.067cm" svg:height="0.067cm" svg:x="1.585cm" svg:y="1.483cm" svg:viewBox="0 0 68 68" svg:d="M44 4c2-2 4-3 6-4 3 0 5 0 8 1 2 0 4 1 6 3s3 4 3 7c1 2 1 4 0 7 0 2-2 4-3 6-7 7-14 13-21 20-6 7-13 13-19 20-2 1-4 3-6 3-3 1-5 1-7 0-3 0-5-2-7-3-2-2-3-4-3-6-1-3-1-5-1-8 1-2 2-4 4-6 6-7 13-13 19-20 7-6 14-13 21-20z">
          <text:p/>
        </draw:path>
        <draw:path draw:style-name="gr18" draw:text-style-name="P13" draw:layer="layout" svg:width="0.065cm" svg:height="0.068cm" svg:x="1.508cm" svg:y="1.563cm" svg:viewBox="0 0 66 69" svg:d="M42 4c2-1 4-3 6-3 3-1 5-1 7-1 3 1 5 2 7 4s3 4 4 6c0 2 0 5 0 7-1 3-2 5-4 7-12 13-25 27-38 41-1 2-3 3-6 4-2 0-5 1-7 0s-5-2-6-3c-2-2-4-4-4-6-1-3-1-5-1-8 1-2 2-4 4-6 12-14 25-28 38-42z">
          <text:p/>
        </draw:path>
        <draw:path draw:style-name="gr18" draw:text-style-name="P13" draw:layer="layout" svg:width="0.064cm" svg:height="0.07cm" svg:x="1.434cm" svg:y="1.646cm" svg:viewBox="0 0 65 71" svg:d="M40 5c2-2 4-3 6-4s5-1 7-1c3 1 5 2 7 3 2 2 3 4 4 6 1 3 1 5 0 8 0 2-1 4-3 6-12 14-24 28-36 43-2 2-4 3-6 4-3 1-5 1-7 1-3-1-5-2-7-4-2-1-3-3-4-5-1-3-1-5-1-8 1-2 2-4 3-6 12-15 25-29 37-43z">
          <text:p/>
        </draw:path>
        <draw:path draw:style-name="gr18" draw:text-style-name="P13" draw:layer="layout" svg:width="0.062cm" svg:height="0.071cm" svg:x="1.364cm" svg:y="1.731cm" svg:viewBox="0 0 63 72" svg:d="M38 5c2-2 4-3 6-4s5-1 7-1c2 1 5 2 7 3 2 2 3 4 4 6s1 5 1 7c-1 3-2 5-3 7-12 14-24 29-35 44-1 2-3 3-6 4-2 1-4 1-7 1-2 0-5-1-7-3-2-1-3-3-4-6-1-2-1-4-1-7 0-2 1-4 3-6 11-15 23-30 35-45z">
          <text:p/>
        </draw:path>
        <draw:path draw:style-name="gr18" draw:text-style-name="P13" draw:layer="layout" svg:width="0.06cm" svg:height="0.072cm" svg:x="1.297cm" svg:y="1.82cm" svg:viewBox="0 0 61 73" svg:d="M36 6c1-2 3-4 6-5 2-1 4-1 7-1 2 0 5 1 6 3 2 1 4 3 5 5 1 3 1 5 1 8 0 2-1 4-3 6-11 15-22 30-33 46-1 2-3 3-5 4s-5 2-7 1c-3 0-5-1-7-2-2-2-4-3-5-6-1-2-1-4-1-7 0-2 1-5 3-7 11-15 22-30 33-45z">
          <text:p/>
        </draw:path>
        <draw:path draw:style-name="gr18" draw:text-style-name="P13" draw:layer="layout" svg:width="0.058cm" svg:height="0.074cm" svg:x="1.234cm" svg:y="1.911cm" svg:viewBox="0 0 59 75" svg:d="M34 6c1-2 3-4 5-5 3-1 5-1 7-1 3 0 5 1 7 2 2 2 4 4 5 6s2 5 1 7c0 3-1 5-2 7-11 15-21 31-31 46-2 2-4 4-6 5s-4 2-7 2c-2 0-5-1-7-3-2-1-3-3-5-5-1-2-1-5-1-7 0-3 1-5 2-7 11-16 21-31 32-47z">
          <text:p/>
        </draw:path>
        <draw:path draw:style-name="gr18" draw:text-style-name="P13" draw:layer="layout" svg:width="0.076cm" svg:height="0.055cm" svg:x="1.096cm" svg:y="2.067cm" svg:viewBox="0 0 77 56" svg:d="M70 30c2 1 4 3 5 5s2 5 2 7c0 3-1 5-2 7s-3 4-5 5c-2 2-5 2-7 2-3 0-5 0-7-2l-49-28c-2-1-4-3-5-5s-2-5-2-7 1-5 2-7 3-4 5-5 5-2 7-2 5 1 7 2z">
          <text:p/>
        </draw:path>
        <draw:path draw:style-name="gr18" draw:text-style-name="P13" draw:layer="layout" svg:width="0.076cm" svg:height="0.055cm" svg:x="0.999cm" svg:y="2.011cm" svg:viewBox="0 0 77 56" svg:d="M70 30c2 1 4 3 5 5s2 5 2 7c0 3-1 5-2 7s-3 4-5 5c-2 2-5 2-7 2-3 0-5 0-7-2l-49-28c-2-1-4-3-5-5s-2-5-2-7 1-5 2-7 3-4 5-5 5-2 7-2 5 1 7 2z">
          <text:p/>
        </draw:path>
        <draw:path draw:style-name="gr12" draw:text-style-name="P9" draw:layer="layout" svg:width="0.514cm" svg:height="1.265cm" svg:x="0.528cm" svg:y="2.231cm" svg:viewBox="0 0 515 1266" svg:d="M0 1262c5-255 40-508 106-752 47-175 109-345 185-510l224 104c-70 152-127 309-170 470-61 225-94 457-98 692z">
          <text:p/>
        </draw:path>
        <draw:polyline draw:style-name="gr19" draw:text-style-name="P14" draw:layer="layout" svg:width="0.749cm" svg:height="1.399cm" draw:transform="rotate (0.122173047639603) translate (2.60355573841616cm -0.0502991550297998cm)" svg:viewBox="0 0 750 1400" draw:points="0,0 750,700 750,700 0,1400">
          <text:p/>
        </draw:polyline>
        <draw:polyline draw:style-name="gr19" draw:text-style-name="P14" draw:layer="layout" svg:width="0.749cm" svg:height="1.399cm" draw:transform="rotate (0.122173047639603) translate (3.83104487466771cm 5.84404308311556cm)" svg:viewBox="0 0 750 1400" draw:points="750,0 0,700 0,700 750,1400">
          <text:p/>
        </draw:polyline>
        <draw:g draw:style-name="gr20">
          <draw:g draw:style-name="gr1">
            <draw:polyline draw:style-name="gr21" draw:text-style-name="P15" draw:layer="layout" svg:width="3.345cm" svg:height="0.498cm" svg:x="8.058cm" svg:y="2.0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058cm" svg:y1="2.644cm" svg:x2="12.629cm" svg:y2="2.644cm">
              <text:p/>
            </draw:line>
            <draw:line draw:style-name="gr23" draw:text-style-name="P15" draw:layer="layout" svg:x1="8.058cm" svg:y1="2.644cm" svg:x2="8.058cm" svg:y2="2.711cm">
              <text:p/>
            </draw:line>
            <draw:line draw:style-name="gr23" draw:text-style-name="P15" draw:layer="layout" svg:x1="8.972cm" svg:y1="2.644cm" svg:x2="8.972cm" svg:y2="2.711cm">
              <text:p/>
            </draw:line>
            <draw:line draw:style-name="gr23" draw:text-style-name="P15" draw:layer="layout" svg:x1="9.886cm" svg:y1="2.644cm" svg:x2="9.886cm" svg:y2="2.711cm">
              <text:p/>
            </draw:line>
            <draw:line draw:style-name="gr23" draw:text-style-name="P15" draw:layer="layout" svg:x1="10.8cm" svg:y1="2.644cm" svg:x2="10.8cm" svg:y2="2.711cm">
              <text:p/>
            </draw:line>
            <draw:line draw:style-name="gr23" draw:text-style-name="P15" draw:layer="layout" svg:x1="11.714cm" svg:y1="2.644cm" svg:x2="11.714cm" svg:y2="2.711cm">
              <text:p/>
            </draw:line>
            <draw:line draw:style-name="gr23" draw:text-style-name="P15" draw:layer="layout" svg:x1="12.629cm" svg:y1="2.644cm" svg:x2="12.629cm" svg:y2="2.711cm">
              <text:p/>
            </draw:line>
            <draw:line draw:style-name="gr23" draw:text-style-name="P15" draw:layer="layout" svg:x1="7.962cm" svg:y1="2.551cm" svg:x2="7.9cm" svg:y2="2.551cm">
              <text:p/>
            </draw:line>
            <draw:line draw:style-name="gr23" draw:text-style-name="P15" draw:layer="layout" svg:x1="7.962cm" svg:y1="0.598cm" svg:x2="7.9cm" svg:y2="0.598cm">
              <text:p/>
            </draw:line>
            <draw:path draw:style-name="gr24" draw:text-style-name="P2" draw:layer="layout" svg:width="0.505cm" svg:height="1.861cm" svg:x="8.066cm" svg:y="0.7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7.965cm" svg:y1="2.551cm" svg:x2="7.965cm" svg:y2="0.598cm">
              <text:p/>
            </draw:line>
            <draw:path draw:style-name="gr25" draw:text-style-name="P1" draw:layer="layout" svg:width="4.316cm" svg:height="0.288cm" svg:x="8.333cm" svg:y="2.2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7" draw:layer="layout" svg:width="2.729cm" svg:height="0.285cm" svg:x="8.95cm" svg:y="2.865cm">
            <draw:text-box>
              <text:p text:style-name="P16"><text:span text:style-name="T1">Seed count</text:span></text:p>
            </draw:text-box>
          </draw:frame>
          <draw:frame draw:style-name="gr27" draw:text-style-name="P17" draw:layer="layout" svg:width="1.017cm" svg:height="0.285cm" draw:transform="rotate (1.5707963267949) translate (7.5cm 2.065cm)">
            <draw:text-box>
              <text:p text:style-name="P16"><text:span text:style-name="T1">Density</text:span></text:p>
            </draw:text-box>
          </draw:frame>
          <draw:line draw:style-name="gr28" draw:text-style-name="P14" draw:layer="layout" svg:x1="9.02cm" svg:y1="1.315cm" svg:x2="9.94cm" svg:y2="1.315cm">
            <text:p/>
          </draw:line>
          <draw:line draw:style-name="gr29" draw:text-style-name="P18" draw:layer="layout" svg:x1="9cm" svg:y1="0.865cm" svg:x2="9.35cm" svg:y2="0.865cm">
            <text:p/>
          </draw:line>
          <draw:line draw:style-name="gr30" draw:text-style-name="P18" draw:layer="layout" svg:x1="9.5cm" svg:y1="0.865cm" svg:x2="9.85cm" svg:y2="0.865cm">
            <text:p/>
          </draw:line>
          <draw:frame draw:style-name="gr31" draw:text-style-name="P20" draw:layer="layout" svg:width="2cm" svg:height="0.3cm" svg:x="9.95cm" svg:y="1.2cm">
            <draw:text-box>
              <text:p text:style-name="P19"><text:span text:style-name="T2">Only one</text:span><text:span text:style-name="T3"> state </text:span></text:p>
            </draw:text-box>
          </draw:frame>
          <draw:frame draw:style-name="gr32" draw:text-style-name="P21" draw:layer="layout" svg:width="1.452cm" svg:height="0.3cm" svg:x="9.948cm" svg:y="0.75cm">
            <draw:text-box>
              <text:p text:style-name="P19"><text:span text:style-name="T2">Two states</text:span></text:p>
            </draw:text-box>
          </draw:frame>
        </draw:g>
        <draw:g draw:style-name="gr20">
          <draw:polyline draw:style-name="gr33" draw:text-style-name="P14" draw:layer="layout" svg:width="0.145cm" svg:height="1.699cm" svg:x="9.4cm" svg:y="4.151cm" svg:viewBox="0 0 146 1700" draw:points="146,0 0,0 0,0 0,1700 0,1700 146,1700">
            <text:p/>
          </draw:polyline>
          <draw:polyline draw:style-name="gr33" draw:text-style-name="P14" draw:layer="layout" svg:width="0.145cm" svg:height="1.699cm" svg:x="11.254cm" svg:y="4.151cm" svg:viewBox="0 0 146 1700" draw:points="0,0 146,0 146,0 146,1700 146,1700 0,1700">
            <text:p/>
          </draw:polyline>
          <draw:frame draw:style-name="gr34" draw:text-style-name="P23" draw:layer="layout" svg:width="1cm" svg:height="0.526cm" draw:transform="rotate (1.5707963267949) translate (8.918cm 5.051cm)">
            <draw:text-box>
              <text:p text:style-name="P22"><text:span text:style-name="T4">Low</text:span></text:p>
            </draw:text-box>
          </draw:frame>
          <draw:frame draw:style-name="gr35" draw:text-style-name="P24" draw:layer="layout" svg:width="1.25cm" svg:height="0.526cm" draw:transform="rotate (1.5707963267949) translate (8.906cm 6.051cm)">
            <draw:text-box>
              <text:p text:style-name="P22"><text:span text:style-name="T5">High</text:span></text:p>
            </draw:text-box>
          </draw:frame>
          <draw:frame draw:style-name="gr34" draw:text-style-name="P23" draw:layer="layout" svg:width="1cm" svg:height="0.526cm" svg:x="9.4cm" svg:y="3.775cm">
            <draw:text-box>
              <text:p text:style-name="P22"><text:span text:style-name="T4">Low</text:span></text:p>
            </draw:text-box>
          </draw:frame>
          <draw:frame draw:style-name="gr34" draw:text-style-name="P24" draw:layer="layout" svg:width="1.25cm" svg:height="0.526cm" svg:x="10.3cm" svg:y="3.775cm">
            <draw:text-box>
              <text:p text:style-name="P22"><text:span text:style-name="T5">High</text:span></text:p>
            </draw:text-box>
          </draw:frame>
          <draw:custom-shape draw:style-name="gr66" draw:text-style-name="P25" draw:layer="layout" svg:width="0.35cm" svg:height="0.35cm" svg:x="9.721cm" svg:y="4.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6" draw:layer="layout" svg:width="0.5cm" svg:height="0.5cm" svg:x="9.646cm" svg:y="5.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7" draw:layer="layout" svg:width="0.5cm" svg:height="0.5cm" svg:x="10.646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3cm" svg:height="0.3cm" svg:x="10.746cm" svg:y="5.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9" draw:layer="layout" svg:width="2.5cm" svg:height="0.489cm" draw:transform="rotate (-1.5707963267949) translate (11.789cm 3.75cm)">
            <draw:text-box>
              <text:p text:style-name="P22"><text:span text:style-name="T6">Transition matrix</text:span></text:p>
            </draw:text-box>
          </draw:frame>
          <draw:frame draw:style-name="gr41" draw:text-style-name="P29" draw:layer="layout" svg:width="2.5cm" svg:height="0.489cm" svg:x="8.45cm" svg:y="6.201cm">
            <draw:text-box>
              <text:p text:style-name="P22"><text:span text:style-name="T6">Constraints</text:span></text:p>
            </draw:text-box>
          </draw:frame>
          <draw:frame draw:style-name="gr41" draw:text-style-name="P30" draw:layer="layout" svg:width="1.75cm" svg:height="0.489cm" draw:transform="rotate (1.5707963267949) translate (8.552cm 5.85cm)">
            <draw:text-box>
              <text:p text:style-name="P22"><text:span text:style-name="T7">Year n-1</text:span></text:p>
            </draw:text-box>
          </draw:frame>
          <draw:frame draw:style-name="gr41" draw:text-style-name="P30" draw:layer="layout" svg:width="1.75cm" svg:height="0.489cm" svg:x="9.55cm" svg:y="3.5cm">
            <draw:text-box>
              <text:p text:style-name="P22"><text:span text:style-name="T7">Year n</text:span></text:p>
            </draw:text-box>
          </draw:frame>
          <draw:custom-shape draw:style-name="gr40" draw:text-style-name="P28" draw:layer="layout" svg:width="0.7cm" svg:height="0.7cm" svg:x="10.554cm" svg:y="5.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42" draw:text-style-name="P14" draw:layer="layout" svg:width="0.685cm" svg:height="0.479cm" draw:transform="skewX (0.00453785605518527) rotate (0.32306044454415) translate (10.1995552708126cm 5.89476200284708cm)" svg:viewBox="0 0 686 480" svg:d="M0 480c528-1 686-480 686-480">
            <text:p/>
          </draw:path>
        </draw:g>
        <draw:g draw:style-name="gr1">
          <draw:frame draw:style-name="gr43" draw:text-style-name="P31" draw:layer="layout" svg:width="2cm" svg:height="0.526cm" svg:x="2.65cm" svg:y="0.649cm">
            <draw:text-box>
              <text:p text:style-name="P22"><text:span text:style-name="T8">Winter</text:span></text:p>
            </draw:text-box>
          </draw:frame>
          <draw:frame draw:style-name="gr43" draw:text-style-name="P31" draw:layer="layout" svg:width="2cm" svg:height="0.526cm" draw:transform="rotate (-0.785398163397449) translate (5.029cm 0.793cm)">
            <draw:text-box>
              <text:p text:style-name="P22"><text:span text:style-name="T8">Spring</text:span></text:p>
            </draw:text-box>
          </draw:frame>
          <draw:frame draw:style-name="gr43" draw:text-style-name="P31" draw:layer="layout" svg:width="2cm" svg:height="0.526cm" draw:transform="rotate (-1.5707963267949) translate (6.545cm 2.549cm)">
            <draw:text-box>
              <text:p text:style-name="P22"><text:span text:style-name="T8">Summer</text:span></text:p>
            </draw:text-box>
          </draw:frame>
          <draw:frame draw:style-name="gr43" draw:text-style-name="P31" draw:layer="layout" svg:width="2cm" svg:height="0.526cm" draw:transform="rotate (0.785398163397448) translate (4.581cm 5.916cm)">
            <draw:text-box>
              <text:p text:style-name="P22"><text:span text:style-name="T8">Autumn</text:span></text:p>
            </draw:text-box>
          </draw:frame>
          <draw:frame draw:style-name="gr43" draw:text-style-name="P31" draw:layer="layout" svg:width="2cm" svg:height="0.526cm" svg:x="2.65cm" svg:y="5.899cm">
            <draw:text-box>
              <text:p text:style-name="P22"><text:span text:style-name="T8">Winter</text:span></text:p>
            </draw:text-box>
          </draw:frame>
          <draw:frame draw:style-name="gr43" draw:text-style-name="P31" draw:layer="layout" svg:width="2cm" svg:height="0.526cm" draw:transform="rotate (-0.785398163397449) translate (1.229cm 4.493cm)">
            <draw:text-box>
              <text:p text:style-name="P22"><text:span text:style-name="T8">Spring</text:span></text:p>
            </draw:text-box>
          </draw:frame>
          <draw:frame draw:style-name="gr43" draw:text-style-name="P31" draw:layer="layout" svg:width="2cm" svg:height="0.526cm" draw:transform="rotate (1.5707963267949) translate (0.719cm 4.538cm)">
            <draw:text-box>
              <text:p text:style-name="P22"><text:span text:style-name="T8">Summer</text:span></text:p>
            </draw:text-box>
          </draw:frame>
          <draw:frame draw:style-name="gr43" draw:text-style-name="P31" draw:layer="layout" svg:width="2cm" svg:height="0.526cm" draw:transform="rotate (0.785398163397448) translate (0.931cm 2.166cm)">
            <draw:text-box>
              <text:p text:style-name="P22"><text:span text:style-name="T8">Autumn</text:span></text:p>
            </draw:text-box>
          </draw:frame>
          <draw:frame draw:style-name="gr44" draw:text-style-name="P32" draw:layer="layout" svg:width="2cm" svg:height="0.727cm" svg:x="-0.25cm" svg:y="1.049cm">
            <draw:text-box>
              <text:p text:style-name="P22"><text:span text:style-name="T9">Low seed</text:span></text:p>
              <text:p text:style-name="P22"><text:span text:style-name="T9">count</text:span></text:p>
            </draw:text-box>
          </draw:frame>
          <draw:frame draw:style-name="gr45" draw:text-style-name="P33" draw:layer="layout" svg:width="2cm" svg:height="0.801cm" svg:x="5.65cm" svg:y="5.222cm">
            <draw:text-box>
              <text:p text:style-name="P22"><text:span text:style-name="T10">High </text:span></text:p>
              <text:p text:style-name="P22"><text:span text:style-name="T10">seed count</text:span></text:p>
            </draw:text-box>
          </draw:frame>
          <draw:frame draw:style-name="gr44" draw:text-style-name="P32" draw:layer="layout" svg:width="2cm" svg:height="0.727cm" svg:x="1.258cm" svg:y="2.397cm">
            <draw:text-box>
              <text:p text:style-name="P22"><text:span text:style-name="T9">Floral bud</text:span></text:p>
              <text:p text:style-name="P22"><text:span text:style-name="T9">differentiation</text:span></text:p>
            </draw:text-box>
          </draw:frame>
          <draw:frame draw:style-name="gr46" draw:text-style-name="P32" draw:layer="layout" svg:width="2cm" svg:height="0.489cm" svg:x="3.4cm" svg:y="1.622cm">
            <draw:text-box>
              <text:p text:style-name="P22"><text:span text:style-name="T9">Flowering</text:span></text:p>
            </draw:text-box>
          </draw:frame>
          <draw:frame draw:style-name="gr44" draw:text-style-name="P32" draw:layer="layout" svg:width="2.369cm" svg:height="0.727cm" svg:x="3.75cm" svg:y="3.172cm">
            <draw:text-box>
              <text:p text:style-name="P22"><text:span text:style-name="T9">Fruit development and maturation</text:span></text:p>
            </draw:text-box>
          </draw:frame>
          <draw:frame draw:style-name="gr44" draw:text-style-name="P32" draw:layer="layout" svg:width="2cm" svg:height="0.727cm" svg:x="6.5cm" svg:y="3.922cm">
            <draw:text-box>
              <text:p text:style-name="P22"><text:span text:style-name="T9">State</text:span></text:p>
              <text:p text:style-name="P22"><text:span text:style-name="T9">transition</text:span></text:p>
            </draw:text-box>
          </draw:frame>
        </draw:g>
        <draw:line draw:style-name="gr47" draw:text-style-name="P14" draw:layer="layout" svg:x1="5.435cm" svg:y1="9.637cm" svg:x2="5.435cm" svg:y2="8.873cm">
          <text:p/>
        </draw:line>
        <draw:frame draw:style-name="gr48" draw:text-style-name="P14" draw:layer="layout" svg:width="1.706cm" svg:height="1.716cm" draw:transform="skewX (-0.00575958653158128) rotate (-0.197571271325759) translate (4.762cm 7.214cm)">
          <draw:image xlink:href="Pictures/100000010000032000000320EFB100C9.png" xlink:type="simple" xlink:show="embed" xlink:actuate="onLoad" draw:mime-type="image/png">
            <text:p/>
          </draw:image>
        </draw:frame>
        <draw:line draw:style-name="gr73" draw:text-style-name="P14" draw:layer="layout" svg:x1="4.331cm" svg:y1="11.387cm" svg:x2="4.331cm" svg:y2="10.227cm">
          <text:p/>
        </draw:line>
        <draw:path draw:style-name="gr49" draw:text-style-name="P34" draw:layer="layout" svg:width="1.073cm" svg:height="0.972cm" svg:x="2.163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0" draw:text-style-name="P22" draw:layer="layout" svg:width="0.927cm" svg:height="0.825cm" svg:x="1.309cm" svg:y="9.602cm" svg:viewBox="0 0 928 826" svg:d="M928 0c-466 0-637 519-928 826">
          <text:p/>
        </draw:path>
        <draw:path draw:style-name="gr52" draw:text-style-name="P35" draw:layer="layout" svg:width="1.073cm" svg:height="0.972cm" svg:x="4.934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3" draw:text-style-name="P22" draw:layer="layout" svg:width="0.927cm" svg:height="0.825cm" svg:x="4.08cm" svg:y="9.602cm" svg:viewBox="0 0 928 826" svg:d="M928 0c-466 0-637 519-928 826">
          <text:p/>
        </draw:path>
        <draw:path draw:style-name="gr51" draw:text-style-name="P22" draw:layer="layout" svg:width="0.927cm" svg:height="0.23cm" svg:x="5.932cm" svg:y="10.42cm" svg:viewBox="0 0 928 231" svg:d="M928 0c-117 134-264 231-464 231-197 0-341-93-464-223">
          <text:p/>
        </draw:path>
        <draw:path draw:style-name="gr51" draw:text-style-name="P22" draw:layer="layout" svg:width="0.927cm" svg:height="0.23cm" svg:x="8.709cm" svg:y="10.42cm" svg:viewBox="0 0 928 231" svg:d="M928 0c-117 134-264 231-464 231-197 0-341-93-464-223">
          <text:p/>
        </draw:path>
        <draw:path draw:style-name="gr51" draw:text-style-name="P22" draw:layer="layout" svg:width="0.927cm" svg:height="0.825cm" svg:x="7.782cm" svg:y="9.602cm" svg:viewBox="0 0 928 826" svg:d="M928 826c-291-308-463-826-928-826">
          <text:p/>
        </draw:path>
        <draw:path draw:style-name="gr51" draw:text-style-name="P22" draw:layer="layout" svg:width="0.927cm" svg:height="0.825cm" svg:x="6.854cm" svg:y="9.602cm" svg:viewBox="0 0 928 826" svg:d="M928 0c-466 0-637 519-928 826">
          <text:p/>
        </draw:path>
        <draw:path draw:style-name="gr51" draw:text-style-name="P22" draw:layer="layout" svg:width="0.927cm" svg:height="0.825cm" svg:x="10.553cm" svg:y="9.602cm" svg:viewBox="0 0 928 826" svg:d="M928 826c-291-308-463-826-928-826">
          <text:p/>
        </draw:path>
        <draw:path draw:style-name="gr51" draw:text-style-name="P22" draw:layer="layout" svg:width="0.927cm" svg:height="0.825cm" svg:x="9.628cm" svg:y="9.602cm" svg:viewBox="0 0 928 826" svg:d="M928 0c-466 0-637 519-928 826">
          <text:p/>
        </draw:path>
        <draw:custom-shape draw:style-name="gr54" draw:text-style-name="P36" draw:layer="layout" svg:width="0.285cm" svg:height="0.284cm" svg:x="4.187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6" draw:layer="layout" svg:width="0.282cm" svg:height="0.279cm" svg:x="5.29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6" draw:layer="layout" svg:width="0.268cm" svg:height="0.284cm" svg:x="1.42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6" draw:layer="layout" svg:width="0.271cm" svg:height="0.279cm" svg:x="2.52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6" draw:layer="layout" svg:width="0.287cm" svg:height="0.28cm" svg:x="8.07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6" draw:layer="layout" svg:width="0.27cm" svg:height="0.284cm" svg:x="9.748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6" draw:layer="layout" svg:width="0.272cm" svg:height="0.28cm" svg:x="10.851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14" draw:layer="layout" svg:width="1.705cm" svg:height="1.689cm" draw:transform="skewX (0.00349065850398865) rotate (-0.190589954317781) translate (3.657cm 11.082cm)">
          <draw:image xlink:href="Pictures/1000000100000320000003208009008E.png" xlink:type="simple" xlink:show="embed" xlink:actuate="onLoad" draw:mime-type="image/png">
            <text:p/>
          </draw:image>
        </draw:frame>
        <draw:path draw:style-name="gr53" draw:text-style-name="P22" draw:layer="layout" svg:width="0.927cm" svg:height="0.23cm" svg:x="3.163cm" svg:y="10.42cm" svg:viewBox="0 0 928 231" svg:d="M928 0c-117 134-264 231-464 231-197 0-341-93-464-223">
          <text:p/>
        </draw:path>
        <draw:line draw:style-name="gr58" draw:text-style-name="P14" draw:layer="layout" svg:x1="7.108cm" svg:y1="11.557cm" svg:x2="7.108cm" svg:y2="10.133cm">
          <text:p/>
        </draw:line>
        <draw:custom-shape draw:style-name="gr56" draw:text-style-name="P36" draw:layer="layout" svg:width="0.286cm" svg:height="0.284cm" svg:x="6.967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4" draw:layer="layout" svg:x1="2.657cm" svg:y1="9.637cm" svg:x2="2.657cm" svg:y2="8.873cm">
          <text:p/>
        </draw:line>
        <draw:frame draw:style-name="gr57" draw:text-style-name="P14" draw:layer="layout" svg:width="1.698cm" svg:height="1.701cm" draw:transform="skewX (0.00122173047639607) rotate (-0.196873139624961) translate (1.992cm 7.223cm)">
          <draw:image xlink:href="Pictures/100000010000032000000320009ADFC7.png" xlink:type="simple" xlink:show="embed" xlink:actuate="onLoad" draw:mime-type="image/png">
            <text:p/>
          </draw:image>
        </draw:frame>
        <draw:frame draw:style-name="gr57" draw:text-style-name="P14" draw:layer="layout" svg:width="1.72cm" svg:height="1.678cm" draw:transform="skewX (-0.00663225115757843) rotate (-0.193557014046171) translate (6.42cm 11.103cm)">
          <draw:image xlink:href="Pictures/100000010000032000000320D5C4BDC9.png" xlink:type="simple" xlink:show="embed" xlink:actuate="onLoad" draw:mime-type="image/png">
            <text:p/>
          </draw:image>
        </draw:frame>
        <draw:line draw:style-name="gr59" draw:text-style-name="P14" draw:layer="layout" svg:x1="3.695cm" svg:y1="10.6cm" svg:x2="3.695cm" svg:y2="10.6cm">
          <text:p/>
        </draw:line>
        <draw:polyline draw:style-name="gr60" draw:text-style-name="P14" draw:layer="layout" svg:width="0.249cm" svg:height="0.499cm" draw:transform="rotate (0.0872664625997165) translate (3.39468672705162cm 10.3798457933205cm)" svg:viewBox="0 0 250 500" draw:points="0,0 250,300 250,300 0,500">
          <text:p/>
        </draw:polyline>
        <draw:polyline draw:style-name="gr60" draw:text-style-name="P14" draw:layer="layout" svg:width="0.249cm" svg:height="0.499cm" draw:transform="rotate (0.0872664625997165) translate (6.19568672705162cm 10.3798457933205cm)" svg:viewBox="0 0 250 500" draw:points="0,0 250,300 250,300 0,500">
          <text:p/>
        </draw:polyline>
        <draw:polyline draw:style-name="gr60" draw:text-style-name="P14" draw:layer="layout" svg:width="0.249cm" svg:height="0.499cm" draw:transform="rotate (0.0872664625997165) translate (8.94468672705162cm 10.3798457933205cm)" svg:viewBox="0 0 250 500" draw:points="0,0 250,300 250,300 0,500">
          <text:p/>
        </draw:polyline>
        <draw:path draw:style-name="gr61" draw:text-style-name="P2" draw:layer="layout" svg:width="0.579cm" svg:height="0.369cm" svg:x="11.403cm" svg:y="10.354cm" svg:viewBox="0 0 580 370" svg:d="M580 303l-71 67c-45-2-87-8-127-18-49-12-95-30-138-52-83-43-157-104-224-175-9-10-15-21-18-34s-3-26 1-38c4-13 11-24 20-33 10-9 21-15 34-18s26-3 38 1c13 4 24 11 33 20 55 59 115 110 184 146 33 17 68 30 105 40 26 6 54 11 82 13z">
          <text:p/>
        </draw:path>
        <draw:path draw:style-name="gr61" draw:text-style-name="P2" draw:layer="layout" svg:width="0.552cm" svg:height="0.37cm" svg:x="0.83cm" svg:y="10.354cm" svg:viewBox="0 0 553 371" svg:d="M59 322c2-2 3-4 5-6 2-4 3-8 3-13s-1-9-3-13c-2-2-3-4-5-6l-59-60c5-1 10-1 15-1 43 0 82-5 120-14 37-10 72-23 105-40 69-36 129-87 185-146 9-9 20-16 32-20 13-4 26-4 39-1 12 3 24 9 33 18 10 9 17 20 21 33 3 12 4 26 1 38-3 13-10 24-19 34-67 71-140 132-224 175-43 22-88 40-137 52s-101 19-156 19c-2 0-5 0-7 0z">
          <text:p/>
        </draw:path>
        <draw:line draw:style-name="gr62" draw:text-style-name="P14" draw:layer="layout" svg:x1="8.213cm" svg:y1="9.637cm" svg:x2="8.213cm" svg:y2="8.873cm">
          <text:p/>
        </draw:line>
        <draw:frame draw:style-name="gr57" draw:text-style-name="P14" draw:layer="layout" svg:width="1.698cm" svg:height="1.701cm" draw:transform="skewX (0.00122173047639607) rotate (-0.196873139624961) translate (7.548cm 7.223cm)">
          <draw:image xlink:href="Pictures/100000010000032000000320DE3E7086.png" xlink:type="simple" xlink:show="embed" xlink:actuate="onLoad" draw:mime-type="image/png">
            <text:p/>
          </draw:image>
        </draw:frame>
        <draw:path draw:style-name="gr64" draw:text-style-name="P38" draw:layer="layout" svg:width="0.409cm" svg:height="0.519cm" svg:x="2.343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frame draw:style-name="gr70" draw:text-style-name="P14" draw:layer="layout" svg:width="0.96cm" svg:height="0.992cm" draw:transform="skewX (-0.0141371669411542) rotate (0.585907029894497) translate (4.34cm 4.031cm)">
          <draw:image xlink:href="Pictures/10000001000001F400000208F769BFA4.png" xlink:type="simple" xlink:show="embed" xlink:actuate="onLoad" draw:mime-type="image/png">
            <text:p/>
          </draw:image>
        </draw:frame>
        <draw:frame draw:style-name="gr70" draw:text-style-name="P14" draw:layer="layout" svg:width="0.96cm" svg:height="0.992cm" draw:transform="skewX (-0.0141371669411542) rotate (0.585907029894497) translate (1.54cm 3.261cm)">
          <draw:image xlink:href="Pictures/10000001000001F4000002084BBDEF20.png" xlink:type="simple" xlink:show="embed" xlink:actuate="onLoad" draw:mime-type="image/png">
            <text:p/>
          </draw:image>
        </draw:frame>
        <draw:frame draw:style-name="gr70" draw:text-style-name="P14" draw:layer="layout" svg:width="0.96cm" svg:height="0.992cm" draw:transform="skewX (-0.0141371669411542) rotate (0.585907029894497) translate (4.15cm 2.253cm)">
          <draw:image xlink:href="Pictures/10000001000001F40000020865E008EF.png" xlink:type="simple" xlink:show="embed" xlink:actuate="onLoad" draw:mime-type="image/png">
            <text:p/>
          </draw:image>
        </draw:frame>
        <draw:path draw:style-name="gr71" draw:text-style-name="P40" draw:layer="layout" svg:width="0.409cm" svg:height="0.519cm" svg:x="5.12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path draw:style-name="gr65" draw:text-style-name="P39" draw:layer="layout" svg:width="0.409cm" svg:height="0.519cm" svg:x="7.9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path draw:style-name="gr65" draw:text-style-name="P39" draw:layer="layout" svg:width="0.409cm" svg:height="0.519cm" svg:x="10.68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frame draw:style-name="gr72" draw:text-style-name="P41" draw:layer="layout" svg:width="0.493cm" svg:height="0.496cm" svg:x="0.121cm" svg:y="0.076cm">
          <draw:text-box>
            <text:p text:style-name="P19"><text:span text:style-name="T11">A</text:span></text:p>
          </draw:text-box>
        </draw:frame>
        <draw:frame draw:style-name="gr72" draw:text-style-name="P41" draw:layer="layout" svg:width="0.493cm" svg:height="0.496cm" svg:x="7.1cm" svg:y="0.076cm">
          <draw:text-box>
            <text:p text:style-name="P19"><text:span text:style-name="T11">B</text:span></text:p>
          </draw:text-box>
        </draw:frame>
        <draw:frame draw:style-name="gr72" draw:text-style-name="P41" draw:layer="layout" svg:width="0.493cm" svg:height="0.496cm" svg:x="8.401cm" svg:y="3.576cm">
          <draw:text-box>
            <text:p text:style-name="P19"><text:span text:style-name="T11">C</text:span></text:p>
          </draw:text-box>
        </draw:frame>
        <draw:frame draw:style-name="gr72" draw:text-style-name="P41" draw:layer="layout" svg:width="0.493cm" svg:height="0.496cm" svg:x="0.122cm" svg:y="7.476cm">
          <draw:text-box>
            <text:p text:style-name="P19"><text:span text:style-name="T11">D</text:span></text:p>
          </draw:text-box>
        </draw:frame>
        <draw:g draw:style-name="gr20">
          <draw:polyline draw:style-name="gr74" draw:text-style-name="P14" draw:layer="layout" svg:width="0.072cm" svg:height="0.595cm" svg:x="7.48cm" svg:y="10.154cm" svg:viewBox="0 0 73 596" draw:points="73,0 0,0 0,0 0,596 0,596 73,596">
            <text:p/>
          </draw:polyline>
          <draw:polyline draw:style-name="gr74" draw:text-style-name="P14" draw:layer="layout" svg:width="0.072cm" svg:height="0.595cm" svg:x="8.007cm" svg:y="10.154cm" svg:viewBox="0 0 73 596" draw:points="0,0 73,0 73,0 73,596 73,596 0,596">
            <text:p/>
          </draw:polyline>
          <draw:custom-shape draw:style-name="gr75" draw:text-style-name="P25" draw:layer="layout" svg:width="0.22cm" svg:height="0.22cm" svg:x="7.54cm" svg:y="10.21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6" draw:text-style-name="P27" draw:layer="layout" svg:width="0.1cm" svg:height="0.1cm" svg:x="7.878cm" svg:y="10.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42" draw:layer="layout" svg:width="0.1cm" svg:height="0.1cm" svg:x="7.58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43" draw:layer="layout" svg:width="0.1cm" svg:height="0.1cm" svg:x="7.878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28" draw:layer="layout" svg:width="0.177cm" svg:height="0.18cm" svg:x="7.859cm" svg:y="10.5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9" draw:text-style-name="P28" draw:layer="layout" svg:width="0.177cm" svg:height="0.18cm" svg:x="7.56cm" svg:y="10.5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style-name="gr20">
          <draw:polyline draw:style-name="gr74" draw:text-style-name="P14" draw:layer="layout" svg:width="0.072cm" svg:height="0.595cm" svg:x="10.27cm" svg:y="10.15cm" svg:viewBox="0 0 73 596" draw:points="73,0 0,0 0,0 0,596 0,596 73,596">
            <text:p/>
          </draw:polyline>
          <draw:polyline draw:style-name="gr74" draw:text-style-name="P14" draw:layer="layout" svg:width="0.072cm" svg:height="0.595cm" svg:x="10.797cm" svg:y="10.15cm" svg:viewBox="0 0 73 596" draw:points="0,0 73,0 73,0 73,596 73,596 0,596">
            <text:p/>
          </draw:polyline>
          <draw:custom-shape draw:style-name="gr75" draw:text-style-name="P25" draw:layer="layout" svg:width="0.22cm" svg:height="0.22cm" svg:x="10.33cm" svg:y="10.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6" draw:text-style-name="P27" draw:layer="layout" svg:width="0.1cm" svg:height="0.1cm" svg:x="10.668cm" svg:y="1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42" draw:layer="layout" svg:width="0.1cm" svg:height="0.1cm" svg:x="10.37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43" draw:layer="layout" svg:width="0.1cm" svg:height="0.1cm" svg:x="10.668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28" draw:layer="layout" svg:width="0.177cm" svg:height="0.18cm" svg:x="10.649cm" svg:y="1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9" draw:text-style-name="P28" draw:layer="layout" svg:width="0.177cm" svg:height="0.18cm" svg:x="10.35cm" svg:y="1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style-name="gr20">
          <draw:polyline draw:style-name="gr74" draw:text-style-name="P14" draw:layer="layout" svg:width="0.072cm" svg:height="0.595cm" svg:x="4.7cm" svg:y="10.17cm" svg:viewBox="0 0 73 596" draw:points="73,0 0,0 0,0 0,596 0,596 73,596">
            <text:p/>
          </draw:polyline>
          <draw:polyline draw:style-name="gr74" draw:text-style-name="P14" draw:layer="layout" svg:width="0.072cm" svg:height="0.595cm" svg:x="5.227cm" svg:y="10.17cm" svg:viewBox="0 0 73 596" draw:points="0,0 73,0 73,0 73,596 73,596 0,596">
            <text:p/>
          </draw:polyline>
          <draw:custom-shape draw:style-name="gr80" draw:text-style-name="P25" draw:layer="layout" svg:width="0.1cm" svg:height="0.1cm" svg:x="4.8cm" svg:y="10.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81" draw:text-style-name="P27" draw:layer="layout" svg:width="0.1cm" svg:height="0.1cm" svg:x="5.098cm" svg:y="1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2" draw:layer="layout" svg:width="0.22cm" svg:height="0.22cm" svg:x="4.76cm" svg:y="1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43" draw:layer="layout" svg:width="0.1cm" svg:height="0.1cm" svg:x="5.098cm" svg:y="1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28" draw:layer="layout" svg:width="0.177cm" svg:height="0.18cm" svg:x="5.076cm" svg:y="10.2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9" draw:text-style-name="P28" draw:layer="layout" svg:width="0.177cm" svg:height="0.18cm" svg:x="4.777cm" svg:y="10.2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style-name="gr20">
          <draw:polyline draw:style-name="gr74" draw:text-style-name="P14" draw:layer="layout" svg:width="0.072cm" svg:height="0.595cm" svg:x="1.92cm" svg:y="10.15cm" svg:viewBox="0 0 73 596" draw:points="73,0 0,0 0,0 0,596 0,596 73,596">
            <text:p/>
          </draw:polyline>
          <draw:polyline draw:style-name="gr74" draw:text-style-name="P14" draw:layer="layout" svg:width="0.072cm" svg:height="0.595cm" svg:x="2.447cm" svg:y="10.15cm" svg:viewBox="0 0 73 596" draw:points="0,0 73,0 73,0 73,596 73,596 0,596">
            <text:p/>
          </draw:polyline>
          <draw:custom-shape draw:style-name="gr80" draw:text-style-name="P25" draw:layer="layout" svg:width="0.1cm" svg:height="0.1cm" svg:x="2.02cm" svg:y="10.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81" draw:text-style-name="P27" draw:layer="layout" svg:width="0.22cm" svg:height="0.22cm" svg:x="2.24cm" svg:y="1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2" draw:layer="layout" svg:width="0.1cm" svg:height="0.1cm" svg:x="2.02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43" draw:layer="layout" svg:width="0.1cm" svg:height="0.1cm" svg:x="2.318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28" draw:layer="layout" svg:width="0.177cm" svg:height="0.18cm" svg:x="1.994cm" svg:y="1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9" draw:text-style-name="P28" draw:layer="layout" svg:width="0.177cm" svg:height="0.18cm" svg:x="2.295cm" svg:y="1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frame draw:style-name="gr70" draw:text-style-name="P14" draw:layer="layout" svg:width="0.55cm" svg:height="0.55cm" svg:x="1.379cm" svg:y="11.45cm">
          <draw:image xlink:href="Pictures/10000001000002BC000002BC49983F23.png" xlink:type="simple" xlink:show="embed" xlink:actuate="onLoad" draw:mime-type="image/png">
            <text:p/>
          </draw:image>
        </draw:frame>
        <draw:frame draw:style-name="gr83" draw:text-style-name="P45" draw:layer="layout" svg:width="1.371cm" svg:height="0.569cm" svg:x="1.179cm" svg:y="11.631cm">
          <draw:text-box>
            <text:p text:style-name="P44"><text:span text:style-name="T12">Warm</text:span></text:p>
            <text:p text:style-name="P44"><text:span text:style-name="T12">summer</text:span></text:p>
          </draw:text-box>
        </draw:frame>
        <draw:path draw:style-name="gr84" draw:text-style-name="P14" draw:layer="layout" svg:width="0.696cm" svg:height="0.184cm" draw:transform="skewX (-0.290422787531856) rotate (1.11805791882757) translate (1.92565943929284cm 11.4688493888506cm)" svg:viewBox="0 0 697 185" svg:d="M0 185c465 0 697-185 697-185">
          <text:p/>
        </draw:path>
        <draw:frame draw:style-name="gr85" draw:text-style-name="P22" draw:layer="layout" svg:width="0.45cm" svg:height="0.45cm" svg:x="6.15cm" svg:y="10.982cm">
          <draw:image xlink:href="Pictures/10000001000002BC000002BCE88DDDE2.png" xlink:type="simple" xlink:show="embed" xlink:actuate="onLoad" draw:mime-type="image/png">
            <text:p/>
          </draw:image>
        </draw:frame>
        <draw:frame draw:style-name="gr86" draw:text-style-name="P47" draw:layer="layout" svg:width="1.371cm" svg:height="0.276cm" svg:x="4.879cm" svg:y="11.074cm">
          <draw:text-box>
            <text:p text:style-name="P46"><text:span text:style-name="T13">Constraints</text:span></text:p>
          </draw:text-box>
        </draw:frame>
        <draw:path draw:style-name="gr87" draw:text-style-name="P14" draw:layer="layout" svg:width="0.643cm" svg:height="0.122cm" draw:transform="skewX (-0.701098760526122) rotate (1.89944182494543) translate (5.66696672084055cm 11.1378608862356cm)" svg:viewBox="0 0 644 123" svg:d="M0 123c430 0 644-123 644-123">
          <text:p/>
        </draw:path>
        <draw:frame draw:style-name="gr88" draw:text-style-name="P48" draw:layer="layout" svg:width="1.231cm" svg:height="0.569cm" svg:x="8.45cm" svg:y="11.353cm">
          <draw:text-box>
            <text:p text:style-name="P44"><text:span text:style-name="T14">Cold</text:span></text:p>
            <text:p text:style-name="P44"><text:span text:style-name="T14">summers</text:span></text:p>
          </draw:text-box>
        </draw:frame>
        <draw:frame draw:style-name="gr70" draw:text-style-name="P14" draw:layer="layout" svg:width="0.55cm" svg:height="0.55cm" svg:x="8.6cm" svg:y="11.2cm">
          <draw:image xlink:href="Pictures/10000001000002BC000002BC6CAD9EEE.png" xlink:type="simple" xlink:show="embed" xlink:actuate="onLoad" draw:mime-type="image/png">
            <text:p/>
          </draw:image>
        </draw:frame>
        <draw:path draw:style-name="gr89" draw:text-style-name="P14" draw:layer="layout" svg:width="0.808cm" svg:height="0.425cm" draw:transform="skewX (0.263719249976343) rotate (-0.31415926535898) translate (7.92733531950481cm 10.862712294011cm)" svg:viewBox="0 0 809 426" svg:d="M809 426c-539 0-809-426-809-426">
          <text:p/>
        </draw:path>
        <draw:path draw:style-name="gr89" draw:text-style-name="P14" draw:layer="layout" svg:width="0.808cm" svg:height="0.425cm" draw:transform="skewX (-0.263195651200745) rotate (0.313461133658182) translate (9.58647215574921cm 11.1130445400002cm)" svg:viewBox="0 0 809 426" svg:d="M0 426c539 0 809-426 809-426">
          <text:p/>
        </draw:path>
      </draw:page>
      <draw:page draw:name="page5" draw:style-name="dp1" draw:master-page-name="Default">
        <draw:polyline draw:style-name="gr90" draw:text-style-name="P14" draw:layer="layout" svg:width="0.072cm" svg:height="0.799cm" svg:x="2cm" svg:y="1cm" svg:viewBox="0 0 73 800" draw:points="73,0 0,0 0,0 0,800 0,800 73,800">
          <text:p/>
        </draw:polyline>
        <draw:polyline draw:style-name="gr90" draw:text-style-name="P14" draw:layer="layout" svg:width="0.072cm" svg:height="0.799cm" svg:x="2.727cm" svg:y="1cm" svg:viewBox="0 0 73 800" draw:points="0,0 73,0 73,0 73,800 73,800 0,800">
          <text:p/>
        </draw:polyline>
        <draw:custom-shape draw:style-name="gr80" draw:text-style-name="P25" draw:layer="layout" svg:width="0.1cm" svg:height="0.1cm" svg:x="2.151cm" svg:y="1.15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1" draw:text-style-name="P27" draw:layer="layout" svg:width="0.25cm" svg:height="0.252cm" svg:x="2.474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42" draw:layer="layout" svg:width="0.1cm" svg:height="0.1cm" svg:x="2.151cm" svg:y="1.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3" draw:layer="layout" svg:width="0.1cm" svg:height="0.1cm" svg:x="2.549cm" svg:y="1.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90" draw:text-style-name="P14" draw:layer="layout" svg:width="0.072cm" svg:height="0.799cm" svg:x="2cm" svg:y="2cm" svg:viewBox="0 0 73 800" draw:points="73,0 0,0 0,0 0,800 0,800 73,800">
          <text:p/>
        </draw:polyline>
        <draw:polyline draw:style-name="gr90" draw:text-style-name="P14" draw:layer="layout" svg:width="0.072cm" svg:height="0.799cm" svg:x="2.727cm" svg:y="2cm" svg:viewBox="0 0 73 800" draw:points="0,0 73,0 73,0 73,800 73,800 0,800">
          <text:p/>
        </draw:polyline>
        <draw:g draw:style-name="gr20">
          <draw:custom-shape draw:style-name="gr93" draw:text-style-name="P25" draw:layer="layout" svg:width="0.25cm" svg:height="0.25cm" svg:x="2.076cm" svg:y="2.0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4" draw:text-style-name="P27" draw:layer="layout" svg:width="0.25cm" svg:height="0.252cm" svg:x="2.474cm" svg:y="2.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42" draw:layer="layout" svg:width="0.25cm" svg:height="0.252cm" svg:x="2.076cm" svg:y="2.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43" draw:layer="layout" svg:width="0.25cm" svg:height="0.252cm" svg:x="2.474cm" svg:y="2.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90" draw:text-style-name="P14" draw:layer="layout" svg:width="0.072cm" svg:height="0.799cm" svg:x="2cm" svg:y="3cm" svg:viewBox="0 0 73 800" draw:points="73,0 0,0 0,0 0,800 0,800 73,800">
          <text:p/>
        </draw:polyline>
        <draw:polyline draw:style-name="gr90" draw:text-style-name="P14" draw:layer="layout" svg:width="0.072cm" svg:height="0.799cm" svg:x="2.727cm" svg:y="3cm" svg:viewBox="0 0 73 800" draw:points="0,0 73,0 73,0 73,800 73,800 0,800">
          <text:p/>
        </draw:polyline>
        <draw:g draw:style-name="gr20">
          <draw:custom-shape draw:style-name="gr93" draw:text-style-name="P25" draw:layer="layout" svg:width="0.25cm" svg:height="0.25cm" svg:x="2.076cm" svg:y="3.0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4" draw:text-style-name="P27" draw:layer="layout" svg:width="0.25cm" svg:height="0.252cm" svg:x="2.474cm" svg:y="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42" draw:layer="layout" svg:width="0.25cm" svg:height="0.252cm" svg:x="2.076cm" svg:y="3.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43" draw:layer="layout" svg:width="0.25cm" svg:height="0.252cm" svg:x="2.474cm" svg:y="3.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90" draw:text-style-name="P14" draw:layer="layout" svg:width="0.072cm" svg:height="0.799cm" svg:x="2cm" svg:y="4cm" svg:viewBox="0 0 73 800" draw:points="73,0 0,0 0,0 0,800 0,800 73,800">
          <text:p/>
        </draw:polyline>
        <draw:polyline draw:style-name="gr90" draw:text-style-name="P14" draw:layer="layout" svg:width="0.072cm" svg:height="0.799cm" svg:x="2.727cm" svg:y="4cm" svg:viewBox="0 0 73 800" draw:points="0,0 73,0 73,0 73,800 73,800 0,800">
          <text:p/>
        </draw:polyline>
        <draw:g draw:style-name="gr20">
          <draw:custom-shape draw:style-name="gr93" draw:text-style-name="P25" draw:layer="layout" svg:width="0.25cm" svg:height="0.25cm" svg:x="2.076cm" svg:y="4.0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4" draw:text-style-name="P27" draw:layer="layout" svg:width="0.25cm" svg:height="0.252cm" svg:x="2.474cm" svg:y="4.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42" draw:layer="layout" svg:width="0.25cm" svg:height="0.252cm" svg:x="2.076cm" svg:y="4.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43" draw:layer="layout" svg:width="0.25cm" svg:height="0.252cm" svg:x="2.474cm" svg:y="4.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90" draw:text-style-name="P14" draw:layer="layout" svg:width="0.072cm" svg:height="0.595cm" svg:x="4cm" svg:y="1cm" svg:viewBox="0 0 73 596" draw:points="73,0 0,0 0,0 0,596 0,596 73,596">
          <text:p/>
        </draw:polyline>
        <draw:polyline draw:style-name="gr90" draw:text-style-name="P14" draw:layer="layout" svg:width="0.072cm" svg:height="0.595cm" svg:x="4.527cm" svg:y="1cm" svg:viewBox="0 0 73 596" draw:points="0,0 73,0 73,0 73,596 73,596 0,596">
          <text:p/>
        </draw:polyline>
        <draw:g draw:style-name="gr20">
          <draw:custom-shape draw:style-name="gr93" draw:text-style-name="P25" draw:layer="layout" svg:width="0.25cm" svg:height="0.25cm" svg:x="4.025cm" svg:y="1.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4" draw:text-style-name="P27" draw:layer="layout" svg:width="0.25cm" svg:height="0.252cm" svg:x="4.323cm" svg:y="1.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42" draw:layer="layout" svg:width="0.25cm" svg:height="0.252cm" svg:x="4.025cm" svg:y="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43" draw:layer="layout" svg:width="0.25cm" svg:height="0.252cm" svg:x="4.323cm" svg:y="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0">
          <draw:polyline draw:style-name="gr74" draw:text-style-name="P14" draw:layer="layout" svg:width="0.072cm" svg:height="0.595cm" svg:x="4cm" svg:y="2cm" svg:viewBox="0 0 73 596" draw:points="73,0 0,0 0,0 0,596 0,596 73,596">
            <text:p/>
          </draw:polyline>
          <draw:polyline draw:style-name="gr74" draw:text-style-name="P14" draw:layer="layout" svg:width="0.072cm" svg:height="0.595cm" svg:x="4.527cm" svg:y="2cm" svg:viewBox="0 0 73 596" draw:points="0,0 73,0 73,0 73,596 73,596 0,596">
            <text:p/>
          </draw:polyline>
          <draw:custom-shape draw:style-name="gr80" draw:text-style-name="P25" draw:layer="layout" svg:width="0.1cm" svg:height="0.1cm" svg:x="4.1cm" svg:y="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81" draw:text-style-name="P27" draw:layer="layout" svg:width="0.22cm" svg:height="0.22cm" svg:x="4.32cm" svg:y="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2" draw:layer="layout" svg:width="0.1cm" svg:height="0.1cm" svg:x="4.1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43" draw:layer="layout" svg:width="0.1cm" svg:height="0.1cm" svg:x="4.398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28" draw:layer="layout" svg:width="0.177cm" svg:height="0.18cm" svg:x="4.073cm" svg:y="2.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9" draw:text-style-name="P28" draw:layer="layout" svg:width="0.177cm" svg:height="0.18cm" svg:x="4.074cm" svg:y="2.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9" draw:text-style-name="P28" draw:layer="layout" svg:width="0.177cm" svg:height="0.18cm" svg:x="4.375cm" svg:y="2.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style-name="gr20">
          <draw:polyline draw:style-name="gr74" draw:text-style-name="P14" draw:layer="layout" svg:width="0.072cm" svg:height="0.595cm" svg:x="4cm" svg:y="3cm" svg:viewBox="0 0 73 596" draw:points="73,0 0,0 0,0 0,596 0,596 73,596">
            <text:p/>
          </draw:polyline>
          <draw:polyline draw:style-name="gr74" draw:text-style-name="P14" draw:layer="layout" svg:width="0.072cm" svg:height="0.595cm" svg:x="4.527cm" svg:y="3cm" svg:viewBox="0 0 73 596" draw:points="0,0 73,0 73,0 73,596 73,596 0,596">
            <text:p/>
          </draw:polyline>
          <draw:custom-shape draw:style-name="gr80" draw:text-style-name="P25" draw:layer="layout" svg:width="0.1cm" svg:height="0.1cm" svg:x="4.1cm" svg:y="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81" draw:text-style-name="P27" draw:layer="layout" svg:width="0.1cm" svg:height="0.1cm" svg:x="4.39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2" draw:layer="layout" svg:width="0.22cm" svg:height="0.22cm" svg:x="4.06cm" svg:y="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43" draw:layer="layout" svg:width="0.1cm" svg:height="0.1cm" svg:x="4.398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28" draw:layer="layout" svg:width="0.177cm" svg:height="0.18cm" svg:x="4.376cm" svg:y="3.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9" draw:text-style-name="P28" draw:layer="layout" svg:width="0.177cm" svg:height="0.18cm" svg:x="4.077cm" svg:y="3.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9" draw:text-style-name="P28" draw:layer="layout" svg:width="0.177cm" svg:height="0.18cm" svg:x="4.378cm" svg:y="3.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style-name="gr20">
          <draw:polyline draw:style-name="gr74" draw:text-style-name="P14" draw:layer="layout" svg:width="0.072cm" svg:height="0.595cm" svg:x="4cm" svg:y="4cm" svg:viewBox="0 0 73 596" draw:points="73,0 0,0 0,0 0,596 0,596 73,596">
            <text:p/>
          </draw:polyline>
          <draw:polyline draw:style-name="gr74" draw:text-style-name="P14" draw:layer="layout" svg:width="0.072cm" svg:height="0.595cm" svg:x="4.527cm" svg:y="4cm" svg:viewBox="0 0 73 596" draw:points="0,0 73,0 73,0 73,596 73,596 0,596">
            <text:p/>
          </draw:polyline>
          <draw:custom-shape draw:style-name="gr75" draw:text-style-name="P25" draw:layer="layout" svg:width="0.22cm" svg:height="0.22cm" svg:x="4.06cm" svg:y="4.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6" draw:text-style-name="P27" draw:layer="layout" svg:width="0.1cm" svg:height="0.1cm" svg:x="4.398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42" draw:layer="layout" svg:width="0.1cm" svg:height="0.1cm" svg:x="4.1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43" draw:layer="layout" svg:width="0.1cm" svg:height="0.1cm" svg:x="4.39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28" draw:layer="layout" svg:width="0.177cm" svg:height="0.18cm" svg:x="4.377cm" svg:y="4.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9" draw:text-style-name="P28" draw:layer="layout" svg:width="0.177cm" svg:height="0.18cm" svg:x="4.379cm" svg:y="4.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9" draw:text-style-name="P28" draw:layer="layout" svg:width="0.177cm" svg:height="0.18cm" svg:x="4.08cm" svg:y="4.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Helvetica" svg:font-family="Helvetica"/>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74" draw:display-name="Gradient 174" draw:style="linear" draw:start-color="#b8d2b8" draw:end-color="#e4abab" draw:start-intensity="100%" draw:end-intensity="100%" draw:angle="30deg" draw:border="0%">
      <loext:gradient-stop svg:offset="0" loext:color-type="rgb" loext:color-value="#b8d2b8"/>
      <loext:gradient-stop svg:offset="1" loext:color-type="rgb" loext:color-value="#e4abab"/>
    </draw:gradient>
    <draw:gradient draw:name="Gradient_20_177" draw:display-name="Gradient 177" draw:style="linear" draw:start-color="#e4abab" draw:end-color="#b8d2b8" draw:start-intensity="100%" draw:end-intensity="100%" draw:angle="30deg" draw:border="0%">
      <loext:gradient-stop svg:offset="0" loext:color-type="rgb" loext:color-value="#e4abab"/>
      <loext:gradient-stop svg:offset="1" loext:color-type="rgb" loext:color-value="#b8d2b8"/>
    </draw:gradient>
    <draw:gradient draw:name="Gradient_20_186" draw:display-name="Gradient 186" draw:style="linear" draw:start-color="#e4abab" draw:end-color="#b8d2b8" draw:start-intensity="100%" draw:end-intensity="100%" draw:angle="345deg" draw:border="0%">
      <loext:gradient-stop svg:offset="0" loext:color-type="rgb" loext:color-value="#e4abab"/>
      <loext:gradient-stop svg:offset="1" loext:color-type="rgb" loext:color-value="#b8d2b8"/>
    </draw:gradient>
    <draw:gradient draw:name="Gradient_20_193" draw:display-name="Gradient 193" draw:style="linear" draw:start-color="#e4abab" draw:end-color="#b8d2b8" draw:start-intensity="100%" draw:end-intensity="100%" draw:angle="340deg" draw:border="0%">
      <loext:gradient-stop svg:offset="0" loext:color-type="rgb" loext:color-value="#e4abab"/>
      <loext:gradient-stop svg:offset="1" loext:color-type="rgb" loext:color-value="#b8d2b8"/>
    </draw:gradient>
    <draw:gradient draw:name="Gradient_20_200" draw:display-name="Gradient 200" draw:style="linear" draw:start-color="#b8d2b8" draw:end-color="#e4abab" draw:start-intensity="100%" draw:end-intensity="100%" draw:angle="90deg" draw:border="0%">
      <loext:gradient-stop svg:offset="0" loext:color-type="rgb" loext:color-value="#b8d2b8"/>
      <loext:gradient-stop svg:offset="1" loext:color-type="rgb" loext:color-value="#e4abab"/>
    </draw:gradient>
    <draw:gradient draw:name="Gradient_20_203" draw:display-name="Gradient 203" draw:style="linear" draw:start-color="#e4abab" draw:end-color="#b8d2b8" draw:start-intensity="100%" draw:end-intensity="100%" draw:angle="90deg" draw:border="0%">
      <loext:gradient-stop svg:offset="0" loext:color-type="rgb" loext:color-value="#e4abab"/>
      <loext:gradient-stop svg:offset="1" loext:color-type="rgb" loext:color-value="#b8d2b8"/>
    </draw:gradient>
    <draw:gradient draw:name="Gradient_20_206" draw:display-name="Gradient 206" draw:style="linear" draw:start-color="#e4abab" draw:end-color="#b8d2b8" draw:start-intensity="100%" draw:end-intensity="100%" draw:angle="24deg" draw:border="0%">
      <loext:gradient-stop svg:offset="0" loext:color-type="rgb" loext:color-value="#e4abab"/>
      <loext:gradient-stop svg:offset="1" loext:color-type="rgb" loext:color-value="#b8d2b8"/>
    </draw:gradient>
    <draw:gradient draw:name="Gradient_20_207" draw:display-name="Gradient 207" draw:style="axial" draw:start-color="#b8d2b8" draw:end-color="#b8d2b8" draw:start-intensity="100%" draw:end-intensity="100%" draw:angle="24deg" draw:border="0%">
      <loext:gradient-stop svg:offset="1" loext:color-type="rgb" loext:color-value="#b8d2b8"/>
    </draw:gradient>
    <draw:gradient draw:name="Gradient_20_208" draw:display-name="Gradient 208" draw:style="linear" draw:start-color="#b8d2b8" draw:end-color="#e4abab" draw:start-intensity="100%" draw:end-intensity="100%" draw:angle="24deg" draw:border="0%">
      <loext:gradient-stop svg:offset="0" loext:color-type="rgb" loext:color-value="#b8d2b8"/>
      <loext:gradient-stop svg:offset="1" loext:color-type="rgb" loext:color-value="#e4abab"/>
    </draw:gradient>
    <draw:gradient draw:name="Gradient_20_210" draw:display-name="Gradient 210" draw:style="linear" draw:start-color="#e4abab" draw:end-color="#b8d2b8" draw:start-intensity="100%" draw:end-intensity="100%" draw:angle="24deg" draw:border="0%">
      <loext:gradient-stop svg:offset="0" loext:color-type="rgb" loext:color-value="#e4abab"/>
      <loext:gradient-stop svg:offset="1" loext:color-type="rgb" loext:color-value="#b8d2b8"/>
    </draw:gradient>
    <draw:gradient draw:name="Gradient_20_211" draw:display-name="Gradient 211" draw:style="axial" draw:start-color="#e4abab" draw:end-color="#e4abab" draw:start-intensity="100%" draw:end-intensity="100%" draw:angle="90deg" draw:border="0%">
      <loext:gradient-stop svg:offset="1" loext:color-type="rgb" loext:color-value="#e4abab"/>
    </draw:gradient>
    <draw:gradient draw:name="Gradient_20_212" draw:display-name="Gradient 212" draw:style="linear" draw:start-color="#e4abab" draw:end-color="#b8d2b8" draw:start-intensity="100%" draw:end-intensity="100%" draw:angle="90deg" draw:border="0%">
      <loext:gradient-stop svg:offset="0" loext:color-type="rgb" loext:color-value="#e4abab"/>
      <loext:gradient-stop svg:offset="1" loext:color-type="rgb" loext:color-value="#b8d2b8"/>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112" draw:display-name="Transparency 112" draw:style="axial" draw:start="70%" draw:end="0%" draw:angle="0deg" draw:border="0%">
      <loext:opacity-stop svg:offset="0" svg:stop-opacity="0.7"/>
      <loext:opacity-stop svg:offset="1" svg:stop-opacity="0"/>
    </draw:opacity>
    <draw:marker draw:name="Arrow" svg:viewBox="0 0 20 30" svg:d="M10 0l-10 30h20z"/>
    <draw:marker draw:name="Arrowheads_20_3" draw:display-name="Arrowheads 3" svg:viewBox="0 0 1013 1130" svg:d="M1009 1050l-449-1008-22-30-29-12-34 12-21 26-449 1012-5 13v8l5 21 12 21 17 13 21 4h903l21-4 21-13 9-21 4-21v-8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ash_20_Dot_20_6" draw:display-name="Dash Dot 6" draw:style="rect" draw:dots1="1" draw:dots1-length="0.158cm" draw:distance="0.158cm"/>
    <draw:stroke-dash draw:name="Dot_20__28_Rounded_29_" draw:display-name="Dot (Rounded)" draw:style="round" draw:dots1="1" draw:dots1-length="1%" draw:distance="1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3cm" fo:page-height="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2T15:07:29.035850129</meta:creation-date>
    <dc:date>2026-03-13T11:15:06.934920305</dc:date>
    <meta:editing-duration>PT1H44M11S</meta:editing-duration>
    <meta:editing-cycles>14</meta:editing-cycles>
    <meta:generator>LibreOffice/25.8.4.2$Linux_X86_64 LibreOffice_project/580$Build-2</meta:generator>
    <meta:print-date>2026-03-12T15:50:41.131347023</meta:print-date>
    <meta:printed-by>PDF files</meta:printed-by>
    <meta:document-statistic meta:object-count="910"/>
  </office:meta>
</office:document-meta>
</file>